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13mm"/>
    </style:style>
    <style:style style:name="co2" style:family="table-column">
      <style:table-column-properties fo:break-before="auto" style:column-width="24.17mm"/>
    </style:style>
    <style:style style:name="co3" style:family="table-column">
      <style:table-column-properties fo:break-before="auto" style:column-width="25.15mm"/>
    </style:style>
    <style:style style:name="co4" style:family="table-column">
      <style:table-column-properties fo:break-before="auto" style:column-width="23.51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1.42mm"/>
    </style:style>
    <style:style style:name="co8" style:family="table-column">
      <style:table-column-properties fo:break-before="auto" style:column-width="26.1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2.08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13.3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LE_20_oocyte_20_data">
      <style:table-properties table:display="true" style:writing-mode="lr-tb"/>
    </style:style>
    <style:style style:name="ta2" style:family="table" style:master-page-name="PageStyle_5f_LE_20_pup_20_data">
      <style:table-properties table:display="true" style:writing-mode="lr-tb"/>
    </style:style>
    <style:style style:name="ta3" style:family="table" style:master-page-name="PageStyle_5f_HB_20_oocyte_20_data">
      <style:table-properties table:display="true" style:writing-mode="lr-tb"/>
    </style:style>
    <style:style style:name="ta4" style:family="table" style:master-page-name="PageStyle_5f_HB_20_pup_20_data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transparent" style:rotation-align="none"/>
    </style:style>
    <style:style style:name="ce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 oocyte 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40" table:default-cell-style-name="Default"/>
        <table:table-column table:style-name="co5" table:number-columns-repeated="89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formula="of:=[.B9]" office:value-type="string" office:string-value="LE A624 pup 1" calcext:value-type="string">
            <text:p>LE A624 pup 1</text:p>
          </table:table-cell>
          <table:table-cell table:formula="of:=[.C9]" office:value-type="string" office:string-value="LE A624 pup 2 " calcext:value-type="string">
            <text:p>LE A624 pup 2 </text:p>
          </table:table-cell>
          <table:table-cell table:formula="of:=[.D9]" office:value-type="string" office:string-value="LE A624 pup 3 " calcext:value-type="string">
            <text:p>LE A624 pup 3 </text:p>
          </table:table-cell>
          <table:table-cell table:formula="of:=[.E9]" office:value-type="string" office:string-value="LE A620 " calcext:value-type="string">
            <text:p>LE A620 </text:p>
          </table:table-cell>
          <table:table-cell table:formula="of:=[.F9]" office:value-type="string" office:string-value="LE A622 " calcext:value-type="string">
            <text:p>LE A622 </text:p>
          </table:table-cell>
          <table:table-cell table:formula="of:=[.G9]" office:value-type="string" office:string-value="LE A226" calcext:value-type="string">
            <text:p>LE A226</text:p>
          </table:table-cell>
          <table:table-cell table:formula="of:=[.H9]" office:value-type="string" office:string-value="LE A223" calcext:value-type="string">
            <text:p>LE A223</text:p>
          </table:table-cell>
          <table:table-cell table:formula="of:=[.I9]" office:value-type="string" office:string-value="LE A224 " calcext:value-type="string">
            <text:p>LE A224 </text:p>
          </table:table-cell>
          <table:table-cell table:formula="of:=[.J9]" office:value-type="string" office:string-value="LE A206" calcext:value-type="string">
            <text:p>LE A206</text:p>
          </table:table-cell>
          <table:table-cell table:formula="of:=[.K9]" office:value-type="string" office:string-value="LE A382" calcext:value-type="string">
            <text:p>LE A382</text:p>
          </table:table-cell>
          <table:table-cell table:formula="of:=[.L9]" office:value-type="string" office:string-value="LE A280" calcext:value-type="string">
            <text:p>LE A280</text:p>
          </table:table-cell>
          <table:table-cell table:formula="of:=[.M9]" office:value-type="string" office:string-value="LE A154 " calcext:value-type="string">
            <text:p>LE A154 </text:p>
          </table:table-cell>
          <table:table-cell table:formula="of:=[.N9]" office:value-type="string" office:string-value="LE A155 " calcext:value-type="string">
            <text:p>LE A155 </text:p>
          </table:table-cell>
          <table:table-cell table:formula="of:=[.O9]" office:value-type="string" office:string-value="LE A150 " calcext:value-type="string">
            <text:p>LE A150 </text:p>
          </table:table-cell>
          <table:table-cell table:formula="of:=[.P9]" office:value-type="string" office:string-value="LE A111 " calcext:value-type="string">
            <text:p>LE A111 </text:p>
          </table:table-cell>
          <table:table-cell table:formula="of:=[.Q9]" office:value-type="string" office:string-value="LE A75" calcext:value-type="string">
            <text:p>LE A75</text:p>
          </table:table-cell>
          <table:table-cell table:formula="of:=[.R9]" office:value-type="string" office:string-value="LE A754 " calcext:value-type="string">
            <text:p>LE A754 </text:p>
          </table:table-cell>
          <table:table-cell table:formula="of:=[.S9]" office:value-type="string" office:string-value="LE A761" calcext:value-type="string">
            <text:p>LE A761</text:p>
          </table:table-cell>
          <table:table-cell table:formula="of:=[.T9]" office:value-type="string" office:string-value="LE A762" calcext:value-type="string">
            <text:p>LE A762</text:p>
          </table:table-cell>
          <table:table-cell table:formula="of:=[.U9]" office:value-type="string" office:string-value="LE A795" calcext:value-type="string">
            <text:p>LE A795</text:p>
          </table:table-cell>
          <table:table-cell table:formula="of:=[.V9]" office:value-type="string" office:string-value="LE A842" calcext:value-type="string">
            <text:p>LE A842</text:p>
          </table:table-cell>
          <table:table-cell table:formula="of:=[.W9]" office:value-type="string" office:string-value="LE A839" calcext:value-type="string">
            <text:p>LE A839</text:p>
          </table:table-cell>
          <table:table-cell table:formula="of:=[.X9]" office:value-type="string" office:string-value="LE A924" calcext:value-type="string">
            <text:p>LE A924</text:p>
          </table:table-cell>
          <table:table-cell table:formula="of:=[.Y9]" office:value-type="string" office:string-value="LE A974" calcext:value-type="string">
            <text:p>LE A974</text:p>
          </table:table-cell>
          <table:table-cell table:formula="of:=[.Z9]" office:value-type="string" office:string-value="LE A934 " calcext:value-type="string">
            <text:p>LE A934 </text:p>
          </table:table-cell>
          <table:table-cell table:formula="of:=[.AA9]" office:value-type="string" office:string-value="LE B473 " calcext:value-type="string">
            <text:p>LE B473 </text:p>
          </table:table-cell>
          <table:table-cell table:formula="of:=[.AB9]" office:value-type="string" office:string-value="LE B474" calcext:value-type="string">
            <text:p>LE B474</text:p>
          </table:table-cell>
          <table:table-cell table:formula="of:=[.AC9]" office:value-type="string" office:string-value="LE B521" calcext:value-type="string">
            <text:p>LE B521</text:p>
          </table:table-cell>
          <table:table-cell table:formula="of:=[.AD9]" office:value-type="string" office:string-value="LE B522" calcext:value-type="string">
            <text:p>LE B522</text:p>
          </table:table-cell>
          <table:table-cell table:formula="of:=[.AE9]" office:value-type="string" office:string-value="LE B026" calcext:value-type="string">
            <text:p>LE B026</text:p>
          </table:table-cell>
          <table:table-cell table:formula="of:=[.AF9]" office:value-type="string" office:string-value="LE B028 " calcext:value-type="string">
            <text:p>LE B028 </text:p>
          </table:table-cell>
          <table:table-cell table:formula="of:=[.AG9]" office:value-type="string" office:string-value="LE A975" calcext:value-type="string">
            <text:p>LE A975</text:p>
          </table:table-cell>
          <table:table-cell table:formula="of:=[.AH9]" office:value-type="string" office:string-value="LE B086" calcext:value-type="string">
            <text:p>LE B086</text:p>
          </table:table-cell>
          <table:table-cell table:formula="of:=[.AI9]" office:value-type="string" office:string-value="LE B554 " calcext:value-type="string">
            <text:p>LE B554 </text:p>
          </table:table-cell>
          <table:table-cell table:formula="of:=[.AJ9]" office:value-type="string" office:string-value="LE B085 " calcext:value-type="string">
            <text:p>LE B085 </text:p>
          </table:table-cell>
          <table:table-cell table:formula="of:=[.AK9]" office:value-type="string" office:string-value="LE B087 " calcext:value-type="string">
            <text:p>LE B087 </text:p>
          </table:table-cell>
          <table:table-cell table:formula="of:=[.AL9]" office:value-type="string" office:string-value="LE B553 " calcext:value-type="string">
            <text:p>LE B553 </text:p>
          </table:table-cell>
          <table:table-cell table:formula="of:=[.AM9]" office:value-type="string" office:string-value="LE A887 " calcext:value-type="string">
            <text:p>LE A887 </text:p>
          </table:table-cell>
          <table:table-cell table:formula="of:=[.AN9]" office:value-type="string" office:string-value="LE A888 " calcext:value-type="string">
            <text:p>LE A888 </text:p>
          </table:table-cell>
          <table:table-cell table:formula="of:=[.AO9]" office:value-type="string" office:string-value="LE A889 " calcext:value-type="string">
            <text:p>LE A889 </text:p>
          </table:table-cell>
          <table:table-cell table:formula="of:=[.AP9]" office:value-type="string" office:string-value="LE B135 " calcext:value-type="string">
            <text:p>LE B135 </text:p>
          </table:table-cell>
          <table:table-cell table:formula="of:=[.AQ9]" office:value-type="string" office:string-value="LE B301 " calcext:value-type="string">
            <text:p>LE B301 </text:p>
          </table:table-cell>
          <table:table-cell table:formula="of:=[.AR9]" office:value-type="string" office:string-value="LE B555 " calcext:value-type="string">
            <text:p>LE B555 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Age / days after birth</text:p>
          </table:table-cell>
          <table:table-cell table:formula="of:=[.B11]" office:value-type="float" office:value="3" calcext:value-type="float">
            <text:p>3</text:p>
          </table:table-cell>
          <table:table-cell table:formula="of:=[.C11]" office:value-type="float" office:value="3" calcext:value-type="float">
            <text:p>3</text:p>
          </table:table-cell>
          <table:table-cell table:formula="of:=[.D11]" office:value-type="float" office:value="3" calcext:value-type="float">
            <text:p>3</text:p>
          </table:table-cell>
          <table:table-cell table:formula="of:=[.E11]" office:value-type="float" office:value="45" calcext:value-type="float">
            <text:p>45</text:p>
          </table:table-cell>
          <table:table-cell table:formula="of:=[.F11]" office:value-type="float" office:value="45" calcext:value-type="float">
            <text:p>45</text:p>
          </table:table-cell>
          <table:table-cell table:formula="of:=[.G11]" office:value-type="float" office:value="104" calcext:value-type="float">
            <text:p>104</text:p>
          </table:table-cell>
          <table:table-cell table:formula="of:=[.H11]" office:value-type="float" office:value="104" calcext:value-type="float">
            <text:p>104</text:p>
          </table:table-cell>
          <table:table-cell table:formula="of:=[.I11]" office:value-type="float" office:value="104" calcext:value-type="float">
            <text:p>104</text:p>
          </table:table-cell>
          <table:table-cell table:formula="of:=[.J11]" office:value-type="float" office:value="128" calcext:value-type="float">
            <text:p>128</text:p>
          </table:table-cell>
          <table:table-cell table:formula="of:=[.K11]" office:value-type="float" office:value="136" calcext:value-type="float">
            <text:p>136</text:p>
          </table:table-cell>
          <table:table-cell table:formula="of:=[.L11]" office:value-type="float" office:value="160" calcext:value-type="float">
            <text:p>160</text:p>
          </table:table-cell>
          <table:table-cell table:formula="of:=[.M11]" office:value-type="float" office:value="212" calcext:value-type="float">
            <text:p>212</text:p>
          </table:table-cell>
          <table:table-cell table:formula="of:=[.N11]" office:value-type="float" office:value="212" calcext:value-type="float">
            <text:p>212</text:p>
          </table:table-cell>
          <table:table-cell table:formula="of:=[.O11]" office:value-type="float" office:value="260" calcext:value-type="float">
            <text:p>260</text:p>
          </table:table-cell>
          <table:table-cell table:formula="of:=[.P11]" office:value-type="float" office:value="388" calcext:value-type="float">
            <text:p>388</text:p>
          </table:table-cell>
          <table:table-cell table:formula="of:=[.Q11]" office:value-type="float" office:value="219" calcext:value-type="float">
            <text:p>219</text:p>
          </table:table-cell>
          <table:table-cell table:formula="of:=[.R11]" office:value-type="float" office:value="219" calcext:value-type="float">
            <text:p>219</text:p>
          </table:table-cell>
          <table:table-cell table:formula="of:=[.S11]" office:value-type="float" office:value="353" calcext:value-type="float">
            <text:p>353</text:p>
          </table:table-cell>
          <table:table-cell table:formula="of:=[.T11]" office:value-type="float" office:value="353" calcext:value-type="float">
            <text:p>353</text:p>
          </table:table-cell>
          <table:table-cell table:formula="of:=[.U11]" office:value-type="float" office:value="132" calcext:value-type="float">
            <text:p>132</text:p>
          </table:table-cell>
          <table:table-cell table:formula="of:=[.V11]" office:value-type="float" office:value="102" calcext:value-type="float">
            <text:p>102</text:p>
          </table:table-cell>
          <table:table-cell table:formula="of:=[.W11]" office:value-type="float" office:value="40" calcext:value-type="float">
            <text:p>40</text:p>
          </table:table-cell>
          <table:table-cell table:formula="of:=[.X11]" office:value-type="float" office:value="255" calcext:value-type="float">
            <text:p>255</text:p>
          </table:table-cell>
          <table:table-cell table:formula="of:=[.Y11]" office:value-type="float" office:value="227" calcext:value-type="float">
            <text:p>227</text:p>
          </table:table-cell>
          <table:table-cell table:formula="of:=[.Z11]" office:value-type="float" office:value="65" calcext:value-type="float">
            <text:p>65</text:p>
          </table:table-cell>
          <table:table-cell table:formula="of:=[.AA11]" office:value-type="float" office:value="68" calcext:value-type="float">
            <text:p>68</text:p>
          </table:table-cell>
          <table:table-cell table:formula="of:=[.AB11]" office:value-type="float" office:value="68" calcext:value-type="float">
            <text:p>68</text:p>
          </table:table-cell>
          <table:table-cell table:formula="of:=[.AC11]" office:value-type="float" office:value="32" calcext:value-type="float">
            <text:p>32</text:p>
          </table:table-cell>
          <table:table-cell table:formula="of:=[.AD11]" office:value-type="float" office:value="32" calcext:value-type="float">
            <text:p>32</text:p>
          </table:table-cell>
          <table:table-cell table:formula="of:=[.AE11]" office:value-type="float" office:value="33" calcext:value-type="float">
            <text:p>33</text:p>
          </table:table-cell>
          <table:table-cell table:formula="of:=[.AF11]" office:value-type="float" office:value="33" calcext:value-type="float">
            <text:p>33</text:p>
          </table:table-cell>
          <table:table-cell table:formula="of:=[.AG11]" office:value-type="float" office:value="52" calcext:value-type="float">
            <text:p>52</text:p>
          </table:table-cell>
          <table:table-cell table:formula="of:=[.AH11]" office:value-type="float" office:value="210" calcext:value-type="float">
            <text:p>210</text:p>
          </table:table-cell>
          <table:table-cell table:formula="of:=[.AI11]" office:value-type="float" office:value="46" calcext:value-type="float">
            <text:p>46</text:p>
          </table:table-cell>
          <table:table-cell table:formula="of:=[.AJ11]" office:value-type="float" office:value="210" calcext:value-type="float">
            <text:p>210</text:p>
          </table:table-cell>
          <table:table-cell table:formula="of:=[.AK11]" office:value-type="float" office:value="210" calcext:value-type="float">
            <text:p>210</text:p>
          </table:table-cell>
          <table:table-cell table:formula="of:=[.AL11]" office:value-type="float" office:value="46" calcext:value-type="float">
            <text:p>46</text:p>
          </table:table-cell>
          <table:table-cell table:formula="of:=[.AM11]" office:value-type="float" office:value="79" calcext:value-type="float">
            <text:p>79</text:p>
          </table:table-cell>
          <table:table-cell table:formula="of:=[.AN11]" office:value-type="float" office:value="79" calcext:value-type="float">
            <text:p>79</text:p>
          </table:table-cell>
          <table:table-cell table:formula="of:=[.AO11]" office:value-type="float" office:value="79" calcext:value-type="float">
            <text:p>79</text:p>
          </table:table-cell>
          <table:table-cell table:formula="of:=[.AP11]" office:value-type="float" office:value="226" calcext:value-type="float">
            <text:p>226</text:p>
          </table:table-cell>
          <table:table-cell table:formula="of:=[.AQ11]" office:value-type="float" office:value="200" calcext:value-type="float">
            <text:p>200</text:p>
          </table:table-cell>
          <table:table-cell table:formula="of:=[.AR11]" office:value-type="float" office:value="82" calcext:value-type="float">
            <text:p>82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Age / dpc</text:p>
          </table:table-cell>
          <table:table-cell table:formula="of:=[.B2]+21" office:value-type="float" office:value="24" calcext:value-type="float">
            <text:p>24</text:p>
          </table:table-cell>
          <table:table-cell table:formula="of:=[.C2]+21" office:value-type="float" office:value="24" calcext:value-type="float">
            <text:p>24</text:p>
          </table:table-cell>
          <table:table-cell table:formula="of:=[.D2]+21" office:value-type="float" office:value="24" calcext:value-type="float">
            <text:p>24</text:p>
          </table:table-cell>
          <table:table-cell table:formula="of:=[.E2]+21" office:value-type="float" office:value="66" calcext:value-type="float">
            <text:p>66</text:p>
          </table:table-cell>
          <table:table-cell table:formula="of:=[.F2]+21" office:value-type="float" office:value="66" calcext:value-type="float">
            <text:p>66</text:p>
          </table:table-cell>
          <table:table-cell table:formula="of:=[.G2]+21" office:value-type="float" office:value="125" calcext:value-type="float">
            <text:p>125</text:p>
          </table:table-cell>
          <table:table-cell table:formula="of:=[.H2]+21" office:value-type="float" office:value="125" calcext:value-type="float">
            <text:p>125</text:p>
          </table:table-cell>
          <table:table-cell table:formula="of:=[.I2]+21" office:value-type="float" office:value="125" calcext:value-type="float">
            <text:p>125</text:p>
          </table:table-cell>
          <table:table-cell table:formula="of:=[.J2]+21" office:value-type="float" office:value="149" calcext:value-type="float">
            <text:p>149</text:p>
          </table:table-cell>
          <table:table-cell table:formula="of:=[.K2]+21" office:value-type="float" office:value="157" calcext:value-type="float">
            <text:p>157</text:p>
          </table:table-cell>
          <table:table-cell table:formula="of:=[.L2]+21" office:value-type="float" office:value="181" calcext:value-type="float">
            <text:p>181</text:p>
          </table:table-cell>
          <table:table-cell table:formula="of:=[.M2]+21" office:value-type="float" office:value="233" calcext:value-type="float">
            <text:p>233</text:p>
          </table:table-cell>
          <table:table-cell table:formula="of:=[.N2]+21" office:value-type="float" office:value="233" calcext:value-type="float">
            <text:p>233</text:p>
          </table:table-cell>
          <table:table-cell table:formula="of:=[.O2]+21" office:value-type="float" office:value="281" calcext:value-type="float">
            <text:p>281</text:p>
          </table:table-cell>
          <table:table-cell table:formula="of:=[.P2]+21" office:value-type="float" office:value="409" calcext:value-type="float">
            <text:p>409</text:p>
          </table:table-cell>
          <table:table-cell table:formula="of:=[.Q2]+21" office:value-type="float" office:value="240" calcext:value-type="float">
            <text:p>240</text:p>
          </table:table-cell>
          <table:table-cell table:formula="of:=[.R2]+21" office:value-type="float" office:value="240" calcext:value-type="float">
            <text:p>240</text:p>
          </table:table-cell>
          <table:table-cell table:formula="of:=[.S2]+21" office:value-type="float" office:value="374" calcext:value-type="float">
            <text:p>374</text:p>
          </table:table-cell>
          <table:table-cell table:formula="of:=[.T2]+21" office:value-type="float" office:value="374" calcext:value-type="float">
            <text:p>374</text:p>
          </table:table-cell>
          <table:table-cell table:formula="of:=[.U2]+21" office:value-type="float" office:value="153" calcext:value-type="float">
            <text:p>153</text:p>
          </table:table-cell>
          <table:table-cell table:formula="of:=[.V2]+21" office:value-type="float" office:value="123" calcext:value-type="float">
            <text:p>123</text:p>
          </table:table-cell>
          <table:table-cell table:formula="of:=[.W2]+21" office:value-type="float" office:value="61" calcext:value-type="float">
            <text:p>61</text:p>
          </table:table-cell>
          <table:table-cell table:formula="of:=[.X2]+21" office:value-type="float" office:value="276" calcext:value-type="float">
            <text:p>276</text:p>
          </table:table-cell>
          <table:table-cell table:formula="of:=[.Y2]+21" office:value-type="float" office:value="248" calcext:value-type="float">
            <text:p>248</text:p>
          </table:table-cell>
          <table:table-cell table:formula="of:=[.Z2]+21" office:value-type="float" office:value="86" calcext:value-type="float">
            <text:p>86</text:p>
          </table:table-cell>
          <table:table-cell table:formula="of:=[.AA2]+21" office:value-type="float" office:value="89" calcext:value-type="float">
            <text:p>89</text:p>
          </table:table-cell>
          <table:table-cell table:formula="of:=[.AB2]+21" office:value-type="float" office:value="89" calcext:value-type="float">
            <text:p>89</text:p>
          </table:table-cell>
          <table:table-cell table:formula="of:=[.AC2]+21" office:value-type="float" office:value="53" calcext:value-type="float">
            <text:p>53</text:p>
          </table:table-cell>
          <table:table-cell table:formula="of:=[.AD2]+21" office:value-type="float" office:value="53" calcext:value-type="float">
            <text:p>53</text:p>
          </table:table-cell>
          <table:table-cell table:formula="of:=[.AE2]+21" office:value-type="float" office:value="54" calcext:value-type="float">
            <text:p>54</text:p>
          </table:table-cell>
          <table:table-cell table:formula="of:=[.AF2]+21" office:value-type="float" office:value="54" calcext:value-type="float">
            <text:p>54</text:p>
          </table:table-cell>
          <table:table-cell table:formula="of:=[.AG2]+21" office:value-type="float" office:value="73" calcext:value-type="float">
            <text:p>73</text:p>
          </table:table-cell>
          <table:table-cell table:formula="of:=[.AH2]+21" office:value-type="float" office:value="231" calcext:value-type="float">
            <text:p>231</text:p>
          </table:table-cell>
          <table:table-cell table:formula="of:=[.AI2]+21" office:value-type="float" office:value="67" calcext:value-type="float">
            <text:p>67</text:p>
          </table:table-cell>
          <table:table-cell table:formula="of:=[.AJ2]+21" office:value-type="float" office:value="231" calcext:value-type="float">
            <text:p>231</text:p>
          </table:table-cell>
          <table:table-cell table:formula="of:=[.AK2]+21" office:value-type="float" office:value="231" calcext:value-type="float">
            <text:p>231</text:p>
          </table:table-cell>
          <table:table-cell table:formula="of:=[.AL2]+21" office:value-type="float" office:value="67" calcext:value-type="float">
            <text:p>67</text:p>
          </table:table-cell>
          <table:table-cell table:formula="of:=[.AM2]+21" office:value-type="float" office:value="100" calcext:value-type="float">
            <text:p>100</text:p>
          </table:table-cell>
          <table:table-cell table:formula="of:=[.AN2]+21" office:value-type="float" office:value="100" calcext:value-type="float">
            <text:p>100</text:p>
          </table:table-cell>
          <table:table-cell table:formula="of:=[.AO2]+21" office:value-type="float" office:value="100" calcext:value-type="float">
            <text:p>100</text:p>
          </table:table-cell>
          <table:table-cell table:formula="of:=[.AP2]+21" office:value-type="float" office:value="247" calcext:value-type="float">
            <text:p>247</text:p>
          </table:table-cell>
          <table:table-cell table:formula="of:=[.AQ2]+21" office:value-type="float" office:value="221" calcext:value-type="float">
            <text:p>221</text:p>
          </table:table-cell>
          <table:table-cell table:formula="of:=[.AR2]+21" office:value-type="float" office:value="103" calcext:value-type="float">
            <text:p>103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E(h)</text:p>
          </table:table-cell>
          <table:table-cell table:formula="of:=AVERAGE([.B12:.B65])/100" office:value-type="float" office:value="0.504895416793305" calcext:value-type="float">
            <text:p>0.504895416793305</text:p>
          </table:table-cell>
          <table:table-cell table:formula="of:=AVERAGE([.C12:.C65])/100" office:value-type="float" office:value="0.368423439567692" calcext:value-type="float">
            <text:p>0.368423439567692</text:p>
          </table:table-cell>
          <table:table-cell table:formula="of:=AVERAGE([.D12:.D65])/100" office:value-type="float" office:value="0.388157244732382" calcext:value-type="float">
            <text:p>0.388157244732382</text:p>
          </table:table-cell>
          <table:table-cell table:formula="of:=AVERAGE([.E12:.E65])/100" office:value-type="float" office:value="0.0205150199169296" calcext:value-type="float">
            <text:p>0.02051501991693</text:p>
          </table:table-cell>
          <table:table-cell table:formula="of:=AVERAGE([.F12:.F65])/100" office:value-type="float" office:value="0.224573406925213" calcext:value-type="float">
            <text:p>0.224573406925213</text:p>
          </table:table-cell>
          <table:table-cell table:formula="of:=AVERAGE([.G12:.G65])/100" office:value-type="float" office:value="0.309264345965712" calcext:value-type="float">
            <text:p>0.309264345965712</text:p>
          </table:table-cell>
          <table:table-cell table:formula="of:=AVERAGE([.H12:.H65])/100" office:value-type="float" office:value="0.216591927517388" calcext:value-type="float">
            <text:p>0.216591927517388</text:p>
          </table:table-cell>
          <table:table-cell table:formula="of:=AVERAGE([.I12:.I65])/100" office:value-type="float" office:value="0.21831486936893" calcext:value-type="float">
            <text:p>0.21831486936893</text:p>
          </table:table-cell>
          <table:table-cell table:formula="of:=AVERAGE([.J12:.J65])/100" office:value-type="float" office:value="0.258201963863044" calcext:value-type="float">
            <text:p>0.258201963863044</text:p>
          </table:table-cell>
          <table:table-cell table:formula="of:=AVERAGE([.K12:.K65])/100" office:value-type="float" office:value="0.123209843461833" calcext:value-type="float">
            <text:p>0.123209843461833</text:p>
          </table:table-cell>
          <table:table-cell table:formula="of:=AVERAGE([.L12:.L65])/100" office:value-type="float" office:value="0.152950016752492" calcext:value-type="float">
            <text:p>0.152950016752492</text:p>
          </table:table-cell>
          <table:table-cell table:formula="of:=AVERAGE([.M12:.M65])/100" office:value-type="float" office:value="0.0702731710085658" calcext:value-type="float">
            <text:p>0.070273171008566</text:p>
          </table:table-cell>
          <table:table-cell table:formula="of:=AVERAGE([.N12:.N65])/100" office:value-type="float" office:value="0.307243539745627" calcext:value-type="float">
            <text:p>0.307243539745627</text:p>
          </table:table-cell>
          <table:table-cell table:formula="of:=AVERAGE([.O12:.O65])/100" office:value-type="float" office:value="0.159756724085759" calcext:value-type="float">
            <text:p>0.159756724085759</text:p>
          </table:table-cell>
          <table:table-cell table:formula="of:=AVERAGE([.P12:.P65])/100" office:value-type="float" office:value="0.27478384272835" calcext:value-type="float">
            <text:p>0.27478384272835</text:p>
          </table:table-cell>
          <table:table-cell table:formula="of:=AVERAGE([.Q12:.Q65])/100" office:value-type="float" office:value="0.419734665884186" calcext:value-type="float">
            <text:p>0.419734665884186</text:p>
          </table:table-cell>
          <table:table-cell table:formula="of:=AVERAGE([.R12:.R65])/100" office:value-type="float" office:value="0.557347877909863" calcext:value-type="float">
            <text:p>0.557347877909863</text:p>
          </table:table-cell>
          <table:table-cell table:formula="of:=AVERAGE([.S12:.S65])/100" office:value-type="float" office:value="0.170435764242678" calcext:value-type="float">
            <text:p>0.170435764242678</text:p>
          </table:table-cell>
          <table:table-cell table:formula="of:=AVERAGE([.T12:.T65])/100" office:value-type="float" office:value="0.189565580151338" calcext:value-type="float">
            <text:p>0.189565580151338</text:p>
          </table:table-cell>
          <table:table-cell table:formula="of:=AVERAGE([.U12:.U65])/100" office:value-type="float" office:value="0.428559909121012" calcext:value-type="float">
            <text:p>0.428559909121012</text:p>
          </table:table-cell>
          <table:table-cell table:formula="of:=AVERAGE([.V12:.V65])/100" office:value-type="float" office:value="0.561826178599048" calcext:value-type="float">
            <text:p>0.561826178599048</text:p>
          </table:table-cell>
          <table:table-cell table:formula="of:=AVERAGE([.W12:.W65])/100" office:value-type="float" office:value="0.194851200840742" calcext:value-type="float">
            <text:p>0.194851200840742</text:p>
          </table:table-cell>
          <table:table-cell table:formula="of:=AVERAGE([.X12:.X65])/100" office:value-type="float" office:value="0.331446205242157" calcext:value-type="float">
            <text:p>0.331446205242157</text:p>
          </table:table-cell>
          <table:table-cell table:formula="of:=AVERAGE([.Y12:.Y65])/100" office:value-type="float" office:value="0.441983146295427" calcext:value-type="float">
            <text:p>0.441983146295427</text:p>
          </table:table-cell>
          <table:table-cell table:formula="of:=AVERAGE([.Z12:.Z65])/100" office:value-type="float" office:value="0.678743217723394" calcext:value-type="float">
            <text:p>0.678743217723394</text:p>
          </table:table-cell>
          <table:table-cell table:formula="of:=AVERAGE([.AA12:.AA65])/100" office:value-type="float" office:value="0.677600578636897" calcext:value-type="float">
            <text:p>0.677600578636897</text:p>
          </table:table-cell>
          <table:table-cell table:formula="of:=AVERAGE([.AB12:.AB65])/100" office:value-type="float" office:value="0.777153934627921" calcext:value-type="float">
            <text:p>0.777153934627921</text:p>
          </table:table-cell>
          <table:table-cell table:formula="of:=AVERAGE([.AC12:.AC65])/100" office:value-type="float" office:value="0.676397294302238" calcext:value-type="float">
            <text:p>0.676397294302238</text:p>
          </table:table-cell>
          <table:table-cell table:formula="of:=AVERAGE([.AD12:.AD65])/100" office:value-type="float" office:value="0.848169952153551" calcext:value-type="float">
            <text:p>0.848169952153551</text:p>
          </table:table-cell>
          <table:table-cell table:formula="of:=AVERAGE([.AE12:.AE65])/100" office:value-type="float" office:value="0.24968775541424" calcext:value-type="float">
            <text:p>0.24968775541424</text:p>
          </table:table-cell>
          <table:table-cell table:formula="of:=AVERAGE([.AF12:.AF65])/100" office:value-type="float" office:value="0.421905136394192" calcext:value-type="float">
            <text:p>0.421905136394192</text:p>
          </table:table-cell>
          <table:table-cell table:formula="of:=AVERAGE([.AG12:.AG65])/100" office:value-type="float" office:value="0.392414891054079" calcext:value-type="float">
            <text:p>0.392414891054079</text:p>
          </table:table-cell>
          <table:table-cell table:formula="of:=AVERAGE([.AH12:.AH65])/100" office:value-type="float" office:value="0.722119163704548" calcext:value-type="float">
            <text:p>0.722119163704548</text:p>
          </table:table-cell>
          <table:table-cell table:formula="of:=AVERAGE([.AI12:.AI65])/100" office:value-type="float" office:value="0.745831615586106" calcext:value-type="float">
            <text:p>0.745831615586106</text:p>
          </table:table-cell>
          <table:table-cell table:formula="of:=AVERAGE([.AJ12:.AJ65])/100" office:value-type="float" office:value="0.598903113891308" calcext:value-type="float">
            <text:p>0.598903113891308</text:p>
          </table:table-cell>
          <table:table-cell table:formula="of:=AVERAGE([.AK12:.AK65])/100" office:value-type="float" office:value="0.732255398478778" calcext:value-type="float">
            <text:p>0.732255398478778</text:p>
          </table:table-cell>
          <table:table-cell table:formula="of:=AVERAGE([.AL12:.AL65])/100" office:value-type="float" office:value="0.723103199919688" calcext:value-type="float">
            <text:p>0.723103199919688</text:p>
          </table:table-cell>
          <table:table-cell table:formula="of:=AVERAGE([.AM12:.AM65])/100" office:value-type="float" office:value="0.39122991565321" calcext:value-type="float">
            <text:p>0.39122991565321</text:p>
          </table:table-cell>
          <table:table-cell table:formula="of:=AVERAGE([.AN12:.AN65])/100" office:value-type="float" office:value="0.629925663443858" calcext:value-type="float">
            <text:p>0.629925663443858</text:p>
          </table:table-cell>
          <table:table-cell table:formula="of:=AVERAGE([.AO12:.AO65])/100" office:value-type="float" office:value="0.573593883681521" calcext:value-type="float">
            <text:p>0.573593883681521</text:p>
          </table:table-cell>
          <table:table-cell table:formula="of:=AVERAGE([.AP12:.AP65])/100" office:value-type="float" office:value="0.712487494530714" calcext:value-type="float">
            <text:p>0.712487494530714</text:p>
          </table:table-cell>
          <table:table-cell table:formula="of:=AVERAGE([.AQ12:.AQ65])/100" office:value-type="float" office:value="0.744678664011537" calcext:value-type="float">
            <text:p>0.744678664011537</text:p>
          </table:table-cell>
          <table:table-cell table:formula="of:=AVERAGE([.AR12:.AR65])/100" office:value-type="float" office:value="0.956656811239682" calcext:value-type="float">
            <text:p>0.956656811239682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V(h)</text:p>
          </table:table-cell>
          <table:table-cell table:formula="of:=VAR([.B12:.B65])/10000" office:value-type="float" office:value="0.00228566627358367" calcext:value-type="float">
            <text:p>0.002285666273584</text:p>
          </table:table-cell>
          <table:table-cell table:formula="of:=VAR([.C12:.C65])/10000" office:value-type="float" office:value="0.00655840482812847" calcext:value-type="float">
            <text:p>0.006558404828128</text:p>
          </table:table-cell>
          <table:table-cell table:formula="of:=VAR([.D12:.D65])/10000" office:value-type="float" office:value="0.00555362441279929" calcext:value-type="float">
            <text:p>0.005553624412799</text:p>
          </table:table-cell>
          <table:table-cell table:formula="of:=VAR([.E12:.E65])/10000" office:value-type="float" office:value="0.000666256885411373" calcext:value-type="float">
            <text:p>0.000666256885411</text:p>
          </table:table-cell>
          <table:table-cell table:formula="of:=VAR([.F12:.F65])/10000" office:value-type="float" office:value="0.00727135754080128" calcext:value-type="float">
            <text:p>0.007271357540801</text:p>
          </table:table-cell>
          <table:table-cell table:formula="of:=VAR([.G12:.G65])/10000" office:value-type="float" office:value="0.011474809461177" calcext:value-type="float">
            <text:p>0.011474809461177</text:p>
          </table:table-cell>
          <table:table-cell table:formula="of:=VAR([.H12:.H65])/10000" office:value-type="float" office:value="0.0110339367487823" calcext:value-type="float">
            <text:p>0.011033936748782</text:p>
          </table:table-cell>
          <table:table-cell table:formula="of:=VAR([.I12:.I65])/10000" office:value-type="float" office:value="0.0154198320590296" calcext:value-type="float">
            <text:p>0.01541983205903</text:p>
          </table:table-cell>
          <table:table-cell table:formula="of:=VAR([.J12:.J65])/10000" office:value-type="float" office:value="0.00833146356255526" calcext:value-type="float">
            <text:p>0.008331463562555</text:p>
          </table:table-cell>
          <table:table-cell table:formula="of:=VAR([.K12:.K65])/10000" office:value-type="float" office:value="0.0077634438288922" calcext:value-type="float">
            <text:p>0.007763443828892</text:p>
          </table:table-cell>
          <table:table-cell table:formula="of:=VAR([.L12:.L65])/10000" office:value-type="float" office:value="0.0103927961936378" calcext:value-type="float">
            <text:p>0.010392796193638</text:p>
          </table:table-cell>
          <table:table-cell table:formula="of:=VAR([.M12:.M65])/10000" office:value-type="float" office:value="0.00814839143034512" calcext:value-type="float">
            <text:p>0.008148391430345</text:p>
          </table:table-cell>
          <table:table-cell table:formula="of:=VAR([.N12:.N65])/10000" office:value-type="float" office:value="0.0205586550770498" calcext:value-type="float">
            <text:p>0.02055865507705</text:p>
          </table:table-cell>
          <table:table-cell table:formula="of:=VAR([.O12:.O65])/10000" office:value-type="float" office:value="0.0158912291239843" calcext:value-type="float">
            <text:p>0.015891229123984</text:p>
          </table:table-cell>
          <table:table-cell table:formula="of:=VAR([.P12:.P65])/10000" office:value-type="float" office:value="0.0267278153909021" calcext:value-type="float">
            <text:p>0.026727815390902</text:p>
          </table:table-cell>
          <table:table-cell table:formula="of:=VAR([.Q12:.Q65])/10000" office:value-type="float" office:value="0.00740134349886124" calcext:value-type="float">
            <text:p>0.007401343498861</text:p>
          </table:table-cell>
          <table:table-cell table:formula="of:=VAR([.R12:.R65])/10000" office:value-type="float" office:value="0.011111629345338" calcext:value-type="float">
            <text:p>0.011111629345338</text:p>
          </table:table-cell>
          <table:table-cell table:formula="of:=VAR([.S12:.S65])/10000" office:value-type="float" office:value="0.0193481991940672" calcext:value-type="float">
            <text:p>0.019348199194067</text:p>
          </table:table-cell>
          <table:table-cell table:formula="of:=VAR([.T12:.T65])/10000" office:value-type="float" office:value="0.037102615454552" calcext:value-type="float">
            <text:p>0.037102615454552</text:p>
          </table:table-cell>
          <table:table-cell table:formula="of:=VAR([.U12:.U65])/10000" office:value-type="float" office:value="0.0149527405350108" calcext:value-type="float">
            <text:p>0.014952740535011</text:p>
          </table:table-cell>
          <table:table-cell table:formula="of:=VAR([.V12:.V65])/10000" office:value-type="float" office:value="0.00904502815401297" calcext:value-type="float">
            <text:p>0.009045028154013</text:p>
          </table:table-cell>
          <table:table-cell table:formula="of:=VAR([.W12:.W65])/10000" office:value-type="float" office:value="0.00900952687849452" calcext:value-type="float">
            <text:p>0.009009526878495</text:p>
          </table:table-cell>
          <table:table-cell table:formula="of:=VAR([.X12:.X65])/10000" office:value-type="float" office:value="0.0190344459788275" calcext:value-type="float">
            <text:p>0.019034445978828</text:p>
          </table:table-cell>
          <table:table-cell table:formula="of:=VAR([.Y12:.Y65])/10000" office:value-type="float" office:value="0.00779667739185617" calcext:value-type="float">
            <text:p>0.007796677391856</text:p>
          </table:table-cell>
          <table:table-cell table:formula="of:=VAR([.Z12:.Z65])/10000" office:value-type="float" office:value="0.01327584392345" calcext:value-type="float">
            <text:p>0.01327584392345</text:p>
          </table:table-cell>
          <table:table-cell table:formula="of:=VAR([.AA12:.AA65])/10000" office:value-type="float" office:value="0.0119011486954119" calcext:value-type="float">
            <text:p>0.011901148695412</text:p>
          </table:table-cell>
          <table:table-cell table:formula="of:=VAR([.AB12:.AB65])/10000" office:value-type="float" office:value="0.00360248745351493" calcext:value-type="float">
            <text:p>0.003602487453515</text:p>
          </table:table-cell>
          <table:table-cell table:formula="of:=VAR([.AC12:.AC65])/10000" office:value-type="float" office:value="0.00300455650301394" calcext:value-type="float">
            <text:p>0.003004556503014</text:p>
          </table:table-cell>
          <table:table-cell table:formula="of:=VAR([.AD12:.AD65])/10000" office:value-type="float" office:value="0.00265707274587214" calcext:value-type="float">
            <text:p>0.002657072745872</text:p>
          </table:table-cell>
          <table:table-cell table:formula="of:=VAR([.AE12:.AE65])/10000" office:value-type="float" office:value="0.0114627640956093" calcext:value-type="float">
            <text:p>0.011462764095609</text:p>
          </table:table-cell>
          <table:table-cell table:formula="of:=VAR([.AF12:.AF65])/10000" office:value-type="float" office:value="0.0024754101259037" calcext:value-type="float">
            <text:p>0.002475410125904</text:p>
          </table:table-cell>
          <table:table-cell table:formula="of:=VAR([.AG12:.AG65])/10000" office:value-type="float" office:value="0.00992960427838432" calcext:value-type="float">
            <text:p>0.009929604278384</text:p>
          </table:table-cell>
          <table:table-cell table:formula="of:=VAR([.AH12:.AH65])/10000" office:value-type="float" office:value="0.0140011247231003" calcext:value-type="float">
            <text:p>0.0140011247231</text:p>
          </table:table-cell>
          <table:table-cell table:formula="of:=VAR([.AI12:.AI65])/10000" office:value-type="float" office:value="0.00933441574004031" calcext:value-type="float">
            <text:p>0.00933441574004</text:p>
          </table:table-cell>
          <table:table-cell table:formula="of:=VAR([.AJ12:.AJ65])/10000" office:value-type="float" office:value="0.0250254257190285" calcext:value-type="float">
            <text:p>0.025025425719029</text:p>
          </table:table-cell>
          <table:table-cell table:formula="of:=VAR([.AK12:.AK65])/10000" office:value-type="float" office:value="0.0285956279096303" calcext:value-type="float">
            <text:p>0.02859562790963</text:p>
          </table:table-cell>
          <table:table-cell table:formula="of:=VAR([.AL12:.AL65])/10000" office:value-type="float" office:value="0.00932311154151811" calcext:value-type="float">
            <text:p>0.009323111541518</text:p>
          </table:table-cell>
          <table:table-cell table:formula="of:=VAR([.AM12:.AM65])/10000" office:value-type="float" office:value="0.00731813575617038" calcext:value-type="float">
            <text:p>0.00731813575617</text:p>
          </table:table-cell>
          <table:table-cell table:formula="of:=VAR([.AN12:.AN65])/10000" office:value-type="float" office:value="0.00838669698866224" calcext:value-type="float">
            <text:p>0.008386696988662</text:p>
          </table:table-cell>
          <table:table-cell table:formula="of:=VAR([.AO12:.AO65])/10000" office:value-type="float" office:value="0.0164516285044197" calcext:value-type="float">
            <text:p>0.01645162850442</text:p>
          </table:table-cell>
          <table:table-cell table:formula="of:=VAR([.AP12:.AP65])/10000" office:value-type="float" office:value="0.0185717182765872" calcext:value-type="float">
            <text:p>0.018571718276587</text:p>
          </table:table-cell>
          <table:table-cell table:formula="of:=VAR([.AQ12:.AQ65])/10000" office:value-type="float" office:value="0.0230524299906327" calcext:value-type="float">
            <text:p>0.023052429990633</text:p>
          </table:table-cell>
          <table:table-cell table:formula="of:=VAR([.AR12:.AR65])/10000" office:value-type="float" office:value="0.00118113134333143" calcext:value-type="float">
            <text:p>0.001181131343331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formula="of:=COUNT([.B12:.B65])" office:value-type="float" office:value="20" calcext:value-type="float">
            <text:p>20</text:p>
          </table:table-cell>
          <table:table-cell table:formula="of:=COUNT([.C12:.C65])" office:value-type="float" office:value="20" calcext:value-type="float">
            <text:p>20</text:p>
          </table:table-cell>
          <table:table-cell table:formula="of:=COUNT([.D12:.D65])" office:value-type="float" office:value="17" calcext:value-type="float">
            <text:p>17</text:p>
          </table:table-cell>
          <table:table-cell table:formula="of:=COUNT([.E12:.E65])" office:value-type="float" office:value="18" calcext:value-type="float">
            <text:p>18</text:p>
          </table:table-cell>
          <table:table-cell table:formula="of:=COUNT([.F12:.F65])" office:value-type="float" office:value="19" calcext:value-type="float">
            <text:p>19</text:p>
          </table:table-cell>
          <table:table-cell table:formula="of:=COUNT([.G12:.G65])" office:value-type="float" office:value="27" calcext:value-type="float">
            <text:p>27</text:p>
          </table:table-cell>
          <table:table-cell table:formula="of:=COUNT([.H12:.H65])" office:value-type="float" office:value="25" calcext:value-type="float">
            <text:p>25</text:p>
          </table:table-cell>
          <table:table-cell table:formula="of:=COUNT([.I12:.I65])" office:value-type="float" office:value="11" calcext:value-type="float">
            <text:p>11</text:p>
          </table:table-cell>
          <table:table-cell table:formula="of:=COUNT([.J12:.J65])" office:value-type="float" office:value="19" calcext:value-type="float">
            <text:p>19</text:p>
          </table:table-cell>
          <table:table-cell table:formula="of:=COUNT([.K12:.K65])" office:value-type="float" office:value="19" calcext:value-type="float">
            <text:p>19</text:p>
          </table:table-cell>
          <table:table-cell table:formula="of:=COUNT([.L12:.L65])" office:value-type="float" office:value="26" calcext:value-type="float">
            <text:p>26</text:p>
          </table:table-cell>
          <table:table-cell table:formula="of:=COUNT([.M12:.M65])" office:value-type="float" office:value="16" calcext:value-type="float">
            <text:p>16</text:p>
          </table:table-cell>
          <table:table-cell table:formula="of:=COUNT([.N12:.N65])" office:value-type="float" office:value="11" calcext:value-type="float">
            <text:p>11</text:p>
          </table:table-cell>
          <table:table-cell table:formula="of:=COUNT([.O12:.O65])" office:value-type="float" office:value="11" calcext:value-type="float">
            <text:p>11</text:p>
          </table:table-cell>
          <table:table-cell table:formula="of:=COUNT([.P12:.P65])" office:value-type="float" office:value="17" calcext:value-type="float">
            <text:p>17</text:p>
          </table:table-cell>
          <table:table-cell table:formula="of:=COUNT([.Q12:.Q65])" office:value-type="float" office:value="15" calcext:value-type="float">
            <text:p>15</text:p>
          </table:table-cell>
          <table:table-cell table:formula="of:=COUNT([.R12:.R65])" office:value-type="float" office:value="12" calcext:value-type="float">
            <text:p>12</text:p>
          </table:table-cell>
          <table:table-cell table:formula="of:=COUNT([.S12:.S65])" office:value-type="float" office:value="28" calcext:value-type="float">
            <text:p>28</text:p>
          </table:table-cell>
          <table:table-cell table:formula="of:=COUNT([.T12:.T65])" office:value-type="float" office:value="12" calcext:value-type="float">
            <text:p>12</text:p>
          </table:table-cell>
          <table:table-cell table:formula="of:=COUNT([.U12:.U65])" office:value-type="float" office:value="18" calcext:value-type="float">
            <text:p>18</text:p>
          </table:table-cell>
          <table:table-cell table:formula="of:=COUNT([.V12:.V65])" office:value-type="float" office:value="19" calcext:value-type="float">
            <text:p>19</text:p>
          </table:table-cell>
          <table:table-cell table:formula="of:=COUNT([.W12:.W65])" office:value-type="float" office:value="13" calcext:value-type="float">
            <text:p>13</text:p>
          </table:table-cell>
          <table:table-cell table:formula="of:=COUNT([.X12:.X65])" office:value-type="float" office:value="15" calcext:value-type="float">
            <text:p>15</text:p>
          </table:table-cell>
          <table:table-cell table:formula="of:=COUNT([.Y12:.Y65])" office:value-type="float" office:value="20" calcext:value-type="float">
            <text:p>20</text:p>
          </table:table-cell>
          <table:table-cell table:formula="of:=COUNT([.Z12:.Z65])" office:value-type="float" office:value="18" calcext:value-type="float">
            <text:p>18</text:p>
          </table:table-cell>
          <table:table-cell table:formula="of:=COUNT([.AA12:.AA65])" office:value-type="float" office:value="14" calcext:value-type="float">
            <text:p>14</text:p>
          </table:table-cell>
          <table:table-cell table:formula="of:=COUNT([.AB12:.AB65])" office:value-type="float" office:value="19" calcext:value-type="float">
            <text:p>19</text:p>
          </table:table-cell>
          <table:table-cell table:formula="of:=COUNT([.AC12:.AC65])" office:value-type="float" office:value="19" calcext:value-type="float">
            <text:p>19</text:p>
          </table:table-cell>
          <table:table-cell table:formula="of:=COUNT([.AD12:.AD65])" office:value-type="float" office:value="20" calcext:value-type="float">
            <text:p>20</text:p>
          </table:table-cell>
          <table:table-cell table:formula="of:=COUNT([.AE12:.AE65])" office:value-type="float" office:value="13" calcext:value-type="float">
            <text:p>13</text:p>
          </table:table-cell>
          <table:table-cell table:formula="of:=COUNT([.AF12:.AF65])" office:value-type="float" office:value="18" calcext:value-type="float">
            <text:p>18</text:p>
          </table:table-cell>
          <table:table-cell table:formula="of:=COUNT([.AG12:.AG65])" office:value-type="float" office:value="17" calcext:value-type="float">
            <text:p>17</text:p>
          </table:table-cell>
          <table:table-cell table:formula="of:=COUNT([.AH12:.AH65])" office:value-type="float" office:value="39" calcext:value-type="float">
            <text:p>39</text:p>
          </table:table-cell>
          <table:table-cell table:formula="of:=COUNT([.AI12:.AI65])" office:value-type="float" office:value="40" calcext:value-type="float">
            <text:p>40</text:p>
          </table:table-cell>
          <table:table-cell table:formula="of:=COUNT([.AJ12:.AJ65])" office:value-type="float" office:value="19" calcext:value-type="float">
            <text:p>19</text:p>
          </table:table-cell>
          <table:table-cell table:formula="of:=COUNT([.AK12:.AK65])" office:value-type="float" office:value="16" calcext:value-type="float">
            <text:p>16</text:p>
          </table:table-cell>
          <table:table-cell table:formula="of:=COUNT([.AL12:.AL65])" office:value-type="float" office:value="32" calcext:value-type="float">
            <text:p>32</text:p>
          </table:table-cell>
          <table:table-cell table:formula="of:=COUNT([.AM12:.AM65])" office:value-type="float" office:value="19" calcext:value-type="float">
            <text:p>19</text:p>
          </table:table-cell>
          <table:table-cell table:formula="of:=COUNT([.AN12:.AN65])" office:value-type="float" office:value="19" calcext:value-type="float">
            <text:p>19</text:p>
          </table:table-cell>
          <table:table-cell table:formula="of:=COUNT([.AO12:.AO65])" office:value-type="float" office:value="17" calcext:value-type="float">
            <text:p>17</text:p>
          </table:table-cell>
          <table:table-cell table:formula="of:=COUNT([.AP12:.AP65])" office:value-type="float" office:value="17" calcext:value-type="float">
            <text:p>17</text:p>
          </table:table-cell>
          <table:table-cell table:formula="of:=COUNT([.AQ12:.AQ65])" office:value-type="float" office:value="18" calcext:value-type="float">
            <text:p>18</text:p>
          </table:table-cell>
          <table:table-cell table:formula="of:=COUNT([.AR12:.AR65])" office:value-type="float" office:value="15" calcext:value-type="float">
            <text:p>15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V’(h)</text:p>
          </table:table-cell>
          <table:table-cell table:formula="of:=[.B5]/([.B4]*(1-[.B4]))" office:value-type="float" office:value="0.00914354159809378" calcext:value-type="float">
            <text:p>0.009143541598094</text:p>
          </table:table-cell>
          <table:table-cell table:formula="of:=[.C5]/([.C4]*(1-[.C4]))" office:value-type="float" office:value="0.0281854494251188" calcext:value-type="float">
            <text:p>0.028185449425119</text:p>
          </table:table-cell>
          <table:table-cell table:formula="of:=[.D5]/([.D4]*(1-[.D4]))" office:value-type="float" office:value="0.0233845483848108" calcext:value-type="float">
            <text:p>0.023384548384811</text:p>
          </table:table-cell>
          <table:table-cell table:formula="of:=[.E5]/([.E4]*(1-[.E4]))" office:value-type="float" office:value="0.0331567524347961" calcext:value-type="float">
            <text:p>0.033156752434796</text:p>
          </table:table-cell>
          <table:table-cell table:formula="of:=[.F5]/([.F4]*(1-[.F4]))" office:value-type="float" office:value="0.0417557685247988" calcext:value-type="float">
            <text:p>0.041755768524799</text:p>
          </table:table-cell>
          <table:table-cell table:formula="of:=[.G5]/([.G4]*(1-[.G4]))" office:value-type="float" office:value="0.0537160110503299" calcext:value-type="float">
            <text:p>0.05371601105033</text:p>
          </table:table-cell>
          <table:table-cell table:formula="of:=[.H5]/([.H4]*(1-[.H4]))" office:value-type="float" office:value="0.0650279677228508" calcext:value-type="float">
            <text:p>0.065027967722851</text:p>
          </table:table-cell>
          <table:table-cell table:formula="of:=[.I5]/([.I4]*(1-[.I4]))" office:value-type="float" office:value="0.0903575562018405" calcext:value-type="float">
            <text:p>0.090357556201841</text:p>
          </table:table-cell>
          <table:table-cell table:formula="of:=[.J5]/([.J4]*(1-[.J4]))" office:value-type="float" office:value="0.0434986800742353" calcext:value-type="float">
            <text:p>0.043498680074235</text:p>
          </table:table-cell>
          <table:table-cell table:formula="of:=[.K5]/([.K4]*(1-[.K4]))" office:value-type="float" office:value="0.0718643238542053" calcext:value-type="float">
            <text:p>0.071864323854205</text:p>
          </table:table-cell>
          <table:table-cell table:formula="of:=[.L5]/([.L4]*(1-[.L4]))" office:value-type="float" office:value="0.0802183719464989" calcext:value-type="float">
            <text:p>0.080218371946499</text:p>
          </table:table-cell>
          <table:table-cell table:formula="of:=[.M5]/([.M4]*(1-[.M4]))" office:value-type="float" office:value="0.12471737710296" calcext:value-type="float">
            <text:p>0.12471737710296</text:p>
          </table:table-cell>
          <table:table-cell table:formula="of:=[.N5]/([.N4]*(1-[.N4]))" office:value-type="float" office:value="0.096589819790894" calcext:value-type="float">
            <text:p>0.096589819790894</text:p>
          </table:table-cell>
          <table:table-cell table:formula="of:=[.O5]/([.O4]*(1-[.O4]))" office:value-type="float" office:value="0.118384078324791" calcext:value-type="float">
            <text:p>0.118384078324791</text:p>
          </table:table-cell>
          <table:table-cell table:formula="of:=[.P5]/([.P4]*(1-[.P4]))" office:value-type="float" office:value="0.134123475619974" calcext:value-type="float">
            <text:p>0.134123475619974</text:p>
          </table:table-cell>
          <table:table-cell table:formula="of:=[.Q5]/([.Q4]*(1-[.Q4]))" office:value-type="float" office:value="0.0303884882376956" calcext:value-type="float">
            <text:p>0.030388488237696</text:p>
          </table:table-cell>
          <table:table-cell table:formula="of:=[.R5]/([.R4]*(1-[.R4]))" office:value-type="float" office:value="0.0450390108112526" calcext:value-type="float">
            <text:p>0.045039010811253</text:p>
          </table:table-cell>
          <table:table-cell table:formula="of:=[.S5]/([.S4]*(1-[.S4]))" office:value-type="float" office:value="0.136845271986644" calcext:value-type="float">
            <text:p>0.136845271986644</text:p>
          </table:table-cell>
          <table:table-cell table:formula="of:=[.T5]/([.T4]*(1-[.T4]))" office:value-type="float" office:value="0.241505576462227" calcext:value-type="float">
            <text:p>0.241505576462227</text:p>
          </table:table-cell>
          <table:table-cell table:formula="of:=[.U5]/([.U4]*(1-[.U4]))" office:value-type="float" office:value="0.0610574341707611" calcext:value-type="float">
            <text:p>0.061057434170761</text:p>
          </table:table-cell>
          <table:table-cell table:formula="of:=[.V5]/([.V4]*(1-[.V4]))" office:value-type="float" office:value="0.0367418926808524" calcext:value-type="float">
            <text:p>0.036741892680853</text:p>
          </table:table-cell>
          <table:table-cell table:formula="of:=[.W5]/([.W4]*(1-[.W4]))" office:value-type="float" office:value="0.0574278753556571" calcext:value-type="float">
            <text:p>0.057427875355657</text:p>
          </table:table-cell>
          <table:table-cell table:formula="of:=[.X5]/([.X4]*(1-[.X4]))" office:value-type="float" office:value="0.0858995386480609" calcext:value-type="float">
            <text:p>0.085899538648061</text:p>
          </table:table-cell>
          <table:table-cell table:formula="of:=[.Y5]/([.Y4]*(1-[.Y4]))" office:value-type="float" office:value="0.0316123323597739" calcext:value-type="float">
            <text:p>0.031612332359774</text:p>
          </table:table-cell>
          <table:table-cell table:formula="of:=[.Z5]/([.Z4]*(1-[.Z4]))" office:value-type="float" office:value="0.0608841615873665" calcext:value-type="float">
            <text:p>0.060884161587367</text:p>
          </table:table-cell>
          <table:table-cell table:formula="of:=[.AA5]/([.AA4]*(1-[.AA4]))" office:value-type="float" office:value="0.0544779628929781" calcext:value-type="float">
            <text:p>0.054477962892978</text:p>
          </table:table-cell>
          <table:table-cell table:formula="of:=[.AB5]/([.AB4]*(1-[.AB4]))" office:value-type="float" office:value="0.0208012989865676" calcext:value-type="float">
            <text:p>0.020801298986568</text:p>
          </table:table-cell>
          <table:table-cell table:formula="of:=[.AC5]/([.AC4]*(1-[.AC4]))" office:value-type="float" office:value="0.0137267071948982" calcext:value-type="float">
            <text:p>0.013726707194898</text:p>
          </table:table-cell>
          <table:table-cell table:formula="of:=[.AD5]/([.AD4]*(1-[.AD4]))" office:value-type="float" office:value="0.020633021613124" calcext:value-type="float">
            <text:p>0.020633021613124</text:p>
          </table:table-cell>
          <table:table-cell table:formula="of:=[.AE5]/([.AE4]*(1-[.AE4]))" office:value-type="float" office:value="0.0611857200849341" calcext:value-type="float">
            <text:p>0.061185720084934</text:p>
          </table:table-cell>
          <table:table-cell table:formula="of:=[.AF5]/([.AF4]*(1-[.AF4]))" office:value-type="float" office:value="0.0101492333956214" calcext:value-type="float">
            <text:p>0.010149233395621</text:p>
          </table:table-cell>
          <table:table-cell table:formula="of:=[.AG5]/([.AG4]*(1-[.AG4]))" office:value-type="float" office:value="0.0416465797354752" calcext:value-type="float">
            <text:p>0.041646579735475</text:p>
          </table:table-cell>
          <table:table-cell table:formula="of:=[.AH5]/([.AH4]*(1-[.AH4]))" office:value-type="float" office:value="0.0697742949245357" calcext:value-type="float">
            <text:p>0.069774294924536</text:p>
          </table:table-cell>
          <table:table-cell table:formula="of:=[.AI5]/([.AI4]*(1-[.AI4]))" office:value-type="float" office:value="0.0492407684988231" calcext:value-type="float">
            <text:p>0.049240768498823</text:p>
          </table:table-cell>
          <table:table-cell table:formula="of:=[.AJ5]/([.AJ4]*(1-[.AJ4]))" office:value-type="float" office:value="0.10417790334426" calcext:value-type="float">
            <text:p>0.10417790334426</text:p>
          </table:table-cell>
          <table:table-cell table:formula="of:=[.AK5]/([.AK4]*(1-[.AK4]))" office:value-type="float" office:value="0.145853324342274" calcext:value-type="float">
            <text:p>0.145853324342274</text:p>
          </table:table-cell>
          <table:table-cell table:formula="of:=[.AL5]/([.AL4]*(1-[.AL4]))" office:value-type="float" office:value="0.0465631829305888" calcext:value-type="float">
            <text:p>0.046563182930589</text:p>
          </table:table-cell>
          <table:table-cell table:formula="of:=[.AM5]/([.AM4]*(1-[.AM4]))" office:value-type="float" office:value="0.0307266421896934" calcext:value-type="float">
            <text:p>0.030726642189694</text:p>
          </table:table-cell>
          <table:table-cell table:formula="of:=[.AN5]/([.AN4]*(1-[.AN4]))" office:value-type="float" office:value="0.035975983961679" calcext:value-type="float">
            <text:p>0.035975983961679</text:p>
          </table:table-cell>
          <table:table-cell table:formula="of:=[.AO5]/([.AO4]*(1-[.AO4]))" office:value-type="float" office:value="0.0672637315650066" calcext:value-type="float">
            <text:p>0.067263731565007</text:p>
          </table:table-cell>
          <table:table-cell table:formula="of:=[.AP5]/([.AP4]*(1-[.AP4]))" office:value-type="float" office:value="0.0906604982877567" calcext:value-type="float">
            <text:p>0.090660498287757</text:p>
          </table:table-cell>
          <table:table-cell table:formula="of:=[.AQ5]/([.AQ4]*(1-[.AQ4]))" office:value-type="float" office:value="0.121244121916209" calcext:value-type="float">
            <text:p>0.121244121916209</text:p>
          </table:table-cell>
          <table:table-cell table:formula="of:=[.AR5]/([.AR4]*(1-[.AR4]))" office:value-type="float" office:value="0.0284853242372315" calcext:value-type="float">
            <text:p>0.028485324237232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Mouse ID</text:p>
          </table:table-cell>
          <table:table-cell office:value-type="string" calcext:value-type="string">
            <text:p>LE A624 pup 1</text:p>
          </table:table-cell>
          <table:table-cell office:value-type="string" calcext:value-type="string">
            <text:p>LE A624 pup 2 </text:p>
          </table:table-cell>
          <table:table-cell office:value-type="string" calcext:value-type="string">
            <text:p>LE A624 pup 3 </text:p>
          </table:table-cell>
          <table:table-cell office:value-type="string" calcext:value-type="string">
            <text:p>LE A620 </text:p>
          </table:table-cell>
          <table:table-cell office:value-type="string" calcext:value-type="string">
            <text:p>LE A622 </text:p>
          </table:table-cell>
          <table:table-cell office:value-type="string" calcext:value-type="string">
            <text:p>LE A226</text:p>
          </table:table-cell>
          <table:table-cell office:value-type="string" calcext:value-type="string">
            <text:p>LE A223</text:p>
          </table:table-cell>
          <table:table-cell office:value-type="string" calcext:value-type="string">
            <text:p>LE A224 </text:p>
          </table:table-cell>
          <table:table-cell office:value-type="string" calcext:value-type="string">
            <text:p>LE A206</text:p>
          </table:table-cell>
          <table:table-cell office:value-type="string" calcext:value-type="string">
            <text:p>LE A382</text:p>
          </table:table-cell>
          <table:table-cell office:value-type="string" calcext:value-type="string">
            <text:p>LE A280</text:p>
          </table:table-cell>
          <table:table-cell office:value-type="string" calcext:value-type="string">
            <text:p>LE A154 </text:p>
          </table:table-cell>
          <table:table-cell office:value-type="string" calcext:value-type="string">
            <text:p>LE A155 </text:p>
          </table:table-cell>
          <table:table-cell office:value-type="string" calcext:value-type="string">
            <text:p>LE A150 </text:p>
          </table:table-cell>
          <table:table-cell office:value-type="string" calcext:value-type="string">
            <text:p>LE A111 </text:p>
          </table:table-cell>
          <table:table-cell office:value-type="string" calcext:value-type="string">
            <text:p>LE A75</text:p>
          </table:table-cell>
          <table:table-cell office:value-type="string" calcext:value-type="string">
            <text:p>LE A754 </text:p>
          </table:table-cell>
          <table:table-cell office:value-type="string" calcext:value-type="string">
            <text:p>LE A761</text:p>
          </table:table-cell>
          <table:table-cell office:value-type="string" calcext:value-type="string">
            <text:p>LE A762</text:p>
          </table:table-cell>
          <table:table-cell office:value-type="string" calcext:value-type="string">
            <text:p>LE A795</text:p>
          </table:table-cell>
          <table:table-cell office:value-type="string" calcext:value-type="string">
            <text:p>LE A842</text:p>
          </table:table-cell>
          <table:table-cell office:value-type="string" calcext:value-type="string">
            <text:p>LE A839</text:p>
          </table:table-cell>
          <table:table-cell office:value-type="string" calcext:value-type="string">
            <text:p>LE A924</text:p>
          </table:table-cell>
          <table:table-cell office:value-type="string" calcext:value-type="string">
            <text:p>LE A974</text:p>
          </table:table-cell>
          <table:table-cell office:value-type="string" calcext:value-type="string">
            <text:p>LE A934 </text:p>
          </table:table-cell>
          <table:table-cell office:value-type="string" calcext:value-type="string">
            <text:p>LE B473 </text:p>
          </table:table-cell>
          <table:table-cell office:value-type="string" calcext:value-type="string">
            <text:p>LE B474</text:p>
          </table:table-cell>
          <table:table-cell office:value-type="string" calcext:value-type="string">
            <text:p>LE B521</text:p>
          </table:table-cell>
          <table:table-cell office:value-type="string" calcext:value-type="string">
            <text:p>LE B522</text:p>
          </table:table-cell>
          <table:table-cell office:value-type="string" calcext:value-type="string">
            <text:p>LE B026</text:p>
          </table:table-cell>
          <table:table-cell office:value-type="string" calcext:value-type="string">
            <text:p>LE B028 </text:p>
          </table:table-cell>
          <table:table-cell office:value-type="string" calcext:value-type="string">
            <text:p>LE A975</text:p>
          </table:table-cell>
          <table:table-cell office:value-type="string" calcext:value-type="string">
            <text:p>LE B086</text:p>
          </table:table-cell>
          <table:table-cell office:value-type="string" calcext:value-type="string">
            <text:p>LE B554 </text:p>
          </table:table-cell>
          <table:table-cell office:value-type="string" calcext:value-type="string">
            <text:p>LE B085 </text:p>
          </table:table-cell>
          <table:table-cell office:value-type="string" calcext:value-type="string">
            <text:p>LE B087 </text:p>
          </table:table-cell>
          <table:table-cell office:value-type="string" calcext:value-type="string">
            <text:p>LE B553 </text:p>
          </table:table-cell>
          <table:table-cell office:value-type="string" calcext:value-type="string">
            <text:p>LE A887 </text:p>
          </table:table-cell>
          <table:table-cell office:value-type="string" calcext:value-type="string">
            <text:p>LE A888 </text:p>
          </table:table-cell>
          <table:table-cell office:value-type="string" calcext:value-type="string">
            <text:p>LE A889 </text:p>
          </table:table-cell>
          <table:table-cell office:value-type="string" calcext:value-type="string">
            <text:p>LE B135 </text:p>
          </table:table-cell>
          <table:table-cell office:value-type="string" calcext:value-type="string">
            <text:p>LE B301 </text:p>
          </table:table-cell>
          <table:table-cell office:value-type="string" calcext:value-type="string">
            <text:p>LE B555 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Mouse biopsy LE heteroplasmy <text:s/>(%)</text:p>
          </table:table-cell>
          <table:table-cell office:value-type="float" office:value="48.510952666076" calcext:value-type="float">
            <text:p>48.510952666076</text:p>
          </table:table-cell>
          <table:table-cell office:value-type="float" office:value="27.1241075748425" calcext:value-type="float">
            <text:p>27.1241075748425</text:p>
          </table:table-cell>
          <table:table-cell office:value-type="float" office:value="36.5356026079633" calcext:value-type="float">
            <text:p>36.5356026079633</text:p>
          </table:table-cell>
          <table:table-cell office:value-type="float" office:value="1.83357739555306" calcext:value-type="float">
            <text:p>1.83357739555306</text:p>
          </table:table-cell>
          <table:table-cell office:value-type="float" office:value="27.40728371297" calcext:value-type="float">
            <text:p>27.40728371297</text:p>
          </table:table-cell>
          <table:table-cell office:value-type="float" office:value="32.0906079240488" calcext:value-type="float">
            <text:p>32.0906079240488</text:p>
          </table:table-cell>
          <table:table-cell office:value-type="float" office:value="23.6156321760928" calcext:value-type="float">
            <text:p>23.6156321760928</text:p>
          </table:table-cell>
          <table:table-cell office:value-type="float" office:value="25.425786120471" calcext:value-type="float">
            <text:p>25.425786120471</text:p>
          </table:table-cell>
          <table:table-cell office:value-type="float" office:value="20.0848489649584" calcext:value-type="float">
            <text:p>20.0848489649584</text:p>
          </table:table-cell>
          <table:table-cell office:value-type="float" office:value="20.3744628669063" calcext:value-type="float">
            <text:p>20.3744628669063</text:p>
          </table:table-cell>
          <table:table-cell office:value-type="float" office:value="17.2892673684519" calcext:value-type="float">
            <text:p>17.2892673684519</text:p>
          </table:table-cell>
          <table:table-cell office:value-type="float" office:value="4.13327338479588" calcext:value-type="float">
            <text:p>4.13327338479588</text:p>
          </table:table-cell>
          <table:table-cell office:value-type="float" office:value="31.5633227023196" calcext:value-type="float">
            <text:p>31.5633227023196</text:p>
          </table:table-cell>
          <table:table-cell office:value-type="float" office:value="12.7805541290755" calcext:value-type="float">
            <text:p>12.7805541290755</text:p>
          </table:table-cell>
          <table:table-cell office:value-type="float" office:value="30.381645794127" calcext:value-type="float">
            <text:p>30.381645794127</text:p>
          </table:table-cell>
          <table:table-cell office:value-type="float" office:value="44.0445934846805" calcext:value-type="float">
            <text:p>44.0445934846805</text:p>
          </table:table-cell>
          <table:table-cell office:value-type="float" office:value="47.3072403316198" calcext:value-type="float">
            <text:p>47.3072403316198</text:p>
          </table:table-cell>
          <table:table-cell office:value-type="float" office:value="13.0690084496689" calcext:value-type="float">
            <text:p>13.0690084496689</text:p>
          </table:table-cell>
          <table:table-cell office:value-type="float" office:value="12.6879476320102" calcext:value-type="float">
            <text:p>12.6879476320102</text:p>
          </table:table-cell>
          <table:table-cell office:value-type="float" office:value="42.1518816826197" calcext:value-type="float">
            <text:p>42.1518816826197</text:p>
          </table:table-cell>
          <table:table-cell office:value-type="float" office:value="54.9489790744166" calcext:value-type="float">
            <text:p>54.9489790744166</text:p>
          </table:table-cell>
          <table:table-cell office:value-type="float" office:value="17.8876481646282" calcext:value-type="float">
            <text:p>17.8876481646282</text:p>
          </table:table-cell>
          <table:table-cell office:value-type="float" office:value="32.1882173641254" calcext:value-type="float">
            <text:p>32.1882173641254</text:p>
          </table:table-cell>
          <table:table-cell office:value-type="float" office:value="31.8851760173726" calcext:value-type="float">
            <text:p>31.8851760173726</text:p>
          </table:table-cell>
          <table:table-cell office:value-type="float" office:value="60.5271040866314" calcext:value-type="float">
            <text:p>60.5271040866314</text:p>
          </table:table-cell>
          <table:table-cell office:value-type="float" office:value="74.895785975465" calcext:value-type="float">
            <text:p>74.895785975465</text:p>
          </table:table-cell>
          <table:table-cell office:value-type="float" office:value="82.2305134809652" calcext:value-type="float">
            <text:p>82.2305134809652</text:p>
          </table:table-cell>
          <table:table-cell office:value-type="float" office:value="71.5444872855323" calcext:value-type="float">
            <text:p>71.5444872855323</text:p>
          </table:table-cell>
          <table:table-cell office:value-type="float" office:value="81.2766506083907" calcext:value-type="float">
            <text:p>81.2766506083907</text:p>
          </table:table-cell>
          <table:table-cell office:value-type="float" office:value="27.2321286049103" calcext:value-type="float">
            <text:p>27.2321286049103</text:p>
          </table:table-cell>
          <table:table-cell office:value-type="float" office:value="36.6430620889217" calcext:value-type="float">
            <text:p>36.6430620889217</text:p>
          </table:table-cell>
          <table:table-cell office:value-type="float" office:value="28.470710500936" calcext:value-type="float">
            <text:p>28.470710500936</text:p>
          </table:table-cell>
          <table:table-cell office:value-type="float" office:value="74.1077401747027" calcext:value-type="float">
            <text:p>74.1077401747027</text:p>
          </table:table-cell>
          <table:table-cell office:value-type="float" office:value="72.5632474806353" calcext:value-type="float">
            <text:p>72.5632474806353</text:p>
          </table:table-cell>
          <table:table-cell office:value-type="float" office:value="60.0962971806433" calcext:value-type="float">
            <text:p>60.0962971806433</text:p>
          </table:table-cell>
          <table:table-cell office:value-type="float" office:value="82.5477201167467" calcext:value-type="float">
            <text:p>82.5477201167467</text:p>
          </table:table-cell>
          <table:table-cell office:value-type="float" office:value="75.3347706731771" calcext:value-type="float">
            <text:p>75.3347706731771</text:p>
          </table:table-cell>
          <table:table-cell office:value-type="float" office:value="57.0316717425972" calcext:value-type="float">
            <text:p>57.0316717425972</text:p>
          </table:table-cell>
          <table:table-cell office:value-type="float" office:value="59.3894668934147" calcext:value-type="float">
            <text:p>59.3894668934147</text:p>
          </table:table-cell>
          <table:table-cell office:value-type="float" office:value="64.9550237319361" calcext:value-type="float">
            <text:p>64.9550237319361</text:p>
          </table:table-cell>
          <table:table-cell office:value-type="float" office:value="78.5620323365375" calcext:value-type="float">
            <text:p>78.5620323365375</text:p>
          </table:table-cell>
          <table:table-cell office:value-type="float" office:value="88.0671145733614" calcext:value-type="float">
            <text:p>88.0671145733614</text:p>
          </table:table-cell>
          <table:table-cell office:value-type="float" office:value="96.296430038553" calcext:value-type="float">
            <text:p>96.296430038553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Age (d)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float" office:value="260" calcext:value-type="float">
            <text:p>260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40" calcext:value-type="float">
            <text:p>40</text:p>
          </table:table-cell>
          <table:table-cell office:value-type="float" office:value="255" calcext:value-type="float">
            <text:p>255</text:p>
          </table:table-cell>
          <table:table-cell office:value-type="float" office:value="227" calcext:value-type="float">
            <text:p>227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office:value-type="float" office:value="210" calcext:value-type="float">
            <text:p>21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46" calcext:value-type="float">
            <text:p>46</text:p>
          </table:table-cell>
          <table:table-cell table:number-columns-repeated="3" office:value-type="float" office:value="79" calcext:value-type="float">
            <text:p>79</text:p>
          </table:table-cell>
          <table:table-cell office:value-type="float" office:value="226" calcext:value-type="float">
            <text:p>226</text:p>
          </table:table-cell>
          <table:table-cell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37.4543867178656" calcext:value-type="float">
            <text:p>37.4543867178656</text:p>
          </table:table-cell>
          <table:table-cell office:value-type="float" office:value="24.5293999069237" calcext:value-type="float">
            <text:p>24.5293999069237</text:p>
          </table:table-cell>
          <table:table-cell office:value-type="float" office:value="24.5670180123737" calcext:value-type="float">
            <text:p>24.5670180123737</text:p>
          </table:table-cell>
          <table:table-cell office:value-type="float" office:value="0.0424649234075786" calcext:value-type="float">
            <text:p>0.042464923407579</text:p>
          </table:table-cell>
          <table:table-cell office:value-type="float" office:value="4.36070888324574" calcext:value-type="float">
            <text:p>4.36070888324574</text:p>
          </table:table-cell>
          <table:table-cell office:value-type="float" office:value="10.2598477887195" calcext:value-type="float">
            <text:p>10.2598477887195</text:p>
          </table:table-cell>
          <table:table-cell office:value-type="float" office:value="5.11700500372919" calcext:value-type="float">
            <text:p>5.11700500372919</text:p>
          </table:table-cell>
          <table:table-cell office:value-type="float" office:value="5.22926318636036" calcext:value-type="float">
            <text:p>5.22926318636036</text:p>
          </table:table-cell>
          <table:table-cell office:value-type="float" office:value="10.3051016164059" calcext:value-type="float">
            <text:p>10.3051016164059</text:p>
          </table:table-cell>
          <table:table-cell office:value-type="float" office:value="1.26543382957341" calcext:value-type="float">
            <text:p>1.26543382957341</text:p>
          </table:table-cell>
          <table:table-cell office:value-type="float" office:value="1.10667520625033" calcext:value-type="float">
            <text:p>1.10667520625033</text:p>
          </table:table-cell>
          <table:table-cell office:value-type="float" office:value="0.158534697118206" calcext:value-type="float">
            <text:p>0.158534697118206</text:p>
          </table:table-cell>
          <table:table-cell office:value-type="float" office:value="2.6572285621782" calcext:value-type="float">
            <text:p>2.6572285621782</text:p>
          </table:table-cell>
          <table:table-cell office:value-type="float" office:value="0.291622292371693" calcext:value-type="float">
            <text:p>0.291622292371693</text:p>
          </table:table-cell>
          <table:table-cell office:value-type="float" office:value="2.18267933129348" calcext:value-type="float">
            <text:p>2.18267933129348</text:p>
          </table:table-cell>
          <table:table-cell office:value-type="float" office:value="17.9742561925489" calcext:value-type="float">
            <text:p>17.9742561925489</text:p>
          </table:table-cell>
          <table:table-cell office:value-type="float" office:value="43.2718126366091" calcext:value-type="float">
            <text:p>43.2718126366091</text:p>
          </table:table-cell>
          <table:table-cell office:value-type="float" office:value="1.17991085217964" calcext:value-type="float">
            <text:p>1.17991085217964</text:p>
          </table:table-cell>
          <table:table-cell office:value-type="float" office:value="7.79413067354684" calcext:value-type="float">
            <text:p>7.79413067354684</text:p>
          </table:table-cell>
          <table:table-cell office:value-type="float" office:value="23.4751293974497" calcext:value-type="float">
            <text:p>23.4751293974497</text:p>
          </table:table-cell>
          <table:table-cell office:value-type="float" office:value="40.2853178552591" calcext:value-type="float">
            <text:p>40.2853178552591</text:p>
          </table:table-cell>
          <table:table-cell office:value-type="float" office:value="5.4164687103636" calcext:value-type="float">
            <text:p>5.4164687103636</text:p>
          </table:table-cell>
          <table:table-cell office:value-type="float" office:value="9.85188232334018" calcext:value-type="float">
            <text:p>9.85188232334018</text:p>
          </table:table-cell>
          <table:table-cell office:value-type="float" office:value="22.4737454858701" calcext:value-type="float">
            <text:p>22.4737454858701</text:p>
          </table:table-cell>
          <table:table-cell office:value-type="float" office:value="47.2046801160887" calcext:value-type="float">
            <text:p>47.2046801160887</text:p>
          </table:table-cell>
          <table:table-cell office:value-type="float" office:value="50.5624356929819" calcext:value-type="float">
            <text:p>50.5624356929819</text:p>
          </table:table-cell>
          <table:table-cell office:value-type="float" office:value="61.6920938862946" calcext:value-type="float">
            <text:p>61.6920938862946</text:p>
          </table:table-cell>
          <table:table-cell office:value-type="float" office:value="57.6224710439435" calcext:value-type="float">
            <text:p>57.6224710439435</text:p>
          </table:table-cell>
          <table:table-cell office:value-type="float" office:value="70.2509364090028" calcext:value-type="float">
            <text:p>70.2509364090028</text:p>
          </table:table-cell>
          <table:table-cell office:value-type="float" office:value="6.51370357993717" calcext:value-type="float">
            <text:p>6.51370357993717</text:p>
          </table:table-cell>
          <table:table-cell office:value-type="float" office:value="30.6747112819831" calcext:value-type="float">
            <text:p>30.6747112819831</text:p>
          </table:table-cell>
          <table:table-cell office:value-type="float" office:value="23.44269101153" calcext:value-type="float">
            <text:p>23.44269101153</text:p>
          </table:table-cell>
          <table:table-cell office:value-type="float" office:value="48.8739757427454" calcext:value-type="float">
            <text:p>48.8739757427454</text:p>
          </table:table-cell>
          <table:table-cell office:value-type="float" office:value="47.1120454707403" calcext:value-type="float">
            <text:p>47.1120454707403</text:p>
          </table:table-cell>
          <table:table-cell office:value-type="float" office:value="36.4019487702433" calcext:value-type="float">
            <text:p>36.4019487702433</text:p>
          </table:table-cell>
          <table:table-cell office:value-type="float" office:value="35.8715469296653" calcext:value-type="float">
            <text:p>35.8715469296653</text:p>
          </table:table-cell>
          <table:table-cell office:value-type="float" office:value="48.6103345173883" calcext:value-type="float">
            <text:p>48.6103345173883</text:p>
          </table:table-cell>
          <table:table-cell office:value-type="float" office:value="22.6663721040901" calcext:value-type="float">
            <text:p>22.6663721040901</text:p>
          </table:table-cell>
          <table:table-cell office:value-type="float" office:value="50.0310904119099" calcext:value-type="float">
            <text:p>50.0310904119099</text:p>
          </table:table-cell>
          <table:table-cell office:value-type="float" office:value="20.9623328682833" calcext:value-type="float">
            <text:p>20.9623328682833</text:p>
          </table:table-cell>
          <table:table-cell office:value-type="float" office:value="37.6107734003956" calcext:value-type="float">
            <text:p>37.6107734003956</text:p>
          </table:table-cell>
          <table:table-cell office:value-type="float" office:value="34.140089766281" calcext:value-type="float">
            <text:p>34.140089766281</text:p>
          </table:table-cell>
          <table:table-cell office:value-type="float" office:value="89.563195126822" calcext:value-type="float">
            <text:p>89.563195126822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44.5069861799766" calcext:value-type="float">
            <text:p>44.5069861799766</text:p>
          </table:table-cell>
          <table:table-cell office:value-type="float" office:value="25.5185272115561" calcext:value-type="float">
            <text:p>25.5185272115561</text:p>
          </table:table-cell>
          <table:table-cell office:value-type="float" office:value="28.7524853412392" calcext:value-type="float">
            <text:p>28.7524853412392</text:p>
          </table:table-cell>
          <table:table-cell office:value-type="float" office:value="0.193058360574112" calcext:value-type="float">
            <text:p>0.193058360574112</text:p>
          </table:table-cell>
          <table:table-cell office:value-type="float" office:value="12.2608975984888" calcext:value-type="float">
            <text:p>12.2608975984888</text:p>
          </table:table-cell>
          <table:table-cell office:value-type="float" office:value="10.9871072807357" calcext:value-type="float">
            <text:p>10.9871072807357</text:p>
          </table:table-cell>
          <table:table-cell office:value-type="float" office:value="6.52388955976574" calcext:value-type="float">
            <text:p>6.52388955976574</text:p>
          </table:table-cell>
          <table:table-cell office:value-type="float" office:value="7.28440373649886" calcext:value-type="float">
            <text:p>7.28440373649886</text:p>
          </table:table-cell>
          <table:table-cell office:value-type="float" office:value="11.3932954885254" calcext:value-type="float">
            <text:p>11.3932954885254</text:p>
          </table:table-cell>
          <table:table-cell office:value-type="float" office:value="1.9679915895287" calcext:value-type="float">
            <text:p>1.9679915895287</text:p>
          </table:table-cell>
          <table:table-cell office:value-type="float" office:value="2.86780554296062" calcext:value-type="float">
            <text:p>2.86780554296062</text:p>
          </table:table-cell>
          <table:table-cell office:value-type="float" office:value="0.19782587616397" calcext:value-type="float">
            <text:p>0.19782587616397</text:p>
          </table:table-cell>
          <table:table-cell office:value-type="float" office:value="18.0476209520393" calcext:value-type="float">
            <text:p>18.0476209520393</text:p>
          </table:table-cell>
          <table:table-cell office:value-type="float" office:value="0.67507893362841" calcext:value-type="float">
            <text:p>0.67507893362841</text:p>
          </table:table-cell>
          <table:table-cell office:value-type="float" office:value="2.83157256758278" calcext:value-type="float">
            <text:p>2.83157256758278</text:p>
          </table:table-cell>
          <table:table-cell office:value-type="float" office:value="34.4934545182193" calcext:value-type="float">
            <text:p>34.4934545182193</text:p>
          </table:table-cell>
          <table:table-cell office:value-type="float" office:value="45.3260023571134" calcext:value-type="float">
            <text:p>45.3260023571134</text:p>
          </table:table-cell>
          <table:table-cell office:value-type="float" office:value="3.70385770746758" calcext:value-type="float">
            <text:p>3.70385770746758</text:p>
          </table:table-cell>
          <table:table-cell office:value-type="float" office:value="10.533069301788" calcext:value-type="float">
            <text:p>10.533069301788</text:p>
          </table:table-cell>
          <table:table-cell office:value-type="float" office:value="24.8949518576948" calcext:value-type="float">
            <text:p>24.8949518576948</text:p>
          </table:table-cell>
          <table:table-cell office:value-type="float" office:value="44.452876622534" calcext:value-type="float">
            <text:p>44.452876622534</text:p>
          </table:table-cell>
          <table:table-cell office:value-type="float" office:value="11.3673337027681" calcext:value-type="float">
            <text:p>11.3673337027681</text:p>
          </table:table-cell>
          <table:table-cell office:value-type="float" office:value="13.7482279893148" calcext:value-type="float">
            <text:p>13.7482279893148</text:p>
          </table:table-cell>
          <table:table-cell office:value-type="float" office:value="29.7433575621016" calcext:value-type="float">
            <text:p>29.7433575621016</text:p>
          </table:table-cell>
          <table:table-cell office:value-type="float" office:value="47.8727865817953" calcext:value-type="float">
            <text:p>47.8727865817953</text:p>
          </table:table-cell>
          <table:table-cell office:value-type="float" office:value="54.53904646641" calcext:value-type="float">
            <text:p>54.53904646641</text:p>
          </table:table-cell>
          <table:table-cell office:value-type="float" office:value="68.4692354071905" calcext:value-type="float">
            <text:p>68.4692354071905</text:p>
          </table:table-cell>
          <table:table-cell office:value-type="float" office:value="60.4204450521888" calcext:value-type="float">
            <text:p>60.4204450521888</text:p>
          </table:table-cell>
          <table:table-cell office:value-type="float" office:value="78.1557933880378" calcext:value-type="float">
            <text:p>78.1557933880378</text:p>
          </table:table-cell>
          <table:table-cell office:value-type="float" office:value="14.4215695455767" calcext:value-type="float">
            <text:p>14.4215695455767</text:p>
          </table:table-cell>
          <table:table-cell office:value-type="float" office:value="34.7768832262122" calcext:value-type="float">
            <text:p>34.7768832262122</text:p>
          </table:table-cell>
          <table:table-cell office:value-type="float" office:value="27.6166810342465" calcext:value-type="float">
            <text:p>27.6166810342465</text:p>
          </table:table-cell>
          <table:table-cell office:value-type="float" office:value="56.0530092059065" calcext:value-type="float">
            <text:p>56.0530092059065</text:p>
          </table:table-cell>
          <table:table-cell office:value-type="float" office:value="55.3777123937147" calcext:value-type="float">
            <text:p>55.3777123937147</text:p>
          </table:table-cell>
          <table:table-cell office:value-type="float" office:value="44.0051129428516" calcext:value-type="float">
            <text:p>44.0051129428516</text:p>
          </table:table-cell>
          <table:table-cell office:value-type="float" office:value="46.5381631536062" calcext:value-type="float">
            <text:p>46.5381631536062</text:p>
          </table:table-cell>
          <table:table-cell office:value-type="float" office:value="54.7174653473856" calcext:value-type="float">
            <text:p>54.7174653473856</text:p>
          </table:table-cell>
          <table:table-cell office:value-type="float" office:value="26.6083029026811" calcext:value-type="float">
            <text:p>26.6083029026811</text:p>
          </table:table-cell>
          <table:table-cell office:value-type="float" office:value="50.133770465181" calcext:value-type="float">
            <text:p>50.133770465181</text:p>
          </table:table-cell>
          <table:table-cell office:value-type="float" office:value="42.2328656706416" calcext:value-type="float">
            <text:p>42.2328656706416</text:p>
          </table:table-cell>
          <table:table-cell office:value-type="float" office:value="57.92568051238" calcext:value-type="float">
            <text:p>57.92568051238</text:p>
          </table:table-cell>
          <table:table-cell office:value-type="float" office:value="52.248477565104" calcext:value-type="float">
            <text:p>52.248477565104</text:p>
          </table:table-cell>
          <table:table-cell office:value-type="float" office:value="91.4430251302906" calcext:value-type="float">
            <text:p>91.4430251302906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46.1989541285471" calcext:value-type="float">
            <text:p>46.1989541285471</text:p>
          </table:table-cell>
          <table:table-cell office:value-type="float" office:value="26.7431414386187" calcext:value-type="float">
            <text:p>26.7431414386187</text:p>
          </table:table-cell>
          <table:table-cell office:value-type="float" office:value="29.320655318109" calcext:value-type="float">
            <text:p>29.320655318109</text:p>
          </table:table-cell>
          <table:table-cell office:value-type="float" office:value="0.224859095413114" calcext:value-type="float">
            <text:p>0.224859095413114</text:p>
          </table:table-cell>
          <table:table-cell office:value-type="float" office:value="13.7754625035531" calcext:value-type="float">
            <text:p>13.7754625035531</text:p>
          </table:table-cell>
          <table:table-cell office:value-type="float" office:value="15.0535503297231" calcext:value-type="float">
            <text:p>15.0535503297231</text:p>
          </table:table-cell>
          <table:table-cell office:value-type="float" office:value="8.32323667029699" calcext:value-type="float">
            <text:p>8.32323667029699</text:p>
          </table:table-cell>
          <table:table-cell office:value-type="float" office:value="9.24295279649613" calcext:value-type="float">
            <text:p>9.24295279649613</text:p>
          </table:table-cell>
          <table:table-cell office:value-type="float" office:value="15.8919032101248" calcext:value-type="float">
            <text:p>15.8919032101248</text:p>
          </table:table-cell>
          <table:table-cell office:value-type="float" office:value="2.40210387664217" calcext:value-type="float">
            <text:p>2.40210387664217</text:p>
          </table:table-cell>
          <table:table-cell office:value-type="float" office:value="3.51219863153643" calcext:value-type="float">
            <text:p>3.51219863153643</text:p>
          </table:table-cell>
          <table:table-cell office:value-type="float" office:value="0.245999277369154" calcext:value-type="float">
            <text:p>0.245999277369154</text:p>
          </table:table-cell>
          <table:table-cell office:value-type="float" office:value="18.6996370558374" calcext:value-type="float">
            <text:p>18.6996370558374</text:p>
          </table:table-cell>
          <table:table-cell office:value-type="float" office:value="1.23166629109517" calcext:value-type="float">
            <text:p>1.23166629109517</text:p>
          </table:table-cell>
          <table:table-cell office:value-type="float" office:value="4.14876823815149" calcext:value-type="float">
            <text:p>4.14876823815149</text:p>
          </table:table-cell>
          <table:table-cell office:value-type="float" office:value="36.9341800557269" calcext:value-type="float">
            <text:p>36.9341800557269</text:p>
          </table:table-cell>
          <table:table-cell office:value-type="float" office:value="46.3993886002141" calcext:value-type="float">
            <text:p>46.3993886002141</text:p>
          </table:table-cell>
          <table:table-cell office:value-type="float" office:value="4.53983678111587" calcext:value-type="float">
            <text:p>4.53983678111587</text:p>
          </table:table-cell>
          <table:table-cell office:value-type="float" office:value="14.7040345551545" calcext:value-type="float">
            <text:p>14.7040345551545</text:p>
          </table:table-cell>
          <table:table-cell office:value-type="float" office:value="27.3152388035762" calcext:value-type="float">
            <text:p>27.3152388035762</text:p>
          </table:table-cell>
          <table:table-cell office:value-type="float" office:value="46.9875746418637" calcext:value-type="float">
            <text:p>46.9875746418637</text:p>
          </table:table-cell>
          <table:table-cell office:value-type="float" office:value="13.8097199528407" calcext:value-type="float">
            <text:p>13.8097199528407</text:p>
          </table:table-cell>
          <table:table-cell office:value-type="float" office:value="21.3136882883603" calcext:value-type="float">
            <text:p>21.3136882883603</text:p>
          </table:table-cell>
          <table:table-cell office:value-type="float" office:value="34.6821908895398" calcext:value-type="float">
            <text:p>34.6821908895398</text:p>
          </table:table-cell>
          <table:table-cell office:value-type="float" office:value="50.8625794358239" calcext:value-type="float">
            <text:p>50.8625794358239</text:p>
          </table:table-cell>
          <table:table-cell office:value-type="float" office:value="57.8706682628478" calcext:value-type="float">
            <text:p>57.8706682628478</text:p>
          </table:table-cell>
          <table:table-cell office:value-type="float" office:value="74.7546098702081" calcext:value-type="float">
            <text:p>74.7546098702081</text:p>
          </table:table-cell>
          <table:table-cell office:value-type="float" office:value="61.5912824335734" calcext:value-type="float">
            <text:p>61.5912824335734</text:p>
          </table:table-cell>
          <table:table-cell office:value-type="float" office:value="78.7258185306044" calcext:value-type="float">
            <text:p>78.7258185306044</text:p>
          </table:table-cell>
          <table:table-cell office:value-type="float" office:value="16.3579663039263" calcext:value-type="float">
            <text:p>16.3579663039263</text:p>
          </table:table-cell>
          <table:table-cell office:value-type="float" office:value="37.8855677108153" calcext:value-type="float">
            <text:p>37.8855677108153</text:p>
          </table:table-cell>
          <table:table-cell office:value-type="float" office:value="32.1937131258125" calcext:value-type="float">
            <text:p>32.1937131258125</text:p>
          </table:table-cell>
          <table:table-cell office:value-type="float" office:value="57.9047532521595" calcext:value-type="float">
            <text:p>57.9047532521595</text:p>
          </table:table-cell>
          <table:table-cell office:value-type="float" office:value="55.3777123937147" calcext:value-type="float">
            <text:p>55.3777123937147</text:p>
          </table:table-cell>
          <table:table-cell office:value-type="float" office:value="44.6027185175398" calcext:value-type="float">
            <text:p>44.6027185175398</text:p>
          </table:table-cell>
          <table:table-cell office:value-type="float" office:value="59.2550581919543" calcext:value-type="float">
            <text:p>59.2550581919543</text:p>
          </table:table-cell>
          <table:table-cell office:value-type="float" office:value="60.2024336225" calcext:value-type="float">
            <text:p>60.2024336225</text:p>
          </table:table-cell>
          <table:table-cell office:value-type="float" office:value="28.0703005757263" calcext:value-type="float">
            <text:p>28.0703005757263</text:p>
          </table:table-cell>
          <table:table-cell office:value-type="float" office:value="53.0357152626448" calcext:value-type="float">
            <text:p>53.0357152626448</text:p>
          </table:table-cell>
          <table:table-cell office:value-type="float" office:value="51.3038115648635" calcext:value-type="float">
            <text:p>51.3038115648635</text:p>
          </table:table-cell>
          <table:table-cell office:value-type="float" office:value="58.5430827400539" calcext:value-type="float">
            <text:p>58.5430827400539</text:p>
          </table:table-cell>
          <table:table-cell office:value-type="float" office:value="56.993805745631" calcext:value-type="float">
            <text:p>56.993805745631</text:p>
          </table:table-cell>
          <table:table-cell office:value-type="float" office:value="91.5756462214218" calcext:value-type="float">
            <text:p>91.5756462214218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47.7099085123905" calcext:value-type="float">
            <text:p>47.7099085123905</text:p>
          </table:table-cell>
          <table:table-cell office:value-type="float" office:value="27.0327627076084" calcext:value-type="float">
            <text:p>27.0327627076084</text:p>
          </table:table-cell>
          <table:table-cell office:value-type="float" office:value="32.7320153771263" calcext:value-type="float">
            <text:p>32.7320153771263</text:p>
          </table:table-cell>
          <table:table-cell office:value-type="float" office:value="0.257447660618921" calcext:value-type="float">
            <text:p>0.257447660618921</text:p>
          </table:table-cell>
          <table:table-cell office:value-type="float" office:value="16.195180802683" calcext:value-type="float">
            <text:p>16.195180802683</text:p>
          </table:table-cell>
          <table:table-cell office:value-type="float" office:value="15.3714496071939" calcext:value-type="float">
            <text:p>15.3714496071939</text:p>
          </table:table-cell>
          <table:table-cell office:value-type="float" office:value="8.76002358606212" calcext:value-type="float">
            <text:p>8.76002358606212</text:p>
          </table:table-cell>
          <table:table-cell office:value-type="float" office:value="13.6757463776114" calcext:value-type="float">
            <text:p>13.6757463776114</text:p>
          </table:table-cell>
          <table:table-cell office:value-type="float" office:value="19.4005851094799" calcext:value-type="float">
            <text:p>19.4005851094799</text:p>
          </table:table-cell>
          <table:table-cell office:value-type="float" office:value="3.32663962006863" calcext:value-type="float">
            <text:p>3.32663962006863</text:p>
          </table:table-cell>
          <table:table-cell office:value-type="float" office:value="3.6242508470131" calcext:value-type="float">
            <text:p>3.6242508470131</text:p>
          </table:table-cell>
          <table:table-cell office:value-type="float" office:value="0.25944226917956" calcext:value-type="float">
            <text:p>0.25944226917956</text:p>
          </table:table-cell>
          <table:table-cell office:value-type="float" office:value="22.4734946012305" calcext:value-type="float">
            <text:p>22.4734946012305</text:p>
          </table:table-cell>
          <table:table-cell office:value-type="float" office:value="11.277332210842" calcext:value-type="float">
            <text:p>11.277332210842</text:p>
          </table:table-cell>
          <table:table-cell office:value-type="float" office:value="7.68046334296093" calcext:value-type="float">
            <text:p>7.68046334296093</text:p>
          </table:table-cell>
          <table:table-cell office:value-type="float" office:value="37.5359655326188" calcext:value-type="float">
            <text:p>37.5359655326188</text:p>
          </table:table-cell>
          <table:table-cell office:value-type="float" office:value="47.1256828774816" calcext:value-type="float">
            <text:p>47.1256828774816</text:p>
          </table:table-cell>
          <table:table-cell office:value-type="float" office:value="7.80747256454222" calcext:value-type="float">
            <text:p>7.80747256454222</text:p>
          </table:table-cell>
          <table:table-cell office:value-type="float" office:value="18.1204186885095" calcext:value-type="float">
            <text:p>18.1204186885095</text:p>
          </table:table-cell>
          <table:table-cell office:value-type="float" office:value="32.079371188044" calcext:value-type="float">
            <text:p>32.079371188044</text:p>
          </table:table-cell>
          <table:table-cell office:value-type="float" office:value="48.6040906402799" calcext:value-type="float">
            <text:p>48.6040906402799</text:p>
          </table:table-cell>
          <table:table-cell office:value-type="float" office:value="14.0483695229607" calcext:value-type="float">
            <text:p>14.0483695229607</text:p>
          </table:table-cell>
          <table:table-cell office:value-type="float" office:value="23.1047810880091" calcext:value-type="float">
            <text:p>23.1047810880091</text:p>
          </table:table-cell>
          <table:table-cell office:value-type="float" office:value="37.7473251334093" calcext:value-type="float">
            <text:p>37.7473251334093</text:p>
          </table:table-cell>
          <table:table-cell office:value-type="float" office:value="52.2789330638128" calcext:value-type="float">
            <text:p>52.2789330638128</text:p>
          </table:table-cell>
          <table:table-cell office:value-type="float" office:value="61.4029521634689" calcext:value-type="float">
            <text:p>61.4029521634689</text:p>
          </table:table-cell>
          <table:table-cell office:value-type="float" office:value="74.9797367894426" calcext:value-type="float">
            <text:p>74.9797367894426</text:p>
          </table:table-cell>
          <table:table-cell office:value-type="float" office:value="62.6948078292943" calcext:value-type="float">
            <text:p>62.6948078292943</text:p>
          </table:table-cell>
          <table:table-cell office:value-type="float" office:value="80.479344672503" calcext:value-type="float">
            <text:p>80.479344672503</text:p>
          </table:table-cell>
          <table:table-cell office:value-type="float" office:value="17.6145363873542" calcext:value-type="float">
            <text:p>17.6145363873542</text:p>
          </table:table-cell>
          <table:table-cell office:value-type="float" office:value="39.4537866242862" calcext:value-type="float">
            <text:p>39.4537866242862</text:p>
          </table:table-cell>
          <table:table-cell office:value-type="float" office:value="32.8046238007179" calcext:value-type="float">
            <text:p>32.8046238007179</text:p>
          </table:table-cell>
          <table:table-cell office:value-type="float" office:value="65.5838058225712" calcext:value-type="float">
            <text:p>65.5838058225712</text:p>
          </table:table-cell>
          <table:table-cell office:value-type="float" office:value="55.6576763521781" calcext:value-type="float">
            <text:p>55.6576763521781</text:p>
          </table:table-cell>
          <table:table-cell office:value-type="float" office:value="47.4349943901189" calcext:value-type="float">
            <text:p>47.4349943901189</text:p>
          </table:table-cell>
          <table:table-cell office:value-type="float" office:value="63.1734903976309" calcext:value-type="float">
            <text:p>63.1734903976309</text:p>
          </table:table-cell>
          <table:table-cell office:value-type="float" office:value="68.5538026267341" calcext:value-type="float">
            <text:p>68.5538026267341</text:p>
          </table:table-cell>
          <table:table-cell office:value-type="float" office:value="32.8908955279494" calcext:value-type="float">
            <text:p>32.8908955279494</text:p>
          </table:table-cell>
          <table:table-cell office:value-type="float" office:value="53.491216184028" calcext:value-type="float">
            <text:p>53.491216184028</text:p>
          </table:table-cell>
          <table:table-cell office:value-type="float" office:value="53.387358651781" calcext:value-type="float">
            <text:p>53.387358651781</text:p>
          </table:table-cell>
          <table:table-cell office:value-type="float" office:value="61.8557519049084" calcext:value-type="float">
            <text:p>61.8557519049084</text:p>
          </table:table-cell>
          <table:table-cell office:value-type="float" office:value="60.6186800116958" calcext:value-type="float">
            <text:p>60.6186800116958</text:p>
          </table:table-cell>
          <table:table-cell office:value-type="float" office:value="92.7398495847061" calcext:value-type="float">
            <text:p>92.7398495847061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48.5334190642705" calcext:value-type="float">
            <text:p>48.5334190642705</text:p>
          </table:table-cell>
          <table:table-cell office:value-type="float" office:value="27.8216397671973" calcext:value-type="float">
            <text:p>27.8216397671973</text:p>
          </table:table-cell>
          <table:table-cell office:value-type="float" office:value="34.0612893104372" calcext:value-type="float">
            <text:p>34.0612893104372</text:p>
          </table:table-cell>
          <table:table-cell office:value-type="float" office:value="0.329943851270558" calcext:value-type="float">
            <text:p>0.329943851270558</text:p>
          </table:table-cell>
          <table:table-cell office:value-type="float" office:value="17.5732653749368" calcext:value-type="float">
            <text:p>17.5732653749368</text:p>
          </table:table-cell>
          <table:table-cell office:value-type="float" office:value="19.1251058498184" calcext:value-type="float">
            <text:p>19.1251058498184</text:p>
          </table:table-cell>
          <table:table-cell office:value-type="float" office:value="10.0455814633632" calcext:value-type="float">
            <text:p>10.0455814633632</text:p>
          </table:table-cell>
          <table:table-cell office:value-type="float" office:value="20.3241498748711" calcext:value-type="float">
            <text:p>20.3241498748711</text:p>
          </table:table-cell>
          <table:table-cell office:value-type="float" office:value="19.5671266817621" calcext:value-type="float">
            <text:p>19.5671266817621</text:p>
          </table:table-cell>
          <table:table-cell office:value-type="float" office:value="3.64077169814651" calcext:value-type="float">
            <text:p>3.64077169814651</text:p>
          </table:table-cell>
          <table:table-cell office:value-type="float" office:value="4.13380450289661" calcext:value-type="float">
            <text:p>4.13380450289661</text:p>
          </table:table-cell>
          <table:table-cell office:value-type="float" office:value="0.40765624938041" calcext:value-type="float">
            <text:p>0.40765624938041</text:p>
          </table:table-cell>
          <table:table-cell office:value-type="float" office:value="25.9214704575924" calcext:value-type="float">
            <text:p>25.9214704575924</text:p>
          </table:table-cell>
          <table:table-cell office:value-type="float" office:value="12.6958079329049" calcext:value-type="float">
            <text:p>12.6958079329049</text:p>
          </table:table-cell>
          <table:table-cell office:value-type="float" office:value="12.1778818412283" calcext:value-type="float">
            <text:p>12.1778818412283</text:p>
          </table:table-cell>
          <table:table-cell office:value-type="float" office:value="39.6817129018492" calcext:value-type="float">
            <text:p>39.6817129018492</text:p>
          </table:table-cell>
          <table:table-cell office:value-type="float" office:value="47.4597147110261" calcext:value-type="float">
            <text:p>47.4597147110261</text:p>
          </table:table-cell>
          <table:table-cell office:value-type="float" office:value="10.0871974501199" calcext:value-type="float">
            <text:p>10.0871974501199</text:p>
          </table:table-cell>
          <table:table-cell office:value-type="float" office:value="75.2878674631117" calcext:value-type="float">
            <text:p>75.2878674631117</text:p>
          </table:table-cell>
          <table:table-cell office:value-type="float" office:value="32.8593542596741" calcext:value-type="float">
            <text:p>32.8593542596741</text:p>
          </table:table-cell>
          <table:table-cell office:value-type="float" office:value="49.4455872029749" calcext:value-type="float">
            <text:p>49.4455872029749</text:p>
          </table:table-cell>
          <table:table-cell office:value-type="float" office:value="14.4171744711042" calcext:value-type="float">
            <text:p>14.4171744711042</text:p>
          </table:table-cell>
          <table:table-cell office:value-type="float" office:value="24.0257475935118" calcext:value-type="float">
            <text:p>24.0257475935118</text:p>
          </table:table-cell>
          <table:table-cell office:value-type="float" office:value="40.2526506769913" calcext:value-type="float">
            <text:p>40.2526506769913</text:p>
          </table:table-cell>
          <table:table-cell office:value-type="float" office:value="61.6933835697115" calcext:value-type="float">
            <text:p>61.6933835697115</text:p>
          </table:table-cell>
          <table:table-cell office:value-type="float" office:value="62.7314401110859" calcext:value-type="float">
            <text:p>62.7314401110859</text:p>
          </table:table-cell>
          <table:table-cell office:value-type="float" office:value="75.155905104787" calcext:value-type="float">
            <text:p>75.155905104787</text:p>
          </table:table-cell>
          <table:table-cell office:value-type="float" office:value="64.2315720350627" calcext:value-type="float">
            <text:p>64.2315720350627</text:p>
          </table:table-cell>
          <table:table-cell office:value-type="float" office:value="80.8283692218878" calcext:value-type="float">
            <text:p>80.8283692218878</text:p>
          </table:table-cell>
          <table:table-cell office:value-type="float" office:value="19.8959730094973" calcext:value-type="float">
            <text:p>19.8959730094973</text:p>
          </table:table-cell>
          <table:table-cell office:value-type="float" office:value="39.5045108282451" calcext:value-type="float">
            <text:p>39.5045108282451</text:p>
          </table:table-cell>
          <table:table-cell office:value-type="float" office:value="32.8465038997773" calcext:value-type="float">
            <text:p>32.8465038997773</text:p>
          </table:table-cell>
          <table:table-cell office:value-type="float" office:value="69.0955911683821" calcext:value-type="float">
            <text:p>69.0955911683821</text:p>
          </table:table-cell>
          <table:table-cell office:value-type="float" office:value="65.3624144355346" calcext:value-type="float">
            <text:p>65.3624144355346</text:p>
          </table:table-cell>
          <table:table-cell office:value-type="float" office:value="50.5893755591995" calcext:value-type="float">
            <text:p>50.5893755591995</text:p>
          </table:table-cell>
          <table:table-cell office:value-type="float" office:value="66.7041459136286" calcext:value-type="float">
            <text:p>66.7041459136286</text:p>
          </table:table-cell>
          <table:table-cell office:value-type="float" office:value="71.539750026753" calcext:value-type="float">
            <text:p>71.539750026753</text:p>
          </table:table-cell>
          <table:table-cell office:value-type="float" office:value="33.5790691839125" calcext:value-type="float">
            <text:p>33.5790691839125</text:p>
          </table:table-cell>
          <table:table-cell office:value-type="float" office:value="54.513508195009" calcext:value-type="float">
            <text:p>54.513508195009</text:p>
          </table:table-cell>
          <table:table-cell office:value-type="float" office:value="54.2386151438222" calcext:value-type="float">
            <text:p>54.2386151438222</text:p>
          </table:table-cell>
          <table:table-cell office:value-type="float" office:value="63.8730995725563" calcext:value-type="float">
            <text:p>63.8730995725563</text:p>
          </table:table-cell>
          <table:table-cell office:value-type="float" office:value="64.6708770474471" calcext:value-type="float">
            <text:p>64.6708770474471</text:p>
          </table:table-cell>
          <table:table-cell office:value-type="float" office:value="92.9912777641639" calcext:value-type="float">
            <text:p>92.9912777641639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48.791535397063" calcext:value-type="float">
            <text:p>48.791535397063</text:p>
          </table:table-cell>
          <table:table-cell office:value-type="float" office:value="29.4596198162895" calcext:value-type="float">
            <text:p>29.4596198162895</text:p>
          </table:table-cell>
          <table:table-cell office:value-type="float" office:value="34.6234785317569" calcext:value-type="float">
            <text:p>34.6234785317569</text:p>
          </table:table-cell>
          <table:table-cell office:value-type="float" office:value="0.475516096510264" calcext:value-type="float">
            <text:p>0.475516096510264</text:p>
          </table:table-cell>
          <table:table-cell office:value-type="float" office:value="17.9997149729706" calcext:value-type="float">
            <text:p>17.9997149729706</text:p>
          </table:table-cell>
          <table:table-cell office:value-type="float" office:value="20.6701963021614" calcext:value-type="float">
            <text:p>20.6701963021614</text:p>
          </table:table-cell>
          <table:table-cell office:value-type="float" office:value="10.9510351527867" calcext:value-type="float">
            <text:p>10.9510351527867</text:p>
          </table:table-cell>
          <table:table-cell office:value-type="float" office:value="20.7523641118068" calcext:value-type="float">
            <text:p>20.7523641118068</text:p>
          </table:table-cell>
          <table:table-cell office:value-type="float" office:value="19.7983813894095" calcext:value-type="float">
            <text:p>19.7983813894095</text:p>
          </table:table-cell>
          <table:table-cell office:value-type="float" office:value="5.06400405504325" calcext:value-type="float">
            <text:p>5.06400405504325</text:p>
          </table:table-cell>
          <table:table-cell office:value-type="float" office:value="5.38724584186969" calcext:value-type="float">
            <text:p>5.38724584186969</text:p>
          </table:table-cell>
          <table:table-cell office:value-type="float" office:value="0.621108615050248" calcext:value-type="float">
            <text:p>0.621108615050248</text:p>
          </table:table-cell>
          <table:table-cell office:value-type="float" office:value="33.7659775652936" calcext:value-type="float">
            <text:p>33.7659775652936</text:p>
          </table:table-cell>
          <table:table-cell office:value-type="float" office:value="16.5521075350672" calcext:value-type="float">
            <text:p>16.5521075350672</text:p>
          </table:table-cell>
          <table:table-cell office:value-type="float" office:value="18.8966291210243" calcext:value-type="float">
            <text:p>18.8966291210243</text:p>
          </table:table-cell>
          <table:table-cell office:value-type="float" office:value="40.0478191545654" calcext:value-type="float">
            <text:p>40.0478191545654</text:p>
          </table:table-cell>
          <table:table-cell office:value-type="float" office:value="55.1386124191729" calcext:value-type="float">
            <text:p>55.1386124191729</text:p>
          </table:table-cell>
          <table:table-cell office:value-type="float" office:value="11.9966657686855" calcext:value-type="float">
            <text:p>11.9966657686855</text:p>
          </table:table-cell>
          <table:table-cell/>
          <table:table-cell office:value-type="float" office:value="34.4635268740538" calcext:value-type="float">
            <text:p>34.4635268740538</text:p>
          </table:table-cell>
          <table:table-cell office:value-type="float" office:value="50.0643902230323" calcext:value-type="float">
            <text:p>50.0643902230323</text:p>
          </table:table-cell>
          <table:table-cell office:value-type="float" office:value="16.7674306809479" calcext:value-type="float">
            <text:p>16.7674306809479</text:p>
          </table:table-cell>
          <table:table-cell office:value-type="float" office:value="25.0789131433134" calcext:value-type="float">
            <text:p>25.0789131433134</text:p>
          </table:table-cell>
          <table:table-cell office:value-type="float" office:value="40.427111770422" calcext:value-type="float">
            <text:p>40.427111770422</text:p>
          </table:table-cell>
          <table:table-cell office:value-type="float" office:value="62.4031010802722" calcext:value-type="float">
            <text:p>62.4031010802722</text:p>
          </table:table-cell>
          <table:table-cell office:value-type="float" office:value="63.5499634659256" calcext:value-type="float">
            <text:p>63.5499634659256</text:p>
          </table:table-cell>
          <table:table-cell office:value-type="float" office:value="75.2016467866266" calcext:value-type="float">
            <text:p>75.2016467866266</text:p>
          </table:table-cell>
          <table:table-cell office:value-type="float" office:value="64.4396695850494" calcext:value-type="float">
            <text:p>64.4396695850494</text:p>
          </table:table-cell>
          <table:table-cell office:value-type="float" office:value="83.7934103173035" calcext:value-type="float">
            <text:p>83.7934103173035</text:p>
          </table:table-cell>
          <table:table-cell office:value-type="float" office:value="22.0176426001327" calcext:value-type="float">
            <text:p>22.0176426001327</text:p>
          </table:table-cell>
          <table:table-cell office:value-type="float" office:value="39.7438032413504" calcext:value-type="float">
            <text:p>39.7438032413504</text:p>
          </table:table-cell>
          <table:table-cell office:value-type="float" office:value="33.5266941526399" calcext:value-type="float">
            <text:p>33.5266941526399</text:p>
          </table:table-cell>
          <table:table-cell office:value-type="float" office:value="69.7433977591538" calcext:value-type="float">
            <text:p>69.7433977591538</text:p>
          </table:table-cell>
          <table:table-cell office:value-type="float" office:value="69.6223302374792" calcext:value-type="float">
            <text:p>69.6223302374792</text:p>
          </table:table-cell>
          <table:table-cell office:value-type="float" office:value="73.385674319411" calcext:value-type="float">
            <text:p>73.385674319411</text:p>
          </table:table-cell>
          <table:table-cell office:value-type="float" office:value="66.9375229541026" calcext:value-type="float">
            <text:p>66.9375229541026</text:p>
          </table:table-cell>
          <table:table-cell office:value-type="float" office:value="78.0973045525342" calcext:value-type="float">
            <text:p>78.0973045525342</text:p>
          </table:table-cell>
          <table:table-cell office:value-type="float" office:value="34.5063085729713" calcext:value-type="float">
            <text:p>34.5063085729713</text:p>
          </table:table-cell>
          <table:table-cell office:value-type="float" office:value="55.2042667450251" calcext:value-type="float">
            <text:p>55.2042667450251</text:p>
          </table:table-cell>
          <table:table-cell office:value-type="float" office:value="55.085154025097" calcext:value-type="float">
            <text:p>55.085154025097</text:p>
          </table:table-cell>
          <table:table-cell office:value-type="float" office:value="64.2844249734761" calcext:value-type="float">
            <text:p>64.2844249734761</text:p>
          </table:table-cell>
          <table:table-cell office:value-type="float" office:value="68.5599581809462" calcext:value-type="float">
            <text:p>68.5599581809462</text:p>
          </table:table-cell>
          <table:table-cell office:value-type="float" office:value="93.2970886526516" calcext:value-type="float">
            <text:p>93.2970886526516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49.3193021882489" calcext:value-type="float">
            <text:p>49.3193021882489</text:p>
          </table:table-cell>
          <table:table-cell office:value-type="float" office:value="31.2820740761321" calcext:value-type="float">
            <text:p>31.2820740761321</text:p>
          </table:table-cell>
          <table:table-cell office:value-type="float" office:value="36.0145247907926" calcext:value-type="float">
            <text:p>36.0145247907926</text:p>
          </table:table-cell>
          <table:table-cell office:value-type="float" office:value="0.487047247159047" calcext:value-type="float">
            <text:p>0.487047247159047</text:p>
          </table:table-cell>
          <table:table-cell office:value-type="float" office:value="20.0487893766628" calcext:value-type="float">
            <text:p>20.0487893766628</text:p>
          </table:table-cell>
          <table:table-cell office:value-type="float" office:value="23.6074636728107" calcext:value-type="float">
            <text:p>23.6074636728107</text:p>
          </table:table-cell>
          <table:table-cell office:value-type="float" office:value="14.6015780179746" calcext:value-type="float">
            <text:p>14.6015780179746</text:p>
          </table:table-cell>
          <table:table-cell office:value-type="float" office:value="26.3782418983762" calcext:value-type="float">
            <text:p>26.3782418983762</text:p>
          </table:table-cell>
          <table:table-cell office:value-type="float" office:value="23.1908564430775" calcext:value-type="float">
            <text:p>23.1908564430775</text:p>
          </table:table-cell>
          <table:table-cell office:value-type="float" office:value="8.04386270796892" calcext:value-type="float">
            <text:p>8.04386270796892</text:p>
          </table:table-cell>
          <table:table-cell office:value-type="float" office:value="6.41642437117132" calcext:value-type="float">
            <text:p>6.41642437117132</text:p>
          </table:table-cell>
          <table:table-cell office:value-type="float" office:value="1.65803118341582" calcext:value-type="float">
            <text:p>1.65803118341582</text:p>
          </table:table-cell>
          <table:table-cell office:value-type="float" office:value="37.4874758697888" calcext:value-type="float">
            <text:p>37.4874758697888</text:p>
          </table:table-cell>
          <table:table-cell office:value-type="float" office:value="18.9308780799283" calcext:value-type="float">
            <text:p>18.9308780799283</text:p>
          </table:table-cell>
          <table:table-cell office:value-type="float" office:value="19.9424126884576" calcext:value-type="float">
            <text:p>19.9424126884576</text:p>
          </table:table-cell>
          <table:table-cell office:value-type="float" office:value="40.222979480857" calcext:value-type="float">
            <text:p>40.222979480857</text:p>
          </table:table-cell>
          <table:table-cell office:value-type="float" office:value="55.1423455300133" calcext:value-type="float">
            <text:p>55.1423455300133</text:p>
          </table:table-cell>
          <table:table-cell office:value-type="float" office:value="14.088790030298" calcext:value-type="float">
            <text:p>14.088790030298</text:p>
          </table:table-cell>
          <table:table-cell office:value-type="float" office:value="6.66986613947886" calcext:value-type="float">
            <text:p>6.66986613947886</text:p>
          </table:table-cell>
          <table:table-cell office:value-type="float" office:value="37.4506362544948" calcext:value-type="float">
            <text:p>37.4506362544948</text:p>
          </table:table-cell>
          <table:table-cell office:value-type="float" office:value="50.4215634863627" calcext:value-type="float">
            <text:p>50.4215634863627</text:p>
          </table:table-cell>
          <table:table-cell office:value-type="float" office:value="17.180418999122" calcext:value-type="float">
            <text:p>17.180418999122</text:p>
          </table:table-cell>
          <table:table-cell office:value-type="float" office:value="28.2979653192778" calcext:value-type="float">
            <text:p>28.2979653192778</text:p>
          </table:table-cell>
          <table:table-cell office:value-type="float" office:value="41.4303517185312" calcext:value-type="float">
            <text:p>41.4303517185312</text:p>
          </table:table-cell>
          <table:table-cell office:value-type="float" office:value="68.5776687795476" calcext:value-type="float">
            <text:p>68.5776687795476</text:p>
          </table:table-cell>
          <table:table-cell office:value-type="float" office:value="64.5670996751787" calcext:value-type="float">
            <text:p>64.5670996751787</text:p>
          </table:table-cell>
          <table:table-cell office:value-type="float" office:value="75.3776287351517" calcext:value-type="float">
            <text:p>75.3776287351517</text:p>
          </table:table-cell>
          <table:table-cell office:value-type="float" office:value="64.4953539562476" calcext:value-type="float">
            <text:p>64.4953539562476</text:p>
          </table:table-cell>
          <table:table-cell office:value-type="float" office:value="84.3869313075571" calcext:value-type="float">
            <text:p>84.3869313075571</text:p>
          </table:table-cell>
          <table:table-cell office:value-type="float" office:value="22.267615315096" calcext:value-type="float">
            <text:p>22.267615315096</text:p>
          </table:table-cell>
          <table:table-cell office:value-type="float" office:value="41.1037013566638" calcext:value-type="float">
            <text:p>41.1037013566638</text:p>
          </table:table-cell>
          <table:table-cell office:value-type="float" office:value="33.7240840073135" calcext:value-type="float">
            <text:p>33.7240840073135</text:p>
          </table:table-cell>
          <table:table-cell office:value-type="float" office:value="70.1480406779814" calcext:value-type="float">
            <text:p>70.1480406779814</text:p>
          </table:table-cell>
          <table:table-cell office:value-type="float" office:value="69.937308882798" calcext:value-type="float">
            <text:p>69.937308882798</text:p>
          </table:table-cell>
          <table:table-cell office:value-type="float" office:value="77.8021073806754" calcext:value-type="float">
            <text:p>77.8021073806754</text:p>
          </table:table-cell>
          <table:table-cell office:value-type="float" office:value="70.0662390736207" calcext:value-type="float">
            <text:p>70.0662390736207</text:p>
          </table:table-cell>
          <table:table-cell office:value-type="float" office:value="78.5025251643718" calcext:value-type="float">
            <text:p>78.5025251643718</text:p>
          </table:table-cell>
          <table:table-cell office:value-type="float" office:value="35.2587572342444" calcext:value-type="float">
            <text:p>35.2587572342444</text:p>
          </table:table-cell>
          <table:table-cell office:value-type="float" office:value="59.4892577407272" calcext:value-type="float">
            <text:p>59.4892577407272</text:p>
          </table:table-cell>
          <table:table-cell office:value-type="float" office:value="55.6367870436111" calcext:value-type="float">
            <text:p>55.6367870436111</text:p>
          </table:table-cell>
          <table:table-cell office:value-type="float" office:value="66.3720908507371" calcext:value-type="float">
            <text:p>66.3720908507371</text:p>
          </table:table-cell>
          <table:table-cell office:value-type="float" office:value="75.8316090704983" calcext:value-type="float">
            <text:p>75.8316090704983</text:p>
          </table:table-cell>
          <table:table-cell office:value-type="float" office:value="95.2563428524153" calcext:value-type="float">
            <text:p>95.2563428524153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49.4037161489751" calcext:value-type="float">
            <text:p>49.4037161489751</text:p>
          </table:table-cell>
          <table:table-cell office:value-type="float" office:value="34.1328630457128" calcext:value-type="float">
            <text:p>34.1328630457128</text:p>
          </table:table-cell>
          <table:table-cell office:value-type="float" office:value="37.31959305336" calcext:value-type="float">
            <text:p>37.31959305336</text:p>
          </table:table-cell>
          <table:table-cell office:value-type="float" office:value="0.619383274045135" calcext:value-type="float">
            <text:p>0.619383274045135</text:p>
          </table:table-cell>
          <table:table-cell office:value-type="float" office:value="20.4476207051032" calcext:value-type="float">
            <text:p>20.4476207051032</text:p>
          </table:table-cell>
          <table:table-cell office:value-type="float" office:value="25.6955296134365" calcext:value-type="float">
            <text:p>25.6955296134365</text:p>
          </table:table-cell>
          <table:table-cell office:value-type="float" office:value="15.4730797518307" calcext:value-type="float">
            <text:p>15.4730797518307</text:p>
          </table:table-cell>
          <table:table-cell office:value-type="float" office:value="26.8376881863594" calcext:value-type="float">
            <text:p>26.8376881863594</text:p>
          </table:table-cell>
          <table:table-cell office:value-type="float" office:value="23.4100376777675" calcext:value-type="float">
            <text:p>23.4100376777675</text:p>
          </table:table-cell>
          <table:table-cell office:value-type="float" office:value="9.29180080560601" calcext:value-type="float">
            <text:p>9.29180080560601</text:p>
          </table:table-cell>
          <table:table-cell office:value-type="float" office:value="7.29036478164991" calcext:value-type="float">
            <text:p>7.29036478164991</text:p>
          </table:table-cell>
          <table:table-cell office:value-type="float" office:value="3.27125006264671" calcext:value-type="float">
            <text:p>3.27125006264671</text:p>
          </table:table-cell>
          <table:table-cell office:value-type="float" office:value="40.5819629750506" calcext:value-type="float">
            <text:p>40.5819629750506</text:p>
          </table:table-cell>
          <table:table-cell office:value-type="float" office:value="19.774437247745" calcext:value-type="float">
            <text:p>19.774437247745</text:p>
          </table:table-cell>
          <table:table-cell office:value-type="float" office:value="31.1479454454797" calcext:value-type="float">
            <text:p>31.1479454454797</text:p>
          </table:table-cell>
          <table:table-cell office:value-type="float" office:value="41.8725544321207" calcext:value-type="float">
            <text:p>41.8725544321207</text:p>
          </table:table-cell>
          <table:table-cell office:value-type="float" office:value="55.8946259973081" calcext:value-type="float">
            <text:p>55.8946259973081</text:p>
          </table:table-cell>
          <table:table-cell office:value-type="float" office:value="16.0618037806791" calcext:value-type="float">
            <text:p>16.0618037806791</text:p>
          </table:table-cell>
          <table:table-cell office:value-type="float" office:value="7.37522325544835" calcext:value-type="float">
            <text:p>7.37522325544835</text:p>
          </table:table-cell>
          <table:table-cell office:value-type="float" office:value="39.5934638775601" calcext:value-type="float">
            <text:p>39.5934638775601</text:p>
          </table:table-cell>
          <table:table-cell office:value-type="float" office:value="50.9751168598146" calcext:value-type="float">
            <text:p>50.9751168598146</text:p>
          </table:table-cell>
          <table:table-cell office:value-type="float" office:value="19.7705210023981" calcext:value-type="float">
            <text:p>19.7705210023981</text:p>
          </table:table-cell>
          <table:table-cell office:value-type="float" office:value="28.9128877285129" calcext:value-type="float">
            <text:p>28.9128877285129</text:p>
          </table:table-cell>
          <table:table-cell office:value-type="float" office:value="42.5649545306455" calcext:value-type="float">
            <text:p>42.5649545306455</text:p>
          </table:table-cell>
          <table:table-cell office:value-type="float" office:value="69.4558033863616" calcext:value-type="float">
            <text:p>69.4558033863616</text:p>
          </table:table-cell>
          <table:table-cell office:value-type="float" office:value="67.255925319582" calcext:value-type="float">
            <text:p>67.255925319582</text:p>
          </table:table-cell>
          <table:table-cell office:value-type="float" office:value="76.4274215878824" calcext:value-type="float">
            <text:p>76.4274215878824</text:p>
          </table:table-cell>
          <table:table-cell office:value-type="float" office:value="65.1009104391955" calcext:value-type="float">
            <text:p>65.1009104391955</text:p>
          </table:table-cell>
          <table:table-cell office:value-type="float" office:value="84.7378121121902" calcext:value-type="float">
            <text:p>84.7378121121902</text:p>
          </table:table-cell>
          <table:table-cell office:value-type="float" office:value="23.0550804872009" calcext:value-type="float">
            <text:p>23.0550804872009</text:p>
          </table:table-cell>
          <table:table-cell office:value-type="float" office:value="41.6010120114142" calcext:value-type="float">
            <text:p>41.6010120114142</text:p>
          </table:table-cell>
          <table:table-cell office:value-type="float" office:value="34.3715325645894" calcext:value-type="float">
            <text:p>34.3715325645894</text:p>
          </table:table-cell>
          <table:table-cell office:value-type="float" office:value="70.7969700370613" calcext:value-type="float">
            <text:p>70.7969700370613</text:p>
          </table:table-cell>
          <table:table-cell office:value-type="float" office:value="69.9531847782891" calcext:value-type="float">
            <text:p>69.9531847782891</text:p>
          </table:table-cell>
          <table:table-cell office:value-type="float" office:value="82.9204729815215" calcext:value-type="float">
            <text:p>82.9204729815215</text:p>
          </table:table-cell>
          <table:table-cell office:value-type="float" office:value="73.5906010605148" calcext:value-type="float">
            <text:p>73.5906010605148</text:p>
          </table:table-cell>
          <table:table-cell office:value-type="float" office:value="78.9269640312751" calcext:value-type="float">
            <text:p>78.9269640312751</text:p>
          </table:table-cell>
          <table:table-cell office:value-type="float" office:value="35.4736817625392" calcext:value-type="float">
            <text:p>35.4736817625392</text:p>
          </table:table-cell>
          <table:table-cell office:value-type="float" office:value="60.9543194317207" calcext:value-type="float">
            <text:p>60.9543194317207</text:p>
          </table:table-cell>
          <table:table-cell office:value-type="float" office:value="55.8408751182408" calcext:value-type="float">
            <text:p>55.8408751182408</text:p>
          </table:table-cell>
          <table:table-cell office:value-type="float" office:value="69.4515787264828" calcext:value-type="float">
            <text:p>69.4515787264828</text:p>
          </table:table-cell>
          <table:table-cell office:value-type="float" office:value="78.2906604049419" calcext:value-type="float">
            <text:p>78.2906604049419</text:p>
          </table:table-cell>
          <table:table-cell office:value-type="float" office:value="97.2206081502212" calcext:value-type="float">
            <text:p>97.2206081502212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50.0078289341388" calcext:value-type="float">
            <text:p>50.0078289341388</text:p>
          </table:table-cell>
          <table:table-cell office:value-type="float" office:value="35.6658548374718" calcext:value-type="float">
            <text:p>35.6658548374718</text:p>
          </table:table-cell>
          <table:table-cell office:value-type="float" office:value="40.8729581598982" calcext:value-type="float">
            <text:p>40.8729581598982</text:p>
          </table:table-cell>
          <table:table-cell office:value-type="float" office:value="0.688785332850398" calcext:value-type="float">
            <text:p>0.688785332850398</text:p>
          </table:table-cell>
          <table:table-cell office:value-type="float" office:value="20.8137793454772" calcext:value-type="float">
            <text:p>20.8137793454772</text:p>
          </table:table-cell>
          <table:table-cell office:value-type="float" office:value="27.1279606549207" calcext:value-type="float">
            <text:p>27.1279606549207</text:p>
          </table:table-cell>
          <table:table-cell office:value-type="float" office:value="16.7923425933877" calcext:value-type="float">
            <text:p>16.7923425933877</text:p>
          </table:table-cell>
          <table:table-cell office:value-type="float" office:value="28.5182809619595" calcext:value-type="float">
            <text:p>28.5182809619595</text:p>
          </table:table-cell>
          <table:table-cell office:value-type="float" office:value="23.5496561054346" calcext:value-type="float">
            <text:p>23.5496561054346</text:p>
          </table:table-cell>
          <table:table-cell office:value-type="float" office:value="11.2581321555874" calcext:value-type="float">
            <text:p>11.2581321555874</text:p>
          </table:table-cell>
          <table:table-cell office:value-type="float" office:value="7.67918664525881" calcext:value-type="float">
            <text:p>7.67918664525881</text:p>
          </table:table-cell>
          <table:table-cell office:value-type="float" office:value="3.46375222846289" calcext:value-type="float">
            <text:p>3.46375222846289</text:p>
          </table:table-cell>
          <table:table-cell office:value-type="float" office:value="44.7775124155307" calcext:value-type="float">
            <text:p>44.7775124155307</text:p>
          </table:table-cell>
          <table:table-cell office:value-type="float" office:value="23.458320127565" calcext:value-type="float">
            <text:p>23.458320127565</text:p>
          </table:table-cell>
          <table:table-cell office:value-type="float" office:value="36.8321299516775" calcext:value-type="float">
            <text:p>36.8321299516775</text:p>
          </table:table-cell>
          <table:table-cell office:value-type="float" office:value="45.5561894038303" calcext:value-type="float">
            <text:p>45.5561894038303</text:p>
          </table:table-cell>
          <table:table-cell office:value-type="float" office:value="62.7533385428214" calcext:value-type="float">
            <text:p>62.7533385428214</text:p>
          </table:table-cell>
          <table:table-cell office:value-type="float" office:value="18.692653565955" calcext:value-type="float">
            <text:p>18.692653565955</text:p>
          </table:table-cell>
          <table:table-cell office:value-type="float" office:value="8.86945102518657" calcext:value-type="float">
            <text:p>8.86945102518657</text:p>
          </table:table-cell>
          <table:table-cell office:value-type="float" office:value="43.4370005555712" calcext:value-type="float">
            <text:p>43.4370005555712</text:p>
          </table:table-cell>
          <table:table-cell office:value-type="float" office:value="52.4905155360624" calcext:value-type="float">
            <text:p>52.4905155360624</text:p>
          </table:table-cell>
          <table:table-cell office:value-type="float" office:value="20.1327777925529" calcext:value-type="float">
            <text:p>20.1327777925529</text:p>
          </table:table-cell>
          <table:table-cell office:value-type="float" office:value="40.7476111523586" calcext:value-type="float">
            <text:p>40.7476111523586</text:p>
          </table:table-cell>
          <table:table-cell office:value-type="float" office:value="42.6566403043856" calcext:value-type="float">
            <text:p>42.6566403043856</text:p>
          </table:table-cell>
          <table:table-cell office:value-type="float" office:value="69.5028418509059" calcext:value-type="float">
            <text:p>69.5028418509059</text:p>
          </table:table-cell>
          <table:table-cell office:value-type="float" office:value="69.3168994231091" calcext:value-type="float">
            <text:p>69.3168994231091</text:p>
          </table:table-cell>
          <table:table-cell office:value-type="float" office:value="76.78568314915" calcext:value-type="float">
            <text:p>76.78568314915</text:p>
          </table:table-cell>
          <table:table-cell office:value-type="float" office:value="65.1211533308228" calcext:value-type="float">
            <text:p>65.1211533308228</text:p>
          </table:table-cell>
          <table:table-cell office:value-type="float" office:value="85.0522584872112" calcext:value-type="float">
            <text:p>85.0522584872112</text:p>
          </table:table-cell>
          <table:table-cell office:value-type="float" office:value="31.8318194971436" calcext:value-type="float">
            <text:p>31.8318194971436</text:p>
          </table:table-cell>
          <table:table-cell office:value-type="float" office:value="41.9713126472426" calcext:value-type="float">
            <text:p>41.9713126472426</text:p>
          </table:table-cell>
          <table:table-cell office:value-type="float" office:value="36.583723074981" calcext:value-type="float">
            <text:p>36.583723074981</text:p>
          </table:table-cell>
          <table:table-cell office:value-type="float" office:value="73.9559350508475" calcext:value-type="float">
            <text:p>73.9559350508475</text:p>
          </table:table-cell>
          <table:table-cell office:value-type="float" office:value="72.3376545541275" calcext:value-type="float">
            <text:p>72.3376545541275</text:p>
          </table:table-cell>
          <table:table-cell office:value-type="float" office:value="88.6694578346567" calcext:value-type="float">
            <text:p>88.6694578346567</text:p>
          </table:table-cell>
          <table:table-cell office:value-type="float" office:value="74.5896024403076" calcext:value-type="float">
            <text:p>74.5896024403076</text:p>
          </table:table-cell>
          <table:table-cell office:value-type="float" office:value="79.3293792981306" calcext:value-type="float">
            <text:p>79.3293792981306</text:p>
          </table:table-cell>
          <table:table-cell office:value-type="float" office:value="36.8666076517074" calcext:value-type="float">
            <text:p>36.8666076517074</text:p>
          </table:table-cell>
          <table:table-cell office:value-type="float" office:value="61.0392156067063" calcext:value-type="float">
            <text:p>61.0392156067063</text:p>
          </table:table-cell>
          <table:table-cell office:value-type="float" office:value="57.1404825815084" calcext:value-type="float">
            <text:p>57.1404825815084</text:p>
          </table:table-cell>
          <table:table-cell office:value-type="float" office:value="70.1316014880312" calcext:value-type="float">
            <text:p>70.1316014880312</text:p>
          </table:table-cell>
          <table:table-cell office:value-type="float" office:value="81.51960255709" calcext:value-type="float">
            <text:p>81.51960255709</text:p>
          </table:table-cell>
          <table:table-cell office:value-type="float" office:value="97.2409236714874" calcext:value-type="float">
            <text:p>97.2409236714874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50.3371337917999" calcext:value-type="float">
            <text:p>50.3371337917999</text:p>
          </table:table-cell>
          <table:table-cell office:value-type="float" office:value="36.7526278892716" calcext:value-type="float">
            <text:p>36.7526278892716</text:p>
          </table:table-cell>
          <table:table-cell office:value-type="float" office:value="41.4754256101454" calcext:value-type="float">
            <text:p>41.4754256101454</text:p>
          </table:table-cell>
          <table:table-cell office:value-type="float" office:value="1.23410820960459" calcext:value-type="float">
            <text:p>1.23410820960459</text:p>
          </table:table-cell>
          <table:table-cell office:value-type="float" office:value="21.4730999558934" calcext:value-type="float">
            <text:p>21.4730999558934</text:p>
          </table:table-cell>
          <table:table-cell office:value-type="float" office:value="29.2617071851078" calcext:value-type="float">
            <text:p>29.2617071851078</text:p>
          </table:table-cell>
          <table:table-cell office:value-type="float" office:value="18.9647901473576" calcext:value-type="float">
            <text:p>18.9647901473576</text:p>
          </table:table-cell>
          <table:table-cell office:value-type="float" office:value="39.4187120983405" calcext:value-type="float">
            <text:p>39.4187120983405</text:p>
          </table:table-cell>
          <table:table-cell office:value-type="float" office:value="25.1998014711938" calcext:value-type="float">
            <text:p>25.1998014711938</text:p>
          </table:table-cell>
          <table:table-cell office:value-type="float" office:value="11.8125718580475" calcext:value-type="float">
            <text:p>11.8125718580475</text:p>
          </table:table-cell>
          <table:table-cell office:value-type="float" office:value="8.47122660725263" calcext:value-type="float">
            <text:p>8.47122660725263</text:p>
          </table:table-cell>
          <table:table-cell office:value-type="float" office:value="6.3826693735438" calcext:value-type="float">
            <text:p>6.3826693735438</text:p>
          </table:table-cell>
          <table:table-cell office:value-type="float" office:value="44.9631288215113" calcext:value-type="float">
            <text:p>44.9631288215113</text:p>
          </table:table-cell>
          <table:table-cell office:value-type="float" office:value="32.0345301717715" calcext:value-type="float">
            <text:p>32.0345301717715</text:p>
          </table:table-cell>
          <table:table-cell office:value-type="float" office:value="36.9187628825944" calcext:value-type="float">
            <text:p>36.9187628825944</text:p>
          </table:table-cell>
          <table:table-cell office:value-type="float" office:value="46.3200835076196" calcext:value-type="float">
            <text:p>46.3200835076196</text:p>
          </table:table-cell>
          <table:table-cell office:value-type="float" office:value="64.1076022937949" calcext:value-type="float">
            <text:p>64.1076022937949</text:p>
          </table:table-cell>
          <table:table-cell office:value-type="float" office:value="18.8818709717946" calcext:value-type="float">
            <text:p>18.8818709717946</text:p>
          </table:table-cell>
          <table:table-cell office:value-type="float" office:value="12.7443216507485" calcext:value-type="float">
            <text:p>12.7443216507485</text:p>
          </table:table-cell>
          <table:table-cell office:value-type="float" office:value="45.7833132284043" calcext:value-type="float">
            <text:p>45.7833132284043</text:p>
          </table:table-cell>
          <table:table-cell office:value-type="float" office:value="54.871706580133" calcext:value-type="float">
            <text:p>54.871706580133</text:p>
          </table:table-cell>
          <table:table-cell office:value-type="float" office:value="22.6589491987096" calcext:value-type="float">
            <text:p>22.6589491987096</text:p>
          </table:table-cell>
          <table:table-cell office:value-type="float" office:value="40.7803274663325" calcext:value-type="float">
            <text:p>40.7803274663325</text:p>
          </table:table-cell>
          <table:table-cell office:value-type="float" office:value="43.312457878774" calcext:value-type="float">
            <text:p>43.312457878774</text:p>
          </table:table-cell>
          <table:table-cell office:value-type="float" office:value="74.0494477247832" calcext:value-type="float">
            <text:p>74.0494477247832</text:p>
          </table:table-cell>
          <table:table-cell office:value-type="float" office:value="72.8531099153731" calcext:value-type="float">
            <text:p>72.8531099153731</text:p>
          </table:table-cell>
          <table:table-cell office:value-type="float" office:value="77.0095249629005" calcext:value-type="float">
            <text:p>77.0095249629005</text:p>
          </table:table-cell>
          <table:table-cell office:value-type="float" office:value="68.4148467855606" calcext:value-type="float">
            <text:p>68.4148467855606</text:p>
          </table:table-cell>
          <table:table-cell office:value-type="float" office:value="85.5738662055521" calcext:value-type="float">
            <text:p>85.5738662055521</text:p>
          </table:table-cell>
          <table:table-cell office:value-type="float" office:value="32.8248443280723" calcext:value-type="float">
            <text:p>32.8248443280723</text:p>
          </table:table-cell>
          <table:table-cell office:value-type="float" office:value="42.3682981799275" calcext:value-type="float">
            <text:p>42.3682981799275</text:p>
          </table:table-cell>
          <table:table-cell office:value-type="float" office:value="37.4479504284719" calcext:value-type="float">
            <text:p>37.4479504284719</text:p>
          </table:table-cell>
          <table:table-cell office:value-type="float" office:value="77.2966697627046" calcext:value-type="float">
            <text:p>77.2966697627046</text:p>
          </table:table-cell>
          <table:table-cell office:value-type="float" office:value="73.4085214971953" calcext:value-type="float">
            <text:p>73.4085214971953</text:p>
          </table:table-cell>
          <table:table-cell/>
          <table:table-cell office:value-type="float" office:value="80.8065785978668" calcext:value-type="float">
            <text:p>80.8065785978668</text:p>
          </table:table-cell>
          <table:table-cell office:value-type="float" office:value="81.6621646926604" calcext:value-type="float">
            <text:p>81.6621646926604</text:p>
          </table:table-cell>
          <table:table-cell office:value-type="float" office:value="40.0223014894415" calcext:value-type="float">
            <text:p>40.0223014894415</text:p>
          </table:table-cell>
          <table:table-cell office:value-type="float" office:value="63.7391775082418" calcext:value-type="float">
            <text:p>63.7391775082418</text:p>
          </table:table-cell>
          <table:table-cell office:value-type="float" office:value="57.5507567983204" calcext:value-type="float">
            <text:p>57.5507567983204</text:p>
          </table:table-cell>
          <table:table-cell office:value-type="float" office:value="75.3662188797041" calcext:value-type="float">
            <text:p>75.3662188797041</text:p>
          </table:table-cell>
          <table:table-cell office:value-type="float" office:value="83.021360326959" calcext:value-type="float">
            <text:p>83.021360326959</text:p>
          </table:table-cell>
          <table:table-cell office:value-type="float" office:value="97.5351630147686" calcext:value-type="float">
            <text:p>97.5351630147686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50.4244897481431" calcext:value-type="float">
            <text:p>50.4244897481431</text:p>
          </table:table-cell>
          <table:table-cell office:value-type="float" office:value="37.5164655517517" calcext:value-type="float">
            <text:p>37.5164655517517</text:p>
          </table:table-cell>
          <table:table-cell office:value-type="float" office:value="42.2063801550349" calcext:value-type="float">
            <text:p>42.2063801550349</text:p>
          </table:table-cell>
          <table:table-cell office:value-type="float" office:value="1.7969382541026" calcext:value-type="float">
            <text:p>1.7969382541026</text:p>
          </table:table-cell>
          <table:table-cell office:value-type="float" office:value="22.5411099038978" calcext:value-type="float">
            <text:p>22.5411099038978</text:p>
          </table:table-cell>
          <table:table-cell office:value-type="float" office:value="30.0936742060763" calcext:value-type="float">
            <text:p>30.0936742060763</text:p>
          </table:table-cell>
          <table:table-cell office:value-type="float" office:value="19.0652125754105" calcext:value-type="float">
            <text:p>19.0652125754105</text:p>
          </table:table-cell>
          <table:table-cell office:value-type="float" office:value="42.4845530771433" calcext:value-type="float">
            <text:p>42.4845530771433</text:p>
          </table:table-cell>
          <table:table-cell office:value-type="float" office:value="26.4915060566358" calcext:value-type="float">
            <text:p>26.4915060566358</text:p>
          </table:table-cell>
          <table:table-cell office:value-type="float" office:value="13.512461445492" calcext:value-type="float">
            <text:p>13.512461445492</text:p>
          </table:table-cell>
          <table:table-cell office:value-type="float" office:value="9.74392964402449" calcext:value-type="float">
            <text:p>9.74392964402449</text:p>
          </table:table-cell>
          <table:table-cell office:value-type="float" office:value="7.06723279470965" calcext:value-type="float">
            <text:p>7.06723279470965</text:p>
          </table:table-cell>
          <table:table-cell office:value-type="float" office:value="48.592384444137" calcext:value-type="float">
            <text:p>48.592384444137</text:p>
          </table:table-cell>
          <table:table-cell office:value-type="float" office:value="38.8106156714154" calcext:value-type="float">
            <text:p>38.8106156714154</text:p>
          </table:table-cell>
          <table:table-cell office:value-type="float" office:value="38.2973602984137" calcext:value-type="float">
            <text:p>38.2973602984137</text:p>
          </table:table-cell>
          <table:table-cell office:value-type="float" office:value="47.2389946412411" calcext:value-type="float">
            <text:p>47.2389946412411</text:p>
          </table:table-cell>
          <table:table-cell office:value-type="float" office:value="71.4067808542311" calcext:value-type="float">
            <text:p>71.4067808542311</text:p>
          </table:table-cell>
          <table:table-cell office:value-type="float" office:value="20.3222565332418" calcext:value-type="float">
            <text:p>20.3222565332418</text:p>
          </table:table-cell>
          <table:table-cell office:value-type="float" office:value="13.237028626062" calcext:value-type="float">
            <text:p>13.237028626062</text:p>
          </table:table-cell>
          <table:table-cell office:value-type="float" office:value="47.261367487247" calcext:value-type="float">
            <text:p>47.261367487247</text:p>
          </table:table-cell>
          <table:table-cell office:value-type="float" office:value="57.6261880414763" calcext:value-type="float">
            <text:p>57.6261880414763</text:p>
          </table:table-cell>
          <table:table-cell office:value-type="float" office:value="22.7315840564389" calcext:value-type="float">
            <text:p>22.7315840564389</text:p>
          </table:table-cell>
          <table:table-cell office:value-type="float" office:value="43.9901559701656" calcext:value-type="float">
            <text:p>43.9901559701656</text:p>
          </table:table-cell>
          <table:table-cell office:value-type="float" office:value="43.4180774114196" calcext:value-type="float">
            <text:p>43.4180774114196</text:p>
          </table:table-cell>
          <table:table-cell office:value-type="float" office:value="74.3678689845" calcext:value-type="float">
            <text:p>74.3678689845</text:p>
          </table:table-cell>
          <table:table-cell office:value-type="float" office:value="75.0374469104511" calcext:value-type="float">
            <text:p>75.0374469104511</text:p>
          </table:table-cell>
          <table:table-cell office:value-type="float" office:value="79.0281674910653" calcext:value-type="float">
            <text:p>79.0281674910653</text:p>
          </table:table-cell>
          <table:table-cell office:value-type="float" office:value="68.5083311569658" calcext:value-type="float">
            <text:p>68.5083311569658</text:p>
          </table:table-cell>
          <table:table-cell office:value-type="float" office:value="85.8304956977654" calcext:value-type="float">
            <text:p>85.8304956977654</text:p>
          </table:table-cell>
          <table:table-cell office:value-type="float" office:value="36.3135662768394" calcext:value-type="float">
            <text:p>36.3135662768394</text:p>
          </table:table-cell>
          <table:table-cell office:value-type="float" office:value="42.4657365521732" calcext:value-type="float">
            <text:p>42.4657365521732</text:p>
          </table:table-cell>
          <table:table-cell office:value-type="float" office:value="40.195321906883" calcext:value-type="float">
            <text:p>40.195321906883</text:p>
          </table:table-cell>
          <table:table-cell office:value-type="float" office:value="77.6921005891992" calcext:value-type="float">
            <text:p>77.6921005891992</text:p>
          </table:table-cell>
          <table:table-cell office:value-type="float" office:value="74.2371777296063" calcext:value-type="float">
            <text:p>74.2371777296063</text:p>
          </table:table-cell>
          <table:table-cell/>
          <table:table-cell office:value-type="float" office:value="81.2415346336735" calcext:value-type="float">
            <text:p>81.2415346336735</text:p>
          </table:table-cell>
          <table:table-cell office:value-type="float" office:value="82.3085595637532" calcext:value-type="float">
            <text:p>82.3085595637532</text:p>
          </table:table-cell>
          <table:table-cell office:value-type="float" office:value="40.5899020046666" calcext:value-type="float">
            <text:p>40.5899020046666</text:p>
          </table:table-cell>
          <table:table-cell office:value-type="float" office:value="64.0299569212433" calcext:value-type="float">
            <text:p>64.0299569212433</text:p>
          </table:table-cell>
          <table:table-cell office:value-type="float" office:value="61.220962148434" calcext:value-type="float">
            <text:p>61.220962148434</text:p>
          </table:table-cell>
          <table:table-cell office:value-type="float" office:value="78.7597014423983" calcext:value-type="float">
            <text:p>78.7597014423983</text:p>
          </table:table-cell>
          <table:table-cell office:value-type="float" office:value="83.5866448687989" calcext:value-type="float">
            <text:p>83.5866448687989</text:p>
          </table:table-cell>
          <table:table-cell office:value-type="float" office:value="98.7945684770422" calcext:value-type="float">
            <text:p>98.7945684770422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50.8304250493038" calcext:value-type="float">
            <text:p>50.8304250493038</text:p>
          </table:table-cell>
          <table:table-cell office:value-type="float" office:value="40.2541733148521" calcext:value-type="float">
            <text:p>40.2541733148521</text:p>
          </table:table-cell>
          <table:table-cell office:value-type="float" office:value="42.4319668125239" calcext:value-type="float">
            <text:p>42.4319668125239</text:p>
          </table:table-cell>
          <table:table-cell office:value-type="float" office:value="2.21159475342555" calcext:value-type="float">
            <text:p>2.21159475342555</text:p>
          </table:table-cell>
          <table:table-cell office:value-type="float" office:value="23.0680482282753" calcext:value-type="float">
            <text:p>23.0680482282753</text:p>
          </table:table-cell>
          <table:table-cell office:value-type="float" office:value="30.3135692463454" calcext:value-type="float">
            <text:p>30.3135692463454</text:p>
          </table:table-cell>
          <table:table-cell office:value-type="float" office:value="19.0913068572704" calcext:value-type="float">
            <text:p>19.0913068572704</text:p>
          </table:table-cell>
          <table:table-cell/>
          <table:table-cell office:value-type="float" office:value="26.5025842408931" calcext:value-type="float">
            <text:p>26.5025842408931</text:p>
          </table:table-cell>
          <table:table-cell office:value-type="float" office:value="13.575995936992" calcext:value-type="float">
            <text:p>13.575995936992</text:p>
          </table:table-cell>
          <table:table-cell office:value-type="float" office:value="11.0466473889323" calcext:value-type="float">
            <text:p>11.0466473889323</text:p>
          </table:table-cell>
          <table:table-cell office:value-type="float" office:value="8.41464343743484" calcext:value-type="float">
            <text:p>8.41464343743484</text:p>
          </table:table-cell>
          <table:table-cell table:number-columns-repeated="2"/>
          <table:table-cell office:value-type="float" office:value="39.0308565603928" calcext:value-type="float">
            <text:p>39.0308565603928</text:p>
          </table:table-cell>
          <table:table-cell office:value-type="float" office:value="49.7057578894219" calcext:value-type="float">
            <text:p>49.7057578894219</text:p>
          </table:table-cell>
          <table:table-cell office:value-type="float" office:value="74.7915466720501" calcext:value-type="float">
            <text:p>74.7915466720501</text:p>
          </table:table-cell>
          <table:table-cell office:value-type="float" office:value="25.0108774081039" calcext:value-type="float">
            <text:p>25.0108774081039</text:p>
          </table:table-cell>
          <table:table-cell office:value-type="float" office:value="17.8759222788002" calcext:value-type="float">
            <text:p>17.8759222788002</text:p>
          </table:table-cell>
          <table:table-cell office:value-type="float" office:value="49.1565355721512" calcext:value-type="float">
            <text:p>49.1565355721512</text:p>
          </table:table-cell>
          <table:table-cell office:value-type="float" office:value="57.7201135518843" calcext:value-type="float">
            <text:p>57.7201135518843</text:p>
          </table:table-cell>
          <table:table-cell office:value-type="float" office:value="32.666949985028" calcext:value-type="float">
            <text:p>32.666949985028</text:p>
          </table:table-cell>
          <table:table-cell office:value-type="float" office:value="46.0267952026803" calcext:value-type="float">
            <text:p>46.0267952026803</text:p>
          </table:table-cell>
          <table:table-cell office:value-type="float" office:value="46.1112194757691" calcext:value-type="float">
            <text:p>46.1112194757691</text:p>
          </table:table-cell>
          <table:table-cell office:value-type="float" office:value="74.481992745863" calcext:value-type="float">
            <text:p>74.481992745863</text:p>
          </table:table-cell>
          <table:table-cell office:value-type="float" office:value="78.3455365900614" calcext:value-type="float">
            <text:p>78.3455365900614</text:p>
          </table:table-cell>
          <table:table-cell office:value-type="float" office:value="79.6350909716109" calcext:value-type="float">
            <text:p>79.6350909716109</text:p>
          </table:table-cell>
          <table:table-cell office:value-type="float" office:value="68.8817360505974" calcext:value-type="float">
            <text:p>68.8817360505974</text:p>
          </table:table-cell>
          <table:table-cell office:value-type="float" office:value="86.1530664032865" calcext:value-type="float">
            <text:p>86.1530664032865</text:p>
          </table:table-cell>
          <table:table-cell office:value-type="float" office:value="37.9932940912439" calcext:value-type="float">
            <text:p>37.9932940912439</text:p>
          </table:table-cell>
          <table:table-cell office:value-type="float" office:value="42.6089871092597" calcext:value-type="float">
            <text:p>42.6089871092597</text:p>
          </table:table-cell>
          <table:table-cell office:value-type="float" office:value="44.8309037798841" calcext:value-type="float">
            <text:p>44.8309037798841</text:p>
          </table:table-cell>
          <table:table-cell office:value-type="float" office:value="81.9755227099973" calcext:value-type="float">
            <text:p>81.9755227099973</text:p>
          </table:table-cell>
          <table:table-cell office:value-type="float" office:value="75.1588681294997" calcext:value-type="float">
            <text:p>75.1588681294997</text:p>
          </table:table-cell>
          <table:table-cell office:value-type="float" office:value="44.319770694392" calcext:value-type="float">
            <text:p>44.319770694392</text:p>
          </table:table-cell>
          <table:table-cell office:value-type="float" office:value="83.9188986837909" calcext:value-type="float">
            <text:p>83.9188986837909</text:p>
          </table:table-cell>
          <table:table-cell office:value-type="float" office:value="85.79845412172" calcext:value-type="float">
            <text:p>85.79845412172</text:p>
          </table:table-cell>
          <table:table-cell office:value-type="float" office:value="41.4137365121003" calcext:value-type="float">
            <text:p>41.4137365121003</text:p>
          </table:table-cell>
          <table:table-cell office:value-type="float" office:value="66.0449817513943" calcext:value-type="float">
            <text:p>66.0449817513943</text:p>
          </table:table-cell>
          <table:table-cell office:value-type="float" office:value="62.574626146161" calcext:value-type="float">
            <text:p>62.574626146161</text:p>
          </table:table-cell>
          <table:table-cell office:value-type="float" office:value="79.5930137439341" calcext:value-type="float">
            <text:p>79.5930137439341</text:p>
          </table:table-cell>
          <table:table-cell office:value-type="float" office:value="83.6114344544789" calcext:value-type="float">
            <text:p>83.6114344544789</text:p>
          </table:table-cell>
          <table:table-cell office:value-type="float" office:value="99.1295948916852" calcext:value-type="float">
            <text:p>99.1295948916852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50.8497278984222" calcext:value-type="float">
            <text:p>50.8497278984222</text:p>
          </table:table-cell>
          <table:table-cell office:value-type="float" office:value="41.1463065237348" calcext:value-type="float">
            <text:p>41.1463065237348</text:p>
          </table:table-cell>
          <table:table-cell office:value-type="float" office:value="42.5674636649834" calcext:value-type="float">
            <text:p>42.5674636649834</text:p>
          </table:table-cell>
          <table:table-cell office:value-type="float" office:value="2.47637527784475" calcext:value-type="float">
            <text:p>2.47637527784475</text:p>
          </table:table-cell>
          <table:table-cell office:value-type="float" office:value="25.3020577546097" calcext:value-type="float">
            <text:p>25.3020577546097</text:p>
          </table:table-cell>
          <table:table-cell office:value-type="float" office:value="31.0655586240661" calcext:value-type="float">
            <text:p>31.0655586240661</text:p>
          </table:table-cell>
          <table:table-cell office:value-type="float" office:value="21.0353733550585" calcext:value-type="float">
            <text:p>21.0353733550585</text:p>
          </table:table-cell>
          <table:table-cell/>
          <table:table-cell office:value-type="float" office:value="28.1872239250708" calcext:value-type="float">
            <text:p>28.1872239250708</text:p>
          </table:table-cell>
          <table:table-cell office:value-type="float" office:value="15.0637996354006" calcext:value-type="float">
            <text:p>15.0637996354006</text:p>
          </table:table-cell>
          <table:table-cell office:value-type="float" office:value="13.8384301340092" calcext:value-type="float">
            <text:p>13.8384301340092</text:p>
          </table:table-cell>
          <table:table-cell office:value-type="float" office:value="8.69907794034993" calcext:value-type="float">
            <text:p>8.69907794034993</text:p>
          </table:table-cell>
          <table:table-cell table:number-columns-repeated="2"/>
          <table:table-cell office:value-type="float" office:value="40.9783557949808" calcext:value-type="float">
            <text:p>40.9783557949808</text:p>
          </table:table-cell>
          <table:table-cell office:value-type="float" office:value="50.1155155211146" calcext:value-type="float">
            <text:p>50.1155155211146</text:p>
          </table:table-cell>
          <table:table-cell/>
          <table:table-cell office:value-type="float" office:value="39.8342001081137" calcext:value-type="float">
            <text:p>39.8342001081137</text:p>
          </table:table-cell>
          <table:table-cell office:value-type="float" office:value="34.2673625237707" calcext:value-type="float">
            <text:p>34.2673625237707</text:p>
          </table:table-cell>
          <table:table-cell office:value-type="float" office:value="49.5887249100187" calcext:value-type="float">
            <text:p>49.5887249100187</text:p>
          </table:table-cell>
          <table:table-cell office:value-type="float" office:value="58.5069379641609" calcext:value-type="float">
            <text:p>58.5069379641609</text:p>
          </table:table-cell>
          <table:table-cell office:value-type="float" office:value="42.3388630177293" calcext:value-type="float">
            <text:p>42.3388630177293</text:p>
          </table:table-cell>
          <table:table-cell office:value-type="float" office:value="48.332568663434" calcext:value-type="float">
            <text:p>48.332568663434</text:p>
          </table:table-cell>
          <table:table-cell office:value-type="float" office:value="46.5249112190356" calcext:value-type="float">
            <text:p>46.5249112190356</text:p>
          </table:table-cell>
          <table:table-cell office:value-type="float" office:value="74.9866778219962" calcext:value-type="float">
            <text:p>74.9866778219962</text:p>
          </table:table-cell>
          <table:table-cell office:value-type="float" office:value="79.1414893469915" calcext:value-type="float">
            <text:p>79.1414893469915</text:p>
          </table:table-cell>
          <table:table-cell office:value-type="float" office:value="80.299327931418" calcext:value-type="float">
            <text:p>80.299327931418</text:p>
          </table:table-cell>
          <table:table-cell office:value-type="float" office:value="70.8048979623357" calcext:value-type="float">
            <text:p>70.8048979623357</text:p>
          </table:table-cell>
          <table:table-cell office:value-type="float" office:value="86.5463284700073" calcext:value-type="float">
            <text:p>86.5463284700073</text:p>
          </table:table-cell>
          <table:table-cell office:value-type="float" office:value="43.4864706164917" calcext:value-type="float">
            <text:p>43.4864706164917</text:p>
          </table:table-cell>
          <table:table-cell office:value-type="float" office:value="44.6028829709013" calcext:value-type="float">
            <text:p>44.6028829709013</text:p>
          </table:table-cell>
          <table:table-cell office:value-type="float" office:value="45.0828936012657" calcext:value-type="float">
            <text:p>45.0828936012657</text:p>
          </table:table-cell>
          <table:table-cell office:value-type="float" office:value="82.9835290744243" calcext:value-type="float">
            <text:p>82.9835290744243</text:p>
          </table:table-cell>
          <table:table-cell office:value-type="float" office:value="75.2604814254589" calcext:value-type="float">
            <text:p>75.2604814254589</text:p>
          </table:table-cell>
          <table:table-cell office:value-type="float" office:value="45.2169566747963" calcext:value-type="float">
            <text:p>45.2169566747963</text:p>
          </table:table-cell>
          <table:table-cell office:value-type="float" office:value="84.1030661343866" calcext:value-type="float">
            <text:p>84.1030661343866</text:p>
          </table:table-cell>
          <table:table-cell office:value-type="float" office:value="86.9417278775737" calcext:value-type="float">
            <text:p>86.9417278775737</text:p>
          </table:table-cell>
          <table:table-cell office:value-type="float" office:value="44.6502543447358" calcext:value-type="float">
            <text:p>44.6502543447358</text:p>
          </table:table-cell>
          <table:table-cell office:value-type="float" office:value="66.6414435983335" calcext:value-type="float">
            <text:p>66.6414435983335</text:p>
          </table:table-cell>
          <table:table-cell office:value-type="float" office:value="63.6562870243693" calcext:value-type="float">
            <text:p>63.6562870243693</text:p>
          </table:table-cell>
          <table:table-cell office:value-type="float" office:value="81.1380804330559" calcext:value-type="float">
            <text:p>81.1380804330559</text:p>
          </table:table-cell>
          <table:table-cell office:value-type="float" office:value="83.6991135724124" calcext:value-type="float">
            <text:p>83.6991135724124</text:p>
          </table:table-cell>
          <table:table-cell office:value-type="float" office:value="99.1907582743325" calcext:value-type="float">
            <text:p>99.1907582743325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52.3871955144893" calcext:value-type="float">
            <text:p>52.3871955144893</text:p>
          </table:table-cell>
          <table:table-cell office:value-type="float" office:value="42.2372397462724" calcext:value-type="float">
            <text:p>42.2372397462724</text:p>
          </table:table-cell>
          <table:table-cell office:value-type="float" office:value="47.337516318963" calcext:value-type="float">
            <text:p>47.337516318963</text:p>
          </table:table-cell>
          <table:table-cell office:value-type="float" office:value="2.91391833712059" calcext:value-type="float">
            <text:p>2.91391833712059</text:p>
          </table:table-cell>
          <table:table-cell office:value-type="float" office:value="25.7338410047725" calcext:value-type="float">
            <text:p>25.7338410047725</text:p>
          </table:table-cell>
          <table:table-cell office:value-type="float" office:value="31.8279629950986" calcext:value-type="float">
            <text:p>31.8279629950986</text:p>
          </table:table-cell>
          <table:table-cell office:value-type="float" office:value="21.6724566284352" calcext:value-type="float">
            <text:p>21.6724566284352</text:p>
          </table:table-cell>
          <table:table-cell/>
          <table:table-cell office:value-type="float" office:value="28.3695017796715" calcext:value-type="float">
            <text:p>28.3695017796715</text:p>
          </table:table-cell>
          <table:table-cell office:value-type="float" office:value="15.9669014874598" calcext:value-type="float">
            <text:p>15.9669014874598</text:p>
          </table:table-cell>
          <table:table-cell office:value-type="float" office:value="15.6437379340504" calcext:value-type="float">
            <text:p>15.6437379340504</text:p>
          </table:table-cell>
          <table:table-cell office:value-type="float" office:value="18.9824295360004" calcext:value-type="float">
            <text:p>18.9824295360004</text:p>
          </table:table-cell>
          <table:table-cell table:number-columns-repeated="2"/>
          <table:table-cell office:value-type="float" office:value="42.6720607975168" calcext:value-type="float">
            <text:p>42.6720607975168</text:p>
          </table:table-cell>
          <table:table-cell office:value-type="float" office:value="50.4946179735622" calcext:value-type="float">
            <text:p>50.4946179735622</text:p>
          </table:table-cell>
          <table:table-cell/>
          <table:table-cell office:value-type="float" office:value="47.3201284147907" calcext:value-type="float">
            <text:p>47.3201284147907</text:p>
          </table:table-cell>
          <table:table-cell/>
          <table:table-cell office:value-type="float" office:value="49.7614027477463" calcext:value-type="float">
            <text:p>49.7614027477463</text:p>
          </table:table-cell>
          <table:table-cell office:value-type="float" office:value="62.8936383356588" calcext:value-type="float">
            <text:p>62.8936383356588</text:p>
          </table:table-cell>
          <table:table-cell/>
          <table:table-cell office:value-type="float" office:value="48.9269191239615" calcext:value-type="float">
            <text:p>48.9269191239615</text:p>
          </table:table-cell>
          <table:table-cell office:value-type="float" office:value="48.9887447950079" calcext:value-type="float">
            <text:p>48.9887447950079</text:p>
          </table:table-cell>
          <table:table-cell office:value-type="float" office:value="75.4551185857179" calcext:value-type="float">
            <text:p>75.4551185857179</text:p>
          </table:table-cell>
          <table:table-cell office:value-type="float" office:value="91.4667967481891" calcext:value-type="float">
            <text:p>91.4667967481891</text:p>
          </table:table-cell>
          <table:table-cell office:value-type="float" office:value="80.4862498087761" calcext:value-type="float">
            <text:p>80.4862498087761</text:p>
          </table:table-cell>
          <table:table-cell office:value-type="float" office:value="71.162615267505" calcext:value-type="float">
            <text:p>71.162615267505</text:p>
          </table:table-cell>
          <table:table-cell office:value-type="float" office:value="87.078399185304" calcext:value-type="float">
            <text:p>87.078399185304</text:p>
          </table:table-cell>
          <table:table-cell/>
          <table:table-cell office:value-type="float" office:value="46.4352901722865" calcext:value-type="float">
            <text:p>46.4352901722865</text:p>
          </table:table-cell>
          <table:table-cell office:value-type="float" office:value="45.9439529307396" calcext:value-type="float">
            <text:p>45.9439529307396</text:p>
          </table:table-cell>
          <table:table-cell office:value-type="float" office:value="84.9646462296496" calcext:value-type="float">
            <text:p>84.9646462296496</text:p>
          </table:table-cell>
          <table:table-cell office:value-type="float" office:value="75.2780182720716" calcext:value-type="float">
            <text:p>75.2780182720716</text:p>
          </table:table-cell>
          <table:table-cell office:value-type="float" office:value="51.7363346221568" calcext:value-type="float">
            <text:p>51.7363346221568</text:p>
          </table:table-cell>
          <table:table-cell office:value-type="float" office:value="91.5081313086925" calcext:value-type="float">
            <text:p>91.5081313086925</text:p>
          </table:table-cell>
          <table:table-cell/>
          <table:table-cell office:value-type="float" office:value="44.8765777524521" calcext:value-type="float">
            <text:p>44.8765777524521</text:p>
          </table:table-cell>
          <table:table-cell office:value-type="float" office:value="66.8121773197244" calcext:value-type="float">
            <text:p>66.8121773197244</text:p>
          </table:table-cell>
          <table:table-cell office:value-type="float" office:value="63.8333873306057" calcext:value-type="float">
            <text:p>63.8333873306057</text:p>
          </table:table-cell>
          <table:table-cell office:value-type="float" office:value="81.4582839201814" calcext:value-type="float">
            <text:p>81.4582839201814</text:p>
          </table:table-cell>
          <table:table-cell office:value-type="float" office:value="84.4473355433378" calcext:value-type="float">
            <text:p>84.4473355433378</text:p>
          </table:table-cell>
          <table:table-cell office:value-type="float" office:value="99.4955996826499" calcext:value-type="float">
            <text:p>99.4955996826499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52.4791087411922" calcext:value-type="float">
            <text:p>52.4791087411922</text:p>
          </table:table-cell>
          <table:table-cell office:value-type="float" office:value="43.2139615468181" calcext:value-type="float">
            <text:p>43.2139615468181</text:p>
          </table:table-cell>
          <table:table-cell office:value-type="float" office:value="47.6060391479254" calcext:value-type="float">
            <text:p>47.6060391479254</text:p>
          </table:table-cell>
          <table:table-cell office:value-type="float" office:value="3.56158605217855" calcext:value-type="float">
            <text:p>3.56158605217855</text:p>
          </table:table-cell>
          <table:table-cell office:value-type="float" office:value="26.3674141666824" calcext:value-type="float">
            <text:p>26.3674141666824</text:p>
          </table:table-cell>
          <table:table-cell office:value-type="float" office:value="32.8685144146092" calcext:value-type="float">
            <text:p>32.8685144146092</text:p>
          </table:table-cell>
          <table:table-cell office:value-type="float" office:value="24.3896550664425" calcext:value-type="float">
            <text:p>24.3896550664425</text:p>
          </table:table-cell>
          <table:table-cell/>
          <table:table-cell office:value-type="float" office:value="33.1007165934751" calcext:value-type="float">
            <text:p>33.1007165934751</text:p>
          </table:table-cell>
          <table:table-cell office:value-type="float" office:value="18.0358803327278" calcext:value-type="float">
            <text:p>18.0358803327278</text:p>
          </table:table-cell>
          <table:table-cell office:value-type="float" office:value="17.7809581244675" calcext:value-type="float">
            <text:p>17.7809581244675</text:p>
          </table:table-cell>
          <table:table-cell office:value-type="float" office:value="24.7335948005243" calcext:value-type="float">
            <text:p>24.7335948005243</text:p>
          </table:table-cell>
          <table:table-cell table:number-columns-repeated="2"/>
          <table:table-cell office:value-type="float" office:value="42.979882330114" calcext:value-type="float">
            <text:p>42.979882330114</text:p>
          </table:table-cell>
          <table:table-cell office:value-type="float" office:value="51.4079176209832" calcext:value-type="float">
            <text:p>51.4079176209832</text:p>
          </table:table-cell>
          <table:table-cell table:number-columns-repeated="3"/>
          <table:table-cell office:value-type="float" office:value="50.4970910325604" calcext:value-type="float">
            <text:p>50.4970910325604</text:p>
          </table:table-cell>
          <table:table-cell office:value-type="float" office:value="64.9602849152193" calcext:value-type="float">
            <text:p>64.9602849152193</text:p>
          </table:table-cell>
          <table:table-cell/>
          <table:table-cell office:value-type="float" office:value="54.0308368106625" calcext:value-type="float">
            <text:p>54.0308368106625</text:p>
          </table:table-cell>
          <table:table-cell office:value-type="float" office:value="50.9447423606752" calcext:value-type="float">
            <text:p>50.9447423606752</text:p>
          </table:table-cell>
          <table:table-cell office:value-type="float" office:value="75.7365364089435" calcext:value-type="float">
            <text:p>75.7365364089435</text:p>
          </table:table-cell>
          <table:table-cell/>
          <table:table-cell office:value-type="float" office:value="81.3100518616934" calcext:value-type="float">
            <text:p>81.3100518616934</text:p>
          </table:table-cell>
          <table:table-cell office:value-type="float" office:value="72.2614445814722" calcext:value-type="float">
            <text:p>72.2614445814722</text:p>
          </table:table-cell>
          <table:table-cell office:value-type="float" office:value="88.2244237902829" calcext:value-type="float">
            <text:p>88.2244237902829</text:p>
          </table:table-cell>
          <table:table-cell/>
          <table:table-cell office:value-type="float" office:value="47.288199345449" calcext:value-type="float">
            <text:p>47.288199345449</text:p>
          </table:table-cell>
          <table:table-cell office:value-type="float" office:value="50.784371830427" calcext:value-type="float">
            <text:p>50.784371830427</text:p>
          </table:table-cell>
          <table:table-cell office:value-type="float" office:value="86.9298805078552" calcext:value-type="float">
            <text:p>86.9298805078552</text:p>
          </table:table-cell>
          <table:table-cell office:value-type="float" office:value="76.9830694571058" calcext:value-type="float">
            <text:p>76.9830694571058</text:p>
          </table:table-cell>
          <table:table-cell office:value-type="float" office:value="52.883283073843" calcext:value-type="float">
            <text:p>52.883283073843</text:p>
          </table:table-cell>
          <table:table-cell office:value-type="float" office:value="95.0248150748403" calcext:value-type="float">
            <text:p>95.0248150748403</text:p>
          </table:table-cell>
          <table:table-cell office:value-type="float" office:value="58.8770571085618" calcext:value-type="float">
            <text:p>58.8770571085618</text:p>
          </table:table-cell>
          <table:table-cell office:value-type="float" office:value="45.7086161964213" calcext:value-type="float">
            <text:p>45.7086161964213</text:p>
          </table:table-cell>
          <table:table-cell office:value-type="float" office:value="66.846753761508" calcext:value-type="float">
            <text:p>66.846753761508</text:p>
          </table:table-cell>
          <table:table-cell office:value-type="float" office:value="65.6607789788197" calcext:value-type="float">
            <text:p>65.6607789788197</text:p>
          </table:table-cell>
          <table:table-cell office:value-type="float" office:value="82.9018473057616" calcext:value-type="float">
            <text:p>82.9018473057616</text:p>
          </table:table-cell>
          <table:table-cell office:value-type="float" office:value="85.677384619797" calcext:value-type="float">
            <text:p>85.677384619797</text:p>
          </table:table-cell>
          <table:table-cell office:value-type="float" office:value="99.5115753648643" calcext:value-type="float">
            <text:p>99.5115753648643</text:p>
          </table:table-cell>
          <table:table-cell table:number-columns-repeated="895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53.0059747950703" calcext:value-type="float">
            <text:p>53.0059747950703</text:p>
          </table:table-cell>
          <table:table-cell office:value-type="float" office:value="45.6599014149835" calcext:value-type="float">
            <text:p>45.6599014149835</text:p>
          </table:table-cell>
          <table:table-cell office:value-type="float" office:value="48.9370022643359" calcext:value-type="float">
            <text:p>48.9370022643359</text:p>
          </table:table-cell>
          <table:table-cell office:value-type="float" office:value="4.05894024807248" calcext:value-type="float">
            <text:p>4.05894024807248</text:p>
          </table:table-cell>
          <table:table-cell office:value-type="float" office:value="30.9776548929915" calcext:value-type="float">
            <text:p>30.9776548929915</text:p>
          </table:table-cell>
          <table:table-cell office:value-type="float" office:value="33.9491697152709" calcext:value-type="float">
            <text:p>33.9491697152709</text:p>
          </table:table-cell>
          <table:table-cell office:value-type="float" office:value="25.3871513887865" calcext:value-type="float">
            <text:p>25.3871513887865</text:p>
          </table:table-cell>
          <table:table-cell/>
          <table:table-cell office:value-type="float" office:value="34.7866205479241" calcext:value-type="float">
            <text:p>34.7866205479241</text:p>
          </table:table-cell>
          <table:table-cell office:value-type="float" office:value="18.1626485370108" calcext:value-type="float">
            <text:p>18.1626485370108</text:p>
          </table:table-cell>
          <table:table-cell office:value-type="float" office:value="18.1112547454233" calcext:value-type="float">
            <text:p>18.1112547454233</text:p>
          </table:table-cell>
          <table:table-cell office:value-type="float" office:value="27.8738252723554" calcext:value-type="float">
            <text:p>27.8738252723554</text:p>
          </table:table-cell>
          <table:table-cell table:number-columns-repeated="2"/>
          <table:table-cell office:value-type="float" office:value="43.5156828443813" calcext:value-type="float">
            <text:p>43.5156828443813</text:p>
          </table:table-cell>
          <table:table-cell table:number-columns-repeated="2"/>
          <table:table-cell office:value-type="float" office:value="1.58832337869237" calcext:value-type="float">
            <text:p>1.58832337869237</text:p>
          </table:table-cell>
          <table:table-cell/>
          <table:table-cell office:value-type="float" office:value="58.4759847690821" calcext:value-type="float">
            <text:p>58.4759847690821</text:p>
          </table:table-cell>
          <table:table-cell office:value-type="float" office:value="65.3004894342228" calcext:value-type="float">
            <text:p>65.3004894342228</text:p>
          </table:table-cell>
          <table:table-cell table:number-columns-repeated="2"/>
          <table:table-cell office:value-type="float" office:value="52.8960663174384" calcext:value-type="float">
            <text:p>52.8960663174384</text:p>
          </table:table-cell>
          <table:table-cell office:value-type="float" office:value="77.5601559042394" calcext:value-type="float">
            <text:p>77.5601559042394</text:p>
          </table:table-cell>
          <table:table-cell/>
          <table:table-cell office:value-type="float" office:value="82.4267932179679" calcext:value-type="float">
            <text:p>82.4267932179679</text:p>
          </table:table-cell>
          <table:table-cell office:value-type="float" office:value="72.7671170958971" calcext:value-type="float">
            <text:p>72.7671170958971</text:p>
          </table:table-cell>
          <table:table-cell office:value-type="float" office:value="88.6242223271117" calcext:value-type="float">
            <text:p>88.6242223271117</text:p>
          </table:table-cell>
          <table:table-cell/>
          <table:table-cell office:value-type="float" office:value="47.3537704618868" calcext:value-type="float">
            <text:p>47.3537704618868</text:p>
          </table:table-cell>
          <table:table-cell office:value-type="float" office:value="53.5216673063143" calcext:value-type="float">
            <text:p>53.5216673063143</text:p>
          </table:table-cell>
          <table:table-cell/>
          <table:table-cell office:value-type="float" office:value="76.998726705135" calcext:value-type="float">
            <text:p>76.998726705135</text:p>
          </table:table-cell>
          <table:table-cell office:value-type="float" office:value="53.7679026390639" calcext:value-type="float">
            <text:p>53.7679026390639</text:p>
          </table:table-cell>
          <table:table-cell office:value-type="float" office:value="98.2792430177637" calcext:value-type="float">
            <text:p>98.2792430177637</text:p>
          </table:table-cell>
          <table:table-cell office:value-type="float" office:value="61.6364405825802" calcext:value-type="float">
            <text:p>61.6364405825802</text:p>
          </table:table-cell>
          <table:table-cell office:value-type="float" office:value="46.0516205082282" calcext:value-type="float">
            <text:p>46.0516205082282</text:p>
          </table:table-cell>
          <table:table-cell office:value-type="float" office:value="69.3575924185076" calcext:value-type="float">
            <text:p>69.3575924185076</text:p>
          </table:table-cell>
          <table:table-cell office:value-type="float" office:value="75.0719191520347" calcext:value-type="float">
            <text:p>75.0719191520347</text:p>
          </table:table-cell>
          <table:table-cell office:value-type="float" office:value="87.6630667730894" calcext:value-type="float">
            <text:p>87.6630667730894</text:p>
          </table:table-cell>
          <table:table-cell office:value-type="float" office:value="85.9722867411451" calcext:value-type="float">
            <text:p>85.9722867411451</text:p>
          </table:table-cell>
          <table:table-cell table:number-columns-repeated="896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54.3822740443672" calcext:value-type="float">
            <text:p>54.3822740443672</text:p>
          </table:table-cell>
          <table:table-cell office:value-type="float" office:value="46.2199018978455" calcext:value-type="float">
            <text:p>46.2199018978455</text:p>
          </table:table-cell>
          <table:table-cell office:value-type="float" office:value="49.0415041760442" calcext:value-type="float">
            <text:p>49.0415041760442</text:p>
          </table:table-cell>
          <table:table-cell office:value-type="float" office:value="4.83870451589157" calcext:value-type="float">
            <text:p>4.83870451589157</text:p>
          </table:table-cell>
          <table:table-cell office:value-type="float" office:value="32.4127245158649" calcext:value-type="float">
            <text:p>32.4127245158649</text:p>
          </table:table-cell>
          <table:table-cell office:value-type="float" office:value="34.4435596844493" calcext:value-type="float">
            <text:p>34.4435596844493</text:p>
          </table:table-cell>
          <table:table-cell office:value-type="float" office:value="25.6216467042002" calcext:value-type="float">
            <text:p>25.6216467042002</text:p>
          </table:table-cell>
          <table:table-cell/>
          <table:table-cell office:value-type="float" office:value="36.8455358491113" calcext:value-type="float">
            <text:p>36.8455358491113</text:p>
          </table:table-cell>
          <table:table-cell office:value-type="float" office:value="22.0973338106702" calcext:value-type="float">
            <text:p>22.0973338106702</text:p>
          </table:table-cell>
          <table:table-cell office:value-type="float" office:value="18.3591483734834" calcext:value-type="float">
            <text:p>18.3591483734834</text:p>
          </table:table-cell>
          <table:table-cell table:number-columns-repeated="3"/>
          <table:table-cell office:value-type="float" office:value="46.8990886019452" calcext:value-type="float">
            <text:p>46.8990886019452</text:p>
          </table:table-cell>
          <table:table-cell table:number-columns-repeated="2"/>
          <table:table-cell office:value-type="float" office:value="5.73870539404451" calcext:value-type="float">
            <text:p>5.73870539404451</text:p>
          </table:table-cell>
          <table:table-cell/>
          <table:table-cell office:value-type="float" office:value="58.8967120465599" calcext:value-type="float">
            <text:p>58.8967120465599</text:p>
          </table:table-cell>
          <table:table-cell office:value-type="float" office:value="65.8123152393378" calcext:value-type="float">
            <text:p>65.8123152393378</text:p>
          </table:table-cell>
          <table:table-cell table:number-columns-repeated="2"/>
          <table:table-cell office:value-type="float" office:value="53.7199843933302" calcext:value-type="float">
            <text:p>53.7199843933302</text:p>
          </table:table-cell>
          <table:table-cell office:value-type="float" office:value="82.1548494488983" calcext:value-type="float">
            <text:p>82.1548494488983</text:p>
          </table:table-cell>
          <table:table-cell/>
          <table:table-cell office:value-type="float" office:value="84.136463680738" calcext:value-type="float">
            <text:p>84.136463680738</text:p>
          </table:table-cell>
          <table:table-cell office:value-type="float" office:value="72.9547409065356" calcext:value-type="float">
            <text:p>72.9547409065356</text:p>
          </table:table-cell>
          <table:table-cell office:value-type="float" office:value="88.8930171830762" calcext:value-type="float">
            <text:p>88.8930171830762</text:p>
          </table:table-cell>
          <table:table-cell/>
          <table:table-cell office:value-type="float" office:value="49.7249514001467" calcext:value-type="float">
            <text:p>49.7249514001467</text:p>
          </table:table-cell>
          <table:table-cell office:value-type="float" office:value="62.1880063363412" calcext:value-type="float">
            <text:p>62.1880063363412</text:p>
          </table:table-cell>
          <table:table-cell office:value-type="float" office:value="50.8591416690875" calcext:value-type="float">
            <text:p>50.8591416690875</text:p>
          </table:table-cell>
          <table:table-cell office:value-type="float" office:value="80.0686762324426" calcext:value-type="float">
            <text:p>80.0686762324426</text:p>
          </table:table-cell>
          <table:table-cell office:value-type="float" office:value="60.8020811968986" calcext:value-type="float">
            <text:p>60.8020811968986</text:p>
          </table:table-cell>
          <table:table-cell/>
          <table:table-cell office:value-type="float" office:value="63.4636316649776" calcext:value-type="float">
            <text:p>63.4636316649776</text:p>
          </table:table-cell>
          <table:table-cell office:value-type="float" office:value="48.7573734945354" calcext:value-type="float">
            <text:p>48.7573734945354</text:p>
          </table:table-cell>
          <table:table-cell office:value-type="float" office:value="75.0911886690829" calcext:value-type="float">
            <text:p>75.0911886690829</text:p>
          </table:table-cell>
          <table:table-cell office:value-type="float" office:value="79.7126020119921" calcext:value-type="float">
            <text:p>79.7126020119921</text:p>
          </table:table-cell>
          <table:table-cell office:value-type="float" office:value="94.3004440350673" calcext:value-type="float">
            <text:p>94.3004440350673</text:p>
          </table:table-cell>
          <table:table-cell office:value-type="float" office:value="86.2123574775549" calcext:value-type="float">
            <text:p>86.2123574775549</text:p>
          </table:table-cell>
          <table:table-cell table:number-columns-repeated="896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56.3293233095529" calcext:value-type="float">
            <text:p>56.3293233095529</text:p>
          </table:table-cell>
          <table:table-cell office:value-type="float" office:value="46.2655087955298" calcext:value-type="float">
            <text:p>46.2655087955298</text:p>
          </table:table-cell>
          <table:table-cell/>
          <table:table-cell office:value-type="float" office:value="10.5163643603835" calcext:value-type="float">
            <text:p>10.5163643603835</text:p>
          </table:table-cell>
          <table:table-cell office:value-type="float" office:value="33.3929442299981" calcext:value-type="float">
            <text:p>33.3929442299981</text:p>
          </table:table-cell>
          <table:table-cell office:value-type="float" office:value="34.8030772794855" calcext:value-type="float">
            <text:p>34.8030772794855</text:p>
          </table:table-cell>
          <table:table-cell office:value-type="float" office:value="26.4766346740395" calcext:value-type="float">
            <text:p>26.4766346740395</text:p>
          </table:table-cell>
          <table:table-cell/>
          <table:table-cell office:value-type="float" office:value="40.4972277326138" calcext:value-type="float">
            <text:p>40.4972277326138</text:p>
          </table:table-cell>
          <table:table-cell office:value-type="float" office:value="25.6643471558116" calcext:value-type="float">
            <text:p>25.6643471558116</text:p>
          </table:table-cell>
          <table:table-cell office:value-type="float" office:value="18.9445127702338" calcext:value-type="float">
            <text:p>18.9445127702338</text:p>
          </table:table-cell>
          <table:table-cell table:number-columns-repeated="6"/>
          <table:table-cell office:value-type="float" office:value="6.07898122465243" calcext:value-type="float">
            <text:p>6.07898122465243</text:p>
          </table:table-cell>
          <table:table-cell/>
          <table:table-cell office:value-type="float" office:value="66.4180315559325" calcext:value-type="float">
            <text:p>66.4180315559325</text:p>
          </table:table-cell>
          <table:table-cell office:value-type="float" office:value="67.4503748581008" calcext:value-type="float">
            <text:p>67.4503748581008</text:p>
          </table:table-cell>
          <table:table-cell table:number-columns-repeated="2"/>
          <table:table-cell office:value-type="float" office:value="53.8125413209095" calcext:value-type="float">
            <text:p>53.8125413209095</text:p>
          </table:table-cell>
          <table:table-cell office:value-type="float" office:value="83.0933664128481" calcext:value-type="float">
            <text:p>83.0933664128481</text:p>
          </table:table-cell>
          <table:table-cell/>
          <table:table-cell office:value-type="float" office:value="84.3908290966126" calcext:value-type="float">
            <text:p>84.3908290966126</text:p>
          </table:table-cell>
          <table:table-cell office:value-type="float" office:value="74.366326086376" calcext:value-type="float">
            <text:p>74.366326086376</text:p>
          </table:table-cell>
          <table:table-cell office:value-type="float" office:value="88.9814811547875" calcext:value-type="float">
            <text:p>88.9814811547875</text:p>
          </table:table-cell>
          <table:table-cell/>
          <table:table-cell office:value-type="float" office:value="49.8658403893013" calcext:value-type="float">
            <text:p>49.8658403893013</text:p>
          </table:table-cell>
          <table:table-cell/>
          <table:table-cell office:value-type="float" office:value="52.0205752744646" calcext:value-type="float">
            <text:p>52.0205752744646</text:p>
          </table:table-cell>
          <table:table-cell office:value-type="float" office:value="81.3509568769112" calcext:value-type="float">
            <text:p>81.3509568769112</text:p>
          </table:table-cell>
          <table:table-cell office:value-type="float" office:value="61.0175504195229" calcext:value-type="float">
            <text:p>61.0175504195229</text:p>
          </table:table-cell>
          <table:table-cell/>
          <table:table-cell office:value-type="float" office:value="63.600523354544" calcext:value-type="float">
            <text:p>63.600523354544</text:p>
          </table:table-cell>
          <table:table-cell office:value-type="float" office:value="49.4977219349761" calcext:value-type="float">
            <text:p>49.4977219349761</text:p>
          </table:table-cell>
          <table:table-cell office:value-type="float" office:value="79.4438006326982" calcext:value-type="float">
            <text:p>79.4438006326982</text:p>
          </table:table-cell>
          <table:table-cell table:number-columns-repeated="2"/>
          <table:table-cell office:value-type="float" office:value="91.3199172666475" calcext:value-type="float">
            <text:p>91.3199172666475</text:p>
          </table:table-cell>
          <table:table-cell table:number-columns-repeated="896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57.0498594562145" calcext:value-type="float">
            <text:p>57.0498594562145</text:p>
          </table:table-cell>
          <table:table-cell office:value-type="float" office:value="46.6880973901655" calcext:value-type="float">
            <text:p>46.6880973901655</text:p>
          </table:table-cell>
          <table:table-cell table:number-columns-repeated="2"/>
          <table:table-cell office:value-type="float" office:value="41.9451589417979" calcext:value-type="float">
            <text:p>41.9451589417979</text:p>
          </table:table-cell>
          <table:table-cell office:value-type="float" office:value="35.9315915606349" calcext:value-type="float">
            <text:p>35.9315915606349</text:p>
          </table:table-cell>
          <table:table-cell office:value-type="float" office:value="27.5229788542938" calcext:value-type="float">
            <text:p>27.5229788542938</text:p>
          </table:table-cell>
          <table:table-cell/>
          <table:table-cell office:value-type="float" office:value="44.0960694212068" calcext:value-type="float">
            <text:p>44.0960694212068</text:p>
          </table:table-cell>
          <table:table-cell office:value-type="float" office:value="33.9460220397047" calcext:value-type="float">
            <text:p>33.9460220397047</text:p>
          </table:table-cell>
          <table:table-cell office:value-type="float" office:value="21.68660035446" calcext:value-type="float">
            <text:p>21.68660035446</text:p>
          </table:table-cell>
          <table:table-cell table:number-columns-repeated="6"/>
          <table:table-cell office:value-type="float" office:value="6.17558230659711" calcext:value-type="float">
            <text:p>6.17558230659711</text:p>
          </table:table-cell>
          <table:table-cell table:number-columns-repeated="2"/>
          <table:table-cell office:value-type="float" office:value="78.6006573498139" calcext:value-type="float">
            <text:p>78.6006573498139</text:p>
          </table:table-cell>
          <table:table-cell table:number-columns-repeated="2"/>
          <table:table-cell office:value-type="float" office:value="54.8235954082411" calcext:value-type="float">
            <text:p>54.8235954082411</text:p>
          </table:table-cell>
          <table:table-cell table:number-columns-repeated="2"/>
          <table:table-cell office:value-type="float" office:value="89.0260154535339" calcext:value-type="float">
            <text:p>89.0260154535339</text:p>
          </table:table-cell>
          <table:table-cell office:value-type="float" office:value="79.3151375756284" calcext:value-type="float">
            <text:p>79.3151375756284</text:p>
          </table:table-cell>
          <table:table-cell office:value-type="float" office:value="91.7954270886207" calcext:value-type="float">
            <text:p>91.7954270886207</text:p>
          </table:table-cell>
          <table:table-cell table:number-columns-repeated="3"/>
          <table:table-cell office:value-type="float" office:value="56.6347206281486" calcext:value-type="float">
            <text:p>56.6347206281486</text:p>
          </table:table-cell>
          <table:table-cell office:value-type="float" office:value="81.4928117630966" calcext:value-type="float">
            <text:p>81.4928117630966</text:p>
          </table:table-cell>
          <table:table-cell office:value-type="float" office:value="64.581409584573" calcext:value-type="float">
            <text:p>64.581409584573</text:p>
          </table:table-cell>
          <table:table-cell/>
          <table:table-cell office:value-type="float" office:value="65.3784522936891" calcext:value-type="float">
            <text:p>65.3784522936891</text:p>
          </table:table-cell>
          <table:table-cell office:value-type="float" office:value="55.8484399877197" calcext:value-type="float">
            <text:p>55.8484399877197</text:p>
          </table:table-cell>
          <table:table-cell office:value-type="float" office:value="80.9593279196442" calcext:value-type="float">
            <text:p>80.9593279196442</text:p>
          </table:table-cell>
          <table:table-cell table:number-columns-repeated="899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office:value-type="float" office:value="59.7892839665797" calcext:value-type="float">
            <text:p>59.7892839665797</text:p>
          </table:table-cell>
          <table:table-cell office:value-type="float" office:value="48.7068122566482" calcext:value-type="float">
            <text:p>48.7068122566482</text:p>
          </table:table-cell>
          <table:table-cell table:number-columns-repeated="3"/>
          <table:table-cell office:value-type="float" office:value="38.8648076276601" calcext:value-type="float">
            <text:p>38.8648076276601</text:p>
          </table:table-cell>
          <table:table-cell office:value-type="float" office:value="29.6274437388156" calcext:value-type="float">
            <text:p>29.6274437388156</text:p>
          </table:table-cell>
          <table:table-cell table:number-columns-repeated="3"/>
          <table:table-cell office:value-type="float" office:value="24.2905241354529" calcext:value-type="float">
            <text:p>24.2905241354529</text:p>
          </table:table-cell>
          <table:table-cell table:number-columns-repeated="6"/>
          <table:table-cell office:value-type="float" office:value="7.17170202556161" calcext:value-type="float">
            <text:p>7.17170202556161</text:p>
          </table:table-cell>
          <table:table-cell table:number-columns-repeated="5"/>
          <table:table-cell office:value-type="float" office:value="57.4356239383564" calcext:value-type="float">
            <text:p>57.4356239383564</text:p>
          </table:table-cell>
          <table:table-cell table:number-columns-repeated="4"/>
          <table:table-cell office:value-type="float" office:value="92.228502355011" calcext:value-type="float">
            <text:p>92.228502355011</text:p>
          </table:table-cell>
          <table:table-cell table:number-columns-repeated="3"/>
          <table:table-cell office:value-type="float" office:value="58.8058893848798" calcext:value-type="float">
            <text:p>58.8058893848798</text:p>
          </table:table-cell>
          <table:table-cell office:value-type="float" office:value="84.7507474382487" calcext:value-type="float">
            <text:p>84.7507474382487</text:p>
          </table:table-cell>
          <table:table-cell office:value-type="float" office:value="77.0536690842489" calcext:value-type="float">
            <text:p>77.0536690842489</text:p>
          </table:table-cell>
          <table:table-cell/>
          <table:table-cell office:value-type="float" office:value="65.7643640410126" calcext:value-type="float">
            <text:p>65.7643640410126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5"/>
          <table:table-cell office:value-type="float" office:value="39.5932190987089" calcext:value-type="float">
            <text:p>39.5932190987089</text:p>
          </table:table-cell>
          <table:table-cell office:value-type="float" office:value="32.6429948643263" calcext:value-type="float">
            <text:p>32.6429948643263</text:p>
          </table:table-cell>
          <table:table-cell table:number-columns-repeated="3"/>
          <table:table-cell office:value-type="float" office:value="26.6316628438952" calcext:value-type="float">
            <text:p>26.6316628438952</text:p>
          </table:table-cell>
          <table:table-cell table:number-columns-repeated="6"/>
          <table:table-cell office:value-type="float" office:value="7.7952343979304" calcext:value-type="float">
            <text:p>7.7952343979304</text:p>
          </table:table-cell>
          <table:table-cell table:number-columns-repeated="14"/>
          <table:table-cell office:value-type="float" office:value="60.2547040205552" calcext:value-type="float">
            <text:p>60.2547040205552</text:p>
          </table:table-cell>
          <table:table-cell office:value-type="float" office:value="85.9570636657881" calcext:value-type="float">
            <text:p>85.9570636657881</text:p>
          </table:table-cell>
          <table:table-cell office:value-type="float" office:value="80.7250957077727" calcext:value-type="float">
            <text:p>80.7250957077727</text:p>
          </table:table-cell>
          <table:table-cell/>
          <table:table-cell office:value-type="float" office:value="66.7510679966209" calcext:value-type="float">
            <text:p>66.7510679966209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5"/>
          <table:table-cell office:value-type="float" office:value="39.8070036799419" calcext:value-type="float">
            <text:p>39.8070036799419</text:p>
          </table:table-cell>
          <table:table-cell office:value-type="float" office:value="34.2997522540626" calcext:value-type="float">
            <text:p>34.2997522540626</text:p>
          </table:table-cell>
          <table:table-cell table:number-columns-repeated="3"/>
          <table:table-cell office:value-type="float" office:value="26.7394693855608" calcext:value-type="float">
            <text:p>26.7394693855608</text:p>
          </table:table-cell>
          <table:table-cell table:number-columns-repeated="6"/>
          <table:table-cell office:value-type="float" office:value="9.51780036512878" calcext:value-type="float">
            <text:p>9.51780036512878</text:p>
          </table:table-cell>
          <table:table-cell table:number-columns-repeated="14"/>
          <table:table-cell office:value-type="float" office:value="60.5725298602154" calcext:value-type="float">
            <text:p>60.5725298602154</text:p>
          </table:table-cell>
          <table:table-cell office:value-type="float" office:value="86.8548581497521" calcext:value-type="float">
            <text:p>86.8548581497521</text:p>
          </table:table-cell>
          <table:table-cell table:number-columns-repeated="2"/>
          <table:table-cell office:value-type="float" office:value="67.6191732914047" calcext:value-type="float">
            <text:p>67.6191732914047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5"/>
          <table:table-cell office:value-type="float" office:value="39.8922047033276" calcext:value-type="float">
            <text:p>39.8922047033276</text:p>
          </table:table-cell>
          <table:table-cell office:value-type="float" office:value="38.2941921386647" calcext:value-type="float">
            <text:p>38.2941921386647</text:p>
          </table:table-cell>
          <table:table-cell table:number-columns-repeated="3"/>
          <table:table-cell office:value-type="float" office:value="28.3610709425903" calcext:value-type="float">
            <text:p>28.3610709425903</text:p>
          </table:table-cell>
          <table:table-cell table:number-columns-repeated="6"/>
          <table:table-cell office:value-type="float" office:value="16.09179572605" calcext:value-type="float">
            <text:p>16.09179572605</text:p>
          </table:table-cell>
          <table:table-cell table:number-columns-repeated="14"/>
          <table:table-cell office:value-type="float" office:value="64.9988151889045" calcext:value-type="float">
            <text:p>64.9988151889045</text:p>
          </table:table-cell>
          <table:table-cell office:value-type="float" office:value="87.8126151967287" calcext:value-type="float">
            <text:p>87.8126151967287</text:p>
          </table:table-cell>
          <table:table-cell table:number-columns-repeated="2"/>
          <table:table-cell office:value-type="float" office:value="69.1959432592215" calcext:value-type="float">
            <text:p>69.1959432592215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5"/>
          <table:table-cell office:value-type="float" office:value="41.7427694496215" calcext:value-type="float">
            <text:p>41.7427694496215</text:p>
          </table:table-cell>
          <table:table-cell office:value-type="float" office:value="39.6360741246527" calcext:value-type="float">
            <text:p>39.6360741246527</text:p>
          </table:table-cell>
          <table:table-cell table:number-columns-repeated="3"/>
          <table:table-cell office:value-type="float" office:value="28.8429784559841" calcext:value-type="float">
            <text:p>28.8429784559841</text:p>
          </table:table-cell>
          <table:table-cell table:number-columns-repeated="6"/>
          <table:table-cell office:value-type="float" office:value="18.2056509168384" calcext:value-type="float">
            <text:p>18.2056509168384</text:p>
          </table:table-cell>
          <table:table-cell table:number-columns-repeated="14"/>
          <table:table-cell office:value-type="float" office:value="65.4346912357927" calcext:value-type="float">
            <text:p>65.4346912357927</text:p>
          </table:table-cell>
          <table:table-cell table:number-columns-repeated="3"/>
          <table:table-cell office:value-type="float" office:value="70.8250293217471" calcext:value-type="float">
            <text:p>70.8250293217471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5"/>
          <table:table-cell office:value-type="float" office:value="44.8009022512733" calcext:value-type="float">
            <text:p>44.8009022512733</text:p>
          </table:table-cell>
          <table:table-cell office:value-type="float" office:value="41.1643836224572" calcext:value-type="float">
            <text:p>41.1643836224572</text:p>
          </table:table-cell>
          <table:table-cell table:number-columns-repeated="3"/>
          <table:table-cell office:value-type="float" office:value="31.9881580734539" calcext:value-type="float">
            <text:p>31.9881580734539</text:p>
          </table:table-cell>
          <table:table-cell table:number-columns-repeated="6"/>
          <table:table-cell office:value-type="float" office:value="19.8064435934547" calcext:value-type="float">
            <text:p>19.8064435934547</text:p>
          </table:table-cell>
          <table:table-cell table:number-columns-repeated="14"/>
          <table:table-cell office:value-type="float" office:value="67.4583867529791" calcext:value-type="float">
            <text:p>67.4583867529791</text:p>
          </table:table-cell>
          <table:table-cell office:value-type="float" office:value="62.1042944516293" calcext:value-type="float">
            <text:p>62.1042944516293</text:p>
          </table:table-cell>
          <table:table-cell table:number-columns-repeated="2"/>
          <table:table-cell office:value-type="float" office:value="71.7150593274446" calcext:value-type="float">
            <text:p>71.7150593274446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5"/>
          <table:table-cell office:value-type="float" office:value="48.8466522781944" calcext:value-type="float">
            <text:p>48.8466522781944</text:p>
          </table:table-cell>
          <table:table-cell table:number-columns-repeated="4"/>
          <table:table-cell office:value-type="float" office:value="35.1717772725981" calcext:value-type="float">
            <text:p>35.1717772725981</text:p>
          </table:table-cell>
          <table:table-cell table:number-columns-repeated="6"/>
          <table:table-cell office:value-type="float" office:value="20.0154567396612" calcext:value-type="float">
            <text:p>20.0154567396612</text:p>
          </table:table-cell>
          <table:table-cell table:number-columns-repeated="14"/>
          <table:table-cell office:value-type="float" office:value="69.4140634300943" calcext:value-type="float">
            <text:p>69.4140634300943</text:p>
          </table:table-cell>
          <table:table-cell office:value-type="float" office:value="66.3445965873073" calcext:value-type="float">
            <text:p>66.3445965873073</text:p>
          </table:table-cell>
          <table:table-cell table:number-columns-repeated="2"/>
          <table:table-cell office:value-type="float" office:value="74.0515967793122" calcext:value-type="float">
            <text:p>74.0515967793122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5"/>
          <table:table-cell office:value-type="float" office:value="49.0095790080299" calcext:value-type="float">
            <text:p>49.0095790080299</text:p>
          </table:table-cell>
          <table:table-cell table:number-columns-repeated="11"/>
          <table:table-cell office:value-type="float" office:value="22.5851405111329" calcext:value-type="float">
            <text:p>22.5851405111329</text:p>
          </table:table-cell>
          <table:table-cell table:number-columns-repeated="14"/>
          <table:table-cell office:value-type="float" office:value="70.393521238078" calcext:value-type="float">
            <text:p>70.393521238078</text:p>
          </table:table-cell>
          <table:table-cell office:value-type="float" office:value="70.1615637302615" calcext:value-type="float">
            <text:p>70.1615637302615</text:p>
          </table:table-cell>
          <table:table-cell table:number-columns-repeated="2"/>
          <table:table-cell office:value-type="float" office:value="74.2036647623422" calcext:value-type="float">
            <text:p>74.2036647623422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17"/>
          <table:table-cell office:value-type="float" office:value="41.9553616066891" calcext:value-type="float">
            <text:p>41.9553616066891</text:p>
          </table:table-cell>
          <table:table-cell table:number-columns-repeated="14"/>
          <table:table-cell office:value-type="float" office:value="71.4904626007052" calcext:value-type="float">
            <text:p>71.4904626007052</text:p>
          </table:table-cell>
          <table:table-cell office:value-type="float" office:value="70.2258993090073" calcext:value-type="float">
            <text:p>70.2258993090073</text:p>
          </table:table-cell>
          <table:table-cell table:number-columns-repeated="2"/>
          <table:table-cell office:value-type="float" office:value="75.763990950449" calcext:value-type="float">
            <text:p>75.763990950449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17"/>
          <table:table-cell office:value-type="float" office:value="54.9664397559782" calcext:value-type="float">
            <text:p>54.9664397559782</text:p>
          </table:table-cell>
          <table:table-cell table:number-columns-repeated="14"/>
          <table:table-cell office:value-type="float" office:value="75.0887405334363" calcext:value-type="float">
            <text:p>75.0887405334363</text:p>
          </table:table-cell>
          <table:table-cell office:value-type="float" office:value="75.5668351254616" calcext:value-type="float">
            <text:p>75.5668351254616</text:p>
          </table:table-cell>
          <table:table-cell table:number-columns-repeated="2"/>
          <table:table-cell office:value-type="float" office:value="80.3149164618221" calcext:value-type="float">
            <text:p>80.3149164618221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32"/>
          <table:table-cell office:value-type="float" office:value="75.2200154794104" calcext:value-type="float">
            <text:p>75.2200154794104</text:p>
          </table:table-cell>
          <table:table-cell office:value-type="float" office:value="75.9926281830642" calcext:value-type="float">
            <text:p>75.9926281830642</text:p>
          </table:table-cell>
          <table:table-cell table:number-columns-repeated="2"/>
          <table:table-cell office:value-type="float" office:value="80.3919558065852" calcext:value-type="float">
            <text:p>80.3919558065852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32"/>
          <table:table-cell office:value-type="float" office:value="75.6404166007173" calcext:value-type="float">
            <text:p>75.6404166007173</text:p>
          </table:table-cell>
          <table:table-cell office:value-type="float" office:value="76.0129318553255" calcext:value-type="float">
            <text:p>76.0129318553255</text:p>
          </table:table-cell>
          <table:table-cell table:number-columns-repeated="2"/>
          <table:table-cell office:value-type="float" office:value="81.1620228000812" calcext:value-type="float">
            <text:p>81.1620228000812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32"/>
          <table:table-cell office:value-type="float" office:value="76.2567659712452" calcext:value-type="float">
            <text:p>76.2567659712452</text:p>
          </table:table-cell>
          <table:table-cell office:value-type="float" office:value="76.2575848786298" calcext:value-type="float">
            <text:p>76.2575848786298</text:p>
          </table:table-cell>
          <table:table-cell table:number-columns-repeated="2"/>
          <table:table-cell office:value-type="float" office:value="82.4929328237876" calcext:value-type="float">
            <text:p>82.4929328237876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32"/>
          <table:table-cell office:value-type="float" office:value="77.7031007793644" calcext:value-type="float">
            <text:p>77.7031007793644</text:p>
          </table:table-cell>
          <table:table-cell office:value-type="float" office:value="76.8319248743642" calcext:value-type="float">
            <text:p>76.8319248743642</text:p>
          </table:table-cell>
          <table:table-cell table:number-columns-repeated="2"/>
          <table:table-cell office:value-type="float" office:value="85.5315516740387" calcext:value-type="float">
            <text:p>85.5315516740387</text:p>
          </table:table-cell>
          <table:table-cell table:number-columns-repeated="901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32"/>
          <table:table-cell office:value-type="float" office:value="81.9715266360206" calcext:value-type="float">
            <text:p>81.9715266360206</text:p>
          </table:table-cell>
          <table:table-cell office:value-type="float" office:value="77.1300037117245" calcext:value-type="float">
            <text:p>77.1300037117245</text:p>
          </table:table-cell>
          <table:table-cell table:number-columns-repeated="904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32"/>
          <table:table-cell office:value-type="float" office:value="83.7025982456249" calcext:value-type="float">
            <text:p>83.7025982456249</text:p>
          </table:table-cell>
          <table:table-cell office:value-type="float" office:value="77.9707834500607" calcext:value-type="float">
            <text:p>77.9707834500607</text:p>
          </table:table-cell>
          <table:table-cell table:number-columns-repeated="904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32"/>
          <table:table-cell office:value-type="float" office:value="85.5635526549179" calcext:value-type="float">
            <text:p>85.5635526549179</text:p>
          </table:table-cell>
          <table:table-cell office:value-type="float" office:value="78.22138800912" calcext:value-type="float">
            <text:p>78.22138800912</text:p>
          </table:table-cell>
          <table:table-cell table:number-columns-repeated="904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32"/>
          <table:table-cell office:value-type="float" office:value="85.9871351419373" calcext:value-type="float">
            <text:p>85.9871351419373</text:p>
          </table:table-cell>
          <table:table-cell office:value-type="float" office:value="79.7884106233236" calcext:value-type="float">
            <text:p>79.7884106233236</text:p>
          </table:table-cell>
          <table:table-cell table:number-columns-repeated="904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32"/>
          <table:table-cell office:value-type="float" office:value="89.0592792495671" calcext:value-type="float">
            <text:p>89.0592792495671</text:p>
          </table:table-cell>
          <table:table-cell office:value-type="float" office:value="82.3008596660294" calcext:value-type="float">
            <text:p>82.3008596660294</text:p>
          </table:table-cell>
          <table:table-cell table:number-columns-repeated="904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32"/>
          <table:table-cell office:value-type="float" office:value="92.2796026754937" calcext:value-type="float">
            <text:p>92.2796026754937</text:p>
          </table:table-cell>
          <table:table-cell office:value-type="float" office:value="83.1101312248535" calcext:value-type="float">
            <text:p>83.1101312248535</text:p>
          </table:table-cell>
          <table:table-cell table:number-columns-repeated="904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32"/>
          <table:table-cell office:value-type="float" office:value="95.4566756054573" calcext:value-type="float">
            <text:p>95.4566756054573</text:p>
          </table:table-cell>
          <table:table-cell office:value-type="float" office:value="85.8338025644479" calcext:value-type="float">
            <text:p>85.8338025644479</text:p>
          </table:table-cell>
          <table:table-cell table:number-columns-repeated="904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33"/>
          <table:table-cell office:value-type="float" office:value="93.1221920621984" calcext:value-type="float">
            <text:p>93.1221920621984</text:p>
          </table:table-cell>
          <table:table-cell table:number-columns-repeated="904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938"/>
        </table:table-row>
        <table:table-row table:style-name="ro1">
          <table:table-cell table:style-name="ce1" office:value-type="string" calcext:value-type="string">
            <text:p>Oocyte LE heteroplasmy (%)</text:p>
          </table:table-cell>
          <table:table-cell table:number-columns-repeated="938"/>
        </table:table-row>
        <table:table-row table:style-name="ro1">
          <table:table-cell table:number-columns-repeated="939"/>
        </table:table-row>
        <table:table-row table:style-name="ro1">
          <table:table-cell table:style-name="ce1" office:value-type="string" calcext:value-type="string">
            <text:p>ov…ovary</text:p>
          </table:table-cell>
          <table:table-cell table:number-columns-repeated="938"/>
        </table:table-row>
        <table:table-row table:style-name="ro1" table:number-rows-repeated="1048519">
          <table:table-cell table:number-columns-repeated="939"/>
        </table:table-row>
        <table:table-row table:style-name="ro1">
          <table:table-cell table:number-columns-repeated="939"/>
        </table:table-row>
      </table:table>
      <table:table table:name="LE pup data" table:style-name="ta2">
        <office:forms form:automatic-focus="false" form:apply-design-mode="false"/>
        <table:table-column table:style-name="co7" table:default-cell-style-name="ce3"/>
        <table:table-column table:style-name="co5" table:number-columns-repeated="23" table:default-cell-style-name="ce3"/>
        <table:table-column table:style-name="co5" table:number-columns-repeated="11" table:default-cell-style-name="ce5"/>
        <table:table-column table:style-name="co5" table:number-columns-repeated="989" table:default-cell-style-name="ce3"/>
        <table:table-row table:style-name="ro2">
          <table:table-cell table:style-name="ce2"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856"/>
        </table:table-row>
        <table:table-row table:style-name="ro2">
          <table:table-cell table:style-name="ce2" office:value-type="string" calcext:value-type="string">
            <text:p>Mouse ID</text:p>
          </table:table-cell>
          <table:table-cell/>
          <table:table-cell office:value-type="string" calcext:value-type="string">
            <text:p>LE A155</text:p>
          </table:table-cell>
          <table:table-cell table:number-columns-repeated="2"/>
          <table:table-cell office:value-type="string" calcext:value-type="string">
            <text:p>LE A155 </text:p>
          </table:table-cell>
          <table:table-cell table:number-columns-repeated="2"/>
          <table:table-cell office:value-type="string" calcext:value-type="string">
            <text:p>LE A280 </text:p>
          </table:table-cell>
          <table:table-cell table:number-columns-repeated="2"/>
          <table:table-cell office:value-type="string" calcext:value-type="string">
            <text:p>LE A381 </text:p>
          </table:table-cell>
          <table:table-cell table:number-columns-repeated="2"/>
          <table:table-cell office:value-type="string" calcext:value-type="string">
            <text:p>LE A157 </text:p>
          </table:table-cell>
          <table:table-cell table:number-columns-repeated="2"/>
          <table:table-cell office:value-type="string" calcext:value-type="string">
            <text:p>LE A157 </text:p>
          </table:table-cell>
          <table:table-cell table:number-columns-repeated="2"/>
          <table:table-cell office:value-type="string" calcext:value-type="string">
            <text:p>LE A156 </text:p>
          </table:table-cell>
          <table:table-cell table:number-columns-repeated="2"/>
          <table:table-cell office:value-type="string" calcext:value-type="string">
            <text:p>LE A279 </text:p>
          </table:table-cell>
          <table:table-cell table:number-columns-repeated="2"/>
          <table:table-cell office:value-type="string" calcext:value-type="string">
            <text:p>LE A279 </text:p>
          </table:table-cell>
          <table:table-cell table:number-columns-repeated="2"/>
          <table:table-cell office:value-type="string" calcext:value-type="string">
            <text:p>LE A456 </text:p>
          </table:table-cell>
          <table:table-cell table:number-columns-repeated="2"/>
          <table:table-cell office:value-type="string" calcext:value-type="string">
            <text:p>LE A456 </text:p>
          </table:table-cell>
          <table:table-cell table:number-columns-repeated="2"/>
          <table:table-cell office:value-type="string" calcext:value-type="string">
            <text:p>LE A456 </text:p>
          </table:table-cell>
          <table:table-cell table:number-columns-repeated="2"/>
          <table:table-cell office:value-type="string" calcext:value-type="string">
            <text:p>LE A456 </text:p>
          </table:table-cell>
          <table:table-cell table:number-columns-repeated="2"/>
          <table:table-cell office:value-type="string" calcext:value-type="string">
            <text:p>LE A456 </text:p>
          </table:table-cell>
          <table:table-cell table:number-columns-repeated="2"/>
          <table:table-cell office:value-type="string" calcext:value-type="string">
            <text:p>LE A625 </text:p>
          </table:table-cell>
          <table:table-cell table:number-columns-repeated="2"/>
          <table:table-cell office:value-type="string" calcext:value-type="string">
            <text:p>LE A625 </text:p>
          </table:table-cell>
          <table:table-cell table:number-columns-repeated="2"/>
          <table:table-cell office:value-type="string" calcext:value-type="string">
            <text:p>LE A625 </text:p>
          </table:table-cell>
          <table:table-cell table:number-columns-repeated="2"/>
          <table:table-cell office:value-type="string" calcext:value-type="string">
            <text:p>LE 729 </text:p>
          </table:table-cell>
          <table:table-cell table:number-columns-repeated="2"/>
          <table:table-cell office:value-type="string" calcext:value-type="string">
            <text:p>LE 917 </text:p>
          </table:table-cell>
          <table:table-cell table:number-columns-repeated="2"/>
          <table:table-cell office:value-type="string" calcext:value-type="string">
            <text:p>LE 918 </text:p>
          </table:table-cell>
          <table:table-cell table:number-columns-repeated="2"/>
          <table:table-cell office:value-type="string" calcext:value-type="string">
            <text:p>LE 918 </text:p>
          </table:table-cell>
          <table:table-cell table:number-columns-repeated="2"/>
          <table:table-cell office:value-type="string" calcext:value-type="string">
            <text:p>LE A111 </text:p>
          </table:table-cell>
          <table:table-cell table:number-columns-repeated="2"/>
          <table:table-cell office:value-type="string" calcext:value-type="string">
            <text:p>LE A111 </text:p>
          </table:table-cell>
          <table:table-cell table:number-columns-repeated="2"/>
          <table:table-cell office:value-type="string" calcext:value-type="string">
            <text:p>LE A111 </text:p>
          </table:table-cell>
          <table:table-cell table:number-columns-repeated="2"/>
          <table:table-cell office:value-type="string" calcext:value-type="string">
            <text:p>LE A111 </text:p>
          </table:table-cell>
          <table:table-cell table:number-columns-repeated="2"/>
          <table:table-cell office:value-type="string" calcext:value-type="string">
            <text:p>LE A154 </text:p>
          </table:table-cell>
          <table:table-cell table:number-columns-repeated="2"/>
          <table:table-cell office:value-type="string" calcext:value-type="string">
            <text:p>LE 728 </text:p>
          </table:table-cell>
          <table:table-cell table:number-columns-repeated="2"/>
          <table:table-cell office:value-type="string" calcext:value-type="string">
            <text:p>LE 583 </text:p>
          </table:table-cell>
          <table:table-cell table:number-columns-repeated="2"/>
          <table:table-cell office:value-type="string" calcext:value-type="string">
            <text:p>LE 583 </text:p>
          </table:table-cell>
          <table:table-cell table:number-columns-repeated="2"/>
          <table:table-cell office:value-type="string" calcext:value-type="string">
            <text:p>LE 583 </text:p>
          </table:table-cell>
          <table:table-cell table:number-columns-repeated="2"/>
          <table:table-cell office:value-type="string" calcext:value-type="string">
            <text:p>LE 86 </text:p>
          </table:table-cell>
          <table:table-cell table:number-columns-repeated="2"/>
          <table:table-cell office:value-type="string" calcext:value-type="string">
            <text:p>LE B084 </text:p>
          </table:table-cell>
          <table:table-cell table:number-columns-repeated="2"/>
          <table:table-cell office:value-type="string" calcext:value-type="string">
            <text:p>LE B084 </text:p>
          </table:table-cell>
          <table:table-cell table:number-columns-repeated="2"/>
          <table:table-cell office:value-type="string" calcext:value-type="string">
            <text:p>LE A624 </text:p>
          </table:table-cell>
          <table:table-cell table:number-columns-repeated="2"/>
          <table:table-cell office:value-type="string" calcext:value-type="string">
            <text:p>LE A624 </text:p>
          </table:table-cell>
          <table:table-cell table:number-columns-repeated="2"/>
          <table:table-cell office:value-type="string" calcext:value-type="string">
            <text:p>LE A624 </text:p>
          </table:table-cell>
          <table:table-cell table:number-columns-repeated="2"/>
          <table:table-cell office:value-type="string" calcext:value-type="string">
            <text:p>LE A624 </text:p>
          </table:table-cell>
          <table:table-cell table:number-columns-repeated="2"/>
          <table:table-cell office:value-type="string" calcext:value-type="string">
            <text:p>LE A624 </text:p>
          </table:table-cell>
          <table:table-cell table:number-columns-repeated="2"/>
          <table:table-cell office:value-type="string" calcext:value-type="string">
            <text:p>LE B571 </text:p>
          </table:table-cell>
          <table:table-cell table:number-columns-repeated="2"/>
          <table:table-cell office:value-type="string" calcext:value-type="string">
            <text:p>LE B409 </text:p>
          </table:table-cell>
          <table:table-cell table:number-columns-repeated="2"/>
          <table:table-cell office:value-type="string" calcext:value-type="string">
            <text:p>LE B472 </text:p>
          </table:table-cell>
          <table:table-cell table:number-columns-repeated="2"/>
          <table:table-cell office:value-type="string" calcext:value-type="string">
            <text:p>LE A844 </text:p>
          </table:table-cell>
          <table:table-cell table:number-columns-repeated="2"/>
          <table:table-cell office:value-type="string" calcext:value-type="string">
            <text:p>LE A844 </text:p>
          </table:table-cell>
          <table:table-cell table:number-columns-repeated="2"/>
          <table:table-cell office:value-type="string" calcext:value-type="string">
            <text:p>LE A844 </text:p>
          </table:table-cell>
          <table:table-cell table:number-columns-repeated="2"/>
          <table:table-cell office:value-type="string" calcext:value-type="string">
            <text:p>LE A844 </text:p>
          </table:table-cell>
          <table:table-cell table:number-columns-repeated="2"/>
          <table:table-cell office:value-type="string" calcext:value-type="string">
            <text:p>LE A764 </text:p>
          </table:table-cell>
          <table:table-cell table:number-columns-repeated="2"/>
          <table:table-cell office:value-type="string" calcext:value-type="string">
            <text:p>LE A764 </text:p>
          </table:table-cell>
          <table:table-cell table:number-columns-repeated="2"/>
          <table:table-cell office:value-type="string" calcext:value-type="string">
            <text:p>LE A764 </text:p>
          </table:table-cell>
          <table:table-cell table:number-columns-repeated="2"/>
          <table:table-cell office:value-type="string" calcext:value-type="string">
            <text:p>LE B087</text:p>
          </table:table-cell>
          <table:table-cell table:number-columns-repeated="2"/>
          <table:table-cell office:value-type="string" calcext:value-type="string">
            <text:p>LE B087</text:p>
          </table:table-cell>
          <table:table-cell table:number-columns-repeated="2"/>
          <table:table-cell office:value-type="string" calcext:value-type="string">
            <text:p>LE B087</text:p>
          </table:table-cell>
          <table:table-cell table:number-columns-repeated="2"/>
          <table:table-cell office:value-type="string" calcext:value-type="string">
            <text:p>LE B087 </text:p>
          </table:table-cell>
          <table:table-cell table:number-columns-repeated="2"/>
          <table:table-cell office:value-type="string" calcext:value-type="string">
            <text:p>LE B472</text:p>
          </table:table-cell>
          <table:table-cell table:number-columns-repeated="2"/>
          <table:table-cell office:value-type="string" calcext:value-type="string">
            <text:p>LE B407 </text:p>
          </table:table-cell>
          <table:table-cell table:number-columns-repeated="2"/>
          <table:table-cell office:value-type="string" calcext:value-type="string">
            <text:p>LE B407 </text:p>
          </table:table-cell>
          <table:table-cell table:number-columns-repeated="2"/>
          <table:table-cell office:value-type="string" calcext:value-type="string">
            <text:p>LE B411 </text:p>
          </table:table-cell>
          <table:table-cell table:number-columns-repeated="856"/>
        </table:table-row>
        <table:table-row table:style-name="ro2">
          <table:table-cell table:style-name="ce2" office:value-type="string" calcext:value-type="string">
            <text:p>Mouse biopsy LE heteroplasmy <text:s/>(%)</text:p>
          </table:table-cell>
          <table:table-cell office:value-type="string" calcext:value-type="string">
            <text:p>LE A155</text:p>
          </table:table-cell>
          <table:table-cell office:value-type="float" office:value="33.8343039471624" calcext:value-type="float">
            <text:p>33.8343039471624</text:p>
          </table:table-cell>
          <table:table-cell/>
          <table:table-cell office:value-type="string" calcext:value-type="string">
            <text:p>LE A155 </text:p>
          </table:table-cell>
          <table:table-cell office:value-type="float" office:value="33.8343039471624" calcext:value-type="float">
            <text:p>33.8343039471624</text:p>
          </table:table-cell>
          <table:table-cell/>
          <table:table-cell office:value-type="string" calcext:value-type="string">
            <text:p>LE A280 </text:p>
          </table:table-cell>
          <table:table-cell office:value-type="float" office:value="18.5376002929553" calcext:value-type="float">
            <text:p>18.5376002929553</text:p>
          </table:table-cell>
          <table:table-cell/>
          <table:table-cell office:value-type="string" calcext:value-type="string">
            <text:p>LE A381 </text:p>
          </table:table-cell>
          <table:table-cell office:value-type="float" office:value="5.95868723082078" calcext:value-type="float">
            <text:p>5.95868723082078</text:p>
          </table:table-cell>
          <table:table-cell/>
          <table:table-cell office:value-type="string" calcext:value-type="string">
            <text:p>LE A157 </text:p>
          </table:table-cell>
          <table:table-cell office:value-type="float" office:value="18.8079261146237" calcext:value-type="float">
            <text:p>18.8079261146237</text:p>
          </table:table-cell>
          <table:table-cell/>
          <table:table-cell office:value-type="string" calcext:value-type="string">
            <text:p>LE A157 </text:p>
          </table:table-cell>
          <table:table-cell office:value-type="float" office:value="18.8079261146237" calcext:value-type="float">
            <text:p>18.8079261146237</text:p>
          </table:table-cell>
          <table:table-cell/>
          <table:table-cell office:value-type="string" calcext:value-type="string">
            <text:p>LE A156 </text:p>
          </table:table-cell>
          <table:table-cell office:value-type="float" office:value="21.4325511858643" calcext:value-type="float">
            <text:p>21.4325511858643</text:p>
          </table:table-cell>
          <table:table-cell/>
          <table:table-cell office:value-type="string" calcext:value-type="string">
            <text:p>LE A279 </text:p>
          </table:table-cell>
          <table:table-cell office:value-type="float" office:value="7.07006318589488" calcext:value-type="float">
            <text:p>7.07006318589488</text:p>
          </table:table-cell>
          <table:table-cell/>
          <table:table-cell office:value-type="string" calcext:value-type="string">
            <text:p>LE A279 </text:p>
          </table:table-cell>
          <table:table-cell office:value-type="float" office:value="7.07006318589488" calcext:value-type="float">
            <text:p>7.07006318589488</text:p>
          </table:table-cell>
          <table:table-cell/>
          <table:table-cell office:value-type="string" calcext:value-type="string">
            <text:p>LE A456 </text:p>
          </table:table-cell>
          <table:table-cell office:value-type="float" office:value="16.1918413723483" calcext:value-type="float">
            <text:p>16.1918413723483</text:p>
          </table:table-cell>
          <table:table-cell/>
          <table:table-cell office:value-type="string" calcext:value-type="string">
            <text:p>LE A456 </text:p>
          </table:table-cell>
          <table:table-cell office:value-type="float" office:value="16.1918413723483" calcext:value-type="float">
            <text:p>16.1918413723483</text:p>
          </table:table-cell>
          <table:table-cell/>
          <table:table-cell office:value-type="string" calcext:value-type="string">
            <text:p>LE A456 </text:p>
          </table:table-cell>
          <table:table-cell office:value-type="float" office:value="16.1918413723483" calcext:value-type="float">
            <text:p>16.1918413723483</text:p>
          </table:table-cell>
          <table:table-cell/>
          <table:table-cell office:value-type="string" calcext:value-type="string">
            <text:p>LE A456 </text:p>
          </table:table-cell>
          <table:table-cell office:value-type="float" office:value="16.1918413723483" calcext:value-type="float">
            <text:p>16.1918413723483</text:p>
          </table:table-cell>
          <table:table-cell/>
          <table:table-cell office:value-type="string" calcext:value-type="string">
            <text:p>LE A456 </text:p>
          </table:table-cell>
          <table:table-cell office:value-type="float" office:value="16.1918413723483" calcext:value-type="float">
            <text:p>16.1918413723483</text:p>
          </table:table-cell>
          <table:table-cell/>
          <table:table-cell office:value-type="string" calcext:value-type="string">
            <text:p>LE A625 </text:p>
          </table:table-cell>
          <table:table-cell office:value-type="float" office:value="28.5471226965566" calcext:value-type="float">
            <text:p>28.5471226965566</text:p>
          </table:table-cell>
          <table:table-cell/>
          <table:table-cell office:value-type="string" calcext:value-type="string">
            <text:p>LE A625 </text:p>
          </table:table-cell>
          <table:table-cell office:value-type="float" office:value="40.2420460806526" calcext:value-type="float">
            <text:p>40.2420460806526</text:p>
          </table:table-cell>
          <table:table-cell/>
          <table:table-cell office:value-type="string" calcext:value-type="string">
            <text:p>LE A625 </text:p>
          </table:table-cell>
          <table:table-cell office:value-type="float" office:value="40.2420460806526" calcext:value-type="float">
            <text:p>40.2420460806526</text:p>
          </table:table-cell>
          <table:table-cell/>
          <table:table-cell office:value-type="string" calcext:value-type="string">
            <text:p>LE 729 </text:p>
          </table:table-cell>
          <table:table-cell office:value-type="float" office:value="16.4538999831408" calcext:value-type="float">
            <text:p>16.4538999831408</text:p>
          </table:table-cell>
          <table:table-cell/>
          <table:table-cell office:value-type="string" calcext:value-type="string">
            <text:p>LE 917 </text:p>
          </table:table-cell>
          <table:table-cell office:value-type="float" office:value="13.3725601166924" calcext:value-type="float">
            <text:p>13.3725601166924</text:p>
          </table:table-cell>
          <table:table-cell/>
          <table:table-cell office:value-type="string" calcext:value-type="string">
            <text:p>LE 918 </text:p>
          </table:table-cell>
          <table:table-cell office:value-type="float" office:value="29.6033416296956" calcext:value-type="float">
            <text:p>29.6033416296956</text:p>
          </table:table-cell>
          <table:table-cell/>
          <table:table-cell office:value-type="string" calcext:value-type="string">
            <text:p>LE 918 </text:p>
          </table:table-cell>
          <table:table-cell office:value-type="float" office:value="29.6033416296956" calcext:value-type="float">
            <text:p>29.6033416296956</text:p>
          </table:table-cell>
          <table:table-cell/>
          <table:table-cell office:value-type="string" calcext:value-type="string">
            <text:p>LE A111 </text:p>
          </table:table-cell>
          <table:table-cell office:value-type="float" office:value="21.4789385630699" calcext:value-type="float">
            <text:p>21.4789385630699</text:p>
          </table:table-cell>
          <table:table-cell/>
          <table:table-cell office:value-type="string" calcext:value-type="string">
            <text:p>LE A111 </text:p>
          </table:table-cell>
          <table:table-cell office:value-type="float" office:value="21.4789385630699" calcext:value-type="float">
            <text:p>21.4789385630699</text:p>
          </table:table-cell>
          <table:table-cell/>
          <table:table-cell office:value-type="string" calcext:value-type="string">
            <text:p>LE A111 </text:p>
          </table:table-cell>
          <table:table-cell office:value-type="float" office:value="21.4789385630699" calcext:value-type="float">
            <text:p>21.4789385630699</text:p>
          </table:table-cell>
          <table:table-cell/>
          <table:table-cell office:value-type="string" calcext:value-type="string">
            <text:p>LE A111 </text:p>
          </table:table-cell>
          <table:table-cell office:value-type="float" office:value="21.4789385630699" calcext:value-type="float">
            <text:p>21.4789385630699</text:p>
          </table:table-cell>
          <table:table-cell/>
          <table:table-cell office:value-type="string" calcext:value-type="string">
            <text:p>LE A154 </text:p>
          </table:table-cell>
          <table:table-cell office:value-type="float" office:value="2.64050348505658" calcext:value-type="float">
            <text:p>2.64050348505658</text:p>
          </table:table-cell>
          <table:table-cell/>
          <table:table-cell office:value-type="string" calcext:value-type="string">
            <text:p>LE 728 </text:p>
          </table:table-cell>
          <table:table-cell office:value-type="float" office:value="3.00966020866347" calcext:value-type="float">
            <text:p>3.00966020866347</text:p>
          </table:table-cell>
          <table:table-cell/>
          <table:table-cell office:value-type="string" calcext:value-type="string">
            <text:p>LE 583 </text:p>
          </table:table-cell>
          <table:table-cell office:value-type="float" office:value="7.07999876072661" calcext:value-type="float">
            <text:p>7.07999876072661</text:p>
          </table:table-cell>
          <table:table-cell/>
          <table:table-cell office:value-type="string" calcext:value-type="string">
            <text:p>LE 583 </text:p>
          </table:table-cell>
          <table:table-cell office:value-type="float" office:value="7.07999876072661" calcext:value-type="float">
            <text:p>7.07999876072661</text:p>
          </table:table-cell>
          <table:table-cell/>
          <table:table-cell office:value-type="string" calcext:value-type="string">
            <text:p>LE 583 </text:p>
          </table:table-cell>
          <table:table-cell office:value-type="float" office:value="7.07999876072661" calcext:value-type="float">
            <text:p>7.07999876072661</text:p>
          </table:table-cell>
          <table:table-cell/>
          <table:table-cell office:value-type="string" calcext:value-type="string">
            <text:p>LE 86 </text:p>
          </table:table-cell>
          <table:table-cell office:value-type="float" office:value="1.07726513715438" calcext:value-type="float">
            <text:p>1.07726513715438</text:p>
          </table:table-cell>
          <table:table-cell/>
          <table:table-cell office:value-type="string" calcext:value-type="string">
            <text:p>LE B084 </text:p>
          </table:table-cell>
          <table:table-cell office:value-type="float" office:value="79.1459655902822" calcext:value-type="float">
            <text:p>79.1459655902822</text:p>
          </table:table-cell>
          <table:table-cell/>
          <table:table-cell office:value-type="string" calcext:value-type="string">
            <text:p>LE B084 </text:p>
          </table:table-cell>
          <table:table-cell office:value-type="float" office:value="79.1459655902822" calcext:value-type="float">
            <text:p>79.1459655902822</text:p>
          </table:table-cell>
          <table:table-cell/>
          <table:table-cell office:value-type="string" calcext:value-type="string">
            <text:p>LE A624 </text:p>
          </table:table-cell>
          <table:table-cell office:value-type="float" office:value="39.8626651256143" calcext:value-type="float">
            <text:p>39.8626651256143</text:p>
          </table:table-cell>
          <table:table-cell/>
          <table:table-cell office:value-type="string" calcext:value-type="string">
            <text:p>LE A624 </text:p>
          </table:table-cell>
          <table:table-cell office:value-type="float" office:value="39.8626651256143" calcext:value-type="float">
            <text:p>39.8626651256143</text:p>
          </table:table-cell>
          <table:table-cell/>
          <table:table-cell office:value-type="string" calcext:value-type="string">
            <text:p>LE A624 </text:p>
          </table:table-cell>
          <table:table-cell office:value-type="float" office:value="39.8626651256143" calcext:value-type="float">
            <text:p>39.8626651256143</text:p>
          </table:table-cell>
          <table:table-cell/>
          <table:table-cell office:value-type="string" calcext:value-type="string">
            <text:p>LE A624 </text:p>
          </table:table-cell>
          <table:table-cell office:value-type="float" office:value="39.8626651256143" calcext:value-type="float">
            <text:p>39.8626651256143</text:p>
          </table:table-cell>
          <table:table-cell/>
          <table:table-cell office:value-type="string" calcext:value-type="string">
            <text:p>LE A624 </text:p>
          </table:table-cell>
          <table:table-cell office:value-type="float" office:value="39.8626651256143" calcext:value-type="float">
            <text:p>39.8626651256143</text:p>
          </table:table-cell>
          <table:table-cell/>
          <table:table-cell office:value-type="string" calcext:value-type="string">
            <text:p>LE B571 </text:p>
          </table:table-cell>
          <table:table-cell office:value-type="float" office:value="93.5327070124839" calcext:value-type="float">
            <text:p>93.5327070124839</text:p>
          </table:table-cell>
          <table:table-cell/>
          <table:table-cell office:value-type="string" calcext:value-type="string">
            <text:p>LE B409 </text:p>
          </table:table-cell>
          <table:table-cell office:value-type="float" office:value="82.9375839954602" calcext:value-type="float">
            <text:p>82.9375839954602</text:p>
          </table:table-cell>
          <table:table-cell/>
          <table:table-cell office:value-type="string" calcext:value-type="string">
            <text:p>LE B472 </text:p>
          </table:table-cell>
          <table:table-cell office:value-type="float" office:value="56.1811553684113" calcext:value-type="float">
            <text:p>56.1811553684113</text:p>
          </table:table-cell>
          <table:table-cell/>
          <table:table-cell office:value-type="string" calcext:value-type="string">
            <text:p>LE A844 </text:p>
          </table:table-cell>
          <table:table-cell office:value-type="float" office:value="66.9116339334309" calcext:value-type="float">
            <text:p>66.9116339334309</text:p>
          </table:table-cell>
          <table:table-cell/>
          <table:table-cell office:value-type="string" calcext:value-type="string">
            <text:p>LE A844 </text:p>
          </table:table-cell>
          <table:table-cell office:value-type="float" office:value="66.9116339334309" calcext:value-type="float">
            <text:p>66.9116339334309</text:p>
          </table:table-cell>
          <table:table-cell/>
          <table:table-cell office:value-type="string" calcext:value-type="string">
            <text:p>LE A844 </text:p>
          </table:table-cell>
          <table:table-cell office:value-type="float" office:value="66.9116339334309" calcext:value-type="float">
            <text:p>66.9116339334309</text:p>
          </table:table-cell>
          <table:table-cell/>
          <table:table-cell office:value-type="string" calcext:value-type="string">
            <text:p>LE A844 </text:p>
          </table:table-cell>
          <table:table-cell office:value-type="float" office:value="72.2525236837033" calcext:value-type="float">
            <text:p>72.2525236837033</text:p>
          </table:table-cell>
          <table:table-cell/>
          <table:table-cell office:value-type="string" calcext:value-type="string">
            <text:p>LE A764 </text:p>
          </table:table-cell>
          <table:table-cell office:value-type="float" office:value="44.8606828777415" calcext:value-type="float">
            <text:p>44.8606828777415</text:p>
          </table:table-cell>
          <table:table-cell/>
          <table:table-cell office:value-type="string" calcext:value-type="string">
            <text:p>LE A764 </text:p>
          </table:table-cell>
          <table:table-cell office:value-type="float" office:value="44.8606828777415" calcext:value-type="float">
            <text:p>44.8606828777415</text:p>
          </table:table-cell>
          <table:table-cell/>
          <table:table-cell office:value-type="string" calcext:value-type="string">
            <text:p>LE A764 </text:p>
          </table:table-cell>
          <table:table-cell office:value-type="float" office:value="41.092951311876" calcext:value-type="float">
            <text:p>41.092951311876</text:p>
          </table:table-cell>
          <table:table-cell/>
          <table:table-cell office:value-type="string" calcext:value-type="string">
            <text:p>LE B087</text:p>
          </table:table-cell>
          <table:table-cell office:value-type="float" office:value="81.4748907291239" calcext:value-type="float">
            <text:p>81.4748907291239</text:p>
          </table:table-cell>
          <table:table-cell/>
          <table:table-cell office:value-type="string" calcext:value-type="string">
            <text:p>LE B087</text:p>
          </table:table-cell>
          <table:table-cell office:value-type="float" office:value="81.4748907291239" calcext:value-type="float">
            <text:p>81.4748907291239</text:p>
          </table:table-cell>
          <table:table-cell/>
          <table:table-cell office:value-type="string" calcext:value-type="string">
            <text:p>LE B087</text:p>
          </table:table-cell>
          <table:table-cell office:value-type="float" office:value="81.4748907291239" calcext:value-type="float">
            <text:p>81.4748907291239</text:p>
          </table:table-cell>
          <table:table-cell/>
          <table:table-cell office:value-type="string" calcext:value-type="string">
            <text:p>LE B087 </text:p>
          </table:table-cell>
          <table:table-cell office:value-type="float" office:value="79.2766224572859" calcext:value-type="float">
            <text:p>79.2766224572859</text:p>
          </table:table-cell>
          <table:table-cell/>
          <table:table-cell office:value-type="string" calcext:value-type="string">
            <text:p>LE B472</text:p>
          </table:table-cell>
          <table:table-cell office:value-type="float" office:value="50.6485070525029" calcext:value-type="float">
            <text:p>50.6485070525029</text:p>
          </table:table-cell>
          <table:table-cell/>
          <table:table-cell office:value-type="string" calcext:value-type="string">
            <text:p>LE B407 </text:p>
          </table:table-cell>
          <table:table-cell office:value-type="float" office:value="96.7767925620215" calcext:value-type="float">
            <text:p>96.7767925620215</text:p>
          </table:table-cell>
          <table:table-cell/>
          <table:table-cell office:value-type="string" calcext:value-type="string">
            <text:p>LE B407 </text:p>
          </table:table-cell>
          <table:table-cell office:value-type="float" office:value="96.7767925620215" calcext:value-type="float">
            <text:p>96.7767925620215</text:p>
          </table:table-cell>
          <table:table-cell/>
          <table:table-cell office:value-type="string" calcext:value-type="string">
            <text:p>LE B411 </text:p>
          </table:table-cell>
          <table:table-cell office:value-type="float" office:value="82.6046087438192" calcext:value-type="float">
            <text:p>82.6046087438192</text:p>
          </table:table-cell>
          <table:table-cell table:number-columns-repeated="856"/>
        </table:table-row>
        <table:table-row table:style-name="ro2">
          <table:table-cell table:style-name="ce2" office:value-type="string" calcext:value-type="string">
            <text:p>Age (d)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856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office:value-type="string" calcext:value-type="string">
            <text:p>LE A204</text:p>
          </table:table-cell>
          <table:table-cell office:value-type="float" office:value="29.8024010676511" calcext:value-type="float">
            <text:p>29.8024010676511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251</text:p>
          </table:table-cell>
          <table:table-cell office:value-type="float" office:value="9.73520673838705" calcext:value-type="float">
            <text:p>9.7352067383870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381</text:p>
          </table:table-cell>
          <table:table-cell office:value-type="float" office:value="5.59336220156632" calcext:value-type="float">
            <text:p>5.5933622015663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577</text:p>
          </table:table-cell>
          <table:table-cell office:value-type="float" office:value="2.33957536455994" calcext:value-type="float">
            <text:p>2.33957536455994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78</text:p>
          </table:table-cell>
          <table:table-cell office:value-type="float" office:value="8.93953086071463" calcext:value-type="float">
            <text:p>8.9395308607146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223</text:p>
          </table:table-cell>
          <table:table-cell office:value-type="float" office:value="20.6072192157358" calcext:value-type="float">
            <text:p>20.607219215735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73</text:p>
          </table:table-cell>
          <table:table-cell office:value-type="float" office:value="29.6555671445088" calcext:value-type="float">
            <text:p>29.655567144508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390</text:p>
          </table:table-cell>
          <table:table-cell office:value-type="float" office:value="2.87997237992419" calcext:value-type="float">
            <text:p>2.879972379924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A454</text:p>
          </table:table-cell>
          <table:table-cell office:value-type="float" office:value="1.98144280827919" calcext:value-type="float">
            <text:p>1.981442808279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A571</text:p>
          </table:table-cell>
          <table:table-cell office:value-type="float" office:value="17.7123954728725" calcext:value-type="float">
            <text:p>17.71239547287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A620</text:p>
          </table:table-cell>
          <table:table-cell office:value-type="float" office:value="15.0656010606058" calcext:value-type="float">
            <text:p>15.0656010606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A667</text:p>
          </table:table-cell>
          <table:table-cell office:value-type="float" office:value="0.0825123069354172" calcext:value-type="float">
            <text:p>0.08251230693541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669</text:p>
          </table:table-cell>
          <table:table-cell office:value-type="float" office:value="0.0646552217451762" calcext:value-type="float">
            <text:p>0.064655221745176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731</text:p>
          </table:table-cell>
          <table:table-cell office:value-type="float" office:value="1.53155743462431" calcext:value-type="float">
            <text:p>1.53155743462431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709</text:p>
          </table:table-cell>
          <table:table-cell office:value-type="float" office:value="43.0104019599084" calcext:value-type="float">
            <text:p>43.0104019599084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761</text:p>
          </table:table-cell>
          <table:table-cell office:value-type="float" office:value="10.7622943304487" calcext:value-type="float">
            <text:p>10.762294330448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794</text:p>
          </table:table-cell>
          <table:table-cell office:value-type="float" office:value="48.8779474132903" calcext:value-type="float">
            <text:p>48.877947413290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916</text:p>
          </table:table-cell>
          <table:table-cell office:value-type="float" office:value="10.3801228865602" calcext:value-type="float">
            <text:p>10.380122886560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10</text:p>
          </table:table-cell>
          <table:table-cell office:value-type="float" office:value="19.6644286323808" calcext:value-type="float">
            <text:p>19.664428632380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024</text:p>
          </table:table-cell>
          <table:table-cell office:value-type="float" office:value="81.8952227585792" calcext:value-type="float">
            <text:p>81.895222758579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073</text:p>
          </table:table-cell>
          <table:table-cell office:value-type="float" office:value="28.151350422341" calcext:value-type="float">
            <text:p>28.151350422341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49</text:p>
          </table:table-cell>
          <table:table-cell office:value-type="float" office:value="16.1231962123706" calcext:value-type="float">
            <text:p>16.1231962123706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154</text:p>
          </table:table-cell>
          <table:table-cell office:value-type="float" office:value="4.37741840459342" calcext:value-type="float">
            <text:p>4.3774184045934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63</text:p>
          </table:table-cell>
          <table:table-cell office:value-type="float" office:value="11.0445420573078" calcext:value-type="float">
            <text:p>11.044542057307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216</text:p>
          </table:table-cell>
          <table:table-cell office:value-type="float" office:value="29.6076922007139" calcext:value-type="float">
            <text:p>29.6076922007139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87</text:p>
          </table:table-cell>
          <table:table-cell office:value-type="float" office:value="0.0856680725335153" calcext:value-type="float">
            <text:p>0.08566807253351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865</text:p>
          </table:table-cell>
          <table:table-cell office:value-type="float" office:value="3.73828483945737" calcext:value-type="float">
            <text:p>3.7382848394573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671</text:p>
          </table:table-cell>
          <table:table-cell office:value-type="float" office:value="9.69834709885987" calcext:value-type="float">
            <text:p>9.6983470988598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728 </text:p>
          </table:table-cell>
          <table:table-cell office:value-type="float" office:value="3.00966020866347" calcext:value-type="float">
            <text:p>3.0096602086634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907</text:p>
          </table:table-cell>
          <table:table-cell office:value-type="float" office:value="3.76494475024899" calcext:value-type="float">
            <text:p>3.7649447502489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336</text:p>
          </table:table-cell>
          <table:table-cell office:value-type="float" office:value="13.2225143347915" calcext:value-type="float">
            <text:p>13.222514334791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413</text:p>
          </table:table-cell>
          <table:table-cell office:value-type="float" office:value="76.295795080377" calcext:value-type="float">
            <text:p>76.29579508037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516</text:p>
          </table:table-cell>
          <table:table-cell office:value-type="float" office:value="78.3850245993741" calcext:value-type="float">
            <text:p>78.385024599374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919</text:p>
          </table:table-cell>
          <table:table-cell office:value-type="float" office:value="23.1412129688243" calcext:value-type="float">
            <text:p>23.141212968824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968</text:p>
          </table:table-cell>
          <table:table-cell office:value-type="float" office:value="63.7329459159535" calcext:value-type="float">
            <text:p>63.732945915953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713</text:p>
          </table:table-cell>
          <table:table-cell office:value-type="float" office:value="44.7408299560017" calcext:value-type="float">
            <text:p>44.740829956001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751</text:p>
          </table:table-cell>
          <table:table-cell office:value-type="float" office:value="64.3285526250987" calcext:value-type="float">
            <text:p>64.328552625098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838</text:p>
          </table:table-cell>
          <table:table-cell office:value-type="float" office:value="34.5893862389085" calcext:value-type="float">
            <text:p>34.5893862389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B686</text:p>
          </table:table-cell>
          <table:table-cell office:value-type="float" office:value="81.093235577102" calcext:value-type="float">
            <text:p>81.093235577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B765 </text:p>
          </table:table-cell>
          <table:table-cell office:value-type="float" office:value="73.8189702748393" calcext:value-type="float">
            <text:p>73.81897027483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B773</text:p>
          </table:table-cell>
          <table:table-cell office:value-type="float" office:value="40.4797660068576" calcext:value-type="float">
            <text:p>40.47976600685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B084</text:p>
          </table:table-cell>
          <table:table-cell office:value-type="float" office:value="80.7165984345784" calcext:value-type="float">
            <text:p>80.7165984345784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144</text:p>
          </table:table-cell>
          <table:table-cell office:value-type="float" office:value="77.3556038369428" calcext:value-type="float">
            <text:p>77.355603836942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332</text:p>
          </table:table-cell>
          <table:table-cell office:value-type="float" office:value="84.8537876879564" calcext:value-type="float">
            <text:p>84.853787687956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464</text:p>
          </table:table-cell>
          <table:table-cell office:value-type="float" office:value="64.7073395876171" calcext:value-type="float">
            <text:p>64.707339587617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133</text:p>
          </table:table-cell>
          <table:table-cell office:value-type="float" office:value="70.1075340697807" calcext:value-type="float">
            <text:p>70.107534069780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299</text:p>
          </table:table-cell>
          <table:table-cell office:value-type="float" office:value="47.1543776265285" calcext:value-type="float">
            <text:p>47.1543776265285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025</text:p>
          </table:table-cell>
          <table:table-cell office:value-type="float" office:value="58.9687507487916" calcext:value-type="float">
            <text:p>58.9687507487916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527</text:p>
          </table:table-cell>
          <table:table-cell office:value-type="float" office:value="76.7139056378974" calcext:value-type="float">
            <text:p>76.713905637897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547</text:p>
          </table:table-cell>
          <table:table-cell office:value-type="float" office:value="99.6051090673469" calcext:value-type="float">
            <text:p>99.605109067346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568</text:p>
          </table:table-cell>
          <table:table-cell office:value-type="float" office:value="87.1590036485591" calcext:value-type="float">
            <text:p>87.159003648559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403</text:p>
          </table:table-cell>
          <table:table-cell office:value-type="float" office:value="81.5318607903369" calcext:value-type="float">
            <text:p>81.531860790336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603</text:p>
          </table:table-cell>
          <table:table-cell office:value-type="float" office:value="62.6257626785278" calcext:value-type="float">
            <text:p>62.6257626785278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634</text:p>
          </table:table-cell>
          <table:table-cell office:value-type="float" office:value="95.6031241043337" calcext:value-type="float">
            <text:p>95.603124104333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660</text:p>
          </table:table-cell>
          <table:table-cell office:value-type="float" office:value="97.7882289194186" calcext:value-type="float">
            <text:p>97.7882289194186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702</text:p>
          </table:table-cell>
          <table:table-cell office:value-type="float" office:value="74.4359059320838" calcext:value-type="float">
            <text:p>74.4359059320838</text:p>
          </table:table-cell>
          <table:table-cell table:style-name="ce4" office:value-type="string" calcext:value-type="string">
            <text:p>M</text:p>
          </table:table-cell>
          <table:table-cell table:number-columns-repeated="855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office:value-type="string" calcext:value-type="string">
            <text:p>LE A205</text:p>
          </table:table-cell>
          <table:table-cell office:value-type="float" office:value="23.2455646328659" calcext:value-type="float">
            <text:p>23.2455646328659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252</text:p>
          </table:table-cell>
          <table:table-cell office:value-type="float" office:value="19.6053270188447" calcext:value-type="float">
            <text:p>19.605327018844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382</text:p>
          </table:table-cell>
          <table:table-cell office:value-type="float" office:value="22.6296303383934" calcext:value-type="float">
            <text:p>22.6296303383934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578</text:p>
          </table:table-cell>
          <table:table-cell office:value-type="float" office:value="8.91278251783685" calcext:value-type="float">
            <text:p>8.9127825178368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79</text:p>
          </table:table-cell>
          <table:table-cell office:value-type="float" office:value="10.8069177096349" calcext:value-type="float">
            <text:p>10.806917709634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224</text:p>
          </table:table-cell>
          <table:table-cell office:value-type="float" office:value="19.027106525365" calcext:value-type="float">
            <text:p>19.02710652536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74</text:p>
          </table:table-cell>
          <table:table-cell office:value-type="float" office:value="15.1705441788663" calcext:value-type="float">
            <text:p>15.170544178866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391</text:p>
          </table:table-cell>
          <table:table-cell office:value-type="float" office:value="1.41339448848362" calcext:value-type="float">
            <text:p>1.413394488483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A455</text:p>
          </table:table-cell>
          <table:table-cell office:value-type="float" office:value="0.0369490349020122" calcext:value-type="float">
            <text:p>0.036949034902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A572</text:p>
          </table:table-cell>
          <table:table-cell office:value-type="float" office:value="35.995977104094" calcext:value-type="float">
            <text:p>35.995977104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A621</text:p>
          </table:table-cell>
          <table:table-cell office:value-type="float" office:value="41.0240174470034" calcext:value-type="float">
            <text:p>41.0240174470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A668</text:p>
          </table:table-cell>
          <table:table-cell office:value-type="float" office:value="48.4608634166266" calcext:value-type="float">
            <text:p>48.4608634166266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670</text:p>
          </table:table-cell>
          <table:table-cell office:value-type="float" office:value="22.0898791431363" calcext:value-type="float">
            <text:p>22.089879143136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732</text:p>
          </table:table-cell>
          <table:table-cell office:value-type="float" office:value="7.26423811232849" calcext:value-type="float">
            <text:p>7.26423811232849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710</text:p>
          </table:table-cell>
          <table:table-cell office:value-type="float" office:value="30.1829482463259" calcext:value-type="float">
            <text:p>30.182948246325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762</text:p>
          </table:table-cell>
          <table:table-cell office:value-type="float" office:value="12.0755215469943" calcext:value-type="float">
            <text:p>12.075521546994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795</text:p>
          </table:table-cell>
          <table:table-cell office:value-type="float" office:value="43.0200057902082" calcext:value-type="float">
            <text:p>43.020005790208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917</text:p>
          </table:table-cell>
          <table:table-cell office:value-type="float" office:value="15.434787106517" calcext:value-type="float">
            <text:p>15.43478710651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11</text:p>
          </table:table-cell>
          <table:table-cell office:value-type="float" office:value="16.5765056732061" calcext:value-type="float">
            <text:p>16.5765056732061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025</text:p>
          </table:table-cell>
          <table:table-cell office:value-type="float" office:value="50.4482497494326" calcext:value-type="float">
            <text:p>50.4482497494326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074</text:p>
          </table:table-cell>
          <table:table-cell office:value-type="float" office:value="40.7544439473874" calcext:value-type="float">
            <text:p>40.7544439473874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50</text:p>
          </table:table-cell>
          <table:table-cell office:value-type="float" office:value="11.6011444407311" calcext:value-type="float">
            <text:p>11.6011444407311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55</text:p>
          </table:table-cell>
          <table:table-cell office:value-type="float" office:value="27.5611487847408" calcext:value-type="float">
            <text:p>27.561148784740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64</text:p>
          </table:table-cell>
          <table:table-cell office:value-type="float" office:value="16.2189848816003" calcext:value-type="float">
            <text:p>16.218984881600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217</text:p>
          </table:table-cell>
          <table:table-cell office:value-type="float" office:value="10.2939525820588" calcext:value-type="float">
            <text:p>10.293952582058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88</text:p>
          </table:table-cell>
          <table:table-cell office:value-type="float" office:value="2.85105250287151" calcext:value-type="float">
            <text:p>2.85105250287151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866</text:p>
          </table:table-cell>
          <table:table-cell office:value-type="float" office:value="0.939901991005376" calcext:value-type="float">
            <text:p>0.939901991005376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672</text:p>
          </table:table-cell>
          <table:table-cell office:value-type="float" office:value="6.0026519173467" calcext:value-type="float">
            <text:p>6.002651917346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729</text:p>
          </table:table-cell>
          <table:table-cell office:value-type="float" office:value="7.31286843458187" calcext:value-type="float">
            <text:p>7.3128684345818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908</text:p>
          </table:table-cell>
          <table:table-cell office:value-type="float" office:value="0.0471234508531181" calcext:value-type="float">
            <text:p>0.047123450853118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337</text:p>
          </table:table-cell>
          <table:table-cell office:value-type="float" office:value="0.787364052254244" calcext:value-type="float">
            <text:p>0.787364052254244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414</text:p>
          </table:table-cell>
          <table:table-cell office:value-type="float" office:value="86.6843300559043" calcext:value-type="float">
            <text:p>86.684330055904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517</text:p>
          </table:table-cell>
          <table:table-cell office:value-type="float" office:value="82.4292467937075" calcext:value-type="float">
            <text:p>82.4292467937075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920</text:p>
          </table:table-cell>
          <table:table-cell office:value-type="float" office:value="49.3590099206621" calcext:value-type="float">
            <text:p>49.3590099206621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969</text:p>
          </table:table-cell>
          <table:table-cell office:value-type="float" office:value="29.0225746999949" calcext:value-type="float">
            <text:p>29.0225746999949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714</text:p>
          </table:table-cell>
          <table:table-cell office:value-type="float" office:value="41.3656054353979" calcext:value-type="float">
            <text:p>41.365605435397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752</text:p>
          </table:table-cell>
          <table:table-cell office:value-type="float" office:value="24.3783073503825" calcext:value-type="float">
            <text:p>24.378307350382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839</text:p>
          </table:table-cell>
          <table:table-cell office:value-type="float" office:value="19.0470262309527" calcext:value-type="float">
            <text:p>19.04702623095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B687</text:p>
          </table:table-cell>
          <table:table-cell office:value-type="float" office:value="97.2919256985192" calcext:value-type="float">
            <text:p>97.29192569851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B766 </text:p>
          </table:table-cell>
          <table:table-cell office:value-type="float" office:value="74.1834325793782" calcext:value-type="float">
            <text:p>74.18343257937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B774</text:p>
          </table:table-cell>
          <table:table-cell office:value-type="float" office:value="21.3792353446269" calcext:value-type="float">
            <text:p>21.37923534462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B085</text:p>
          </table:table-cell>
          <table:table-cell office:value-type="float" office:value="69.4108221914938" calcext:value-type="float">
            <text:p>69.410822191493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145</text:p>
          </table:table-cell>
          <table:table-cell office:value-type="float" office:value="71.0040954106749" calcext:value-type="float">
            <text:p>71.004095410674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333</text:p>
          </table:table-cell>
          <table:table-cell office:value-type="float" office:value="67.2902437036232" calcext:value-type="float">
            <text:p>67.2902437036232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465</text:p>
          </table:table-cell>
          <table:table-cell office:value-type="float" office:value="73.983079755024" calcext:value-type="float">
            <text:p>73.98307975502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134</text:p>
          </table:table-cell>
          <table:table-cell office:value-type="float" office:value="58.7614420584336" calcext:value-type="float">
            <text:p>58.7614420584336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300</text:p>
          </table:table-cell>
          <table:table-cell office:value-type="float" office:value="32.54821167953" calcext:value-type="float">
            <text:p>32.5482116795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026</text:p>
          </table:table-cell>
          <table:table-cell office:value-type="float" office:value="24.5741404917533" calcext:value-type="float">
            <text:p>24.574140491753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528</text:p>
          </table:table-cell>
          <table:table-cell office:value-type="float" office:value="54.1890409189335" calcext:value-type="float">
            <text:p>54.1890409189335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548</text:p>
          </table:table-cell>
          <table:table-cell office:value-type="float" office:value="96.5422615334107" calcext:value-type="float">
            <text:p>96.542261533410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569</text:p>
          </table:table-cell>
          <table:table-cell office:value-type="float" office:value="64.3141387061851" calcext:value-type="float">
            <text:p>64.314138706185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404</text:p>
          </table:table-cell>
          <table:table-cell office:value-type="float" office:value="79.0599857381929" calcext:value-type="float">
            <text:p>79.059985738192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604</text:p>
          </table:table-cell>
          <table:table-cell office:value-type="float" office:value="85.6370777716028" calcext:value-type="float">
            <text:p>85.6370777716028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635</text:p>
          </table:table-cell>
          <table:table-cell office:value-type="float" office:value="88.983175185617" calcext:value-type="float">
            <text:p>88.98317518561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661</text:p>
          </table:table-cell>
          <table:table-cell office:value-type="float" office:value="99.7679855423799" calcext:value-type="float">
            <text:p>99.767985542379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703</text:p>
          </table:table-cell>
          <table:table-cell office:value-type="float" office:value="88.1069372287635" calcext:value-type="float">
            <text:p>88.1069372287635</text:p>
          </table:table-cell>
          <table:table-cell table:style-name="ce4" office:value-type="string" calcext:value-type="string">
            <text:p>M</text:p>
          </table:table-cell>
          <table:table-cell table:number-columns-repeated="855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office:value-type="string" calcext:value-type="string">
            <text:p>LE A206</text:p>
          </table:table-cell>
          <table:table-cell office:value-type="float" office:value="20.1229308636123" calcext:value-type="float">
            <text:p>20.122930863612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253</text:p>
          </table:table-cell>
          <table:table-cell office:value-type="float" office:value="13.5073548313272" calcext:value-type="float">
            <text:p>13.507354831327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383</text:p>
          </table:table-cell>
          <table:table-cell office:value-type="float" office:value="14.154756517214" calcext:value-type="float">
            <text:p>14.15475651721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579</text:p>
          </table:table-cell>
          <table:table-cell office:value-type="float" office:value="6.83526112614368" calcext:value-type="float">
            <text:p>6.83526112614368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180</text:p>
          </table:table-cell>
          <table:table-cell office:value-type="float" office:value="31.1414030820646" calcext:value-type="float">
            <text:p>31.1414030820646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225</text:p>
          </table:table-cell>
          <table:table-cell office:value-type="float" office:value="18.2702532126935" calcext:value-type="float">
            <text:p>18.270253212693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75</text:p>
          </table:table-cell>
          <table:table-cell office:value-type="float" office:value="17.6357415425518" calcext:value-type="float">
            <text:p>17.6357415425518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392</text:p>
          </table:table-cell>
          <table:table-cell office:value-type="float" office:value="0.584342814510794" calcext:value-type="float">
            <text:p>0.5843428145107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A456</text:p>
          </table:table-cell>
          <table:table-cell office:value-type="float" office:value="12.5300158547695" calcext:value-type="float">
            <text:p>12.53001585476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A573</text:p>
          </table:table-cell>
          <table:table-cell office:value-type="float" office:value="26.623360115949" calcext:value-type="float">
            <text:p>26.6233601159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A623</text:p>
          </table:table-cell>
          <table:table-cell office:value-type="float" office:value="13.0571697504739" calcext:value-type="float">
            <text:p>13.0571697504739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LE A733</text:p>
          </table:table-cell>
          <table:table-cell office:value-type="float" office:value="17.4126243528926" calcext:value-type="float">
            <text:p>17.4126243528926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711</text:p>
          </table:table-cell>
          <table:table-cell office:value-type="float" office:value="31.3828302795869" calcext:value-type="float">
            <text:p>31.382830279586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763</text:p>
          </table:table-cell>
          <table:table-cell office:value-type="float" office:value="13.4082252716644" calcext:value-type="float">
            <text:p>13.4082252716644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796</text:p>
          </table:table-cell>
          <table:table-cell office:value-type="float" office:value="52.9762518220461" calcext:value-type="float">
            <text:p>52.976251822046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918</text:p>
          </table:table-cell>
          <table:table-cell office:value-type="float" office:value="28.21488398795" calcext:value-type="float">
            <text:p>28.2148839879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12</text:p>
          </table:table-cell>
          <table:table-cell office:value-type="float" office:value="10.1139389047763" calcext:value-type="float">
            <text:p>10.113938904776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026</text:p>
          </table:table-cell>
          <table:table-cell office:value-type="float" office:value="21.2192929575148" calcext:value-type="float">
            <text:p>21.219292957514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075</text:p>
          </table:table-cell>
          <table:table-cell office:value-type="float" office:value="46.8504135305713" calcext:value-type="float">
            <text:p>46.850413530571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51</text:p>
          </table:table-cell>
          <table:table-cell office:value-type="float" office:value="11.0513918568556" calcext:value-type="float">
            <text:p>11.0513918568556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156</text:p>
          </table:table-cell>
          <table:table-cell office:value-type="float" office:value="17.2726924868822" calcext:value-type="float">
            <text:p>17.272692486882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65</text:p>
          </table:table-cell>
          <table:table-cell office:value-type="float" office:value="38.3582492832116" calcext:value-type="float">
            <text:p>38.3582492832116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218</text:p>
          </table:table-cell>
          <table:table-cell office:value-type="float" office:value="5.44180308673647" calcext:value-type="float">
            <text:p>5.4418030867364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89</text:p>
          </table:table-cell>
          <table:table-cell office:value-type="float" office:value="7.29954676872445" calcext:value-type="float">
            <text:p>7.29954676872445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867</text:p>
          </table:table-cell>
          <table:table-cell office:value-type="float" office:value="5.18001333716441" calcext:value-type="float">
            <text:p>5.18001333716441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673</text:p>
          </table:table-cell>
          <table:table-cell office:value-type="float" office:value="1.66253205829584" calcext:value-type="float">
            <text:p>1.6625320582958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730</text:p>
          </table:table-cell>
          <table:table-cell office:value-type="float" office:value="4.97279079767332" calcext:value-type="float">
            <text:p>4.97279079767332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339</text:p>
          </table:table-cell>
          <table:table-cell office:value-type="float" office:value="0.0604265206987333" calcext:value-type="float">
            <text:p>0.06042652069873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415</text:p>
          </table:table-cell>
          <table:table-cell office:value-type="float" office:value="85.9191665815009" calcext:value-type="float">
            <text:p>85.9191665815009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518</text:p>
          </table:table-cell>
          <table:table-cell office:value-type="float" office:value="74.9575813892952" calcext:value-type="float">
            <text:p>74.9575813892952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921</text:p>
          </table:table-cell>
          <table:table-cell office:value-type="float" office:value="28.9221086173209" calcext:value-type="float">
            <text:p>28.9221086173209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970</text:p>
          </table:table-cell>
          <table:table-cell office:value-type="float" office:value="54.368030105663" calcext:value-type="float">
            <text:p>54.368030105663</text:p>
          </table:table-cell>
          <table:table-cell table:style-name="ce4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A753</text:p>
          </table:table-cell>
          <table:table-cell office:value-type="float" office:value="45.9968960084092" calcext:value-type="float">
            <text:p>45.996896008409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840</text:p>
          </table:table-cell>
          <table:table-cell office:value-type="float" office:value="25.5762220803723" calcext:value-type="float">
            <text:p>25.57622208037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B688</text:p>
          </table:table-cell>
          <table:table-cell office:value-type="float" office:value="97.2647316590068" calcext:value-type="float">
            <text:p>97.2647316590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B767 </text:p>
          </table:table-cell>
          <table:table-cell office:value-type="float" office:value="83.7186713313456" calcext:value-type="float">
            <text:p>83.7186713313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B775</text:p>
          </table:table-cell>
          <table:table-cell office:value-type="float" office:value="61.975635574259" calcext:value-type="float">
            <text:p>61.9756355742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B086</text:p>
          </table:table-cell>
          <table:table-cell office:value-type="float" office:value="75.8233848715175" calcext:value-type="float">
            <text:p>75.823384871517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146</text:p>
          </table:table-cell>
          <table:table-cell office:value-type="float" office:value="72.8956656471211" calcext:value-type="float">
            <text:p>72.895665647121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334</text:p>
          </table:table-cell>
          <table:table-cell office:value-type="float" office:value="80.074659512173" calcext:value-type="float">
            <text:p>80.07465951217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466</text:p>
          </table:table-cell>
          <table:table-cell office:value-type="float" office:value="78.5408368796406" calcext:value-type="float">
            <text:p>78.5408368796406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135</text:p>
          </table:table-cell>
          <table:table-cell office:value-type="float" office:value="79.6991147414704" calcext:value-type="float">
            <text:p>79.6991147414704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301</text:p>
          </table:table-cell>
          <table:table-cell office:value-type="float" office:value="89.6882577899236" calcext:value-type="float">
            <text:p>89.6882577899236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027</text:p>
          </table:table-cell>
          <table:table-cell office:value-type="float" office:value="41.9451063508707" calcext:value-type="float">
            <text:p>41.945106350870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529</text:p>
          </table:table-cell>
          <table:table-cell office:value-type="float" office:value="74.035854099379" calcext:value-type="float">
            <text:p>74.03585409937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549</text:p>
          </table:table-cell>
          <table:table-cell office:value-type="float" office:value="85.8566040052988" calcext:value-type="float">
            <text:p>85.8566040052988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570</text:p>
          </table:table-cell>
          <table:table-cell office:value-type="float" office:value="67.7301881650091" calcext:value-type="float">
            <text:p>67.730188165009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405</text:p>
          </table:table-cell>
          <table:table-cell office:value-type="float" office:value="77.6844788205964" calcext:value-type="float">
            <text:p>77.684478820596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605</text:p>
          </table:table-cell>
          <table:table-cell office:value-type="float" office:value="30.4626727030104" calcext:value-type="float">
            <text:p>30.462672703010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636</text:p>
          </table:table-cell>
          <table:table-cell office:value-type="float" office:value="95.0519506416667" calcext:value-type="float">
            <text:p>95.051950641666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662</text:p>
          </table:table-cell>
          <table:table-cell office:value-type="float" office:value="99.7746980041571" calcext:value-type="float">
            <text:p>99.774698004157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704</text:p>
          </table:table-cell>
          <table:table-cell office:value-type="float" office:value="88.4584312582763" calcext:value-type="float">
            <text:p>88.4584312582763</text:p>
          </table:table-cell>
          <table:table-cell table:style-name="ce4" office:value-type="string" calcext:value-type="string">
            <text:p>M</text:p>
          </table:table-cell>
          <table:table-cell table:number-columns-repeated="855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office:value-type="string" calcext:value-type="string">
            <text:p>LE A207</text:p>
          </table:table-cell>
          <table:table-cell office:value-type="float" office:value="11.9634838318403" calcext:value-type="float">
            <text:p>11.9634838318403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384</text:p>
          </table:table-cell>
          <table:table-cell office:value-type="float" office:value="33.7633899457058" calcext:value-type="float">
            <text:p>33.7633899457058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580</text:p>
          </table:table-cell>
          <table:table-cell office:value-type="float" office:value="7.1464322868917" calcext:value-type="float">
            <text:p>7.146432286891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181</text:p>
          </table:table-cell>
          <table:table-cell office:value-type="float" office:value="14.5714877528584" calcext:value-type="float">
            <text:p>14.571487752858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226</text:p>
          </table:table-cell>
          <table:table-cell office:value-type="float" office:value="32.0236939480318" calcext:value-type="float">
            <text:p>32.023693948031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76</text:p>
          </table:table-cell>
          <table:table-cell office:value-type="float" office:value="29.5543069337743" calcext:value-type="float">
            <text:p>29.554306933774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393</text:p>
          </table:table-cell>
          <table:table-cell office:value-type="float" office:value="3.62098618181144" calcext:value-type="float">
            <text:p>3.620986181811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A457</text:p>
          </table:table-cell>
          <table:table-cell office:value-type="float" office:value="0.0264522441768058" calcext:value-type="float">
            <text:p>0.0264522441768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A574</text:p>
          </table:table-cell>
          <table:table-cell office:value-type="float" office:value="18.2486232334245" calcext:value-type="float">
            <text:p>18.24862323342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A625</text:p>
          </table:table-cell>
          <table:table-cell office:value-type="float" office:value="43.2501204050841" calcext:value-type="float">
            <text:p>43.2501204050841</text:p>
          </table:table-cell>
          <table:table-cell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LE A734</text:p>
          </table:table-cell>
          <table:table-cell office:value-type="float" office:value="5.999801750884" calcext:value-type="float">
            <text:p>5.99980175088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712</text:p>
          </table:table-cell>
          <table:table-cell office:value-type="float" office:value="29.3489639415812" calcext:value-type="float">
            <text:p>29.3489639415812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764</text:p>
          </table:table-cell>
          <table:table-cell office:value-type="float" office:value="25.1969450751347" calcext:value-type="float">
            <text:p>25.196945075134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797</text:p>
          </table:table-cell>
          <table:table-cell office:value-type="float" office:value="51.641983063515" calcext:value-type="float">
            <text:p>51.641983063515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919</text:p>
          </table:table-cell>
          <table:table-cell office:value-type="float" office:value="21.3390799622148" calcext:value-type="float">
            <text:p>21.339079962214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13</text:p>
          </table:table-cell>
          <table:table-cell office:value-type="float" office:value="24.3598088727361" calcext:value-type="float">
            <text:p>24.359808872736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027</text:p>
          </table:table-cell>
          <table:table-cell office:value-type="float" office:value="27.5295702820956" calcext:value-type="float">
            <text:p>27.5295702820956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076</text:p>
          </table:table-cell>
          <table:table-cell office:value-type="float" office:value="71.5486976815883" calcext:value-type="float">
            <text:p>71.5486976815883</text:p>
          </table:table-cell>
          <table:table-cell table:style-name="ce4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A157</text:p>
          </table:table-cell>
          <table:table-cell office:value-type="float" office:value="15.8953571270043" calcext:value-type="float">
            <text:p>15.895357127004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66</text:p>
          </table:table-cell>
          <table:table-cell office:value-type="float" office:value="32.0188788076328" calcext:value-type="float">
            <text:p>32.018878807632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219</text:p>
          </table:table-cell>
          <table:table-cell office:value-type="float" office:value="3.62123740182029" calcext:value-type="float">
            <text:p>3.62123740182029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190</text:p>
          </table:table-cell>
          <table:table-cell office:value-type="float" office:value="2.89476845031287" calcext:value-type="float">
            <text:p>2.8947684503128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868</text:p>
          </table:table-cell>
          <table:table-cell office:value-type="float" office:value="3.14248403744108" calcext:value-type="float">
            <text:p>3.1424840374410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674</text:p>
          </table:table-cell>
          <table:table-cell office:value-type="float" office:value="1.58797406776704" calcext:value-type="float">
            <text:p>1.58797406776704</text:p>
          </table:table-cell>
          <table:table-cell table:style-name="ce4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LE 340</text:p>
          </table:table-cell>
          <table:table-cell office:value-type="float" office:value="0.0435686574834717" calcext:value-type="float">
            <text:p>0.043568657483472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416</text:p>
          </table:table-cell>
          <table:table-cell office:value-type="float" office:value="88.7902164487087" calcext:value-type="float">
            <text:p>88.790216448708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519</text:p>
          </table:table-cell>
          <table:table-cell office:value-type="float" office:value="74.9430378679984" calcext:value-type="float">
            <text:p>74.943037867998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922</text:p>
          </table:table-cell>
          <table:table-cell office:value-type="float" office:value="49.4337268588228" calcext:value-type="float">
            <text:p>49.433726858822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971</text:p>
          </table:table-cell>
          <table:table-cell office:value-type="float" office:value="54.2965654147037" calcext:value-type="float">
            <text:p>54.2965654147037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754</text:p>
          </table:table-cell>
          <table:table-cell office:value-type="float" office:value="47.6682038239611" calcext:value-type="float">
            <text:p>47.6682038239611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841</text:p>
          </table:table-cell>
          <table:table-cell office:value-type="float" office:value="44.3784162876311" calcext:value-type="float">
            <text:p>44.37841628763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B689</text:p>
          </table:table-cell>
          <table:table-cell office:value-type="float" office:value="93.6513192184332" calcext:value-type="float">
            <text:p>93.65131921843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B768 </text:p>
          </table:table-cell>
          <table:table-cell office:value-type="float" office:value="76.9656625010349" calcext:value-type="float">
            <text:p>76.96566250103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B776</text:p>
          </table:table-cell>
          <table:table-cell office:value-type="float" office:value="53.2510046212024" calcext:value-type="float">
            <text:p>53.2510046212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B087</text:p>
          </table:table-cell>
          <table:table-cell office:value-type="float" office:value="82.9114095703192" calcext:value-type="float">
            <text:p>82.911409570319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147</text:p>
          </table:table-cell>
          <table:table-cell office:value-type="float" office:value="81.4781920183037" calcext:value-type="float">
            <text:p>81.478192018303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335</text:p>
          </table:table-cell>
          <table:table-cell office:value-type="float" office:value="78.6051089396186" calcext:value-type="float">
            <text:p>78.6051089396186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467</text:p>
          </table:table-cell>
          <table:table-cell office:value-type="float" office:value="39.3256188356585" calcext:value-type="float">
            <text:p>39.3256188356585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136</text:p>
          </table:table-cell>
          <table:table-cell office:value-type="float" office:value="51.4104092007775" calcext:value-type="float">
            <text:p>51.4104092007775</text:p>
          </table:table-cell>
          <table:table-cell table:style-name="ce4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B030</text:p>
          </table:table-cell>
          <table:table-cell office:value-type="float" office:value="26.0897992441849" calcext:value-type="float">
            <text:p>26.0897992441849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530</text:p>
          </table:table-cell>
          <table:table-cell office:value-type="float" office:value="74.4147871577755" calcext:value-type="float">
            <text:p>74.414787157775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550</text:p>
          </table:table-cell>
          <table:table-cell office:value-type="float" office:value="87.1826923158729" calcext:value-type="float">
            <text:p>87.182692315872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571</text:p>
          </table:table-cell>
          <table:table-cell office:value-type="float" office:value="94.9002051754295" calcext:value-type="float">
            <text:p>94.900205175429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406</text:p>
          </table:table-cell>
          <table:table-cell office:value-type="float" office:value="63.5603127108298" calcext:value-type="float">
            <text:p>63.5603127108298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606</text:p>
          </table:table-cell>
          <table:table-cell office:value-type="float" office:value="37.2560629608715" calcext:value-type="float">
            <text:p>37.256062960871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637</text:p>
          </table:table-cell>
          <table:table-cell office:value-type="float" office:value="99.9124124383052" calcext:value-type="float">
            <text:p>99.9124124383052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663</text:p>
          </table:table-cell>
          <table:table-cell office:value-type="float" office:value="92.9141530548778" calcext:value-type="float">
            <text:p>92.9141530548778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705</text:p>
          </table:table-cell>
          <table:table-cell office:value-type="float" office:value="96.7922174784902" calcext:value-type="float">
            <text:p>96.7922174784902</text:p>
          </table:table-cell>
          <table:table-cell table:style-name="ce4" office:value-type="string" calcext:value-type="string">
            <text:p>M</text:p>
          </table:table-cell>
          <table:table-cell table:number-columns-repeated="855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office:value-type="string" calcext:value-type="string">
            <text:p>LE A208</text:p>
          </table:table-cell>
          <table:table-cell office:value-type="float" office:value="24.1041927327452" calcext:value-type="float">
            <text:p>24.1041927327452</text:p>
          </table:table-cell>
          <table:table-cell table:style-name="ce4"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LE A182</text:p>
          </table:table-cell>
          <table:table-cell office:value-type="float" office:value="21.6367267876843" calcext:value-type="float">
            <text:p>21.636726787684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228</text:p>
          </table:table-cell>
          <table:table-cell office:value-type="float" office:value="32.3885758401589" calcext:value-type="float">
            <text:p>32.388575840158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177</text:p>
          </table:table-cell>
          <table:table-cell office:value-type="float" office:value="28.3370566662977" calcext:value-type="float">
            <text:p>28.337056666297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394</text:p>
          </table:table-cell>
          <table:table-cell office:value-type="float" office:value="3.64163847164496" calcext:value-type="float">
            <text:p>3.64163847164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A458</text:p>
          </table:table-cell>
          <table:table-cell office:value-type="float" office:value="0.0137866198540949" calcext:value-type="float">
            <text:p>0.0137866198540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A575</text:p>
          </table:table-cell>
          <table:table-cell office:value-type="float" office:value="25.8370219766622" calcext:value-type="float">
            <text:p>25.83702197666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A626</text:p>
          </table:table-cell>
          <table:table-cell office:value-type="float" office:value="59.3849926397239" calcext:value-type="float">
            <text:p>59.3849926397239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LE A735</text:p>
          </table:table-cell>
          <table:table-cell office:value-type="float" office:value="16.9572365529519" calcext:value-type="float">
            <text:p>16.9572365529519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765</text:p>
          </table:table-cell>
          <table:table-cell office:value-type="float" office:value="37.336505171244" calcext:value-type="float">
            <text:p>37.336505171244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920</text:p>
          </table:table-cell>
          <table:table-cell office:value-type="float" office:value="11.3195752973001" calcext:value-type="float">
            <text:p>11.319575297300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114</text:p>
          </table:table-cell>
          <table:table-cell office:value-type="float" office:value="7.6574458711207" calcext:value-type="float">
            <text:p>7.657445871120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028</text:p>
          </table:table-cell>
          <table:table-cell office:value-type="float" office:value="1.96303411719757" calcext:value-type="float">
            <text:p>1.9630341171975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077</text:p>
          </table:table-cell>
          <table:table-cell office:value-type="float" office:value="84.5022207339802" calcext:value-type="float">
            <text:p>84.5022207339802</text:p>
          </table:table-cell>
          <table:table-cell table:style-name="ce4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A158</text:p>
          </table:table-cell>
          <table:table-cell office:value-type="float" office:value="10.912944714475" calcext:value-type="float">
            <text:p>10.912944714475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167</text:p>
          </table:table-cell>
          <table:table-cell office:value-type="float" office:value="23.2028635028027" calcext:value-type="float">
            <text:p>23.2028635028027</text:p>
          </table:table-cell>
          <table:table-cell table:style-name="ce4" office:value-type="string" calcext:value-type="string">
            <text:p>F</text:p>
          </table:table-cell>
          <table:table-cell table:number-columns-repeated="2"/>
          <table:table-cell table:style-name="ce4"/>
          <table:table-cell office:value-type="string" calcext:value-type="string">
            <text:p>LE A191</text:p>
          </table:table-cell>
          <table:table-cell office:value-type="float" office:value="4.77944882814761" calcext:value-type="float">
            <text:p>4.7794488281476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869</text:p>
          </table:table-cell>
          <table:table-cell office:value-type="float" office:value="1.21463162551317" calcext:value-type="float">
            <text:p>1.21463162551317</text:p>
          </table:table-cell>
          <table:table-cell table:style-name="ce4" office:value-type="string" calcext:value-type="string">
            <text:p>F</text:p>
          </table:table-cell>
          <table:table-cell table:number-columns-repeated="9"/>
          <table:table-cell office:value-type="string" calcext:value-type="string">
            <text:p>LE 341</text:p>
          </table:table-cell>
          <table:table-cell office:value-type="float" office:value="0.814150072355642" calcext:value-type="float">
            <text:p>0.814150072355642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417</text:p>
          </table:table-cell>
          <table:table-cell office:value-type="float" office:value="76.2643565511966" calcext:value-type="float">
            <text:p>76.2643565511966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520</text:p>
          </table:table-cell>
          <table:table-cell office:value-type="float" office:value="83.1940652158745" calcext:value-type="float">
            <text:p>83.1940652158745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923</text:p>
          </table:table-cell>
          <table:table-cell office:value-type="float" office:value="75.2200081869427" calcext:value-type="float">
            <text:p>75.220008186942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972</text:p>
          </table:table-cell>
          <table:table-cell office:value-type="float" office:value="50.9566504457157" calcext:value-type="float">
            <text:p>50.9566504457157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755</text:p>
          </table:table-cell>
          <table:table-cell office:value-type="float" office:value="47.5800442379254" calcext:value-type="float">
            <text:p>47.5800442379254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842</text:p>
          </table:table-cell>
          <table:table-cell office:value-type="float" office:value="66.3128392364705" calcext:value-type="float">
            <text:p>66.31283923647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B690</text:p>
          </table:table-cell>
          <table:table-cell office:value-type="float" office:value="98.1017236962643" calcext:value-type="float">
            <text:p>98.10172369626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B769 </text:p>
          </table:table-cell>
          <table:table-cell office:value-type="float" office:value="95.4035500153688" calcext:value-type="float">
            <text:p>95.40355001536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B777</text:p>
          </table:table-cell>
          <table:table-cell office:value-type="float" office:value="48.320419998147" calcext:value-type="float">
            <text:p>48.3204199981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B088</text:p>
          </table:table-cell>
          <table:table-cell office:value-type="float" office:value="78.097130069724" calcext:value-type="float">
            <text:p>78.097130069724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336</text:p>
          </table:table-cell>
          <table:table-cell office:value-type="float" office:value="70.7105680690514" calcext:value-type="float">
            <text:p>70.710568069051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468</text:p>
          </table:table-cell>
          <table:table-cell office:value-type="float" office:value="84.1260390819344" calcext:value-type="float">
            <text:p>84.126039081934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137</text:p>
          </table:table-cell>
          <table:table-cell office:value-type="float" office:value="66.7252490784906" calcext:value-type="float">
            <text:p>66.7252490784906</text:p>
          </table:table-cell>
          <table:table-cell table:style-name="ce4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B031</text:p>
          </table:table-cell>
          <table:table-cell office:value-type="float" office:value="46.4664319343614" calcext:value-type="float">
            <text:p>46.4664319343614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551</text:p>
          </table:table-cell>
          <table:table-cell office:value-type="float" office:value="78.4308010054967" calcext:value-type="float">
            <text:p>78.4308010054967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407</text:p>
          </table:table-cell>
          <table:table-cell office:value-type="float" office:value="97.392668710433" calcext:value-type="float">
            <text:p>97.39266871043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607</text:p>
          </table:table-cell>
          <table:table-cell office:value-type="float" office:value="78.4258214665268" calcext:value-type="float">
            <text:p>78.425821466526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638</text:p>
          </table:table-cell>
          <table:table-cell office:value-type="float" office:value="96.7901468822883" calcext:value-type="float">
            <text:p>96.790146882288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665</text:p>
          </table:table-cell>
          <table:table-cell office:value-type="float" office:value="97.0408917461239" calcext:value-type="float">
            <text:p>97.040891746123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706</text:p>
          </table:table-cell>
          <table:table-cell office:value-type="float" office:value="82.1648087741471" calcext:value-type="float">
            <text:p>82.1648087741471</text:p>
          </table:table-cell>
          <table:table-cell table:style-name="ce4" office:value-type="string" calcext:value-type="string">
            <text:p>M</text:p>
          </table:table-cell>
          <table:table-cell table:number-columns-repeated="855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table:number-columns-repeated="12"/>
          <table:table-cell office:value-type="string" calcext:value-type="string">
            <text:p>LE A183</text:p>
          </table:table-cell>
          <table:table-cell office:value-type="float" office:value="18.2615855609174" calcext:value-type="float">
            <text:p>18.261585560917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229</text:p>
          </table:table-cell>
          <table:table-cell office:value-type="float" office:value="16.3329272927864" calcext:value-type="float">
            <text:p>16.3329272927864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395</text:p>
          </table:table-cell>
          <table:table-cell office:value-type="float" office:value="14.1003471175097" calcext:value-type="float">
            <text:p>14.10034711750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A459</text:p>
          </table:table-cell>
          <table:table-cell office:value-type="float" office:value="14.7478653920622" calcext:value-type="float">
            <text:p>14.74786539206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A576</text:p>
          </table:table-cell>
          <table:table-cell office:value-type="float" office:value="21.4055396548638" calcext:value-type="float">
            <text:p>21.40553965486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A627</text:p>
          </table:table-cell>
          <table:table-cell office:value-type="float" office:value="26.3956516883338" calcext:value-type="float">
            <text:p>26.3956516883338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LE A736</text:p>
          </table:table-cell>
          <table:table-cell office:value-type="float" office:value="26.2355949430952" calcext:value-type="float">
            <text:p>26.2355949430952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766</text:p>
          </table:table-cell>
          <table:table-cell office:value-type="float" office:value="23.8550223512329" calcext:value-type="float">
            <text:p>23.8550223512329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921</text:p>
          </table:table-cell>
          <table:table-cell office:value-type="float" office:value="2.80925251807893" calcext:value-type="float">
            <text:p>2.8092525180789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115</text:p>
          </table:table-cell>
          <table:table-cell office:value-type="float" office:value="15.5902818762007" calcext:value-type="float">
            <text:p>15.590281876200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029</text:p>
          </table:table-cell>
          <table:table-cell office:value-type="float" office:value="20.9448238407153" calcext:value-type="float">
            <text:p>20.944823840715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078</text:p>
          </table:table-cell>
          <table:table-cell office:value-type="float" office:value="7.26291879391424" calcext:value-type="float">
            <text:p>7.26291879391424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159</text:p>
          </table:table-cell>
          <table:table-cell office:value-type="float" office:value="31.8201544589698" calcext:value-type="float">
            <text:p>31.8201544589698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168</text:p>
          </table:table-cell>
          <table:table-cell office:value-type="float" office:value="14.7412677712441" calcext:value-type="float">
            <text:p>14.7412677712441</text:p>
          </table:table-cell>
          <table:table-cell table:style-name="ce4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A192</text:p>
          </table:table-cell>
          <table:table-cell office:value-type="float" office:value="0.044223163502584" calcext:value-type="float">
            <text:p>0.04422316350258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870</text:p>
          </table:table-cell>
          <table:table-cell office:value-type="float" office:value="6.42389847308857" calcext:value-type="float">
            <text:p>6.42389847308857</text:p>
          </table:table-cell>
          <table:table-cell table:style-name="ce4"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LE 342</text:p>
          </table:table-cell>
          <table:table-cell office:value-type="float" office:value="0.0479350794356517" calcext:value-type="float">
            <text:p>0.047935079435652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418</text:p>
          </table:table-cell>
          <table:table-cell office:value-type="float" office:value="89.5526057540945" calcext:value-type="float">
            <text:p>89.552605754094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521</text:p>
          </table:table-cell>
          <table:table-cell office:value-type="float" office:value="74.3497845166038" calcext:value-type="float">
            <text:p>74.349784516603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924</text:p>
          </table:table-cell>
          <table:table-cell office:value-type="float" office:value="33.7943728717432" calcext:value-type="float">
            <text:p>33.794372871743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973</text:p>
          </table:table-cell>
          <table:table-cell office:value-type="float" office:value="64.4266758197622" calcext:value-type="float">
            <text:p>64.4266758197622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756</text:p>
          </table:table-cell>
          <table:table-cell office:value-type="float" office:value="31.1333379976173" calcext:value-type="float">
            <text:p>31.133337997617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843</text:p>
          </table:table-cell>
          <table:table-cell office:value-type="float" office:value="55.2641818552469" calcext:value-type="float">
            <text:p>55.2641818552469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4"/>
          <table:table-cell office:value-type="string" calcext:value-type="string">
            <text:p>LE B770 </text:p>
          </table:table-cell>
          <table:table-cell office:value-type="float" office:value="83.9121423251441" calcext:value-type="float">
            <text:p>83.91214232514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B778</text:p>
          </table:table-cell>
          <table:table-cell office:value-type="float" office:value="62.8587909681826" calcext:value-type="float">
            <text:p>62.85879096818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 B089</text:p>
          </table:table-cell>
          <table:table-cell office:value-type="float" office:value="68.4923209700708" calcext:value-type="float">
            <text:p>68.4923209700708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337</text:p>
          </table:table-cell>
          <table:table-cell office:value-type="float" office:value="74.1192662126732" calcext:value-type="float">
            <text:p>74.119266212673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469</text:p>
          </table:table-cell>
          <table:table-cell office:value-type="float" office:value="96.4320897337364" calcext:value-type="float">
            <text:p>96.4320897337364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B138</text:p>
          </table:table-cell>
          <table:table-cell office:value-type="float" office:value="54.00353390571" calcext:value-type="float">
            <text:p>54.00353390571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032</text:p>
          </table:table-cell>
          <table:table-cell office:value-type="float" office:value="51.8090774547172" calcext:value-type="float">
            <text:p>51.8090774547172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552</text:p>
          </table:table-cell>
          <table:table-cell office:value-type="float" office:value="88.7011630613241" calcext:value-type="float">
            <text:p>88.7011630613241</text:p>
          </table:table-cell>
          <table:table-cell table:style-name="ce4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B408</text:p>
          </table:table-cell>
          <table:table-cell office:value-type="float" office:value="72.4511260298722" calcext:value-type="float">
            <text:p>72.451126029872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608</text:p>
          </table:table-cell>
          <table:table-cell office:value-type="float" office:value="67.042213600162" calcext:value-type="float">
            <text:p>67.04221360016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639</text:p>
          </table:table-cell>
          <table:table-cell office:value-type="float" office:value="98.2452764485609" calcext:value-type="float">
            <text:p>98.2452764485609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666</text:p>
          </table:table-cell>
          <table:table-cell office:value-type="float" office:value="99.7211437952847" calcext:value-type="float">
            <text:p>99.721143795284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707</text:p>
          </table:table-cell>
          <table:table-cell office:value-type="float" office:value="83.8870692350835" calcext:value-type="float">
            <text:p>83.8870692350835</text:p>
          </table:table-cell>
          <table:table-cell table:style-name="ce4" office:value-type="string" calcext:value-type="string">
            <text:p>M</text:p>
          </table:table-cell>
          <table:table-cell table:number-columns-repeated="855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table:number-columns-repeated="12"/>
          <table:table-cell office:value-type="string" calcext:value-type="string">
            <text:p>LE A184</text:p>
          </table:table-cell>
          <table:table-cell office:value-type="float" office:value="29.3118942947281" calcext:value-type="float">
            <text:p>29.311894294728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230</text:p>
          </table:table-cell>
          <table:table-cell office:value-type="float" office:value="8.51755093139682" calcext:value-type="float">
            <text:p>8.51755093139682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396</text:p>
          </table:table-cell>
          <table:table-cell office:value-type="float" office:value="11.9512200500929" calcext:value-type="float">
            <text:p>11.95122005009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A460</text:p>
          </table:table-cell>
          <table:table-cell office:value-type="float" office:value="13.3963618320758" calcext:value-type="float">
            <text:p>13.3963618320758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628</text:p>
          </table:table-cell>
          <table:table-cell office:value-type="float" office:value="18.4885103867067" calcext:value-type="float">
            <text:p>18.4885103867067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LE A737</text:p>
          </table:table-cell>
          <table:table-cell office:value-type="float" office:value="27.5096878081329" calcext:value-type="float">
            <text:p>27.5096878081329</text:p>
          </table:table-cell>
          <table:table-cell table:style-name="ce4" office:value-type="string" calcext:value-type="string">
            <text:p>M</text:p>
          </table:table-cell>
          <table:table-cell table:number-columns-repeated="15"/>
          <table:table-cell office:value-type="string" calcext:value-type="string">
            <text:p>LE A030</text:p>
          </table:table-cell>
          <table:table-cell office:value-type="float" office:value="37.4683429153419" calcext:value-type="float">
            <text:p>37.468342915341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079</text:p>
          </table:table-cell>
          <table:table-cell office:value-type="float" office:value="48.2146824732912" calcext:value-type="float">
            <text:p>48.2146824732912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160</text:p>
          </table:table-cell>
          <table:table-cell office:value-type="float" office:value="33.8631372866029" calcext:value-type="float">
            <text:p>33.863137286602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169</text:p>
          </table:table-cell>
          <table:table-cell office:value-type="float" office:value="21.0069224814984" calcext:value-type="float">
            <text:p>21.0069224814984</text:p>
          </table:table-cell>
          <table:table-cell table:style-name="ce4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LE 871</text:p>
          </table:table-cell>
          <table:table-cell office:value-type="float" office:value="4.56294082398403" calcext:value-type="float">
            <text:p>4.56294082398403</text:p>
          </table:table-cell>
          <table:table-cell table:style-name="ce4" office:value-type="string" calcext:value-type="string">
            <text:p>M</text:p>
          </table:table-cell>
          <table:table-cell table:number-columns-repeated="12"/>
          <table:table-cell office:value-type="string" calcext:value-type="string">
            <text:p>LE B419</text:p>
          </table:table-cell>
          <table:table-cell office:value-type="float" office:value="86.8370512284432" calcext:value-type="float">
            <text:p>86.837051228443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522</text:p>
          </table:table-cell>
          <table:table-cell office:value-type="float" office:value="80.864187448787" calcext:value-type="float">
            <text:p>80.86418744878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925</text:p>
          </table:table-cell>
          <table:table-cell office:value-type="float" office:value="36.1494443018461" calcext:value-type="float">
            <text:p>36.1494443018461</text:p>
          </table:table-cell>
          <table:table-cell table:style-name="ce4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LE A757</text:p>
          </table:table-cell>
          <table:table-cell office:value-type="float" office:value="35.7130927867647" calcext:value-type="float">
            <text:p>35.7130927867647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844</text:p>
          </table:table-cell>
          <table:table-cell office:value-type="float" office:value="76.1979247256302" calcext:value-type="float">
            <text:p>76.1979247256302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B771 </text:p>
          </table:table-cell>
          <table:table-cell office:value-type="float" office:value="65.0982911501326" calcext:value-type="float">
            <text:p>65.0982911501326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B090</text:p>
          </table:table-cell>
          <table:table-cell office:value-type="float" office:value="67.6520701017759" calcext:value-type="float">
            <text:p>67.6520701017759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338</text:p>
          </table:table-cell>
          <table:table-cell office:value-type="float" office:value="74.5497897439811" calcext:value-type="float">
            <text:p>74.5497897439811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470</text:p>
          </table:table-cell>
          <table:table-cell office:value-type="float" office:value="72.6466875409736" calcext:value-type="float">
            <text:p>72.6466875409736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139</text:p>
          </table:table-cell>
          <table:table-cell office:value-type="float" office:value="19.3710535707772" calcext:value-type="float">
            <text:p>19.3710535707772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033</text:p>
          </table:table-cell>
          <table:table-cell office:value-type="float" office:value="63.1000562074063" calcext:value-type="float">
            <text:p>63.1000562074063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553</text:p>
          </table:table-cell>
          <table:table-cell office:value-type="float" office:value="76.4636341561257" calcext:value-type="float">
            <text:p>76.4636341561257</text:p>
          </table:table-cell>
          <table:table-cell table:style-name="ce4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B409</text:p>
          </table:table-cell>
          <table:table-cell office:value-type="float" office:value="84.6532852099273" calcext:value-type="float">
            <text:p>84.6532852099273</text:p>
          </table:table-cell>
          <table:table-cell table:style-name="ce4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B640</text:p>
          </table:table-cell>
          <table:table-cell office:value-type="float" office:value="99.578568305652" calcext:value-type="float">
            <text:p>99.57856830565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667</text:p>
          </table:table-cell>
          <table:table-cell office:value-type="float" office:value="99.6551044415267" calcext:value-type="float">
            <text:p>99.655104441526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709</text:p>
          </table:table-cell>
          <table:table-cell office:value-type="float" office:value="85.3109852677294" calcext:value-type="float">
            <text:p>85.3109852677294</text:p>
          </table:table-cell>
          <table:table-cell table:style-name="ce4" office:value-type="string" calcext:value-type="string">
            <text:p>M</text:p>
          </table:table-cell>
          <table:table-cell table:number-columns-repeated="855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table:number-columns-repeated="15"/>
          <table:table-cell office:value-type="string" calcext:value-type="string">
            <text:p>LE A231</text:p>
          </table:table-cell>
          <table:table-cell office:value-type="float" office:value="26.5016004443401" calcext:value-type="float">
            <text:p>26.5016004443401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397</text:p>
          </table:table-cell>
          <table:table-cell office:value-type="float" office:value="2.80594107806788" calcext:value-type="float">
            <text:p>2.805941078067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A461</text:p>
          </table:table-cell>
          <table:table-cell office:value-type="float" office:value="9.78983620970234" calcext:value-type="float">
            <text:p>9.78983620970234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629</text:p>
          </table:table-cell>
          <table:table-cell office:value-type="float" office:value="16.9049803490401" calcext:value-type="float">
            <text:p>16.9049803490401</text:p>
          </table:table-cell>
          <table:table-cell office:value-type="string" calcext:value-type="string">
            <text:p>M</text:p>
          </table:table-cell>
          <table:table-cell table:number-columns-repeated="27"/>
          <table:table-cell office:value-type="string" calcext:value-type="string">
            <text:p>LE A080</text:p>
          </table:table-cell>
          <table:table-cell office:value-type="float" office:value="54.3818197343012" calcext:value-type="float">
            <text:p>54.3818197343012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161</text:p>
          </table:table-cell>
          <table:table-cell office:value-type="float" office:value="5.297355137366" calcext:value-type="float">
            <text:p>5.297355137366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170</text:p>
          </table:table-cell>
          <table:table-cell office:value-type="float" office:value="27.7386318459926" calcext:value-type="float">
            <text:p>27.7386318459926</text:p>
          </table:table-cell>
          <table:table-cell table:style-name="ce4" office:value-type="string" calcext:value-type="string">
            <text:p>M</text:p>
          </table:table-cell>
          <table:table-cell table:number-columns-repeated="24"/>
          <table:table-cell office:value-type="string" calcext:value-type="string">
            <text:p>LE B523</text:p>
          </table:table-cell>
          <table:table-cell office:value-type="float" office:value="78.305392339128" calcext:value-type="float">
            <text:p>78.305392339128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926</text:p>
          </table:table-cell>
          <table:table-cell office:value-type="float" office:value="49.620978293986" calcext:value-type="float">
            <text:p>49.620978293986</text:p>
          </table:table-cell>
          <table:table-cell table:style-name="ce4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LE A758</text:p>
          </table:table-cell>
          <table:table-cell office:value-type="float" office:value="9.01633259565129" calcext:value-type="float">
            <text:p>9.0163325956512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845</text:p>
          </table:table-cell>
          <table:table-cell office:value-type="float" office:value="42.6610775001679" calcext:value-type="float">
            <text:p>42.6610775001679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772 </text:p>
          </table:table-cell>
          <table:table-cell office:value-type="float" office:value="85.326694976837" calcext:value-type="float">
            <text:p>85.326694976837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B091</text:p>
          </table:table-cell>
          <table:table-cell office:value-type="float" office:value="67.271241859818" calcext:value-type="float">
            <text:p>67.271241859818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339</text:p>
          </table:table-cell>
          <table:table-cell office:value-type="float" office:value="77.8711075799001" calcext:value-type="float">
            <text:p>77.8711075799001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471</text:p>
          </table:table-cell>
          <table:table-cell office:value-type="float" office:value="93.9090414179561" calcext:value-type="float">
            <text:p>93.9090414179561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140</text:p>
          </table:table-cell>
          <table:table-cell office:value-type="float" office:value="49.5718053711628" calcext:value-type="float">
            <text:p>49.5718053711628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034</text:p>
          </table:table-cell>
          <table:table-cell office:value-type="float" office:value="64.1209345357052" calcext:value-type="float">
            <text:p>64.1209345357052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554</text:p>
          </table:table-cell>
          <table:table-cell office:value-type="float" office:value="80.5170179716776" calcext:value-type="float">
            <text:p>80.5170179716776</text:p>
          </table:table-cell>
          <table:table-cell table:style-name="ce4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B410</text:p>
          </table:table-cell>
          <table:table-cell office:value-type="float" office:value="94.7540690942157" calcext:value-type="float">
            <text:p>94.7540690942157</text:p>
          </table:table-cell>
          <table:table-cell table:style-name="ce4" office:value-type="string" calcext:value-type="string">
            <text:p>F</text:p>
          </table:table-cell>
          <table:table-cell table:number-columns-repeated="5"/>
          <table:table-cell table:style-name="ce4"/>
          <table:table-cell table:number-columns-repeated="2"/>
          <table:table-cell table:style-name="ce4"/>
          <table:table-cell office:value-type="string" calcext:value-type="string">
            <text:p>LE B710</text:p>
          </table:table-cell>
          <table:table-cell office:value-type="float" office:value="81.5632766292474" calcext:value-type="float">
            <text:p>81.5632766292474</text:p>
          </table:table-cell>
          <table:table-cell table:style-name="ce4" office:value-type="string" calcext:value-type="string">
            <text:p>M</text:p>
          </table:table-cell>
          <table:table-cell table:number-columns-repeated="855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table:number-columns-repeated="15"/>
          <table:table-cell office:value-type="string" calcext:value-type="string">
            <text:p>LE A232</text:p>
          </table:table-cell>
          <table:table-cell office:value-type="float" office:value="17.7364904927987" calcext:value-type="float">
            <text:p>17.7364904927987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398</text:p>
          </table:table-cell>
          <table:table-cell office:value-type="float" office:value="3.13073950107468" calcext:value-type="float">
            <text:p>3.13073950107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 A462</text:p>
          </table:table-cell>
          <table:table-cell office:value-type="float" office:value="1.46137785348642" calcext:value-type="float">
            <text:p>1.46137785348642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630</text:p>
          </table:table-cell>
          <table:table-cell office:value-type="float" office:value="43.9099698392687" calcext:value-type="float">
            <text:p>43.9099698392687</text:p>
          </table:table-cell>
          <table:table-cell office:value-type="string" calcext:value-type="string">
            <text:p>M</text:p>
          </table:table-cell>
          <table:table-cell table:number-columns-repeated="33"/>
          <table:table-cell office:value-type="string" calcext:value-type="string">
            <text:p>LE A162</text:p>
          </table:table-cell>
          <table:table-cell office:value-type="float" office:value="35.980268126011" calcext:value-type="float">
            <text:p>35.98026812601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171</text:p>
          </table:table-cell>
          <table:table-cell office:value-type="float" office:value="35.5952141803934" calcext:value-type="float">
            <text:p>35.5952141803934</text:p>
          </table:table-cell>
          <table:table-cell table:style-name="ce4" office:value-type="string" calcext:value-type="string">
            <text:p>M</text:p>
          </table:table-cell>
          <table:table-cell table:number-columns-repeated="24"/>
          <table:table-cell office:value-type="string" calcext:value-type="string">
            <text:p>LE B524</text:p>
          </table:table-cell>
          <table:table-cell office:value-type="float" office:value="78.2536198221943" calcext:value-type="float">
            <text:p>78.253619822194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927</text:p>
          </table:table-cell>
          <table:table-cell office:value-type="float" office:value="84.2350480656868" calcext:value-type="float">
            <text:p>84.2350480656868</text:p>
          </table:table-cell>
          <table:table-cell table:style-name="ce4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LE A759</text:p>
          </table:table-cell>
          <table:table-cell office:value-type="float" office:value="23.341719970033" calcext:value-type="float">
            <text:p>23.341719970033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846</text:p>
          </table:table-cell>
          <table:table-cell office:value-type="float" office:value="48.9688936747443" calcext:value-type="float">
            <text:p>48.9688936747443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LE B092</text:p>
          </table:table-cell>
          <table:table-cell office:value-type="float" office:value="75.6069836819783" calcext:value-type="float">
            <text:p>75.6069836819783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340</text:p>
          </table:table-cell>
          <table:table-cell office:value-type="float" office:value="48.0900042170512" calcext:value-type="float">
            <text:p>48.0900042170512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472</text:p>
          </table:table-cell>
          <table:table-cell office:value-type="float" office:value="62.1434575925447" calcext:value-type="float">
            <text:p>62.143457592544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141</text:p>
          </table:table-cell>
          <table:table-cell office:value-type="float" office:value="47.8572915079999" calcext:value-type="float">
            <text:p>47.8572915079999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035</text:p>
          </table:table-cell>
          <table:table-cell office:value-type="float" office:value="45.4425817271899" calcext:value-type="float">
            <text:p>45.4425817271899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B555</text:p>
          </table:table-cell>
          <table:table-cell office:value-type="float" office:value="96.0371614215509" calcext:value-type="float">
            <text:p>96.0371614215509</text:p>
          </table:table-cell>
          <table:table-cell table:style-name="ce4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B411</text:p>
          </table:table-cell>
          <table:table-cell office:value-type="float" office:value="80.4899854924348" calcext:value-type="float">
            <text:p>80.4899854924348</text:p>
          </table:table-cell>
          <table:table-cell table:style-name="ce4" office:value-type="string" calcext:value-type="string">
            <text:p>F</text:p>
          </table:table-cell>
          <table:table-cell table:number-columns-repeated="5"/>
          <table:table-cell table:style-name="ce4"/>
          <table:table-cell table:number-columns-repeated="3"/>
          <table:table-cell office:value-type="string" calcext:value-type="string">
            <text:p>LE B711</text:p>
          </table:table-cell>
          <table:table-cell office:value-type="float" office:value="88.1309488104257" calcext:value-type="float">
            <text:p>88.1309488104257</text:p>
          </table:table-cell>
          <table:table-cell table:style-name="ce4" office:value-type="string" calcext:value-type="string">
            <text:p>F</text:p>
          </table:table-cell>
          <table:table-cell table:number-columns-repeated="855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table:number-columns-repeated="15"/>
          <table:table-cell office:value-type="string" calcext:value-type="string">
            <text:p>LE A233</text:p>
          </table:table-cell>
          <table:table-cell office:value-type="float" office:value="19.2636501928688" calcext:value-type="float">
            <text:p>19.2636501928688</text:p>
          </table:table-cell>
          <table:table-cell table:style-name="ce4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LE A399</text:p>
          </table:table-cell>
          <table:table-cell office:value-type="float" office:value="2.65330844924063" calcext:value-type="float">
            <text:p>2.65330844924063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LE A631</text:p>
          </table:table-cell>
          <table:table-cell office:value-type="float" office:value="1.41367217445274" calcext:value-type="float">
            <text:p>1.41367217445274</text:p>
          </table:table-cell>
          <table:table-cell office:value-type="string" calcext:value-type="string">
            <text:p>M</text:p>
          </table:table-cell>
          <table:table-cell table:number-columns-repeated="36"/>
          <table:table-cell office:value-type="string" calcext:value-type="string">
            <text:p>LE A172</text:p>
          </table:table-cell>
          <table:table-cell office:value-type="float" office:value="32.2788733677647" calcext:value-type="float">
            <text:p>32.2788733677647</text:p>
          </table:table-cell>
          <table:table-cell table:style-name="ce4" office:value-type="string" calcext:value-type="string">
            <text:p>M</text:p>
          </table:table-cell>
          <table:table-cell table:number-columns-repeated="24"/>
          <table:table-cell office:value-type="string" calcext:value-type="string">
            <text:p>LE B525</text:p>
          </table:table-cell>
          <table:table-cell office:value-type="float" office:value="93.2072610414207" calcext:value-type="float">
            <text:p>93.2072610414207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A928</text:p>
          </table:table-cell>
          <table:table-cell office:value-type="float" office:value="36.8244435365608" calcext:value-type="float">
            <text:p>36.8244435365608</text:p>
          </table:table-cell>
          <table:table-cell table:style-name="ce4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LE A760</text:p>
          </table:table-cell>
          <table:table-cell office:value-type="float" office:value="50.8123126039905" calcext:value-type="float">
            <text:p>50.8123126039905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LE A847</text:p>
          </table:table-cell>
          <table:table-cell office:value-type="float" office:value="20.6495302951996" calcext:value-type="float">
            <text:p>20.6495302951996</text:p>
          </table:table-cell>
          <table:table-cell office:value-type="string" calcext:value-type="string">
            <text:p>M</text:p>
          </table:table-cell>
          <table:table-cell table:number-columns-repeated="18"/>
          <table:table-cell office:value-type="string" calcext:value-type="string">
            <text:p>LE B473</text:p>
          </table:table-cell>
          <table:table-cell office:value-type="float" office:value="74.0998659182945" calcext:value-type="float">
            <text:p>74.099865918294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142</text:p>
          </table:table-cell>
          <table:table-cell office:value-type="float" office:value="51.8905955645265" calcext:value-type="float">
            <text:p>51.8905955645265</text:p>
          </table:table-cell>
          <table:table-cell table:style-name="ce4" office:value-type="string" calcext:value-type="string">
            <text:p>M</text:p>
          </table:table-cell>
          <table:table-cell table:number-columns-repeated="5"/>
          <table:table-cell table:style-name="ce4"/>
          <table:table-cell table:number-columns-repeated="3"/>
          <table:table-cell office:value-type="string" calcext:value-type="string">
            <text:p>LE B556</text:p>
          </table:table-cell>
          <table:table-cell office:value-type="float" office:value="73.4001501236608" calcext:value-type="float">
            <text:p>73.4001501236608</text:p>
          </table:table-cell>
          <table:table-cell table:style-name="ce4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LE B412</text:p>
          </table:table-cell>
          <table:table-cell office:value-type="float" office:value="79.6858014477179" calcext:value-type="float">
            <text:p>79.6858014477179</text:p>
          </table:table-cell>
          <table:table-cell table:style-name="ce4" office:value-type="string" calcext:value-type="string">
            <text:p>F</text:p>
          </table:table-cell>
          <table:table-cell table:number-columns-repeated="9"/>
          <table:table-cell office:value-type="string" calcext:value-type="string">
            <text:p>LE B712</text:p>
          </table:table-cell>
          <table:table-cell office:value-type="float" office:value="93.5261794838673" calcext:value-type="float">
            <text:p>93.5261794838673</text:p>
          </table:table-cell>
          <table:table-cell table:style-name="ce4" office:value-type="string" calcext:value-type="string">
            <text:p>F</text:p>
          </table:table-cell>
          <table:table-cell table:number-columns-repeated="855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table:number-columns-repeated="17"/>
          <table:table-cell table:style-name="ce4"/>
          <table:table-cell table:number-columns-repeated="78"/>
          <table:table-cell office:value-type="string" calcext:value-type="string">
            <text:p>LE B526</text:p>
          </table:table-cell>
          <table:table-cell office:value-type="float" office:value="79.9284845488691" calcext:value-type="float">
            <text:p>79.9284845488691</text:p>
          </table:table-cell>
          <table:table-cell table:style-name="ce4" office:value-type="string" calcext:value-type="string">
            <text:p>F</text:p>
          </table:table-cell>
          <table:table-cell table:number-columns-repeated="12"/>
          <table:table-cell office:value-type="string" calcext:value-type="string">
            <text:p>LE A848</text:p>
          </table:table-cell>
          <table:table-cell office:value-type="float" office:value="19.5817051975071" calcext:value-type="float">
            <text:p>19.5817051975071</text:p>
          </table:table-cell>
          <table:table-cell office:value-type="string" calcext:value-type="string">
            <text:p>M</text:p>
          </table:table-cell>
          <table:table-cell table:number-columns-repeated="18"/>
          <table:table-cell office:value-type="string" calcext:value-type="string">
            <text:p>LE B474</text:p>
          </table:table-cell>
          <table:table-cell office:value-type="float" office:value="80.9114291757454" calcext:value-type="float">
            <text:p>80.9114291757454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LE B143</text:p>
          </table:table-cell>
          <table:table-cell office:value-type="float" office:value="28.1346985385809" calcext:value-type="float">
            <text:p>28.1346985385809</text:p>
          </table:table-cell>
          <table:table-cell table:style-name="ce4" office:value-type="string" calcext:value-type="string">
            <text:p>M</text:p>
          </table:table-cell>
          <table:table-cell table:number-columns-repeated="5"/>
          <table:table-cell table:style-name="ce4"/>
          <table:table-cell table:number-columns-repeated="879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table:number-columns-repeated="132"/>
          <table:table-cell office:value-type="string" calcext:value-type="string">
            <text:p>LE B475</text:p>
          </table:table-cell>
          <table:table-cell office:value-type="float" office:value="78.6062741098551" calcext:value-type="float">
            <text:p>78.6062741098551</text:p>
          </table:table-cell>
          <table:table-cell table:style-name="ce4" office:value-type="string" calcext:value-type="string">
            <text:p>F</text:p>
          </table:table-cell>
          <table:table-cell table:number-columns-repeated="888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Pup biopsy LE heteroplasmy (%)</text:p>
          </table:table-cell>
          <table:table-cell table:style-name="ce4"/>
          <table:table-cell table:number-columns-repeated="1022"/>
        </table:table-row>
        <table:table-row table:style-name="ro2" table:number-rows-repeated="4">
          <table:table-cell/>
          <table:table-cell table:style-name="ce4"/>
          <table:table-cell table:number-columns-repeated="1022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B oocyte data" table:style-name="ta3">
        <office:forms form:automatic-focus="false" form:apply-design-mode="false"/>
        <table:table-column table:style-name="co7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number-columns-repeated="4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4" table:number-columns-repeated="45" table:default-cell-style-name="Default"/>
        <table:table-column table:style-name="co5" table:number-columns-repeated="855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/>
          <table:table-cell table:formula="of:=[.C10]" office:value-type="string" office:string-value="HB A551 pup2" calcext:value-type="string">
            <text:p>HB A551 pup2</text:p>
          </table:table-cell>
          <table:table-cell table:formula="of:=[.D10]" office:value-type="string" office:string-value="HB A425 pup1 " calcext:value-type="string">
            <text:p>HB A425 pup1 </text:p>
          </table:table-cell>
          <table:table-cell table:formula="of:=[.E10]" office:value-type="string" office:string-value="HB A424 pup 2 " calcext:value-type="string">
            <text:p>HB A424 pup 2 </text:p>
          </table:table-cell>
          <table:table-cell table:formula="of:=[.F10]" office:value-type="string" office:string-value="HB A554 pup 1 " calcext:value-type="string">
            <text:p>HB A554 pup 1 </text:p>
          </table:table-cell>
          <table:table-cell table:formula="of:=[.G10]" office:value-type="string" office:string-value="HB A554 pup 2 " calcext:value-type="string">
            <text:p>HB A554 pup 2 </text:p>
          </table:table-cell>
          <table:table-cell table:formula="of:=[.H10]" office:value-type="string" office:string-value="HB A424 pup 1 " calcext:value-type="string">
            <text:p>HB A424 pup 1 </text:p>
          </table:table-cell>
          <table:table-cell table:formula="of:=[.I10]" office:value-type="string" office:string-value="HB A424 pup 2" calcext:value-type="string">
            <text:p>HB A424 pup 2</text:p>
          </table:table-cell>
          <table:table-cell table:formula="of:=[.J10]" office:value-type="string" office:string-value="HB A550 pup 1 " calcext:value-type="string">
            <text:p>HB A550 pup 1 </text:p>
          </table:table-cell>
          <table:table-cell table:formula="of:=[.K10]" office:value-type="string" office:string-value="HB A550 pup 2 " calcext:value-type="string">
            <text:p>HB A550 pup 2 </text:p>
          </table:table-cell>
          <table:table-cell table:formula="of:=[.L10]" office:value-type="string" office:string-value="HB A550 pup 3" calcext:value-type="string">
            <text:p>HB A550 pup 3</text:p>
          </table:table-cell>
          <table:table-cell table:formula="of:=[.M10]" office:value-type="string" office:string-value="HB A197 pup 1 " calcext:value-type="string">
            <text:p>HB A197 pup 1 </text:p>
          </table:table-cell>
          <table:table-cell table:formula="of:=[.N10]" office:value-type="string" office:string-value="HB A403" calcext:value-type="string">
            <text:p>HB A403</text:p>
          </table:table-cell>
          <table:table-cell table:formula="of:=[.O10]" office:value-type="string" office:string-value="HB A406" calcext:value-type="string">
            <text:p>HB A406</text:p>
          </table:table-cell>
          <table:table-cell table:formula="of:=[.P10]" office:value-type="string" office:string-value="HB A422" calcext:value-type="string">
            <text:p>HB A422</text:p>
          </table:table-cell>
          <table:table-cell table:formula="of:=[.Q10]" office:value-type="string" office:string-value="HB A306 " calcext:value-type="string">
            <text:p>HB A306 </text:p>
          </table:table-cell>
          <table:table-cell table:formula="of:=[.R10]" office:value-type="string" office:string-value="HB A307 " calcext:value-type="string">
            <text:p>HB A307 </text:p>
          </table:table-cell>
          <table:table-cell table:formula="of:=[.S10]" office:value-type="string" office:string-value="HB A308" calcext:value-type="string">
            <text:p>HB A308</text:p>
          </table:table-cell>
          <table:table-cell table:formula="of:=[.T10]" office:value-type="string" office:string-value="HB A608 " calcext:value-type="string">
            <text:p>HB A608 </text:p>
          </table:table-cell>
          <table:table-cell table:formula="of:=[.U10]" office:value-type="string" office:string-value="HB A609 " calcext:value-type="string">
            <text:p>HB A609 </text:p>
          </table:table-cell>
          <table:table-cell table:formula="of:=[.V10]" office:value-type="string" office:string-value="HB A610 " calcext:value-type="string">
            <text:p>HB A610 </text:p>
          </table:table-cell>
          <table:table-cell table:formula="of:=[.W10]" office:value-type="string" office:string-value="HB A611 " calcext:value-type="string">
            <text:p>HB A611 </text:p>
          </table:table-cell>
          <table:table-cell table:formula="of:=[.X10]" office:value-type="string" office:string-value="HB A612" calcext:value-type="string">
            <text:p>HB A612</text:p>
          </table:table-cell>
          <table:table-cell table:formula="of:=[.Y10]" office:value-type="string" office:string-value="HB A305" calcext:value-type="string">
            <text:p>HB A305</text:p>
          </table:table-cell>
          <table:table-cell table:formula="of:=[.Z10]" office:value-type="string" office:string-value="HB A804 " calcext:value-type="string">
            <text:p>HB A804 </text:p>
          </table:table-cell>
          <table:table-cell table:formula="of:=[.AA10]" office:value-type="string" office:string-value="HB A234" calcext:value-type="string">
            <text:p>HB A234</text:p>
          </table:table-cell>
          <table:table-cell table:formula="of:=[.AB10]" office:value-type="string" office:string-value="HB A197 " calcext:value-type="string">
            <text:p>HB A197 </text:p>
          </table:table-cell>
          <table:table-cell table:formula="of:=[.AC10]" office:value-type="string" office:string-value="HB A493 " calcext:value-type="string">
            <text:p>HB A493 </text:p>
          </table:table-cell>
          <table:table-cell table:formula="of:=[.AD10]" office:value-type="string" office:string-value="HB A494 " calcext:value-type="string">
            <text:p>HB A494 </text:p>
          </table:table-cell>
          <table:table-cell table:formula="of:=[.AE10]" office:value-type="string" office:string-value="HB A495 " calcext:value-type="string">
            <text:p>HB A495 </text:p>
          </table:table-cell>
          <table:table-cell table:formula="of:=[.AF10]" office:value-type="string" office:string-value="HB A287" calcext:value-type="string">
            <text:p>HB A287</text:p>
          </table:table-cell>
          <table:table-cell table:formula="of:=[.AG10]" office:value-type="string" office:string-value="HB A283 " calcext:value-type="string">
            <text:p>HB A283 </text:p>
          </table:table-cell>
          <table:table-cell table:formula="of:=[.AH10]" office:value-type="string" office:string-value="HB A284" calcext:value-type="string">
            <text:p>HB A284</text:p>
          </table:table-cell>
          <table:table-cell table:formula="of:=[.AI10]" office:value-type="string" office:string-value="HB A285" calcext:value-type="string">
            <text:p>HB A285</text:p>
          </table:table-cell>
          <table:table-cell table:formula="of:=[.AJ10]" office:value-type="string" office:string-value="HB A647 " calcext:value-type="string">
            <text:p>HB A647 </text:p>
          </table:table-cell>
          <table:table-cell table:formula="of:=[.AK10]" office:value-type="string" office:string-value="HB A286" calcext:value-type="string">
            <text:p>HB A286</text:p>
          </table:table-cell>
          <table:table-cell table:formula="of:=[.AL10]" office:value-type="string" office:string-value="HB A635 " calcext:value-type="string">
            <text:p>HB A635 </text:p>
          </table:table-cell>
          <table:table-cell table:formula="of:=[.AM10]" office:value-type="string" office:string-value="HB A405 " calcext:value-type="string">
            <text:p>HB A405 </text:p>
          </table:table-cell>
          <table:table-cell table:formula="of:=[.AN10]" office:value-type="string" office:string-value="HB A615 " calcext:value-type="string">
            <text:p>HB A615 </text:p>
          </table:table-cell>
          <table:table-cell table:formula="of:=[.AO10]" office:value-type="string" office:string-value="HB A372" calcext:value-type="string">
            <text:p>HB A372</text:p>
          </table:table-cell>
          <table:table-cell table:formula="of:=[.AP10]" office:value-type="string" office:string-value="HB A373 " calcext:value-type="string">
            <text:p>HB A373 </text:p>
          </table:table-cell>
          <table:table-cell table:formula="of:=[.AQ10]" office:value-type="string" office:string-value="HB A552 " calcext:value-type="string">
            <text:p>HB A552 </text:p>
          </table:table-cell>
          <table:table-cell table:formula="of:=[.AR10]" office:value-type="string" office:string-value="HB A555 " calcext:value-type="string">
            <text:p>HB A555 </text:p>
          </table:table-cell>
          <table:table-cell table:formula="of:=[.AS10]" office:value-type="string" office:string-value="HB A125 " calcext:value-type="string">
            <text:p>HB A125 </text:p>
          </table:table-cell>
          <table:table-cell table:formula="of:=[.AT10]" office:value-type="string" office:string-value="HB B102 " calcext:value-type="string">
            <text:p>HB B102 </text:p>
          </table:table-cell>
          <table:table-cell table:formula="of:=[.AU10]" office:value-type="string" office:string-value="HB B105 " calcext:value-type="string">
            <text:p>HB B105 </text:p>
          </table:table-cell>
          <table:table-cell table:formula="of:=[.AV10]" office:value-type="string" office:string-value="HB A806 " calcext:value-type="string">
            <text:p>HB A806 </text:p>
          </table:table-cell>
          <table:table-cell table:formula="of:=[.AW10]" office:value-type="string" office:string-value="HB B076 " calcext:value-type="string">
            <text:p>HB B076 </text:p>
          </table:table-cell>
          <table:table-cell table:formula="of:=[.AX10]" office:value-type="string" office:string-value="HB B093 " calcext:value-type="string">
            <text:p>HB B093 </text:p>
          </table:table-cell>
          <table:table-cell table:formula="of:=[.AY10]" office:value-type="string" office:string-value="HB B461 " calcext:value-type="string">
            <text:p>HB B461 </text:p>
          </table:table-cell>
          <table:table-cell table:formula="of:=[.AZ10]" office:value-type="string" office:string-value="HB B463 " calcext:value-type="string">
            <text:p>HB B463 </text:p>
          </table:table-cell>
          <table:table-cell table:formula="of:=[.BA10]" office:value-type="string" office:string-value="HB B112 " calcext:value-type="string">
            <text:p>HB B112 </text:p>
          </table:table-cell>
          <table:table-cell table:formula="of:=[.BB10]" office:value-type="string" office:string-value="HB B119 " calcext:value-type="string">
            <text:p>HB B119 </text:p>
          </table:table-cell>
          <table:table-cell table:formula="of:=[.BC10]" office:value-type="string" office:string-value="HB B123 " calcext:value-type="string">
            <text:p>HB B123 </text:p>
          </table:table-cell>
          <table:table-cell table:formula="of:=[.BD10]" office:value-type="string" office:string-value="HB B068 " calcext:value-type="string">
            <text:p>HB B068 </text:p>
          </table:table-cell>
          <table:table-cell table:formula="of:=[.BE10]" office:value-type="string" office:string-value="HB B462 " calcext:value-type="string">
            <text:p>HB B462 </text:p>
          </table:table-cell>
          <table:table-cell table:formula="of:=[.BF10]" office:value-type="string" office:string-value="HB B094" calcext:value-type="string">
            <text:p>HB B094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Age / days after birth</text:p>
          </table:table-cell>
          <table:table-cell/>
          <table:table-cell table:formula="of:=[.C12]" office:value-type="float" office:value="3" calcext:value-type="float">
            <text:p>3</text:p>
          </table:table-cell>
          <table:table-cell table:formula="of:=[.D12]" office:value-type="float" office:value="3" calcext:value-type="float">
            <text:p>3</text:p>
          </table:table-cell>
          <table:table-cell table:formula="of:=[.E12]" office:value-type="float" office:value="4" calcext:value-type="float">
            <text:p>4</text:p>
          </table:table-cell>
          <table:table-cell table:formula="of:=[.F12]" office:value-type="float" office:value="4" calcext:value-type="float">
            <text:p>4</text:p>
          </table:table-cell>
          <table:table-cell table:formula="of:=[.G12]" office:value-type="float" office:value="4" calcext:value-type="float">
            <text:p>4</text:p>
          </table:table-cell>
          <table:table-cell table:formula="of:=[.H12]" office:value-type="float" office:value="8" calcext:value-type="float">
            <text:p>8</text:p>
          </table:table-cell>
          <table:table-cell table:formula="of:=[.I12]" office:value-type="float" office:value="8" calcext:value-type="float">
            <text:p>8</text:p>
          </table:table-cell>
          <table:table-cell table:formula="of:=[.J12]" office:value-type="float" office:value="9" calcext:value-type="float">
            <text:p>9</text:p>
          </table:table-cell>
          <table:table-cell table:formula="of:=[.K12]" office:value-type="float" office:value="9" calcext:value-type="float">
            <text:p>9</text:p>
          </table:table-cell>
          <table:table-cell table:formula="of:=[.L12]" office:value-type="float" office:value="9" calcext:value-type="float">
            <text:p>9</text:p>
          </table:table-cell>
          <table:table-cell table:formula="of:=[.M12]" office:value-type="float" office:value="24" calcext:value-type="float">
            <text:p>24</text:p>
          </table:table-cell>
          <table:table-cell table:formula="of:=[.N12]" office:value-type="float" office:value="37" calcext:value-type="float">
            <text:p>37</text:p>
          </table:table-cell>
          <table:table-cell table:formula="of:=[.O12]" office:value-type="float" office:value="37" calcext:value-type="float">
            <text:p>37</text:p>
          </table:table-cell>
          <table:table-cell table:formula="of:=[.P12]" office:value-type="float" office:value="41" calcext:value-type="float">
            <text:p>41</text:p>
          </table:table-cell>
          <table:table-cell table:formula="of:=[.Q12]" office:value-type="float" office:value="47" calcext:value-type="float">
            <text:p>47</text:p>
          </table:table-cell>
          <table:table-cell table:formula="of:=[.R12]" office:value-type="float" office:value="47" calcext:value-type="float">
            <text:p>47</text:p>
          </table:table-cell>
          <table:table-cell table:formula="of:=[.S12]" office:value-type="float" office:value="47" calcext:value-type="float">
            <text:p>47</text:p>
          </table:table-cell>
          <table:table-cell table:formula="of:=[.T12]" office:value-type="float" office:value="48" calcext:value-type="float">
            <text:p>48</text:p>
          </table:table-cell>
          <table:table-cell table:formula="of:=[.U12]" office:value-type="float" office:value="48" calcext:value-type="float">
            <text:p>48</text:p>
          </table:table-cell>
          <table:table-cell table:formula="of:=[.V12]" office:value-type="float" office:value="48" calcext:value-type="float">
            <text:p>48</text:p>
          </table:table-cell>
          <table:table-cell table:formula="of:=[.W12]" office:value-type="float" office:value="48" calcext:value-type="float">
            <text:p>48</text:p>
          </table:table-cell>
          <table:table-cell table:formula="of:=[.X12]" office:value-type="float" office:value="48" calcext:value-type="float">
            <text:p>48</text:p>
          </table:table-cell>
          <table:table-cell table:formula="of:=[.Y12]" office:value-type="float" office:value="54" calcext:value-type="float">
            <text:p>54</text:p>
          </table:table-cell>
          <table:table-cell table:formula="of:=[.Z12]" office:value-type="float" office:value="55" calcext:value-type="float">
            <text:p>55</text:p>
          </table:table-cell>
          <table:table-cell table:formula="of:=[.AA12]" office:value-type="float" office:value="109" calcext:value-type="float">
            <text:p>109</text:p>
          </table:table-cell>
          <table:table-cell table:formula="of:=[.AB12]" office:value-type="float" office:value="146" calcext:value-type="float">
            <text:p>146</text:p>
          </table:table-cell>
          <table:table-cell table:formula="of:=[.AC12]" office:value-type="float" office:value="145" calcext:value-type="float">
            <text:p>145</text:p>
          </table:table-cell>
          <table:table-cell table:formula="of:=[.AD12]" office:value-type="float" office:value="145" calcext:value-type="float">
            <text:p>145</text:p>
          </table:table-cell>
          <table:table-cell table:formula="of:=[.AE12]" office:value-type="float" office:value="145" calcext:value-type="float">
            <text:p>145</text:p>
          </table:table-cell>
          <table:table-cell table:formula="of:=[.AF12]" office:value-type="float" office:value="152" calcext:value-type="float">
            <text:p>152</text:p>
          </table:table-cell>
          <table:table-cell table:formula="of:=[.AG12]" office:value-type="float" office:value="178" calcext:value-type="float">
            <text:p>178</text:p>
          </table:table-cell>
          <table:table-cell table:formula="of:=[.AH12]" office:value-type="float" office:value="178" calcext:value-type="float">
            <text:p>178</text:p>
          </table:table-cell>
          <table:table-cell table:formula="of:=[.AI12]" office:value-type="float" office:value="178" calcext:value-type="float">
            <text:p>178</text:p>
          </table:table-cell>
          <table:table-cell table:formula="of:=[.AJ12]" office:value-type="float" office:value="213" calcext:value-type="float">
            <text:p>213</text:p>
          </table:table-cell>
          <table:table-cell table:formula="of:=[.AK12]" office:value-type="float" office:value="222" calcext:value-type="float">
            <text:p>222</text:p>
          </table:table-cell>
          <table:table-cell table:formula="of:=[.AL12]" office:value-type="float" office:value="231" calcext:value-type="float">
            <text:p>231</text:p>
          </table:table-cell>
          <table:table-cell table:formula="of:=[.AM12]" office:value-type="float" office:value="228" calcext:value-type="float">
            <text:p>228</text:p>
          </table:table-cell>
          <table:table-cell table:formula="of:=[.AN12]" office:value-type="float" office:value="236" calcext:value-type="float">
            <text:p>236</text:p>
          </table:table-cell>
          <table:table-cell table:formula="of:=[.AO12]" office:value-type="float" office:value="253" calcext:value-type="float">
            <text:p>253</text:p>
          </table:table-cell>
          <table:table-cell table:formula="of:=[.AP12]" office:value-type="float" office:value="253" calcext:value-type="float">
            <text:p>253</text:p>
          </table:table-cell>
          <table:table-cell table:formula="of:=[.AQ12]" office:value-type="float" office:value="282" calcext:value-type="float">
            <text:p>282</text:p>
          </table:table-cell>
          <table:table-cell table:formula="of:=[.AR12]" office:value-type="float" office:value="282" calcext:value-type="float">
            <text:p>282</text:p>
          </table:table-cell>
          <table:table-cell table:formula="of:=[.AS12]" office:value-type="float" office:value="290" calcext:value-type="float">
            <text:p>290</text:p>
          </table:table-cell>
          <table:table-cell table:formula="of:=[.AT12]" office:value-type="float" office:value="27" calcext:value-type="float">
            <text:p>27</text:p>
          </table:table-cell>
          <table:table-cell table:formula="of:=[.AU12]" office:value-type="float" office:value="27" calcext:value-type="float">
            <text:p>27</text:p>
          </table:table-cell>
          <table:table-cell table:formula="of:=[.AV12]" office:value-type="float" office:value="182" calcext:value-type="float">
            <text:p>182</text:p>
          </table:table-cell>
          <table:table-cell table:formula="of:=[.AW12]" office:value-type="float" office:value="36" calcext:value-type="float">
            <text:p>36</text:p>
          </table:table-cell>
          <table:table-cell table:formula="of:=[.AX12]" office:value-type="float" office:value="55" calcext:value-type="float">
            <text:p>55</text:p>
          </table:table-cell>
          <table:table-cell table:formula="of:=[.AY12]" office:value-type="float" office:value="73" calcext:value-type="float">
            <text:p>73</text:p>
          </table:table-cell>
          <table:table-cell table:formula="of:=[.AZ12]" office:value-type="float" office:value="73" calcext:value-type="float">
            <text:p>73</text:p>
          </table:table-cell>
          <table:table-cell table:formula="of:=[.BA12]" office:value-type="float" office:value="235" calcext:value-type="float">
            <text:p>235</text:p>
          </table:table-cell>
          <table:table-cell table:formula="of:=[.BB12]" office:value-type="float" office:value="235" calcext:value-type="float">
            <text:p>235</text:p>
          </table:table-cell>
          <table:table-cell table:formula="of:=[.BC12]" office:value-type="float" office:value="229" calcext:value-type="float">
            <text:p>229</text:p>
          </table:table-cell>
          <table:table-cell table:formula="of:=[.BD12]" office:value-type="float" office:value="247" calcext:value-type="float">
            <text:p>247</text:p>
          </table:table-cell>
          <table:table-cell table:formula="of:=[.BE12]" office:value-type="float" office:value="73" calcext:value-type="float">
            <text:p>73</text:p>
          </table:table-cell>
          <table:table-cell table:formula="of:=[.BF12]" office:value-type="float" office:value="237" calcext:value-type="float">
            <text:p>237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Age / dpc</text:p>
          </table:table-cell>
          <table:table-cell/>
          <table:table-cell table:formula="of:=[.C2]+21" office:value-type="float" office:value="24" calcext:value-type="float">
            <text:p>24</text:p>
          </table:table-cell>
          <table:table-cell table:formula="of:=[.D2]+21" office:value-type="float" office:value="24" calcext:value-type="float">
            <text:p>24</text:p>
          </table:table-cell>
          <table:table-cell table:formula="of:=[.E2]+21" office:value-type="float" office:value="25" calcext:value-type="float">
            <text:p>25</text:p>
          </table:table-cell>
          <table:table-cell table:formula="of:=[.F2]+21" office:value-type="float" office:value="25" calcext:value-type="float">
            <text:p>25</text:p>
          </table:table-cell>
          <table:table-cell table:formula="of:=[.G2]+21" office:value-type="float" office:value="25" calcext:value-type="float">
            <text:p>25</text:p>
          </table:table-cell>
          <table:table-cell table:formula="of:=[.H2]+21" office:value-type="float" office:value="29" calcext:value-type="float">
            <text:p>29</text:p>
          </table:table-cell>
          <table:table-cell table:formula="of:=[.I2]+21" office:value-type="float" office:value="29" calcext:value-type="float">
            <text:p>29</text:p>
          </table:table-cell>
          <table:table-cell table:formula="of:=[.J2]+21" office:value-type="float" office:value="30" calcext:value-type="float">
            <text:p>30</text:p>
          </table:table-cell>
          <table:table-cell table:formula="of:=[.K2]+21" office:value-type="float" office:value="30" calcext:value-type="float">
            <text:p>30</text:p>
          </table:table-cell>
          <table:table-cell table:formula="of:=[.L2]+21" office:value-type="float" office:value="30" calcext:value-type="float">
            <text:p>30</text:p>
          </table:table-cell>
          <table:table-cell table:formula="of:=[.M2]+21" office:value-type="float" office:value="45" calcext:value-type="float">
            <text:p>45</text:p>
          </table:table-cell>
          <table:table-cell table:formula="of:=[.N2]+21" office:value-type="float" office:value="58" calcext:value-type="float">
            <text:p>58</text:p>
          </table:table-cell>
          <table:table-cell table:formula="of:=[.O2]+21" office:value-type="float" office:value="58" calcext:value-type="float">
            <text:p>58</text:p>
          </table:table-cell>
          <table:table-cell table:formula="of:=[.P2]+21" office:value-type="float" office:value="62" calcext:value-type="float">
            <text:p>62</text:p>
          </table:table-cell>
          <table:table-cell table:formula="of:=[.Q2]+21" office:value-type="float" office:value="68" calcext:value-type="float">
            <text:p>68</text:p>
          </table:table-cell>
          <table:table-cell table:formula="of:=[.R2]+21" office:value-type="float" office:value="68" calcext:value-type="float">
            <text:p>68</text:p>
          </table:table-cell>
          <table:table-cell table:formula="of:=[.S2]+21" office:value-type="float" office:value="68" calcext:value-type="float">
            <text:p>68</text:p>
          </table:table-cell>
          <table:table-cell table:formula="of:=[.T2]+21" office:value-type="float" office:value="69" calcext:value-type="float">
            <text:p>69</text:p>
          </table:table-cell>
          <table:table-cell table:formula="of:=[.U2]+21" office:value-type="float" office:value="69" calcext:value-type="float">
            <text:p>69</text:p>
          </table:table-cell>
          <table:table-cell table:formula="of:=[.V2]+21" office:value-type="float" office:value="69" calcext:value-type="float">
            <text:p>69</text:p>
          </table:table-cell>
          <table:table-cell table:formula="of:=[.W2]+21" office:value-type="float" office:value="69" calcext:value-type="float">
            <text:p>69</text:p>
          </table:table-cell>
          <table:table-cell table:formula="of:=[.X2]+21" office:value-type="float" office:value="69" calcext:value-type="float">
            <text:p>69</text:p>
          </table:table-cell>
          <table:table-cell table:formula="of:=[.Y2]+21" office:value-type="float" office:value="75" calcext:value-type="float">
            <text:p>75</text:p>
          </table:table-cell>
          <table:table-cell table:formula="of:=[.Z2]+21" office:value-type="float" office:value="76" calcext:value-type="float">
            <text:p>76</text:p>
          </table:table-cell>
          <table:table-cell table:formula="of:=[.AA2]+21" office:value-type="float" office:value="130" calcext:value-type="float">
            <text:p>130</text:p>
          </table:table-cell>
          <table:table-cell table:formula="of:=[.AB2]+21" office:value-type="float" office:value="167" calcext:value-type="float">
            <text:p>167</text:p>
          </table:table-cell>
          <table:table-cell table:formula="of:=[.AC2]+21" office:value-type="float" office:value="166" calcext:value-type="float">
            <text:p>166</text:p>
          </table:table-cell>
          <table:table-cell table:formula="of:=[.AD2]+21" office:value-type="float" office:value="166" calcext:value-type="float">
            <text:p>166</text:p>
          </table:table-cell>
          <table:table-cell table:formula="of:=[.AE2]+21" office:value-type="float" office:value="166" calcext:value-type="float">
            <text:p>166</text:p>
          </table:table-cell>
          <table:table-cell table:formula="of:=[.AF2]+21" office:value-type="float" office:value="173" calcext:value-type="float">
            <text:p>173</text:p>
          </table:table-cell>
          <table:table-cell table:formula="of:=[.AG2]+21" office:value-type="float" office:value="199" calcext:value-type="float">
            <text:p>199</text:p>
          </table:table-cell>
          <table:table-cell table:formula="of:=[.AH2]+21" office:value-type="float" office:value="199" calcext:value-type="float">
            <text:p>199</text:p>
          </table:table-cell>
          <table:table-cell table:formula="of:=[.AI2]+21" office:value-type="float" office:value="199" calcext:value-type="float">
            <text:p>199</text:p>
          </table:table-cell>
          <table:table-cell table:formula="of:=[.AJ2]+21" office:value-type="float" office:value="234" calcext:value-type="float">
            <text:p>234</text:p>
          </table:table-cell>
          <table:table-cell table:formula="of:=[.AK2]+21" office:value-type="float" office:value="243" calcext:value-type="float">
            <text:p>243</text:p>
          </table:table-cell>
          <table:table-cell table:formula="of:=[.AL2]+21" office:value-type="float" office:value="252" calcext:value-type="float">
            <text:p>252</text:p>
          </table:table-cell>
          <table:table-cell table:formula="of:=[.AM2]+21" office:value-type="float" office:value="249" calcext:value-type="float">
            <text:p>249</text:p>
          </table:table-cell>
          <table:table-cell table:formula="of:=[.AN2]+21" office:value-type="float" office:value="257" calcext:value-type="float">
            <text:p>257</text:p>
          </table:table-cell>
          <table:table-cell table:formula="of:=[.AO2]+21" office:value-type="float" office:value="274" calcext:value-type="float">
            <text:p>274</text:p>
          </table:table-cell>
          <table:table-cell table:formula="of:=[.AP2]+21" office:value-type="float" office:value="274" calcext:value-type="float">
            <text:p>274</text:p>
          </table:table-cell>
          <table:table-cell table:formula="of:=[.AQ2]+21" office:value-type="float" office:value="303" calcext:value-type="float">
            <text:p>303</text:p>
          </table:table-cell>
          <table:table-cell table:formula="of:=[.AR2]+21" office:value-type="float" office:value="303" calcext:value-type="float">
            <text:p>303</text:p>
          </table:table-cell>
          <table:table-cell table:formula="of:=[.AS2]+21" office:value-type="float" office:value="311" calcext:value-type="float">
            <text:p>311</text:p>
          </table:table-cell>
          <table:table-cell table:formula="of:=[.AT2]+21" office:value-type="float" office:value="48" calcext:value-type="float">
            <text:p>48</text:p>
          </table:table-cell>
          <table:table-cell table:formula="of:=[.AU2]+21" office:value-type="float" office:value="48" calcext:value-type="float">
            <text:p>48</text:p>
          </table:table-cell>
          <table:table-cell table:formula="of:=[.AV2]+21" office:value-type="float" office:value="203" calcext:value-type="float">
            <text:p>203</text:p>
          </table:table-cell>
          <table:table-cell table:formula="of:=[.AW2]+21" office:value-type="float" office:value="57" calcext:value-type="float">
            <text:p>57</text:p>
          </table:table-cell>
          <table:table-cell table:formula="of:=[.AX2]+21" office:value-type="float" office:value="76" calcext:value-type="float">
            <text:p>76</text:p>
          </table:table-cell>
          <table:table-cell table:formula="of:=[.AY2]+21" office:value-type="float" office:value="94" calcext:value-type="float">
            <text:p>94</text:p>
          </table:table-cell>
          <table:table-cell table:formula="of:=[.AZ2]+21" office:value-type="float" office:value="94" calcext:value-type="float">
            <text:p>94</text:p>
          </table:table-cell>
          <table:table-cell table:formula="of:=[.BA2]+21" office:value-type="float" office:value="256" calcext:value-type="float">
            <text:p>256</text:p>
          </table:table-cell>
          <table:table-cell table:formula="of:=[.BB2]+21" office:value-type="float" office:value="256" calcext:value-type="float">
            <text:p>256</text:p>
          </table:table-cell>
          <table:table-cell table:formula="of:=[.BC2]+21" office:value-type="float" office:value="250" calcext:value-type="float">
            <text:p>250</text:p>
          </table:table-cell>
          <table:table-cell table:formula="of:=[.BD2]+21" office:value-type="float" office:value="268" calcext:value-type="float">
            <text:p>268</text:p>
          </table:table-cell>
          <table:table-cell table:formula="of:=[.BE2]+21" office:value-type="float" office:value="94" calcext:value-type="float">
            <text:p>94</text:p>
          </table:table-cell>
          <table:table-cell table:formula="of:=[.BF2]+21" office:value-type="float" office:value="258" calcext:value-type="float">
            <text:p>258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E(h)</text:p>
          </table:table-cell>
          <table:table-cell/>
          <table:table-cell table:formula="of:=AVERAGE([.C13:.C64])/100" office:value-type="float" office:value="0.501358860425474" calcext:value-type="float">
            <text:p>0.501358860425474</text:p>
          </table:table-cell>
          <table:table-cell table:formula="of:=AVERAGE([.D13:.D64])/100" office:value-type="float" office:value="0.419312220511925" calcext:value-type="float">
            <text:p>0.419312220511925</text:p>
          </table:table-cell>
          <table:table-cell table:formula="of:=AVERAGE([.E13:.E64])/100" office:value-type="float" office:value="0.182951779431015" calcext:value-type="float">
            <text:p>0.182951779431015</text:p>
          </table:table-cell>
          <table:table-cell table:formula="of:=AVERAGE([.F13:.F64])/100" office:value-type="float" office:value="0.381594709324785" calcext:value-type="float">
            <text:p>0.381594709324785</text:p>
          </table:table-cell>
          <table:table-cell table:formula="of:=AVERAGE([.G13:.G64])/100" office:value-type="float" office:value="0.353988078716591" calcext:value-type="float">
            <text:p>0.353988078716591</text:p>
          </table:table-cell>
          <table:table-cell table:formula="of:=AVERAGE([.H13:.H64])/100" office:value-type="float" office:value="0.300859273277033" calcext:value-type="float">
            <text:p>0.300859273277033</text:p>
          </table:table-cell>
          <table:table-cell table:formula="of:=AVERAGE([.I13:.I64])/100" office:value-type="float" office:value="0.559136475187695" calcext:value-type="float">
            <text:p>0.559136475187695</text:p>
          </table:table-cell>
          <table:table-cell table:formula="of:=AVERAGE([.J13:.J64])/100" office:value-type="float" office:value="0.192621843247365" calcext:value-type="float">
            <text:p>0.192621843247365</text:p>
          </table:table-cell>
          <table:table-cell table:formula="of:=AVERAGE([.K13:.K64])/100" office:value-type="float" office:value="0.244966552698213" calcext:value-type="float">
            <text:p>0.244966552698213</text:p>
          </table:table-cell>
          <table:table-cell table:formula="of:=AVERAGE([.L13:.L64])/100" office:value-type="float" office:value="0.0488940337183471" calcext:value-type="float">
            <text:p>0.048894033718347</text:p>
          </table:table-cell>
          <table:table-cell table:formula="of:=AVERAGE([.M13:.M64])/100" office:value-type="float" office:value="0.456954458120064" calcext:value-type="float">
            <text:p>0.456954458120064</text:p>
          </table:table-cell>
          <table:table-cell table:formula="of:=AVERAGE([.N13:.N64])/100" office:value-type="float" office:value="0.565695805506523" calcext:value-type="float">
            <text:p>0.565695805506523</text:p>
          </table:table-cell>
          <table:table-cell table:formula="of:=AVERAGE([.O13:.O64])/100" office:value-type="float" office:value="0.27578510804248" calcext:value-type="float">
            <text:p>0.27578510804248</text:p>
          </table:table-cell>
          <table:table-cell table:formula="of:=AVERAGE([.P13:.P64])/100" office:value-type="float" office:value="0.238495643906212" calcext:value-type="float">
            <text:p>0.238495643906212</text:p>
          </table:table-cell>
          <table:table-cell table:formula="of:=AVERAGE([.Q13:.Q64])/100" office:value-type="float" office:value="0.29574270014289" calcext:value-type="float">
            <text:p>0.29574270014289</text:p>
          </table:table-cell>
          <table:table-cell table:formula="of:=AVERAGE([.R13:.R64])/100" office:value-type="float" office:value="0.339226201690654" calcext:value-type="float">
            <text:p>0.339226201690654</text:p>
          </table:table-cell>
          <table:table-cell table:formula="of:=AVERAGE([.S13:.S64])/100" office:value-type="float" office:value="0.240879774650507" calcext:value-type="float">
            <text:p>0.240879774650507</text:p>
          </table:table-cell>
          <table:table-cell table:formula="of:=AVERAGE([.T13:.T64])/100" office:value-type="float" office:value="0.177309815006308" calcext:value-type="float">
            <text:p>0.177309815006308</text:p>
          </table:table-cell>
          <table:table-cell table:formula="of:=AVERAGE([.U13:.U64])/100" office:value-type="float" office:value="0.359814174077866" calcext:value-type="float">
            <text:p>0.359814174077866</text:p>
          </table:table-cell>
          <table:table-cell table:formula="of:=AVERAGE([.V13:.V64])/100" office:value-type="float" office:value="0.206363178277498" calcext:value-type="float">
            <text:p>0.206363178277498</text:p>
          </table:table-cell>
          <table:table-cell table:formula="of:=AVERAGE([.W13:.W64])/100" office:value-type="float" office:value="0.243428512724234" calcext:value-type="float">
            <text:p>0.243428512724234</text:p>
          </table:table-cell>
          <table:table-cell table:formula="of:=AVERAGE([.X13:.X64])/100" office:value-type="float" office:value="0.265035402427003" calcext:value-type="float">
            <text:p>0.265035402427003</text:p>
          </table:table-cell>
          <table:table-cell table:formula="of:=AVERAGE([.Y13:.Y64])/100" office:value-type="float" office:value="0.141399911772226" calcext:value-type="float">
            <text:p>0.141399911772226</text:p>
          </table:table-cell>
          <table:table-cell table:formula="of:=AVERAGE([.Z13:.Z64])/100" office:value-type="float" office:value="0.463128847714079" calcext:value-type="float">
            <text:p>0.463128847714079</text:p>
          </table:table-cell>
          <table:table-cell table:formula="of:=AVERAGE([.AA13:.AA64])/100" office:value-type="float" office:value="0.661203552546574" calcext:value-type="float">
            <text:p>0.661203552546574</text:p>
          </table:table-cell>
          <table:table-cell table:formula="of:=AVERAGE([.AB13:.AB64])/100" office:value-type="float" office:value="0.234042655298921" calcext:value-type="float">
            <text:p>0.234042655298921</text:p>
          </table:table-cell>
          <table:table-cell table:formula="of:=AVERAGE([.AC13:.AC64])/100" office:value-type="float" office:value="0.597478227750232" calcext:value-type="float">
            <text:p>0.597478227750232</text:p>
          </table:table-cell>
          <table:table-cell table:formula="of:=AVERAGE([.AD13:.AD64])/100" office:value-type="float" office:value="0.56700187217447" calcext:value-type="float">
            <text:p>0.56700187217447</text:p>
          </table:table-cell>
          <table:table-cell table:formula="of:=AVERAGE([.AE13:.AE64])/100" office:value-type="float" office:value="0.516120593869394" calcext:value-type="float">
            <text:p>0.516120593869394</text:p>
          </table:table-cell>
          <table:table-cell table:formula="of:=AVERAGE([.AF13:.AF64])/100" office:value-type="float" office:value="0.131126576821129" calcext:value-type="float">
            <text:p>0.131126576821129</text:p>
          </table:table-cell>
          <table:table-cell table:formula="of:=AVERAGE([.AG13:.AG64])/100" office:value-type="float" office:value="0.110671247687769" calcext:value-type="float">
            <text:p>0.110671247687769</text:p>
          </table:table-cell>
          <table:table-cell table:formula="of:=AVERAGE([.AH13:.AH64])/100" office:value-type="float" office:value="0.13129786287105" calcext:value-type="float">
            <text:p>0.13129786287105</text:p>
          </table:table-cell>
          <table:table-cell table:formula="of:=AVERAGE([.AI13:.AI64])/100" office:value-type="float" office:value="0.0690200976935526" calcext:value-type="float">
            <text:p>0.069020097693553</text:p>
          </table:table-cell>
          <table:table-cell table:formula="of:=AVERAGE([.AJ13:.AJ64])/100" office:value-type="float" office:value="0.156953334585261" calcext:value-type="float">
            <text:p>0.156953334585261</text:p>
          </table:table-cell>
          <table:table-cell table:formula="of:=AVERAGE([.AK13:.AK64])/100" office:value-type="float" office:value="0.351067843003009" calcext:value-type="float">
            <text:p>0.351067843003009</text:p>
          </table:table-cell>
          <table:table-cell table:formula="of:=AVERAGE([.AL13:.AL64])/100" office:value-type="float" office:value="0.515250455196007" calcext:value-type="float">
            <text:p>0.515250455196007</text:p>
          </table:table-cell>
          <table:table-cell table:formula="of:=AVERAGE([.AM13:.AM64])/100" office:value-type="float" office:value="0.154219680031655" calcext:value-type="float">
            <text:p>0.154219680031655</text:p>
          </table:table-cell>
          <table:table-cell table:formula="of:=AVERAGE([.AN13:.AN64])/100" office:value-type="float" office:value="0.322915385197778" calcext:value-type="float">
            <text:p>0.322915385197778</text:p>
          </table:table-cell>
          <table:table-cell table:formula="of:=AVERAGE([.AO13:.AO64])/100" office:value-type="float" office:value="0.497872340329627" calcext:value-type="float">
            <text:p>0.497872340329627</text:p>
          </table:table-cell>
          <table:table-cell table:formula="of:=AVERAGE([.AP13:.AP64])/100" office:value-type="float" office:value="0.358892380397795" calcext:value-type="float">
            <text:p>0.358892380397795</text:p>
          </table:table-cell>
          <table:table-cell table:formula="of:=AVERAGE([.AQ13:.AQ64])/100" office:value-type="float" office:value="0.280870350888022" calcext:value-type="float">
            <text:p>0.280870350888022</text:p>
          </table:table-cell>
          <table:table-cell table:formula="of:=AVERAGE([.AR13:.AR64])/100" office:value-type="float" office:value="0.29352086319242" calcext:value-type="float">
            <text:p>0.29352086319242</text:p>
          </table:table-cell>
          <table:table-cell table:formula="of:=AVERAGE([.AS13:.AS64])/100" office:value-type="float" office:value="0.184881350433266" calcext:value-type="float">
            <text:p>0.184881350433266</text:p>
          </table:table-cell>
          <table:table-cell table:formula="of:=AVERAGE([.AT13:.AT64])/100" office:value-type="float" office:value="0.962060983355383" calcext:value-type="float">
            <text:p>0.962060983355383</text:p>
          </table:table-cell>
          <table:table-cell table:formula="of:=AVERAGE([.AU13:.AU64])/100" office:value-type="float" office:value="0.92639452319175" calcext:value-type="float">
            <text:p>0.92639452319175</text:p>
          </table:table-cell>
          <table:table-cell table:formula="of:=AVERAGE([.AV13:.AV64])/100" office:value-type="float" office:value="0.521470556581616" calcext:value-type="float">
            <text:p>0.521470556581616</text:p>
          </table:table-cell>
          <table:table-cell table:formula="of:=AVERAGE([.AW13:.AW64])/100" office:value-type="float" office:value="0.639607991063781" calcext:value-type="float">
            <text:p>0.639607991063781</text:p>
          </table:table-cell>
          <table:table-cell table:formula="of:=AVERAGE([.AX13:.AX64])/100" office:value-type="float" office:value="0.898731159463327" calcext:value-type="float">
            <text:p>0.898731159463327</text:p>
          </table:table-cell>
          <table:table-cell table:formula="of:=AVERAGE([.AY13:.AY64])/100" office:value-type="float" office:value="0.842220712367067" calcext:value-type="float">
            <text:p>0.842220712367067</text:p>
          </table:table-cell>
          <table:table-cell table:formula="of:=AVERAGE([.AZ13:.AZ64])/100" office:value-type="float" office:value="0.94549849982624" calcext:value-type="float">
            <text:p>0.94549849982624</text:p>
          </table:table-cell>
          <table:table-cell table:formula="of:=AVERAGE([.BA13:.BA64])/100" office:value-type="float" office:value="0.928348463456878" calcext:value-type="float">
            <text:p>0.928348463456878</text:p>
          </table:table-cell>
          <table:table-cell table:formula="of:=AVERAGE([.BB13:.BB64])/100" office:value-type="float" office:value="0.86855455027825" calcext:value-type="float">
            <text:p>0.86855455027825</text:p>
          </table:table-cell>
          <table:table-cell table:formula="of:=AVERAGE([.BC13:.BC64])/100" office:value-type="float" office:value="0.857174853034035" calcext:value-type="float">
            <text:p>0.857174853034035</text:p>
          </table:table-cell>
          <table:table-cell table:formula="of:=AVERAGE([.BD13:.BD64])/100" office:value-type="float" office:value="0.652146329651063" calcext:value-type="float">
            <text:p>0.652146329651063</text:p>
          </table:table-cell>
          <table:table-cell table:formula="of:=AVERAGE([.BE13:.BE64])/100" office:value-type="float" office:value="0.884065225180391" calcext:value-type="float">
            <text:p>0.884065225180391</text:p>
          </table:table-cell>
          <table:table-cell table:formula="of:=AVERAGE([.BF13:.BF64])/100" office:value-type="float" office:value="0.952113660074059" calcext:value-type="float">
            <text:p>0.952113660074059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V(h)</text:p>
          </table:table-cell>
          <table:table-cell/>
          <table:table-cell table:formula="of:=VAR([.C13:.C64])/10000" office:value-type="float" office:value="0.00255829670189149" calcext:value-type="float">
            <text:p>0.002558296701892</text:p>
          </table:table-cell>
          <table:table-cell table:formula="of:=VAR([.D13:.D64])/10000" office:value-type="float" office:value="0.00358924347459211" calcext:value-type="float">
            <text:p>0.003589243474592</text:p>
          </table:table-cell>
          <table:table-cell table:formula="of:=VAR([.E13:.E64])/10000" office:value-type="float" office:value="0.00823931916789529" calcext:value-type="float">
            <text:p>0.008239319167895</text:p>
          </table:table-cell>
          <table:table-cell table:formula="of:=VAR([.F13:.F64])/10000" office:value-type="float" office:value="0.00913123091806767" calcext:value-type="float">
            <text:p>0.009131230918068</text:p>
          </table:table-cell>
          <table:table-cell table:formula="of:=VAR([.G13:.G64])/10000" office:value-type="float" office:value="0.00461056306964857" calcext:value-type="float">
            <text:p>0.004610563069649</text:p>
          </table:table-cell>
          <table:table-cell table:formula="of:=VAR([.H13:.H64])/10000" office:value-type="float" office:value="0.00350370942541051" calcext:value-type="float">
            <text:p>0.003503709425411</text:p>
          </table:table-cell>
          <table:table-cell table:formula="of:=VAR([.I13:.I64])/10000" office:value-type="float" office:value="0.00631269695862258" calcext:value-type="float">
            <text:p>0.006312696958623</text:p>
          </table:table-cell>
          <table:table-cell table:formula="of:=VAR([.J13:.J64])/10000" office:value-type="float" office:value="0.004081556000368" calcext:value-type="float">
            <text:p>0.004081556000368</text:p>
          </table:table-cell>
          <table:table-cell table:formula="of:=VAR([.K13:.K64])/10000" office:value-type="float" office:value="0.00301406934135993" calcext:value-type="float">
            <text:p>0.00301406934136</text:p>
          </table:table-cell>
          <table:table-cell table:formula="of:=VAR([.L13:.L64])/10000" office:value-type="float" office:value="0.000974742069237221" calcext:value-type="float">
            <text:p>0.000974742069237</text:p>
          </table:table-cell>
          <table:table-cell table:formula="of:=VAR([.M13:.M64])/10000" office:value-type="float" office:value="0.00624941920911915" calcext:value-type="float">
            <text:p>0.006249419209119</text:p>
          </table:table-cell>
          <table:table-cell table:formula="of:=VAR([.N13:.N64])/10000" office:value-type="float" office:value="0.0100036847394957" calcext:value-type="float">
            <text:p>0.010003684739496</text:p>
          </table:table-cell>
          <table:table-cell table:formula="of:=VAR([.O13:.O64])/10000" office:value-type="float" office:value="0.00912817127316513" calcext:value-type="float">
            <text:p>0.009128171273165</text:p>
          </table:table-cell>
          <table:table-cell table:formula="of:=VAR([.P13:.P64])/10000" office:value-type="float" office:value="0.00661873018434016" calcext:value-type="float">
            <text:p>0.00661873018434</text:p>
          </table:table-cell>
          <table:table-cell table:formula="of:=VAR([.Q13:.Q64])/10000" office:value-type="float" office:value="0.0069661459622711" calcext:value-type="float">
            <text:p>0.006966145962271</text:p>
          </table:table-cell>
          <table:table-cell table:formula="of:=VAR([.R13:.R64])/10000" office:value-type="float" office:value="0.0106534258033967" calcext:value-type="float">
            <text:p>0.010653425803397</text:p>
          </table:table-cell>
          <table:table-cell table:formula="of:=VAR([.S13:.S64])/10000" office:value-type="float" office:value="0.00404082886688316" calcext:value-type="float">
            <text:p>0.004040828866883</text:p>
          </table:table-cell>
          <table:table-cell table:formula="of:=VAR([.T13:.T64])/10000" office:value-type="float" office:value="0.00492668124067774" calcext:value-type="float">
            <text:p>0.004926681240678</text:p>
          </table:table-cell>
          <table:table-cell table:formula="of:=VAR([.U13:.U64])/10000" office:value-type="float" office:value="0.00872170873471129" calcext:value-type="float">
            <text:p>0.008721708734711</text:p>
          </table:table-cell>
          <table:table-cell table:formula="of:=VAR([.V13:.V64])/10000" office:value-type="float" office:value="0.005086712228418" calcext:value-type="float">
            <text:p>0.005086712228418</text:p>
          </table:table-cell>
          <table:table-cell table:formula="of:=VAR([.W13:.W64])/10000" office:value-type="float" office:value="0.00899941057792218" calcext:value-type="float">
            <text:p>0.008999410577922</text:p>
          </table:table-cell>
          <table:table-cell table:formula="of:=VAR([.X13:.X64])/10000" office:value-type="float" office:value="0.00570937793253485" calcext:value-type="float">
            <text:p>0.005709377932535</text:p>
          </table:table-cell>
          <table:table-cell table:formula="of:=VAR([.Y13:.Y64])/10000" office:value-type="float" office:value="0.0021113303380368" calcext:value-type="float">
            <text:p>0.002111330338037</text:p>
          </table:table-cell>
          <table:table-cell table:formula="of:=VAR([.Z13:.Z64])/10000" office:value-type="float" office:value="0.0096349354962901" calcext:value-type="float">
            <text:p>0.00963493549629</text:p>
          </table:table-cell>
          <table:table-cell table:formula="of:=VAR([.AA13:.AA64])/10000" office:value-type="float" office:value="0.0178508514646373" calcext:value-type="float">
            <text:p>0.017850851464637</text:p>
          </table:table-cell>
          <table:table-cell table:formula="of:=VAR([.AB13:.AB64])/10000" office:value-type="float" office:value="0.0138646456614533" calcext:value-type="float">
            <text:p>0.013864645661453</text:p>
          </table:table-cell>
          <table:table-cell table:formula="of:=VAR([.AC13:.AC64])/10000" office:value-type="float" office:value="0.0394040784218279" calcext:value-type="float">
            <text:p>0.039404078421828</text:p>
          </table:table-cell>
          <table:table-cell table:formula="of:=VAR([.AD13:.AD64])/10000" office:value-type="float" office:value="0.0246445504068659" calcext:value-type="float">
            <text:p>0.024644550406866</text:p>
          </table:table-cell>
          <table:table-cell table:formula="of:=VAR([.AE13:.AE64])/10000" office:value-type="float" office:value="0.0233472533025349" calcext:value-type="float">
            <text:p>0.023347253302535</text:p>
          </table:table-cell>
          <table:table-cell table:formula="of:=VAR([.AF13:.AF64])/10000" office:value-type="float" office:value="0.00979051121165964" calcext:value-type="float">
            <text:p>0.00979051121166</text:p>
          </table:table-cell>
          <table:table-cell table:formula="of:=VAR([.AG13:.AG64])/10000" office:value-type="float" office:value="0.00596283797016457" calcext:value-type="float">
            <text:p>0.005962837970165</text:p>
          </table:table-cell>
          <table:table-cell table:formula="of:=VAR([.AH13:.AH64])/10000" office:value-type="float" office:value="0.00902751777181176" calcext:value-type="float">
            <text:p>0.009027517771812</text:p>
          </table:table-cell>
          <table:table-cell table:formula="of:=VAR([.AI13:.AI64])/10000" office:value-type="float" office:value="0.00281094722360708" calcext:value-type="float">
            <text:p>0.002810947223607</text:p>
          </table:table-cell>
          <table:table-cell table:formula="of:=VAR([.AJ13:.AJ64])/10000" office:value-type="float" office:value="0.0116588145721073" calcext:value-type="float">
            <text:p>0.011658814572107</text:p>
          </table:table-cell>
          <table:table-cell table:formula="of:=VAR([.AK13:.AK64])/10000" office:value-type="float" office:value="0.0272626202954791" calcext:value-type="float">
            <text:p>0.027262620295479</text:p>
          </table:table-cell>
          <table:table-cell table:formula="of:=VAR([.AL13:.AL64])/10000" office:value-type="float" office:value="0.0133444030636273" calcext:value-type="float">
            <text:p>0.013344403063627</text:p>
          </table:table-cell>
          <table:table-cell table:formula="of:=VAR([.AM13:.AM64])/10000" office:value-type="float" office:value="0.00572372063648758" calcext:value-type="float">
            <text:p>0.005723720636488</text:p>
          </table:table-cell>
          <table:table-cell table:formula="of:=VAR([.AN13:.AN64])/10000" office:value-type="float" office:value="0.0135994122698709" calcext:value-type="float">
            <text:p>0.013599412269871</text:p>
          </table:table-cell>
          <table:table-cell table:formula="of:=VAR([.AO13:.AO64])/10000" office:value-type="float" office:value="0.0339523744323803" calcext:value-type="float">
            <text:p>0.03395237443238</text:p>
          </table:table-cell>
          <table:table-cell table:formula="of:=VAR([.AP13:.AP64])/10000" office:value-type="float" office:value="0.0199487483983436" calcext:value-type="float">
            <text:p>0.019948748398344</text:p>
          </table:table-cell>
          <table:table-cell table:formula="of:=VAR([.AQ13:.AQ64])/10000" office:value-type="float" office:value="0.0354168120042597" calcext:value-type="float">
            <text:p>0.03541681200426</text:p>
          </table:table-cell>
          <table:table-cell table:formula="of:=VAR([.AR13:.AR64])/10000" office:value-type="float" office:value="0.0143178255789228" calcext:value-type="float">
            <text:p>0.014317825578923</text:p>
          </table:table-cell>
          <table:table-cell table:formula="of:=VAR([.AS13:.AS64])/10000" office:value-type="float" office:value="0.00907686613321035" calcext:value-type="float">
            <text:p>0.00907686613321</text:p>
          </table:table-cell>
          <table:table-cell table:formula="of:=VAR([.AT13:.AT64])/10000" office:value-type="float" office:value="0.000836824622662627" calcext:value-type="float">
            <text:p>0.000836824622663</text:p>
          </table:table-cell>
          <table:table-cell table:formula="of:=VAR([.AU13:.AU64])/10000" office:value-type="float" office:value="0.000835310865614227" calcext:value-type="float">
            <text:p>0.000835310865614</text:p>
          </table:table-cell>
          <table:table-cell table:formula="of:=VAR([.AV13:.AV64])/10000" office:value-type="float" office:value="0.0295158278189282" calcext:value-type="float">
            <text:p>0.029515827818928</text:p>
          </table:table-cell>
          <table:table-cell table:formula="of:=VAR([.AW13:.AW64])/10000" office:value-type="float" office:value="0.00935865942564329" calcext:value-type="float">
            <text:p>0.009358659425643</text:p>
          </table:table-cell>
          <table:table-cell table:formula="of:=VAR([.AX13:.AX64])/10000" office:value-type="float" office:value="0.00177457969393198" calcext:value-type="float">
            <text:p>0.001774579693932</text:p>
          </table:table-cell>
          <table:table-cell table:formula="of:=VAR([.AY13:.AY64])/10000" office:value-type="float" office:value="0.00441174011617214" calcext:value-type="float">
            <text:p>0.004411740116172</text:p>
          </table:table-cell>
          <table:table-cell table:formula="of:=VAR([.AZ13:.AZ64])/10000" office:value-type="float" office:value="0.00250840659769199" calcext:value-type="float">
            <text:p>0.002508406597692</text:p>
          </table:table-cell>
          <table:table-cell table:formula="of:=VAR([.BA13:.BA64])/10000" office:value-type="float" office:value="0.0189786383065438" calcext:value-type="float">
            <text:p>0.018978638306544</text:p>
          </table:table-cell>
          <table:table-cell table:formula="of:=VAR([.BB13:.BB64])/10000" office:value-type="float" office:value="0.0125820713120067" calcext:value-type="float">
            <text:p>0.012582071312007</text:p>
          </table:table-cell>
          <table:table-cell table:formula="of:=VAR([.BC13:.BC64])/10000" office:value-type="float" office:value="0.00972481220899592" calcext:value-type="float">
            <text:p>0.009724812208996</text:p>
          </table:table-cell>
          <table:table-cell table:formula="of:=VAR([.BD13:.BD64])/10000" office:value-type="float" office:value="0.0176713086539744" calcext:value-type="float">
            <text:p>0.017671308653975</text:p>
          </table:table-cell>
          <table:table-cell table:formula="of:=VAR([.BE13:.BE64])/10000" office:value-type="float" office:value="0.00492872920954848" calcext:value-type="float">
            <text:p>0.004928729209548</text:p>
          </table:table-cell>
          <table:table-cell table:formula="of:=VAR([.BF13:.BF64])/10000" office:value-type="float" office:value="0.00133665218799292" calcext:value-type="float">
            <text:p>0.001336652187993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n</text:p>
          </table:table-cell>
          <table:table-cell/>
          <table:table-cell table:formula="of:=COUNT([.C13:.C64])" office:value-type="float" office:value="25" calcext:value-type="float">
            <text:p>25</text:p>
          </table:table-cell>
          <table:table-cell table:formula="of:=COUNT([.D13:.D64])" office:value-type="float" office:value="30" calcext:value-type="float">
            <text:p>30</text:p>
          </table:table-cell>
          <table:table-cell table:formula="of:=COUNT([.E13:.E64])" office:value-type="float" office:value="21" calcext:value-type="float">
            <text:p>21</text:p>
          </table:table-cell>
          <table:table-cell table:formula="of:=COUNT([.F13:.F64])" office:value-type="float" office:value="13" calcext:value-type="float">
            <text:p>13</text:p>
          </table:table-cell>
          <table:table-cell table:formula="of:=COUNT([.G13:.G64])" office:value-type="float" office:value="11" calcext:value-type="float">
            <text:p>11</text:p>
          </table:table-cell>
          <table:table-cell table:formula="of:=COUNT([.H13:.H64])" office:value-type="float" office:value="30" calcext:value-type="float">
            <text:p>30</text:p>
          </table:table-cell>
          <table:table-cell table:formula="of:=COUNT([.I13:.I64])" office:value-type="float" office:value="34" calcext:value-type="float">
            <text:p>34</text:p>
          </table:table-cell>
          <table:table-cell table:formula="of:=COUNT([.J13:.J64])" office:value-type="float" office:value="20" calcext:value-type="float">
            <text:p>20</text:p>
          </table:table-cell>
          <table:table-cell table:formula="of:=COUNT([.K13:.K64])" office:value-type="float" office:value="17" calcext:value-type="float">
            <text:p>17</text:p>
          </table:table-cell>
          <table:table-cell table:formula="of:=COUNT([.L13:.L64])" office:value-type="float" office:value="36" calcext:value-type="float">
            <text:p>36</text:p>
          </table:table-cell>
          <table:table-cell table:formula="of:=COUNT([.M13:.M64])" office:value-type="float" office:value="25" calcext:value-type="float">
            <text:p>25</text:p>
          </table:table-cell>
          <table:table-cell table:formula="of:=COUNT([.N13:.N64])" office:value-type="float" office:value="24" calcext:value-type="float">
            <text:p>24</text:p>
          </table:table-cell>
          <table:table-cell table:formula="of:=COUNT([.O13:.O64])" office:value-type="float" office:value="20" calcext:value-type="float">
            <text:p>20</text:p>
          </table:table-cell>
          <table:table-cell table:formula="of:=COUNT([.P13:.P64])" office:value-type="float" office:value="20" calcext:value-type="float">
            <text:p>20</text:p>
          </table:table-cell>
          <table:table-cell table:formula="of:=COUNT([.Q13:.Q64])" office:value-type="float" office:value="34" calcext:value-type="float">
            <text:p>34</text:p>
          </table:table-cell>
          <table:table-cell table:formula="of:=COUNT([.R13:.R64])" office:value-type="float" office:value="19" calcext:value-type="float">
            <text:p>19</text:p>
          </table:table-cell>
          <table:table-cell table:formula="of:=COUNT([.S13:.S64])" office:value-type="float" office:value="26" calcext:value-type="float">
            <text:p>26</text:p>
          </table:table-cell>
          <table:table-cell table:formula="of:=COUNT([.T13:.T64])" office:value-type="float" office:value="20" calcext:value-type="float">
            <text:p>20</text:p>
          </table:table-cell>
          <table:table-cell table:formula="of:=COUNT([.U13:.U64])" office:value-type="float" office:value="20" calcext:value-type="float">
            <text:p>20</text:p>
          </table:table-cell>
          <table:table-cell table:formula="of:=COUNT([.V13:.V64])" office:value-type="float" office:value="20" calcext:value-type="float">
            <text:p>20</text:p>
          </table:table-cell>
          <table:table-cell table:formula="of:=COUNT([.W13:.W64])" office:value-type="float" office:value="21" calcext:value-type="float">
            <text:p>21</text:p>
          </table:table-cell>
          <table:table-cell table:formula="of:=COUNT([.X13:.X64])" office:value-type="float" office:value="20" calcext:value-type="float">
            <text:p>20</text:p>
          </table:table-cell>
          <table:table-cell table:formula="of:=COUNT([.Y13:.Y64])" office:value-type="float" office:value="26" calcext:value-type="float">
            <text:p>26</text:p>
          </table:table-cell>
          <table:table-cell table:formula="of:=COUNT([.Z13:.Z64])" office:value-type="float" office:value="27" calcext:value-type="float">
            <text:p>27</text:p>
          </table:table-cell>
          <table:table-cell table:formula="of:=COUNT([.AA13:.AA64])" office:value-type="float" office:value="19" calcext:value-type="float">
            <text:p>19</text:p>
          </table:table-cell>
          <table:table-cell table:formula="of:=COUNT([.AB13:.AB64])" office:value-type="float" office:value="26" calcext:value-type="float">
            <text:p>26</text:p>
          </table:table-cell>
          <table:table-cell table:formula="of:=COUNT([.AC13:.AC64])" office:value-type="float" office:value="19" calcext:value-type="float">
            <text:p>19</text:p>
          </table:table-cell>
          <table:table-cell table:formula="of:=COUNT([.AD13:.AD64])" office:value-type="float" office:value="20" calcext:value-type="float">
            <text:p>20</text:p>
          </table:table-cell>
          <table:table-cell table:formula="of:=COUNT([.AE13:.AE64])" office:value-type="float" office:value="19" calcext:value-type="float">
            <text:p>19</text:p>
          </table:table-cell>
          <table:table-cell table:formula="of:=COUNT([.AF13:.AF64])" office:value-type="float" office:value="26" calcext:value-type="float">
            <text:p>26</text:p>
          </table:table-cell>
          <table:table-cell table:formula="of:=COUNT([.AG13:.AG64])" office:value-type="float" office:value="20" calcext:value-type="float">
            <text:p>20</text:p>
          </table:table-cell>
          <table:table-cell table:formula="of:=COUNT([.AH13:.AH64])" office:value-type="float" office:value="22" calcext:value-type="float">
            <text:p>22</text:p>
          </table:table-cell>
          <table:table-cell table:formula="of:=COUNT([.AI13:.AI64])" office:value-type="float" office:value="39" calcext:value-type="float">
            <text:p>39</text:p>
          </table:table-cell>
          <table:table-cell table:formula="of:=COUNT([.AJ13:.AJ64])" office:value-type="float" office:value="20" calcext:value-type="float">
            <text:p>20</text:p>
          </table:table-cell>
          <table:table-cell table:formula="of:=COUNT([.AK13:.AK64])" office:value-type="float" office:value="21" calcext:value-type="float">
            <text:p>21</text:p>
          </table:table-cell>
          <table:table-cell table:formula="of:=COUNT([.AL13:.AL64])" office:value-type="float" office:value="43" calcext:value-type="float">
            <text:p>43</text:p>
          </table:table-cell>
          <table:table-cell table:formula="of:=COUNT([.AM13:.AM64])" office:value-type="float" office:value="11" calcext:value-type="float">
            <text:p>11</text:p>
          </table:table-cell>
          <table:table-cell table:formula="of:=COUNT([.AN13:.AN64])" office:value-type="float" office:value="18" calcext:value-type="float">
            <text:p>18</text:p>
          </table:table-cell>
          <table:table-cell table:formula="of:=COUNT([.AO13:.AO64])" office:value-type="float" office:value="20" calcext:value-type="float">
            <text:p>20</text:p>
          </table:table-cell>
          <table:table-cell table:formula="of:=COUNT([.AP13:.AP64])" office:value-type="float" office:value="18" calcext:value-type="float">
            <text:p>18</text:p>
          </table:table-cell>
          <table:table-cell table:formula="of:=COUNT([.AQ13:.AQ64])" office:value-type="float" office:value="10" calcext:value-type="float">
            <text:p>10</text:p>
          </table:table-cell>
          <table:table-cell table:formula="of:=COUNT([.AR13:.AR64])" office:value-type="float" office:value="8" calcext:value-type="float">
            <text:p>8</text:p>
          </table:table-cell>
          <table:table-cell table:formula="of:=COUNT([.AS13:.AS64])" office:value-type="float" office:value="12" calcext:value-type="float">
            <text:p>12</text:p>
          </table:table-cell>
          <table:table-cell table:formula="of:=COUNT([.AT13:.AT64])" office:value-type="float" office:value="17" calcext:value-type="float">
            <text:p>17</text:p>
          </table:table-cell>
          <table:table-cell table:formula="of:=COUNT([.AU13:.AU64])" office:value-type="float" office:value="16" calcext:value-type="float">
            <text:p>16</text:p>
          </table:table-cell>
          <table:table-cell table:formula="of:=COUNT([.AV13:.AV64])" office:value-type="float" office:value="18" calcext:value-type="float">
            <text:p>18</text:p>
          </table:table-cell>
          <table:table-cell table:formula="of:=COUNT([.AW13:.AW64])" office:value-type="float" office:value="18" calcext:value-type="float">
            <text:p>18</text:p>
          </table:table-cell>
          <table:table-cell table:formula="of:=COUNT([.AX13:.AX64])" office:value-type="float" office:value="19" calcext:value-type="float">
            <text:p>19</text:p>
          </table:table-cell>
          <table:table-cell table:formula="of:=COUNT([.AY13:.AY64])" office:value-type="float" office:value="19" calcext:value-type="float">
            <text:p>19</text:p>
          </table:table-cell>
          <table:table-cell table:formula="of:=COUNT([.AZ13:.AZ64])" office:value-type="float" office:value="18" calcext:value-type="float">
            <text:p>18</text:p>
          </table:table-cell>
          <table:table-cell table:formula="of:=COUNT([.BA13:.BA64])" office:value-type="float" office:value="15" calcext:value-type="float">
            <text:p>15</text:p>
          </table:table-cell>
          <table:table-cell table:formula="of:=COUNT([.BB13:.BB64])" office:value-type="float" office:value="18" calcext:value-type="float">
            <text:p>18</text:p>
          </table:table-cell>
          <table:table-cell table:formula="of:=COUNT([.BC13:.BC64])" office:value-type="float" office:value="18" calcext:value-type="float">
            <text:p>18</text:p>
          </table:table-cell>
          <table:table-cell table:formula="of:=COUNT([.BD13:.BD64])" office:value-type="float" office:value="18" calcext:value-type="float">
            <text:p>18</text:p>
          </table:table-cell>
          <table:table-cell table:formula="of:=COUNT([.BE13:.BE64])" office:value-type="float" office:value="17" calcext:value-type="float">
            <text:p>17</text:p>
          </table:table-cell>
          <table:table-cell table:formula="of:=COUNT([.BF13:.BF64])" office:value-type="float" office:value="20" calcext:value-type="float">
            <text:p>20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V’(h)</text:p>
          </table:table-cell>
          <table:table-cell/>
          <table:table-cell table:formula="of:=[.C5]/([.C4]*(1-[.C4]))" office:value-type="float" office:value="0.0102332623905098" calcext:value-type="float">
            <text:p>0.01023326239051</text:p>
          </table:table-cell>
          <table:table-cell table:formula="of:=[.D5]/([.D4]*(1-[.D4]))" office:value-type="float" office:value="0.0147408563259229" calcext:value-type="float">
            <text:p>0.014740856325923</text:p>
          </table:table-cell>
          <table:table-cell table:formula="of:=[.E5]/([.E4]*(1-[.E4]))" office:value-type="float" office:value="0.0551197196684664" calcext:value-type="float">
            <text:p>0.055119719668467</text:p>
          </table:table-cell>
          <table:table-cell table:formula="of:=[.F5]/([.F4]*(1-[.F4]))" office:value-type="float" office:value="0.0386949049779583" calcext:value-type="float">
            <text:p>0.038694904977958</text:p>
          </table:table-cell>
          <table:table-cell table:formula="of:=[.G5]/([.G4]*(1-[.G4]))" office:value-type="float" office:value="0.0201615909084559" calcext:value-type="float">
            <text:p>0.020161590908456</text:p>
          </table:table-cell>
          <table:table-cell table:formula="of:=[.H5]/([.H4]*(1-[.H4]))" office:value-type="float" office:value="0.0166571262610561" calcext:value-type="float">
            <text:p>0.016657126261056</text:p>
          </table:table-cell>
          <table:table-cell table:formula="of:=[.I5]/([.I4]*(1-[.I4]))" office:value-type="float" office:value="0.025609019366046" calcext:value-type="float">
            <text:p>0.025609019366046</text:p>
          </table:table-cell>
          <table:table-cell table:formula="of:=[.J5]/([.J4]*(1-[.J4]))" office:value-type="float" office:value="0.0262447977026713" calcext:value-type="float">
            <text:p>0.026244797702671</text:p>
          </table:table-cell>
          <table:table-cell table:formula="of:=[.K5]/([.K4]*(1-[.K4]))" office:value-type="float" office:value="0.0162959715544945" calcext:value-type="float">
            <text:p>0.016295971554495</text:p>
          </table:table-cell>
          <table:table-cell table:formula="of:=[.L5]/([.L4]*(1-[.L4]))" office:value-type="float" office:value="0.0209606591912176" calcext:value-type="float">
            <text:p>0.020960659191218</text:p>
          </table:table-cell>
          <table:table-cell table:formula="of:=[.M5]/([.M4]*(1-[.M4]))" office:value-type="float" office:value="0.0251843349346221" calcext:value-type="float">
            <text:p>0.025184334934622</text:p>
          </table:table-cell>
          <table:table-cell table:formula="of:=[.N5]/([.N4]*(1-[.N4]))" office:value-type="float" office:value="0.0407176790106953" calcext:value-type="float">
            <text:p>0.040717679010695</text:p>
          </table:table-cell>
          <table:table-cell table:formula="of:=[.O5]/([.O4]*(1-[.O4]))" office:value-type="float" office:value="0.045703085178277" calcext:value-type="float">
            <text:p>0.045703085178277</text:p>
          </table:table-cell>
          <table:table-cell table:formula="of:=[.P5]/([.P4]*(1-[.P4]))" office:value-type="float" office:value="0.0364436472332639" calcext:value-type="float">
            <text:p>0.036443647233264</text:p>
          </table:table-cell>
          <table:table-cell table:formula="of:=[.Q5]/([.Q4]*(1-[.Q4]))" office:value-type="float" office:value="0.0334462305471539" calcext:value-type="float">
            <text:p>0.033446230547154</text:p>
          </table:table-cell>
          <table:table-cell table:formula="of:=[.R5]/([.R4]*(1-[.R4]))" office:value-type="float" office:value="0.0475277311151405" calcext:value-type="float">
            <text:p>0.047527731115141</text:p>
          </table:table-cell>
          <table:table-cell table:formula="of:=[.S5]/([.S4]*(1-[.S4]))" office:value-type="float" office:value="0.0220983353198987" calcext:value-type="float">
            <text:p>0.022098335319899</text:p>
          </table:table-cell>
          <table:table-cell table:formula="of:=[.T5]/([.T4]*(1-[.T4]))" office:value-type="float" office:value="0.0337742233715387" calcext:value-type="float">
            <text:p>0.033774223371539</text:p>
          </table:table-cell>
          <table:table-cell table:formula="of:=[.U5]/([.U4]*(1-[.U4]))" office:value-type="float" office:value="0.0378631949298924" calcext:value-type="float">
            <text:p>0.037863194929892</text:p>
          </table:table-cell>
          <table:table-cell table:formula="of:=[.V5]/([.V4]*(1-[.V4]))" office:value-type="float" office:value="0.0310586912640847" calcext:value-type="float">
            <text:p>0.031058691264085</text:p>
          </table:table-cell>
          <table:table-cell table:formula="of:=[.W5]/([.W4]*(1-[.W4]))" office:value-type="float" office:value="0.0488644089663168" calcext:value-type="float">
            <text:p>0.048864408966317</text:p>
          </table:table-cell>
          <table:table-cell table:formula="of:=[.X5]/([.X4]*(1-[.X4]))" office:value-type="float" office:value="0.0293101798129361" calcext:value-type="float">
            <text:p>0.029310179812936</text:p>
          </table:table-cell>
          <table:table-cell table:formula="of:=[.Y5]/([.Y4]*(1-[.Y4]))" office:value-type="float" office:value="0.0173906622641277" calcext:value-type="float">
            <text:p>0.017390662264128</text:p>
          </table:table-cell>
          <table:table-cell table:formula="of:=[.Z5]/([.Z4]*(1-[.Z4]))" office:value-type="float" office:value="0.0387504641994314" calcext:value-type="float">
            <text:p>0.038750464199432</text:p>
          </table:table-cell>
          <table:table-cell table:formula="of:=[.AA5]/([.AA4]*(1-[.AA4]))" office:value-type="float" office:value="0.0796865290090655" calcext:value-type="float">
            <text:p>0.079686529009066</text:p>
          </table:table-cell>
          <table:table-cell table:formula="of:=[.AB5]/([.AB4]*(1-[.AB4]))" office:value-type="float" office:value="0.0773408913815237" calcext:value-type="float">
            <text:p>0.077340891381524</text:p>
          </table:table-cell>
          <table:table-cell table:formula="of:=[.AC5]/([.AC4]*(1-[.AC4]))" office:value-type="float" office:value="0.163843687773943" calcext:value-type="float">
            <text:p>0.163843687773943</text:p>
          </table:table-cell>
          <table:table-cell table:formula="of:=[.AD5]/([.AD4]*(1-[.AD4]))" office:value-type="float" office:value="0.100380738907308" calcext:value-type="float">
            <text:p>0.100380738907308</text:p>
          </table:table-cell>
          <table:table-cell table:formula="of:=[.AE5]/([.AE4]*(1-[.AE4]))" office:value-type="float" office:value="0.0934861915628161" calcext:value-type="float">
            <text:p>0.093486191562816</text:p>
          </table:table-cell>
          <table:table-cell table:formula="of:=[.AF5]/([.AF4]*(1-[.AF4]))" office:value-type="float" office:value="0.0859326355951853" calcext:value-type="float">
            <text:p>0.085932635595185</text:p>
          </table:table-cell>
          <table:table-cell table:formula="of:=[.AG5]/([.AG4]*(1-[.AG4]))" office:value-type="float" office:value="0.0605837105270936" calcext:value-type="float">
            <text:p>0.060583710527094</text:p>
          </table:table-cell>
          <table:table-cell table:formula="of:=[.AH5]/([.AH4]*(1-[.AH4]))" office:value-type="float" office:value="0.0791479744615907" calcext:value-type="float">
            <text:p>0.079147974461591</text:p>
          </table:table-cell>
          <table:table-cell table:formula="of:=[.AI5]/([.AI4]*(1-[.AI4]))" office:value-type="float" office:value="0.0437458456541891" calcext:value-type="float">
            <text:p>0.043745845654189</text:p>
          </table:table-cell>
          <table:table-cell table:formula="of:=[.AJ5]/([.AJ4]*(1-[.AJ4]))" office:value-type="float" office:value="0.0881114266517361" calcext:value-type="float">
            <text:p>0.088111426651736</text:p>
          </table:table-cell>
          <table:table-cell table:formula="of:=[.AK5]/([.AK4]*(1-[.AK4]))" office:value-type="float" office:value="0.119667783866339" calcext:value-type="float">
            <text:p>0.119667783866339</text:p>
          </table:table-cell>
          <table:table-cell table:formula="of:=[.AL5]/([.AL4]*(1-[.AL4]))" office:value-type="float" office:value="0.0534273159822741" calcext:value-type="float">
            <text:p>0.053427315982274</text:p>
          </table:table-cell>
          <table:table-cell table:formula="of:=[.AM5]/([.AM4]*(1-[.AM4]))" office:value-type="float" office:value="0.0438814586369995" calcext:value-type="float">
            <text:p>0.043881458637</text:p>
          </table:table-cell>
          <table:table-cell table:formula="of:=[.AN5]/([.AN4]*(1-[.AN4]))" office:value-type="float" office:value="0.0621997238926828" calcext:value-type="float">
            <text:p>0.062199723892683</text:p>
          </table:table-cell>
          <table:table-cell table:formula="of:=[.AO5]/([.AO4]*(1-[.AO4]))" office:value-type="float" office:value="0.135811956977493" calcext:value-type="float">
            <text:p>0.135811956977493</text:p>
          </table:table-cell>
          <table:table-cell table:formula="of:=[.AP5]/([.AP4]*(1-[.AP4]))" office:value-type="float" office:value="0.0867002752730573" calcext:value-type="float">
            <text:p>0.086700275273057</text:p>
          </table:table-cell>
          <table:table-cell table:formula="of:=[.AQ5]/([.AQ4]*(1-[.AQ4]))" office:value-type="float" office:value="0.175346206503984" calcext:value-type="float">
            <text:p>0.175346206503984</text:p>
          </table:table-cell>
          <table:table-cell table:formula="of:=[.AR5]/([.AR4]*(1-[.AR4]))" office:value-type="float" office:value="0.0690460360122208" calcext:value-type="float">
            <text:p>0.069046036012221</text:p>
          </table:table-cell>
          <table:table-cell table:formula="of:=[.AS5]/([.AS4]*(1-[.AS4]))" office:value-type="float" office:value="0.060231266600905" calcext:value-type="float">
            <text:p>0.060231266600905</text:p>
          </table:table-cell>
          <table:table-cell table:formula="of:=[.AT5]/([.AT4]*(1-[.AT4]))" office:value-type="float" office:value="0.0229269233073897" calcext:value-type="float">
            <text:p>0.02292692330739</text:p>
          </table:table-cell>
          <table:table-cell table:formula="of:=[.AU5]/([.AU4]*(1-[.AU4]))" office:value-type="float" office:value="0.012250167344836" calcext:value-type="float">
            <text:p>0.012250167344836</text:p>
          </table:table-cell>
          <table:table-cell table:formula="of:=[.AV5]/([.AV4]*(1-[.AV4]))" office:value-type="float" office:value="0.118281415013452" calcext:value-type="float">
            <text:p>0.118281415013452</text:p>
          </table:table-cell>
          <table:table-cell table:formula="of:=[.AW5]/([.AW4]*(1-[.AW4]))" office:value-type="float" office:value="0.0405998668476297" calcext:value-type="float">
            <text:p>0.04059986684763</text:p>
          </table:table-cell>
          <table:table-cell table:formula="of:=[.AX5]/([.AX4]*(1-[.AX4]))" office:value-type="float" office:value="0.0194979912390195" calcext:value-type="float">
            <text:p>0.01949799123902</text:p>
          </table:table-cell>
          <table:table-cell table:formula="of:=[.AY5]/([.AY4]*(1-[.AY4]))" office:value-type="float" office:value="0.0331996888021337" calcext:value-type="float">
            <text:p>0.033199688802134</text:p>
          </table:table-cell>
          <table:table-cell table:formula="of:=[.AZ5]/([.AZ4]*(1-[.AZ4]))" office:value-type="float" office:value="0.0486775412791903" calcext:value-type="float">
            <text:p>0.04867754127919</text:p>
          </table:table-cell>
          <table:table-cell table:formula="of:=[.BA5]/([.BA4]*(1-[.BA4]))" office:value-type="float" office:value="0.285317570989755" calcext:value-type="float">
            <text:p>0.285317570989755</text:p>
          </table:table-cell>
          <table:table-cell table:formula="of:=[.BB5]/([.BB4]*(1-[.BB4]))" office:value-type="float" office:value="0.110207077507991" calcext:value-type="float">
            <text:p>0.110207077507991</text:p>
          </table:table-cell>
          <table:table-cell table:formula="of:=[.BC5]/([.BC4]*(1-[.BC4]))" office:value-type="float" office:value="0.0794341261705748" calcext:value-type="float">
            <text:p>0.079434126170575</text:p>
          </table:table-cell>
          <table:table-cell table:formula="of:=[.BD5]/([.BD4]*(1-[.BD4]))" office:value-type="float" office:value="0.0778981364119343" calcext:value-type="float">
            <text:p>0.077898136411934</text:p>
          </table:table-cell>
          <table:table-cell table:formula="of:=[.BE5]/([.BE4]*(1-[.BE4]))" office:value-type="float" office:value="0.0480880235268527" calcext:value-type="float">
            <text:p>0.048088023526853</text:p>
          </table:table-cell>
          <table:table-cell table:formula="of:=[.BF5]/([.BF4]*(1-[.BF4]))" office:value-type="float" office:value="0.0293168951285177" calcext:value-type="float">
            <text:p>0.029316895128518</text:p>
          </table:table-cell>
          <table:table-cell table:number-columns-repeated="855"/>
        </table:table-row>
        <table:table-row table:style-name="ro1">
          <table:table-cell table:style-name="ce1"/>
          <table:table-cell table:number-columns-repeated="912"/>
        </table:table-row>
        <table:table-row table:style-name="ro1">
          <table:table-cell table:style-name="ce1" office:value-type="string" calcext:value-type="string">
            <text:p>Nu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Mouse ID</text:p>
          </table:table-cell>
          <table:table-cell/>
          <table:table-cell office:value-type="string" calcext:value-type="string">
            <text:p>HB A551 pup2</text:p>
          </table:table-cell>
          <table:table-cell office:value-type="string" calcext:value-type="string">
            <text:p>HB A425 pup1 </text:p>
          </table:table-cell>
          <table:table-cell office:value-type="string" calcext:value-type="string">
            <text:p>HB A424 pup 2 </text:p>
          </table:table-cell>
          <table:table-cell office:value-type="string" calcext:value-type="string">
            <text:p>HB A554 pup 1 </text:p>
          </table:table-cell>
          <table:table-cell office:value-type="string" calcext:value-type="string">
            <text:p>HB A554 pup 2 </text:p>
          </table:table-cell>
          <table:table-cell office:value-type="string" calcext:value-type="string">
            <text:p>HB A424 pup 1 </text:p>
          </table:table-cell>
          <table:table-cell office:value-type="string" calcext:value-type="string">
            <text:p>HB A424 pup 2</text:p>
          </table:table-cell>
          <table:table-cell office:value-type="string" calcext:value-type="string">
            <text:p>HB A550 pup 1 </text:p>
          </table:table-cell>
          <table:table-cell office:value-type="string" calcext:value-type="string">
            <text:p>HB A550 pup 2 </text:p>
          </table:table-cell>
          <table:table-cell office:value-type="string" calcext:value-type="string">
            <text:p>HB A550 pup 3</text:p>
          </table:table-cell>
          <table:table-cell office:value-type="string" calcext:value-type="string">
            <text:p>HB A197 pup 1 </text:p>
          </table:table-cell>
          <table:table-cell office:value-type="string" calcext:value-type="string">
            <text:p>HB A403</text:p>
          </table:table-cell>
          <table:table-cell office:value-type="string" calcext:value-type="string">
            <text:p>HB A406</text:p>
          </table:table-cell>
          <table:table-cell office:value-type="string" calcext:value-type="string">
            <text:p>HB A422</text:p>
          </table:table-cell>
          <table:table-cell office:value-type="string" calcext:value-type="string">
            <text:p>HB A306 </text:p>
          </table:table-cell>
          <table:table-cell office:value-type="string" calcext:value-type="string">
            <text:p>HB A307 </text:p>
          </table:table-cell>
          <table:table-cell office:value-type="string" calcext:value-type="string">
            <text:p>HB A308</text:p>
          </table:table-cell>
          <table:table-cell office:value-type="string" calcext:value-type="string">
            <text:p>HB A608 </text:p>
          </table:table-cell>
          <table:table-cell office:value-type="string" calcext:value-type="string">
            <text:p>HB A609 </text:p>
          </table:table-cell>
          <table:table-cell office:value-type="string" calcext:value-type="string">
            <text:p>HB A610 </text:p>
          </table:table-cell>
          <table:table-cell office:value-type="string" calcext:value-type="string">
            <text:p>HB A611 </text:p>
          </table:table-cell>
          <table:table-cell office:value-type="string" calcext:value-type="string">
            <text:p>HB A612</text:p>
          </table:table-cell>
          <table:table-cell office:value-type="string" calcext:value-type="string">
            <text:p>HB A305</text:p>
          </table:table-cell>
          <table:table-cell office:value-type="string" calcext:value-type="string">
            <text:p>HB A804 </text:p>
          </table:table-cell>
          <table:table-cell office:value-type="string" calcext:value-type="string">
            <text:p>HB A234</text:p>
          </table:table-cell>
          <table:table-cell office:value-type="string" calcext:value-type="string">
            <text:p>HB A197 </text:p>
          </table:table-cell>
          <table:table-cell office:value-type="string" calcext:value-type="string">
            <text:p>HB A493 </text:p>
          </table:table-cell>
          <table:table-cell office:value-type="string" calcext:value-type="string">
            <text:p>HB A494 </text:p>
          </table:table-cell>
          <table:table-cell office:value-type="string" calcext:value-type="string">
            <text:p>HB A495 </text:p>
          </table:table-cell>
          <table:table-cell office:value-type="string" calcext:value-type="string">
            <text:p>HB A287</text:p>
          </table:table-cell>
          <table:table-cell office:value-type="string" calcext:value-type="string">
            <text:p>HB A283 </text:p>
          </table:table-cell>
          <table:table-cell office:value-type="string" calcext:value-type="string">
            <text:p>HB A284</text:p>
          </table:table-cell>
          <table:table-cell office:value-type="string" calcext:value-type="string">
            <text:p>HB A285</text:p>
          </table:table-cell>
          <table:table-cell office:value-type="string" calcext:value-type="string">
            <text:p>HB A647 </text:p>
          </table:table-cell>
          <table:table-cell office:value-type="string" calcext:value-type="string">
            <text:p>HB A286</text:p>
          </table:table-cell>
          <table:table-cell office:value-type="string" calcext:value-type="string">
            <text:p>HB A635 </text:p>
          </table:table-cell>
          <table:table-cell office:value-type="string" calcext:value-type="string">
            <text:p>HB A405 </text:p>
          </table:table-cell>
          <table:table-cell office:value-type="string" calcext:value-type="string">
            <text:p>HB A615 </text:p>
          </table:table-cell>
          <table:table-cell office:value-type="string" calcext:value-type="string">
            <text:p>HB A372</text:p>
          </table:table-cell>
          <table:table-cell office:value-type="string" calcext:value-type="string">
            <text:p>HB A373 </text:p>
          </table:table-cell>
          <table:table-cell office:value-type="string" calcext:value-type="string">
            <text:p>HB A552 </text:p>
          </table:table-cell>
          <table:table-cell office:value-type="string" calcext:value-type="string">
            <text:p>HB A555 </text:p>
          </table:table-cell>
          <table:table-cell office:value-type="string" calcext:value-type="string">
            <text:p>HB A125 </text:p>
          </table:table-cell>
          <table:table-cell office:value-type="string" calcext:value-type="string">
            <text:p>HB B102 </text:p>
          </table:table-cell>
          <table:table-cell office:value-type="string" calcext:value-type="string">
            <text:p>HB B105 </text:p>
          </table:table-cell>
          <table:table-cell office:value-type="string" calcext:value-type="string">
            <text:p>HB A806 </text:p>
          </table:table-cell>
          <table:table-cell office:value-type="string" calcext:value-type="string">
            <text:p>HB B076 </text:p>
          </table:table-cell>
          <table:table-cell office:value-type="string" calcext:value-type="string">
            <text:p>HB B093 </text:p>
          </table:table-cell>
          <table:table-cell office:value-type="string" calcext:value-type="string">
            <text:p>HB B461 </text:p>
          </table:table-cell>
          <table:table-cell office:value-type="string" calcext:value-type="string">
            <text:p>HB B463 </text:p>
          </table:table-cell>
          <table:table-cell office:value-type="string" calcext:value-type="string">
            <text:p>HB B112 </text:p>
          </table:table-cell>
          <table:table-cell office:value-type="string" calcext:value-type="string">
            <text:p>HB B119 </text:p>
          </table:table-cell>
          <table:table-cell office:value-type="string" calcext:value-type="string">
            <text:p>HB B123 </text:p>
          </table:table-cell>
          <table:table-cell office:value-type="string" calcext:value-type="string">
            <text:p>HB B068 </text:p>
          </table:table-cell>
          <table:table-cell office:value-type="string" calcext:value-type="string">
            <text:p>HB B462 </text:p>
          </table:table-cell>
          <table:table-cell office:value-type="string" calcext:value-type="string">
            <text:p>HB B094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Mouse biopsy HB heteroplasmy <text:s/>(%)</text:p>
          </table:table-cell>
          <table:table-cell/>
          <table:table-cell office:value-type="float" office:value="44.0370998907386" calcext:value-type="float">
            <text:p>44.0370998907386</text:p>
          </table:table-cell>
          <table:table-cell office:value-type="float" office:value="35.4416562448716" calcext:value-type="float">
            <text:p>35.4416562448716</text:p>
          </table:table-cell>
          <table:table-cell office:value-type="float" office:value="11.9185866832421" calcext:value-type="float">
            <text:p>11.9185866832421</text:p>
          </table:table-cell>
          <table:table-cell office:value-type="float" office:value="20.4851818893675" calcext:value-type="float">
            <text:p>20.4851818893675</text:p>
          </table:table-cell>
          <table:table-cell office:value-type="float" office:value="31.7493845787678" calcext:value-type="float">
            <text:p>31.7493845787678</text:p>
          </table:table-cell>
          <table:table-cell office:value-type="float" office:value="26.3507069096036" calcext:value-type="float">
            <text:p>26.3507069096036</text:p>
          </table:table-cell>
          <table:table-cell office:value-type="float" office:value="36.4751442894884" calcext:value-type="float">
            <text:p>36.4751442894884</text:p>
          </table:table-cell>
          <table:table-cell office:value-type="float" office:value="13.7677955796981" calcext:value-type="float">
            <text:p>13.7677955796981</text:p>
          </table:table-cell>
          <table:table-cell office:value-type="float" office:value="15.7925769646652" calcext:value-type="float">
            <text:p>15.7925769646652</text:p>
          </table:table-cell>
          <table:table-cell office:value-type="float" office:value="6.68189635475632" calcext:value-type="float">
            <text:p>6.68189635475632</text:p>
          </table:table-cell>
          <table:table-cell office:value-type="float" office:value="33.8685871779786" calcext:value-type="float">
            <text:p>33.8685871779786</text:p>
          </table:table-cell>
          <table:table-cell office:value-type="float" office:value="48.7383669900981" calcext:value-type="float">
            <text:p>48.7383669900981</text:p>
          </table:table-cell>
          <table:table-cell office:value-type="float" office:value="21.4152673489229" calcext:value-type="float">
            <text:p>21.4152673489229</text:p>
          </table:table-cell>
          <table:table-cell office:value-type="float" office:value="17.4773116806213" calcext:value-type="float">
            <text:p>17.4773116806213</text:p>
          </table:table-cell>
          <table:table-cell office:value-type="float" office:value="21.1365608528512" calcext:value-type="float">
            <text:p>21.1365608528512</text:p>
          </table:table-cell>
          <table:table-cell office:value-type="float" office:value="25.378307221163" calcext:value-type="float">
            <text:p>25.378307221163</text:p>
          </table:table-cell>
          <table:table-cell office:value-type="float" office:value="18.101758628732" calcext:value-type="float">
            <text:p>18.101758628732</text:p>
          </table:table-cell>
          <table:table-cell office:value-type="float" office:value="9.41858558656729" calcext:value-type="float">
            <text:p>9.41858558656729</text:p>
          </table:table-cell>
          <table:table-cell office:value-type="float" office:value="30.8349058164206" calcext:value-type="float">
            <text:p>30.8349058164206</text:p>
          </table:table-cell>
          <table:table-cell office:value-type="float" office:value="18.5846829342286" calcext:value-type="float">
            <text:p>18.5846829342286</text:p>
          </table:table-cell>
          <table:table-cell office:value-type="float" office:value="20.0814282305919" calcext:value-type="float">
            <text:p>20.0814282305919</text:p>
          </table:table-cell>
          <table:table-cell office:value-type="float" office:value="21.5778077941973" calcext:value-type="float">
            <text:p>21.5778077941973</text:p>
          </table:table-cell>
          <table:table-cell office:value-type="float" office:value="11.2529976867781" calcext:value-type="float">
            <text:p>11.2529976867781</text:p>
          </table:table-cell>
          <table:table-cell office:value-type="float" office:value="45.0632487043275" calcext:value-type="float">
            <text:p>45.0632487043275</text:p>
          </table:table-cell>
          <table:table-cell office:value-type="float" office:value="60.2205550702653" calcext:value-type="float">
            <text:p>60.2205550702653</text:p>
          </table:table-cell>
          <table:table-cell office:value-type="float" office:value="31.3225614792118" calcext:value-type="float">
            <text:p>31.3225614792118</text:p>
          </table:table-cell>
          <table:table-cell office:value-type="float" office:value="50.6306867763086" calcext:value-type="float">
            <text:p>50.6306867763086</text:p>
          </table:table-cell>
          <table:table-cell office:value-type="float" office:value="71.3107688457727" calcext:value-type="float">
            <text:p>71.3107688457727</text:p>
          </table:table-cell>
          <table:table-cell office:value-type="float" office:value="54.0582139598216" calcext:value-type="float">
            <text:p>54.0582139598216</text:p>
          </table:table-cell>
          <table:table-cell office:value-type="float" office:value="9.35245167285424" calcext:value-type="float">
            <text:p>9.35245167285424</text:p>
          </table:table-cell>
          <table:table-cell office:value-type="float" office:value="8.47949018389735" calcext:value-type="float">
            <text:p>8.47949018389735</text:p>
          </table:table-cell>
          <table:table-cell office:value-type="float" office:value="7.38210107566816" calcext:value-type="float">
            <text:p>7.38210107566816</text:p>
          </table:table-cell>
          <table:table-cell office:value-type="float" office:value="7.69311165759083" calcext:value-type="float">
            <text:p>7.69311165759083</text:p>
          </table:table-cell>
          <table:table-cell office:value-type="float" office:value="13.3190042303781" calcext:value-type="float">
            <text:p>13.3190042303781</text:p>
          </table:table-cell>
          <table:table-cell office:value-type="float" office:value="23.6678088474568" calcext:value-type="float">
            <text:p>23.6678088474568</text:p>
          </table:table-cell>
          <table:table-cell office:value-type="float" office:value="39.9153134607386" calcext:value-type="float">
            <text:p>39.9153134607386</text:p>
          </table:table-cell>
          <table:table-cell office:value-type="float" office:value="15.4230285478464" calcext:value-type="float">
            <text:p>15.4230285478464</text:p>
          </table:table-cell>
          <table:table-cell office:value-type="float" office:value="31.9853874372778" calcext:value-type="float">
            <text:p>31.9853874372778</text:p>
          </table:table-cell>
          <table:table-cell office:value-type="float" office:value="40.7135754943806" calcext:value-type="float">
            <text:p>40.7135754943806</text:p>
          </table:table-cell>
          <table:table-cell office:value-type="float" office:value="23.239245048107" calcext:value-type="float">
            <text:p>23.239245048107</text:p>
          </table:table-cell>
          <table:table-cell office:value-type="float" office:value="26.7201550887539" calcext:value-type="float">
            <text:p>26.7201550887539</text:p>
          </table:table-cell>
          <table:table-cell office:value-type="float" office:value="17.5946976307009" calcext:value-type="float">
            <text:p>17.5946976307009</text:p>
          </table:table-cell>
          <table:table-cell office:value-type="float" office:value="20.4949234008437" calcext:value-type="float">
            <text:p>20.4949234008437</text:p>
          </table:table-cell>
          <table:table-cell office:value-type="float" office:value="95.4546459834175" calcext:value-type="float">
            <text:p>95.4546459834175</text:p>
          </table:table-cell>
          <table:table-cell office:value-type="float" office:value="90.9062437451341" calcext:value-type="float">
            <text:p>90.9062437451341</text:p>
          </table:table-cell>
          <table:table-cell office:value-type="float" office:value="46.3372979167269" calcext:value-type="float">
            <text:p>46.3372979167269</text:p>
          </table:table-cell>
          <table:table-cell office:value-type="float" office:value="66.1244684510584" calcext:value-type="float">
            <text:p>66.1244684510584</text:p>
          </table:table-cell>
          <table:table-cell office:value-type="float" office:value="87.5242331845532" calcext:value-type="float">
            <text:p>87.5242331845532</text:p>
          </table:table-cell>
          <table:table-cell office:value-type="float" office:value="84.3265606718174" calcext:value-type="float">
            <text:p>84.3265606718174</text:p>
          </table:table-cell>
          <table:table-cell office:value-type="float" office:value="95.819720226584" calcext:value-type="float">
            <text:p>95.819720226584</text:p>
          </table:table-cell>
          <table:table-cell office:value-type="float" office:value="95.4041902302673" calcext:value-type="float">
            <text:p>95.4041902302673</text:p>
          </table:table-cell>
          <table:table-cell office:value-type="float" office:value="86.6224797564295" calcext:value-type="float">
            <text:p>86.6224797564295</text:p>
          </table:table-cell>
          <table:table-cell office:value-type="float" office:value="81.5436598918263" calcext:value-type="float">
            <text:p>81.5436598918263</text:p>
          </table:table-cell>
          <table:table-cell office:value-type="float" office:value="59.6044826825615" calcext:value-type="float">
            <text:p>59.6044826825615</text:p>
          </table:table-cell>
          <table:table-cell office:value-type="float" office:value="88.8312976617338" calcext:value-type="float">
            <text:p>88.8312976617338</text:p>
          </table:table-cell>
          <table:table-cell office:value-type="float" office:value="83.9890794149767" calcext:value-type="float">
            <text:p>83.9890794149767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Age (d)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7" calcext:value-type="float">
            <text:p>47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145" calcext:value-type="float">
            <text:p>145</text:p>
          </table:table-cell>
          <table:table-cell office:value-type="float" office:value="152" calcext:value-type="float">
            <text:p>152</text:p>
          </table:table-cell>
          <table:table-cell table:number-columns-repeated="3" office:value-type="float" office:value="178" calcext:value-type="float">
            <text:p>178</text:p>
          </table:table-cell>
          <table:table-cell office:value-type="float" office:value="213" calcext:value-type="float">
            <text:p>213</text:p>
          </table:table-cell>
          <table:table-cell office:value-type="float" office:value="222" calcext:value-type="float">
            <text:p>222</text:p>
          </table:table-cell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253" calcext:value-type="float">
            <text:p>25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82" calcext:value-type="float">
            <text:p>182</text:p>
          </table:table-cell>
          <table:table-cell office:value-type="float" office:value="36" calcext:value-type="float">
            <text:p>36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float" office:value="229" calcext:value-type="float">
            <text:p>229</text:p>
          </table:table-cell>
          <table:table-cell office:value-type="float" office:value="247" calcext:value-type="float">
            <text:p>247</text:p>
          </table:table-cell>
          <table:table-cell office:value-type="float" office:value="73" calcext:value-type="float">
            <text:p>73</text:p>
          </table:table-cell>
          <table:table-cell office:value-type="float" office:value="237" calcext:value-type="float">
            <text:p>237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40.763581914845" calcext:value-type="float">
            <text:p>40.763581914845</text:p>
          </table:table-cell>
          <table:table-cell office:value-type="float" office:value="26.5170069342384" calcext:value-type="float">
            <text:p>26.5170069342384</text:p>
          </table:table-cell>
          <table:table-cell office:value-type="float" office:value="7.43340513593713" calcext:value-type="float">
            <text:p>7.43340513593713</text:p>
          </table:table-cell>
          <table:table-cell office:value-type="float" office:value="26.9197608378554" calcext:value-type="float">
            <text:p>26.9197608378554</text:p>
          </table:table-cell>
          <table:table-cell office:value-type="float" office:value="25.1101854742264" calcext:value-type="float">
            <text:p>25.1101854742264</text:p>
          </table:table-cell>
          <table:table-cell office:value-type="float" office:value="18.1519058717424" calcext:value-type="float">
            <text:p>18.1519058717424</text:p>
          </table:table-cell>
          <table:table-cell office:value-type="float" office:value="38.747315703679" calcext:value-type="float">
            <text:p>38.747315703679</text:p>
          </table:table-cell>
          <table:table-cell office:value-type="float" office:value="8.33694202525721" calcext:value-type="float">
            <text:p>8.33694202525721</text:p>
          </table:table-cell>
          <table:table-cell office:value-type="float" office:value="13.2663284670515" calcext:value-type="float">
            <text:p>13.2663284670515</text:p>
          </table:table-cell>
          <table:table-cell office:value-type="float" office:value="1.69895124877766" calcext:value-type="float">
            <text:p>1.69895124877766</text:p>
          </table:table-cell>
          <table:table-cell office:value-type="float" office:value="32.4723523771037" calcext:value-type="float">
            <text:p>32.4723523771037</text:p>
          </table:table-cell>
          <table:table-cell office:value-type="float" office:value="38.0017073415687" calcext:value-type="float">
            <text:p>38.0017073415687</text:p>
          </table:table-cell>
          <table:table-cell office:value-type="float" office:value="12.8196396401252" calcext:value-type="float">
            <text:p>12.8196396401252</text:p>
          </table:table-cell>
          <table:table-cell office:value-type="float" office:value="8.94292903899144" calcext:value-type="float">
            <text:p>8.94292903899144</text:p>
          </table:table-cell>
          <table:table-cell office:value-type="float" office:value="11.8837143637288" calcext:value-type="float">
            <text:p>11.8837143637288</text:p>
          </table:table-cell>
          <table:table-cell office:value-type="float" office:value="12.9214356167064" calcext:value-type="float">
            <text:p>12.9214356167064</text:p>
          </table:table-cell>
          <table:table-cell office:value-type="float" office:value="10.189650439846" calcext:value-type="float">
            <text:p>10.189650439846</text:p>
          </table:table-cell>
          <table:table-cell office:value-type="float" office:value="1.21187302454395" calcext:value-type="float">
            <text:p>1.21187302454395</text:p>
          </table:table-cell>
          <table:table-cell office:value-type="float" office:value="24.0219541586813" calcext:value-type="float">
            <text:p>24.0219541586813</text:p>
          </table:table-cell>
          <table:table-cell office:value-type="float" office:value="9.39945164797175" calcext:value-type="float">
            <text:p>9.39945164797175</text:p>
          </table:table-cell>
          <table:table-cell office:value-type="float" office:value="12.5151545534015" calcext:value-type="float">
            <text:p>12.5151545534015</text:p>
          </table:table-cell>
          <table:table-cell office:value-type="float" office:value="7.80828688067164" calcext:value-type="float">
            <text:p>7.80828688067164</text:p>
          </table:table-cell>
          <table:table-cell office:value-type="float" office:value="5.07925727792038" calcext:value-type="float">
            <text:p>5.07925727792038</text:p>
          </table:table-cell>
          <table:table-cell office:value-type="float" office:value="30.0579503010814" calcext:value-type="float">
            <text:p>30.0579503010814</text:p>
          </table:table-cell>
          <table:table-cell office:value-type="float" office:value="30.1533664033413" calcext:value-type="float">
            <text:p>30.1533664033413</text:p>
          </table:table-cell>
          <table:table-cell office:value-type="float" office:value="3.7992639888207" calcext:value-type="float">
            <text:p>3.7992639888207</text:p>
          </table:table-cell>
          <table:table-cell office:value-type="float" office:value="31.9788521581723" calcext:value-type="float">
            <text:p>31.9788521581723</text:p>
          </table:table-cell>
          <table:table-cell office:value-type="float" office:value="23.8816447449566" calcext:value-type="float">
            <text:p>23.8816447449566</text:p>
          </table:table-cell>
          <table:table-cell office:value-type="float" office:value="19.4945930984032" calcext:value-type="float">
            <text:p>19.4945930984032</text:p>
          </table:table-cell>
          <table:table-cell office:value-type="float" office:value="0.268715494766264" calcext:value-type="float">
            <text:p>0.268715494766264</text:p>
          </table:table-cell>
          <table:table-cell office:value-type="float" office:value="0.502097320495666" calcext:value-type="float">
            <text:p>0.502097320495666</text:p>
          </table:table-cell>
          <table:table-cell office:value-type="float" office:value="0.640375733800126" calcext:value-type="float">
            <text:p>0.640375733800126</text:p>
          </table:table-cell>
          <table:table-cell office:value-type="float" office:value="0.342398013643555" calcext:value-type="float">
            <text:p>0.342398013643555</text:p>
          </table:table-cell>
          <table:table-cell office:value-type="float" office:value="5.68227562355203" calcext:value-type="float">
            <text:p>5.68227562355203</text:p>
          </table:table-cell>
          <table:table-cell office:value-type="float" office:value="9.67317603873551" calcext:value-type="float">
            <text:p>9.67317603873551</text:p>
          </table:table-cell>
          <table:table-cell office:value-type="float" office:value="23.1494142459408" calcext:value-type="float">
            <text:p>23.1494142459408</text:p>
          </table:table-cell>
          <table:table-cell office:value-type="float" office:value="1.70898249834722" calcext:value-type="float">
            <text:p>1.70898249834722</text:p>
          </table:table-cell>
          <table:table-cell office:value-type="float" office:value="7.91939361349441" calcext:value-type="float">
            <text:p>7.91939361349441</text:p>
          </table:table-cell>
          <table:table-cell office:value-type="float" office:value="23.3221171594746" calcext:value-type="float">
            <text:p>23.3221171594746</text:p>
          </table:table-cell>
          <table:table-cell office:value-type="float" office:value="7.07065043707607" calcext:value-type="float">
            <text:p>7.07065043707607</text:p>
          </table:table-cell>
          <table:table-cell office:value-type="float" office:value="7.23508772377885" calcext:value-type="float">
            <text:p>7.23508772377885</text:p>
          </table:table-cell>
          <table:table-cell office:value-type="float" office:value="9.70466514412717" calcext:value-type="float">
            <text:p>9.70466514412717</text:p>
          </table:table-cell>
          <table:table-cell office:value-type="float" office:value="2.39758450251623" calcext:value-type="float">
            <text:p>2.39758450251623</text:p>
          </table:table-cell>
          <table:table-cell office:value-type="float" office:value="89.4718462088492" calcext:value-type="float">
            <text:p>89.4718462088492</text:p>
          </table:table-cell>
          <table:table-cell office:value-type="float" office:value="88.130341357624" calcext:value-type="float">
            <text:p>88.130341357624</text:p>
          </table:table-cell>
          <table:table-cell office:value-type="float" office:value="28.9332375058559" calcext:value-type="float">
            <text:p>28.9332375058559</text:p>
          </table:table-cell>
          <table:table-cell office:value-type="float" office:value="43.4773287168904" calcext:value-type="float">
            <text:p>43.4773287168904</text:p>
          </table:table-cell>
          <table:table-cell office:value-type="float" office:value="81.3529016405543" calcext:value-type="float">
            <text:p>81.3529016405543</text:p>
          </table:table-cell>
          <table:table-cell office:value-type="float" office:value="73.9765889794876" calcext:value-type="float">
            <text:p>73.9765889794876</text:p>
          </table:table-cell>
          <table:table-cell office:value-type="float" office:value="80.5772175458112" calcext:value-type="float">
            <text:p>80.5772175458112</text:p>
          </table:table-cell>
          <table:table-cell office:value-type="float" office:value="46.2495688112581" calcext:value-type="float">
            <text:p>46.2495688112581</text:p>
          </table:table-cell>
          <table:table-cell office:value-type="float" office:value="67.5530163813011" calcext:value-type="float">
            <text:p>67.5530163813011</text:p>
          </table:table-cell>
          <table:table-cell office:value-type="float" office:value="67.825642206381" calcext:value-type="float">
            <text:p>67.825642206381</text:p>
          </table:table-cell>
          <table:table-cell office:value-type="float" office:value="34.8737586314018" calcext:value-type="float">
            <text:p>34.8737586314018</text:p>
          </table:table-cell>
          <table:table-cell office:value-type="float" office:value="72.2617142266873" calcext:value-type="float">
            <text:p>72.2617142266873</text:p>
          </table:table-cell>
          <table:table-cell office:value-type="float" office:value="88.2473443012091" calcext:value-type="float">
            <text:p>88.2473443012091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43.3815463654821" calcext:value-type="float">
            <text:p>43.3815463654821</text:p>
          </table:table-cell>
          <table:table-cell office:value-type="float" office:value="30.5984164951511" calcext:value-type="float">
            <text:p>30.5984164951511</text:p>
          </table:table-cell>
          <table:table-cell office:value-type="float" office:value="7.60796115014461" calcext:value-type="float">
            <text:p>7.60796115014461</text:p>
          </table:table-cell>
          <table:table-cell office:value-type="float" office:value="28.7947604464576" calcext:value-type="float">
            <text:p>28.7947604464576</text:p>
          </table:table-cell>
          <table:table-cell office:value-type="float" office:value="25.7071228882556" calcext:value-type="float">
            <text:p>25.7071228882556</text:p>
          </table:table-cell>
          <table:table-cell office:value-type="float" office:value="21.9668449414374" calcext:value-type="float">
            <text:p>21.9668449414374</text:p>
          </table:table-cell>
          <table:table-cell office:value-type="float" office:value="41.724956337663" calcext:value-type="float">
            <text:p>41.724956337663</text:p>
          </table:table-cell>
          <table:table-cell office:value-type="float" office:value="9.26385650130524" calcext:value-type="float">
            <text:p>9.26385650130524</text:p>
          </table:table-cell>
          <table:table-cell office:value-type="float" office:value="16.8807588196709" calcext:value-type="float">
            <text:p>16.8807588196709</text:p>
          </table:table-cell>
          <table:table-cell office:value-type="float" office:value="1.70672756550454" calcext:value-type="float">
            <text:p>1.70672756550454</text:p>
          </table:table-cell>
          <table:table-cell office:value-type="float" office:value="32.6326435579138" calcext:value-type="float">
            <text:p>32.6326435579138</text:p>
          </table:table-cell>
          <table:table-cell office:value-type="float" office:value="39.2255428960065" calcext:value-type="float">
            <text:p>39.2255428960065</text:p>
          </table:table-cell>
          <table:table-cell office:value-type="float" office:value="13.7896814358164" calcext:value-type="float">
            <text:p>13.7896814358164</text:p>
          </table:table-cell>
          <table:table-cell office:value-type="float" office:value="12.1073948227517" calcext:value-type="float">
            <text:p>12.1073948227517</text:p>
          </table:table-cell>
          <table:table-cell office:value-type="float" office:value="14.349345280201" calcext:value-type="float">
            <text:p>14.349345280201</text:p>
          </table:table-cell>
          <table:table-cell office:value-type="float" office:value="17.8471428764998" calcext:value-type="float">
            <text:p>17.8471428764998</text:p>
          </table:table-cell>
          <table:table-cell office:value-type="float" office:value="16.2642884520772" calcext:value-type="float">
            <text:p>16.2642884520772</text:p>
          </table:table-cell>
          <table:table-cell office:value-type="float" office:value="5.6900092476129" calcext:value-type="float">
            <text:p>5.6900092476129</text:p>
          </table:table-cell>
          <table:table-cell office:value-type="float" office:value="24.7453455526117" calcext:value-type="float">
            <text:p>24.7453455526117</text:p>
          </table:table-cell>
          <table:table-cell office:value-type="float" office:value="12.7958203824999" calcext:value-type="float">
            <text:p>12.7958203824999</text:p>
          </table:table-cell>
          <table:table-cell office:value-type="float" office:value="12.9810048706175" calcext:value-type="float">
            <text:p>12.9810048706175</text:p>
          </table:table-cell>
          <table:table-cell office:value-type="float" office:value="18.7139887728876" calcext:value-type="float">
            <text:p>18.7139887728876</text:p>
          </table:table-cell>
          <table:table-cell office:value-type="float" office:value="5.78034001885964" calcext:value-type="float">
            <text:p>5.78034001885964</text:p>
          </table:table-cell>
          <table:table-cell office:value-type="float" office:value="32.5281878373967" calcext:value-type="float">
            <text:p>32.5281878373967</text:p>
          </table:table-cell>
          <table:table-cell office:value-type="float" office:value="53.1174193219739" calcext:value-type="float">
            <text:p>53.1174193219739</text:p>
          </table:table-cell>
          <table:table-cell office:value-type="float" office:value="5.47969291703246" calcext:value-type="float">
            <text:p>5.47969291703246</text:p>
          </table:table-cell>
          <table:table-cell office:value-type="float" office:value="33.3168032105076" calcext:value-type="float">
            <text:p>33.3168032105076</text:p>
          </table:table-cell>
          <table:table-cell office:value-type="float" office:value="26.6848928540163" calcext:value-type="float">
            <text:p>26.6848928540163</text:p>
          </table:table-cell>
          <table:table-cell office:value-type="float" office:value="29.3601236903301" calcext:value-type="float">
            <text:p>29.3601236903301</text:p>
          </table:table-cell>
          <table:table-cell office:value-type="float" office:value="0.406878605231989" calcext:value-type="float">
            <text:p>0.406878605231989</text:p>
          </table:table-cell>
          <table:table-cell office:value-type="float" office:value="0.896732401987449" calcext:value-type="float">
            <text:p>0.896732401987449</text:p>
          </table:table-cell>
          <table:table-cell office:value-type="float" office:value="1.27080682658975" calcext:value-type="float">
            <text:p>1.27080682658975</text:p>
          </table:table-cell>
          <table:table-cell office:value-type="float" office:value="0.348119600783448" calcext:value-type="float">
            <text:p>0.348119600783448</text:p>
          </table:table-cell>
          <table:table-cell office:value-type="float" office:value="6.11673418731207" calcext:value-type="float">
            <text:p>6.11673418731207</text:p>
          </table:table-cell>
          <table:table-cell office:value-type="float" office:value="10.7519944542545" calcext:value-type="float">
            <text:p>10.7519944542545</text:p>
          </table:table-cell>
          <table:table-cell office:value-type="float" office:value="32.488667523896" calcext:value-type="float">
            <text:p>32.488667523896</text:p>
          </table:table-cell>
          <table:table-cell office:value-type="float" office:value="7.00857361478116" calcext:value-type="float">
            <text:p>7.00857361478116</text:p>
          </table:table-cell>
          <table:table-cell office:value-type="float" office:value="21.7034480974289" calcext:value-type="float">
            <text:p>21.7034480974289</text:p>
          </table:table-cell>
          <table:table-cell office:value-type="float" office:value="24.8006358770777" calcext:value-type="float">
            <text:p>24.8006358770777</text:p>
          </table:table-cell>
          <table:table-cell office:value-type="float" office:value="9.68800332628667" calcext:value-type="float">
            <text:p>9.68800332628667</text:p>
          </table:table-cell>
          <table:table-cell office:value-type="float" office:value="10.9833029836108" calcext:value-type="float">
            <text:p>10.9833029836108</text:p>
          </table:table-cell>
          <table:table-cell office:value-type="float" office:value="15.7160508441303" calcext:value-type="float">
            <text:p>15.7160508441303</text:p>
          </table:table-cell>
          <table:table-cell office:value-type="float" office:value="8.06721987927938" calcext:value-type="float">
            <text:p>8.06721987927938</text:p>
          </table:table-cell>
          <table:table-cell office:value-type="float" office:value="89.9724896705027" calcext:value-type="float">
            <text:p>89.9724896705027</text:p>
          </table:table-cell>
          <table:table-cell office:value-type="float" office:value="88.8898196422117" calcext:value-type="float">
            <text:p>88.8898196422117</text:p>
          </table:table-cell>
          <table:table-cell office:value-type="float" office:value="30.2963094599141" calcext:value-type="float">
            <text:p>30.2963094599141</text:p>
          </table:table-cell>
          <table:table-cell office:value-type="float" office:value="45.0345329355455" calcext:value-type="float">
            <text:p>45.0345329355455</text:p>
          </table:table-cell>
          <table:table-cell office:value-type="float" office:value="83.1658580376865" calcext:value-type="float">
            <text:p>83.1658580376865</text:p>
          </table:table-cell>
          <table:table-cell office:value-type="float" office:value="75.7387454817892" calcext:value-type="float">
            <text:p>75.7387454817892</text:p>
          </table:table-cell>
          <table:table-cell office:value-type="float" office:value="89.8718575225169" calcext:value-type="float">
            <text:p>89.8718575225169</text:p>
          </table:table-cell>
          <table:table-cell office:value-type="float" office:value="84.4798181397267" calcext:value-type="float">
            <text:p>84.4798181397267</text:p>
          </table:table-cell>
          <table:table-cell office:value-type="float" office:value="69.9850086008803" calcext:value-type="float">
            <text:p>69.9850086008803</text:p>
          </table:table-cell>
          <table:table-cell office:value-type="float" office:value="69.6652156464414" calcext:value-type="float">
            <text:p>69.6652156464414</text:p>
          </table:table-cell>
          <table:table-cell office:value-type="float" office:value="45.9365934836474" calcext:value-type="float">
            <text:p>45.9365934836474</text:p>
          </table:table-cell>
          <table:table-cell office:value-type="float" office:value="79.6739372130333" calcext:value-type="float">
            <text:p>79.6739372130333</text:p>
          </table:table-cell>
          <table:table-cell office:value-type="float" office:value="88.8680485711212" calcext:value-type="float">
            <text:p>88.8680485711212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44.0844037093564" calcext:value-type="float">
            <text:p>44.0844037093564</text:p>
          </table:table-cell>
          <table:table-cell office:value-type="float" office:value="31.8027975860818" calcext:value-type="float">
            <text:p>31.8027975860818</text:p>
          </table:table-cell>
          <table:table-cell office:value-type="float" office:value="7.94194599963663" calcext:value-type="float">
            <text:p>7.94194599963663</text:p>
          </table:table-cell>
          <table:table-cell office:value-type="float" office:value="29.373603896215" calcext:value-type="float">
            <text:p>29.373603896215</text:p>
          </table:table-cell>
          <table:table-cell office:value-type="float" office:value="29.1284381610747" calcext:value-type="float">
            <text:p>29.1284381610747</text:p>
          </table:table-cell>
          <table:table-cell office:value-type="float" office:value="23.6535684840403" calcext:value-type="float">
            <text:p>23.6535684840403</text:p>
          </table:table-cell>
          <table:table-cell office:value-type="float" office:value="43.9185235641395" calcext:value-type="float">
            <text:p>43.9185235641395</text:p>
          </table:table-cell>
          <table:table-cell office:value-type="float" office:value="10.7557459646138" calcext:value-type="float">
            <text:p>10.7557459646138</text:p>
          </table:table-cell>
          <table:table-cell office:value-type="float" office:value="20.1474722253621" calcext:value-type="float">
            <text:p>20.1474722253621</text:p>
          </table:table-cell>
          <table:table-cell office:value-type="float" office:value="1.83898126570169" calcext:value-type="float">
            <text:p>1.83898126570169</text:p>
          </table:table-cell>
          <table:table-cell office:value-type="float" office:value="37.0527380684723" calcext:value-type="float">
            <text:p>37.0527380684723</text:p>
          </table:table-cell>
          <table:table-cell office:value-type="float" office:value="45.9077374864578" calcext:value-type="float">
            <text:p>45.9077374864578</text:p>
          </table:table-cell>
          <table:table-cell office:value-type="float" office:value="15.9199771251758" calcext:value-type="float">
            <text:p>15.9199771251758</text:p>
          </table:table-cell>
          <table:table-cell office:value-type="float" office:value="13.8561284160423" calcext:value-type="float">
            <text:p>13.8561284160423</text:p>
          </table:table-cell>
          <table:table-cell office:value-type="float" office:value="19.5193450744404" calcext:value-type="float">
            <text:p>19.5193450744404</text:p>
          </table:table-cell>
          <table:table-cell office:value-type="float" office:value="21.7082306165376" calcext:value-type="float">
            <text:p>21.7082306165376</text:p>
          </table:table-cell>
          <table:table-cell office:value-type="float" office:value="18.8068363575033" calcext:value-type="float">
            <text:p>18.8068363575033</text:p>
          </table:table-cell>
          <table:table-cell office:value-type="float" office:value="6.83749141910784" calcext:value-type="float">
            <text:p>6.83749141910784</text:p>
          </table:table-cell>
          <table:table-cell office:value-type="float" office:value="26.376163676001" calcext:value-type="float">
            <text:p>26.376163676001</text:p>
          </table:table-cell>
          <table:table-cell office:value-type="float" office:value="13.5794066539362" calcext:value-type="float">
            <text:p>13.5794066539362</text:p>
          </table:table-cell>
          <table:table-cell office:value-type="float" office:value="15.1837334980668" calcext:value-type="float">
            <text:p>15.1837334980668</text:p>
          </table:table-cell>
          <table:table-cell office:value-type="float" office:value="19.0506709033657" calcext:value-type="float">
            <text:p>19.0506709033657</text:p>
          </table:table-cell>
          <table:table-cell office:value-type="float" office:value="9.73283600321188" calcext:value-type="float">
            <text:p>9.73283600321188</text:p>
          </table:table-cell>
          <table:table-cell office:value-type="float" office:value="33.3892204377807" calcext:value-type="float">
            <text:p>33.3892204377807</text:p>
          </table:table-cell>
          <table:table-cell office:value-type="float" office:value="54.6025714653266" calcext:value-type="float">
            <text:p>54.6025714653266</text:p>
          </table:table-cell>
          <table:table-cell office:value-type="float" office:value="9.12612560693053" calcext:value-type="float">
            <text:p>9.12612560693053</text:p>
          </table:table-cell>
          <table:table-cell office:value-type="float" office:value="34.9163278362243" calcext:value-type="float">
            <text:p>34.9163278362243</text:p>
          </table:table-cell>
          <table:table-cell office:value-type="float" office:value="38.4808582965285" calcext:value-type="float">
            <text:p>38.4808582965285</text:p>
          </table:table-cell>
          <table:table-cell office:value-type="float" office:value="31.6503349703955" calcext:value-type="float">
            <text:p>31.6503349703955</text:p>
          </table:table-cell>
          <table:table-cell office:value-type="float" office:value="2.2969481560931" calcext:value-type="float">
            <text:p>2.2969481560931</text:p>
          </table:table-cell>
          <table:table-cell office:value-type="float" office:value="3.84133045277639" calcext:value-type="float">
            <text:p>3.84133045277639</text:p>
          </table:table-cell>
          <table:table-cell office:value-type="float" office:value="2.48327160501359" calcext:value-type="float">
            <text:p>2.48327160501359</text:p>
          </table:table-cell>
          <table:table-cell office:value-type="float" office:value="0.40485074771002" calcext:value-type="float">
            <text:p>0.40485074771002</text:p>
          </table:table-cell>
          <table:table-cell office:value-type="float" office:value="6.99615715885719" calcext:value-type="float">
            <text:p>6.99615715885719</text:p>
          </table:table-cell>
          <table:table-cell office:value-type="float" office:value="13.7333942482298" calcext:value-type="float">
            <text:p>13.7333942482298</text:p>
          </table:table-cell>
          <table:table-cell office:value-type="float" office:value="32.7166017032075" calcext:value-type="float">
            <text:p>32.7166017032075</text:p>
          </table:table-cell>
          <table:table-cell office:value-type="float" office:value="7.5803945012457" calcext:value-type="float">
            <text:p>7.5803945012457</text:p>
          </table:table-cell>
          <table:table-cell office:value-type="float" office:value="22.6928267816202" calcext:value-type="float">
            <text:p>22.6928267816202</text:p>
          </table:table-cell>
          <table:table-cell office:value-type="float" office:value="26.1504552867147" calcext:value-type="float">
            <text:p>26.1504552867147</text:p>
          </table:table-cell>
          <table:table-cell office:value-type="float" office:value="17.5647143534425" calcext:value-type="float">
            <text:p>17.5647143534425</text:p>
          </table:table-cell>
          <table:table-cell office:value-type="float" office:value="11.1453250023411" calcext:value-type="float">
            <text:p>11.1453250023411</text:p>
          </table:table-cell>
          <table:table-cell office:value-type="float" office:value="26.9453497171551" calcext:value-type="float">
            <text:p>26.9453497171551</text:p>
          </table:table-cell>
          <table:table-cell office:value-type="float" office:value="9.2584784031" calcext:value-type="float">
            <text:p>9.2584784031</text:p>
          </table:table-cell>
          <table:table-cell office:value-type="float" office:value="94.8154410786789" calcext:value-type="float">
            <text:p>94.8154410786789</text:p>
          </table:table-cell>
          <table:table-cell office:value-type="float" office:value="89.4016295840228" calcext:value-type="float">
            <text:p>89.4016295840228</text:p>
          </table:table-cell>
          <table:table-cell office:value-type="float" office:value="33.2108173439097" calcext:value-type="float">
            <text:p>33.2108173439097</text:p>
          </table:table-cell>
          <table:table-cell office:value-type="float" office:value="51.2508732668521" calcext:value-type="float">
            <text:p>51.2508732668521</text:p>
          </table:table-cell>
          <table:table-cell office:value-type="float" office:value="86.9126276913512" calcext:value-type="float">
            <text:p>86.9126276913512</text:p>
          </table:table-cell>
          <table:table-cell office:value-type="float" office:value="76.8000786020432" calcext:value-type="float">
            <text:p>76.8000786020432</text:p>
          </table:table-cell>
          <table:table-cell office:value-type="float" office:value="90.0946251519648" calcext:value-type="float">
            <text:p>90.0946251519648</text:p>
          </table:table-cell>
          <table:table-cell office:value-type="float" office:value="89.5986229535416" calcext:value-type="float">
            <text:p>89.5986229535416</text:p>
          </table:table-cell>
          <table:table-cell office:value-type="float" office:value="72.5075644022985" calcext:value-type="float">
            <text:p>72.5075644022985</text:p>
          </table:table-cell>
          <table:table-cell office:value-type="float" office:value="73.0190689902134" calcext:value-type="float">
            <text:p>73.0190689902134</text:p>
          </table:table-cell>
          <table:table-cell office:value-type="float" office:value="46.2621327181777" calcext:value-type="float">
            <text:p>46.2621327181777</text:p>
          </table:table-cell>
          <table:table-cell office:value-type="float" office:value="81.6812863315178" calcext:value-type="float">
            <text:p>81.6812863315178</text:p>
          </table:table-cell>
          <table:table-cell office:value-type="float" office:value="89.9917745074211" calcext:value-type="float">
            <text:p>89.9917745074211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44.2091443160104" calcext:value-type="float">
            <text:p>44.2091443160104</text:p>
          </table:table-cell>
          <table:table-cell office:value-type="float" office:value="33.2329676568683" calcext:value-type="float">
            <text:p>33.2329676568683</text:p>
          </table:table-cell>
          <table:table-cell office:value-type="float" office:value="9.63863411362573" calcext:value-type="float">
            <text:p>9.63863411362573</text:p>
          </table:table-cell>
          <table:table-cell office:value-type="float" office:value="29.7695553702839" calcext:value-type="float">
            <text:p>29.7695553702839</text:p>
          </table:table-cell>
          <table:table-cell office:value-type="float" office:value="30.8252209720889" calcext:value-type="float">
            <text:p>30.8252209720889</text:p>
          </table:table-cell>
          <table:table-cell office:value-type="float" office:value="23.9481529994221" calcext:value-type="float">
            <text:p>23.9481529994221</text:p>
          </table:table-cell>
          <table:table-cell office:value-type="float" office:value="46.3898266755087" calcext:value-type="float">
            <text:p>46.3898266755087</text:p>
          </table:table-cell>
          <table:table-cell office:value-type="float" office:value="13.4551873614252" calcext:value-type="float">
            <text:p>13.4551873614252</text:p>
          </table:table-cell>
          <table:table-cell office:value-type="float" office:value="20.1853221017333" calcext:value-type="float">
            <text:p>20.1853221017333</text:p>
          </table:table-cell>
          <table:table-cell office:value-type="float" office:value="1.91742889892479" calcext:value-type="float">
            <text:p>1.91742889892479</text:p>
          </table:table-cell>
          <table:table-cell office:value-type="float" office:value="37.065897351656" calcext:value-type="float">
            <text:p>37.065897351656</text:p>
          </table:table-cell>
          <table:table-cell office:value-type="float" office:value="50.8648673539118" calcext:value-type="float">
            <text:p>50.8648673539118</text:p>
          </table:table-cell>
          <table:table-cell office:value-type="float" office:value="16.5832786777858" calcext:value-type="float">
            <text:p>16.5832786777858</text:p>
          </table:table-cell>
          <table:table-cell office:value-type="float" office:value="15.7229026804619" calcext:value-type="float">
            <text:p>15.7229026804619</text:p>
          </table:table-cell>
          <table:table-cell office:value-type="float" office:value="21.5822308286459" calcext:value-type="float">
            <text:p>21.5822308286459</text:p>
          </table:table-cell>
          <table:table-cell office:value-type="float" office:value="26.0031853799621" calcext:value-type="float">
            <text:p>26.0031853799621</text:p>
          </table:table-cell>
          <table:table-cell office:value-type="float" office:value="19.2415328035855" calcext:value-type="float">
            <text:p>19.2415328035855</text:p>
          </table:table-cell>
          <table:table-cell office:value-type="float" office:value="12.4804628780178" calcext:value-type="float">
            <text:p>12.4804628780178</text:p>
          </table:table-cell>
          <table:table-cell office:value-type="float" office:value="26.7756627995488" calcext:value-type="float">
            <text:p>26.7756627995488</text:p>
          </table:table-cell>
          <table:table-cell office:value-type="float" office:value="15.0955592106707" calcext:value-type="float">
            <text:p>15.0955592106707</text:p>
          </table:table-cell>
          <table:table-cell office:value-type="float" office:value="15.2148133664681" calcext:value-type="float">
            <text:p>15.2148133664681</text:p>
          </table:table-cell>
          <table:table-cell office:value-type="float" office:value="19.6655258075483" calcext:value-type="float">
            <text:p>19.6655258075483</text:p>
          </table:table-cell>
          <table:table-cell office:value-type="float" office:value="10.4649294498056" calcext:value-type="float">
            <text:p>10.4649294498056</text:p>
          </table:table-cell>
          <table:table-cell office:value-type="float" office:value="33.4926077320543" calcext:value-type="float">
            <text:p>33.4926077320543</text:p>
          </table:table-cell>
          <table:table-cell office:value-type="float" office:value="56.9824726436971" calcext:value-type="float">
            <text:p>56.9824726436971</text:p>
          </table:table-cell>
          <table:table-cell office:value-type="float" office:value="10.5099082208578" calcext:value-type="float">
            <text:p>10.5099082208578</text:p>
          </table:table-cell>
          <table:table-cell office:value-type="float" office:value="38.4696714720032" calcext:value-type="float">
            <text:p>38.4696714720032</text:p>
          </table:table-cell>
          <table:table-cell office:value-type="float" office:value="48.6535845743215" calcext:value-type="float">
            <text:p>48.6535845743215</text:p>
          </table:table-cell>
          <table:table-cell office:value-type="float" office:value="31.9729996718332" calcext:value-type="float">
            <text:p>31.9729996718332</text:p>
          </table:table-cell>
          <table:table-cell office:value-type="float" office:value="3.3271102487481" calcext:value-type="float">
            <text:p>3.3271102487481</text:p>
          </table:table-cell>
          <table:table-cell office:value-type="float" office:value="4.37272946667605" calcext:value-type="float">
            <text:p>4.37272946667605</text:p>
          </table:table-cell>
          <table:table-cell office:value-type="float" office:value="2.94983637046633" calcext:value-type="float">
            <text:p>2.94983637046633</text:p>
          </table:table-cell>
          <table:table-cell office:value-type="float" office:value="1.68033911693971" calcext:value-type="float">
            <text:p>1.68033911693971</text:p>
          </table:table-cell>
          <table:table-cell office:value-type="float" office:value="8.59527840702245" calcext:value-type="float">
            <text:p>8.59527840702245</text:p>
          </table:table-cell>
          <table:table-cell office:value-type="float" office:value="20.3688815146174" calcext:value-type="float">
            <text:p>20.3688815146174</text:p>
          </table:table-cell>
          <table:table-cell office:value-type="float" office:value="32.7274524506435" calcext:value-type="float">
            <text:p>32.7274524506435</text:p>
          </table:table-cell>
          <table:table-cell office:value-type="float" office:value="12.6808112346236" calcext:value-type="float">
            <text:p>12.6808112346236</text:p>
          </table:table-cell>
          <table:table-cell office:value-type="float" office:value="22.8667460976952" calcext:value-type="float">
            <text:p>22.8667460976952</text:p>
          </table:table-cell>
          <table:table-cell office:value-type="float" office:value="26.8197558509484" calcext:value-type="float">
            <text:p>26.8197558509484</text:p>
          </table:table-cell>
          <table:table-cell office:value-type="float" office:value="22.038716904305" calcext:value-type="float">
            <text:p>22.038716904305</text:p>
          </table:table-cell>
          <table:table-cell office:value-type="float" office:value="16.7378871513633" calcext:value-type="float">
            <text:p>16.7378871513633</text:p>
          </table:table-cell>
          <table:table-cell office:value-type="float" office:value="30.5178105805189" calcext:value-type="float">
            <text:p>30.5178105805189</text:p>
          </table:table-cell>
          <table:table-cell office:value-type="float" office:value="12.4896556761824" calcext:value-type="float">
            <text:p>12.4896556761824</text:p>
          </table:table-cell>
          <table:table-cell office:value-type="float" office:value="94.855202694478" calcext:value-type="float">
            <text:p>94.855202694478</text:p>
          </table:table-cell>
          <table:table-cell office:value-type="float" office:value="89.482137152077" calcext:value-type="float">
            <text:p>89.482137152077</text:p>
          </table:table-cell>
          <table:table-cell office:value-type="float" office:value="35.6935330126991" calcext:value-type="float">
            <text:p>35.6935330126991</text:p>
          </table:table-cell>
          <table:table-cell office:value-type="float" office:value="54.9523395836819" calcext:value-type="float">
            <text:p>54.9523395836819</text:p>
          </table:table-cell>
          <table:table-cell office:value-type="float" office:value="87.7147108366571" calcext:value-type="float">
            <text:p>87.7147108366571</text:p>
          </table:table-cell>
          <table:table-cell office:value-type="float" office:value="77.4575627421999" calcext:value-type="float">
            <text:p>77.4575627421999</text:p>
          </table:table-cell>
          <table:table-cell office:value-type="float" office:value="90.356204500273" calcext:value-type="float">
            <text:p>90.356204500273</text:p>
          </table:table-cell>
          <table:table-cell office:value-type="float" office:value="90.2556124557193" calcext:value-type="float">
            <text:p>90.2556124557193</text:p>
          </table:table-cell>
          <table:table-cell office:value-type="float" office:value="73.6889686732995" calcext:value-type="float">
            <text:p>73.6889686732995</text:p>
          </table:table-cell>
          <table:table-cell office:value-type="float" office:value="76.8775808011387" calcext:value-type="float">
            <text:p>76.8775808011387</text:p>
          </table:table-cell>
          <table:table-cell office:value-type="float" office:value="57.5422615626556" calcext:value-type="float">
            <text:p>57.5422615626556</text:p>
          </table:table-cell>
          <table:table-cell office:value-type="float" office:value="83.110027614361" calcext:value-type="float">
            <text:p>83.110027614361</text:p>
          </table:table-cell>
          <table:table-cell office:value-type="float" office:value="90.6436044232206" calcext:value-type="float">
            <text:p>90.6436044232206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46.5882971958174" calcext:value-type="float">
            <text:p>46.5882971958174</text:p>
          </table:table-cell>
          <table:table-cell office:value-type="float" office:value="36.42438069354" calcext:value-type="float">
            <text:p>36.42438069354</text:p>
          </table:table-cell>
          <table:table-cell office:value-type="float" office:value="9.71934761001462" calcext:value-type="float">
            <text:p>9.71934761001462</text:p>
          </table:table-cell>
          <table:table-cell office:value-type="float" office:value="30.1708874204875" calcext:value-type="float">
            <text:p>30.1708874204875</text:p>
          </table:table-cell>
          <table:table-cell office:value-type="float" office:value="36.5293944883069" calcext:value-type="float">
            <text:p>36.5293944883069</text:p>
          </table:table-cell>
          <table:table-cell office:value-type="float" office:value="24.6069091269362" calcext:value-type="float">
            <text:p>24.6069091269362</text:p>
          </table:table-cell>
          <table:table-cell office:value-type="float" office:value="47.5227400676725" calcext:value-type="float">
            <text:p>47.5227400676725</text:p>
          </table:table-cell>
          <table:table-cell office:value-type="float" office:value="13.4625676967482" calcext:value-type="float">
            <text:p>13.4625676967482</text:p>
          </table:table-cell>
          <table:table-cell office:value-type="float" office:value="20.1911238357723" calcext:value-type="float">
            <text:p>20.1911238357723</text:p>
          </table:table-cell>
          <table:table-cell office:value-type="float" office:value="2.03204053589541" calcext:value-type="float">
            <text:p>2.03204053589541</text:p>
          </table:table-cell>
          <table:table-cell office:value-type="float" office:value="37.9606711868217" calcext:value-type="float">
            <text:p>37.9606711868217</text:p>
          </table:table-cell>
          <table:table-cell office:value-type="float" office:value="50.9627464780185" calcext:value-type="float">
            <text:p>50.9627464780185</text:p>
          </table:table-cell>
          <table:table-cell office:value-type="float" office:value="20.3192382132704" calcext:value-type="float">
            <text:p>20.3192382132704</text:p>
          </table:table-cell>
          <table:table-cell office:value-type="float" office:value="18.7600262790341" calcext:value-type="float">
            <text:p>18.7600262790341</text:p>
          </table:table-cell>
          <table:table-cell office:value-type="float" office:value="22.7777532322387" calcext:value-type="float">
            <text:p>22.7777532322387</text:p>
          </table:table-cell>
          <table:table-cell office:value-type="float" office:value="26.5103207979001" calcext:value-type="float">
            <text:p>26.5103207979001</text:p>
          </table:table-cell>
          <table:table-cell office:value-type="float" office:value="19.2632166551696" calcext:value-type="float">
            <text:p>19.2632166551696</text:p>
          </table:table-cell>
          <table:table-cell office:value-type="float" office:value="13.581450130763" calcext:value-type="float">
            <text:p>13.581450130763</text:p>
          </table:table-cell>
          <table:table-cell office:value-type="float" office:value="27.9047691895806" calcext:value-type="float">
            <text:p>27.9047691895806</text:p>
          </table:table-cell>
          <table:table-cell office:value-type="float" office:value="15.7217133463822" calcext:value-type="float">
            <text:p>15.7217133463822</text:p>
          </table:table-cell>
          <table:table-cell office:value-type="float" office:value="15.3920674411828" calcext:value-type="float">
            <text:p>15.3920674411828</text:p>
          </table:table-cell>
          <table:table-cell office:value-type="float" office:value="20.6113013013392" calcext:value-type="float">
            <text:p>20.6113013013392</text:p>
          </table:table-cell>
          <table:table-cell office:value-type="float" office:value="10.4844381434392" calcext:value-type="float">
            <text:p>10.4844381434392</text:p>
          </table:table-cell>
          <table:table-cell office:value-type="float" office:value="36.5948740476376" calcext:value-type="float">
            <text:p>36.5948740476376</text:p>
          </table:table-cell>
          <table:table-cell office:value-type="float" office:value="57.3177987547782" calcext:value-type="float">
            <text:p>57.3177987547782</text:p>
          </table:table-cell>
          <table:table-cell office:value-type="float" office:value="15.8244417748627" calcext:value-type="float">
            <text:p>15.8244417748627</text:p>
          </table:table-cell>
          <table:table-cell office:value-type="float" office:value="43.7280743015714" calcext:value-type="float">
            <text:p>43.7280743015714</text:p>
          </table:table-cell>
          <table:table-cell office:value-type="float" office:value="51.6680363118879" calcext:value-type="float">
            <text:p>51.6680363118879</text:p>
          </table:table-cell>
          <table:table-cell office:value-type="float" office:value="42.6415708415287" calcext:value-type="float">
            <text:p>42.6415708415287</text:p>
          </table:table-cell>
          <table:table-cell office:value-type="float" office:value="4.86619054294801" calcext:value-type="float">
            <text:p>4.86619054294801</text:p>
          </table:table-cell>
          <table:table-cell office:value-type="float" office:value="5.59148288267736" calcext:value-type="float">
            <text:p>5.59148288267736</text:p>
          </table:table-cell>
          <table:table-cell office:value-type="float" office:value="3.52213917243355" calcext:value-type="float">
            <text:p>3.52213917243355</text:p>
          </table:table-cell>
          <table:table-cell office:value-type="float" office:value="1.81505484129295" calcext:value-type="float">
            <text:p>1.81505484129295</text:p>
          </table:table-cell>
          <table:table-cell office:value-type="float" office:value="9.00274311689155" calcext:value-type="float">
            <text:p>9.00274311689155</text:p>
          </table:table-cell>
          <table:table-cell office:value-type="float" office:value="21.3534697228633" calcext:value-type="float">
            <text:p>21.3534697228633</text:p>
          </table:table-cell>
          <table:table-cell office:value-type="float" office:value="33.9391476819453" calcext:value-type="float">
            <text:p>33.9391476819453</text:p>
          </table:table-cell>
          <table:table-cell office:value-type="float" office:value="15.5761113291108" calcext:value-type="float">
            <text:p>15.5761113291108</text:p>
          </table:table-cell>
          <table:table-cell office:value-type="float" office:value="25.955879297322" calcext:value-type="float">
            <text:p>25.955879297322</text:p>
          </table:table-cell>
          <table:table-cell office:value-type="float" office:value="31.7588216000629" calcext:value-type="float">
            <text:p>31.7588216000629</text:p>
          </table:table-cell>
          <table:table-cell office:value-type="float" office:value="28.3681683973351" calcext:value-type="float">
            <text:p>28.3681683973351</text:p>
          </table:table-cell>
          <table:table-cell office:value-type="float" office:value="22.7809101549541" calcext:value-type="float">
            <text:p>22.7809101549541</text:p>
          </table:table-cell>
          <table:table-cell office:value-type="float" office:value="32.877761427787" calcext:value-type="float">
            <text:p>32.877761427787</text:p>
          </table:table-cell>
          <table:table-cell office:value-type="float" office:value="13.1023333137577" calcext:value-type="float">
            <text:p>13.1023333137577</text:p>
          </table:table-cell>
          <table:table-cell office:value-type="float" office:value="94.8751662030854" calcext:value-type="float">
            <text:p>94.8751662030854</text:p>
          </table:table-cell>
          <table:table-cell office:value-type="float" office:value="89.7206427710596" calcext:value-type="float">
            <text:p>89.7206427710596</text:p>
          </table:table-cell>
          <table:table-cell office:value-type="float" office:value="36.3479692508605" calcext:value-type="float">
            <text:p>36.3479692508605</text:p>
          </table:table-cell>
          <table:table-cell office:value-type="float" office:value="60.9144907160536" calcext:value-type="float">
            <text:p>60.9144907160536</text:p>
          </table:table-cell>
          <table:table-cell office:value-type="float" office:value="87.8086607609328" calcext:value-type="float">
            <text:p>87.8086607609328</text:p>
          </table:table-cell>
          <table:table-cell office:value-type="float" office:value="78.8053877445612" calcext:value-type="float">
            <text:p>78.8053877445612</text:p>
          </table:table-cell>
          <table:table-cell office:value-type="float" office:value="90.9752549026629" calcext:value-type="float">
            <text:p>90.9752549026629</text:p>
          </table:table-cell>
          <table:table-cell office:value-type="float" office:value="91.2884491551775" calcext:value-type="float">
            <text:p>91.2884491551775</text:p>
          </table:table-cell>
          <table:table-cell office:value-type="float" office:value="76.6116451162767" calcext:value-type="float">
            <text:p>76.6116451162767</text:p>
          </table:table-cell>
          <table:table-cell office:value-type="float" office:value="78.4444655782434" calcext:value-type="float">
            <text:p>78.4444655782434</text:p>
          </table:table-cell>
          <table:table-cell office:value-type="float" office:value="57.8981931801143" calcext:value-type="float">
            <text:p>57.8981931801143</text:p>
          </table:table-cell>
          <table:table-cell office:value-type="float" office:value="83.3054443258113" calcext:value-type="float">
            <text:p>83.3054443258113</text:p>
          </table:table-cell>
          <table:table-cell office:value-type="float" office:value="90.9621420903262" calcext:value-type="float">
            <text:p>90.9621420903262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46.7319364895428" calcext:value-type="float">
            <text:p>46.7319364895428</text:p>
          </table:table-cell>
          <table:table-cell office:value-type="float" office:value="37.7046230575123" calcext:value-type="float">
            <text:p>37.7046230575123</text:p>
          </table:table-cell>
          <table:table-cell office:value-type="float" office:value="10.2792539681062" calcext:value-type="float">
            <text:p>10.2792539681062</text:p>
          </table:table-cell>
          <table:table-cell office:value-type="float" office:value="36.7286847217316" calcext:value-type="float">
            <text:p>36.7286847217316</text:p>
          </table:table-cell>
          <table:table-cell office:value-type="float" office:value="36.6877561326373" calcext:value-type="float">
            <text:p>36.6877561326373</text:p>
          </table:table-cell>
          <table:table-cell office:value-type="float" office:value="25.8665242422538" calcext:value-type="float">
            <text:p>25.8665242422538</text:p>
          </table:table-cell>
          <table:table-cell office:value-type="float" office:value="47.9279872111251" calcext:value-type="float">
            <text:p>47.9279872111251</text:p>
          </table:table-cell>
          <table:table-cell office:value-type="float" office:value="15.8157118331875" calcext:value-type="float">
            <text:p>15.8157118331875</text:p>
          </table:table-cell>
          <table:table-cell office:value-type="float" office:value="21.2501377687334" calcext:value-type="float">
            <text:p>21.2501377687334</text:p>
          </table:table-cell>
          <table:table-cell office:value-type="float" office:value="2.76987614902502" calcext:value-type="float">
            <text:p>2.76987614902502</text:p>
          </table:table-cell>
          <table:table-cell office:value-type="float" office:value="39.4677301070285" calcext:value-type="float">
            <text:p>39.4677301070285</text:p>
          </table:table-cell>
          <table:table-cell office:value-type="float" office:value="51.6513807784691" calcext:value-type="float">
            <text:p>51.6513807784691</text:p>
          </table:table-cell>
          <table:table-cell office:value-type="float" office:value="20.5996697651854" calcext:value-type="float">
            <text:p>20.5996697651854</text:p>
          </table:table-cell>
          <table:table-cell office:value-type="float" office:value="19.0532852642811" calcext:value-type="float">
            <text:p>19.0532852642811</text:p>
          </table:table-cell>
          <table:table-cell office:value-type="float" office:value="22.9246907197386" calcext:value-type="float">
            <text:p>22.9246907197386</text:p>
          </table:table-cell>
          <table:table-cell office:value-type="float" office:value="29.1743283244003" calcext:value-type="float">
            <text:p>29.1743283244003</text:p>
          </table:table-cell>
          <table:table-cell office:value-type="float" office:value="19.6521345639458" calcext:value-type="float">
            <text:p>19.6521345639458</text:p>
          </table:table-cell>
          <table:table-cell office:value-type="float" office:value="16.1327666628068" calcext:value-type="float">
            <text:p>16.1327666628068</text:p>
          </table:table-cell>
          <table:table-cell office:value-type="float" office:value="28.2218727515923" calcext:value-type="float">
            <text:p>28.2218727515923</text:p>
          </table:table-cell>
          <table:table-cell office:value-type="float" office:value="15.7792522499781" calcext:value-type="float">
            <text:p>15.7792522499781</text:p>
          </table:table-cell>
          <table:table-cell office:value-type="float" office:value="15.695302900055" calcext:value-type="float">
            <text:p>15.695302900055</text:p>
          </table:table-cell>
          <table:table-cell office:value-type="float" office:value="21.5262886544397" calcext:value-type="float">
            <text:p>21.5262886544397</text:p>
          </table:table-cell>
          <table:table-cell office:value-type="float" office:value="10.4990738656522" calcext:value-type="float">
            <text:p>10.4990738656522</text:p>
          </table:table-cell>
          <table:table-cell office:value-type="float" office:value="37.9391539479011" calcext:value-type="float">
            <text:p>37.9391539479011</text:p>
          </table:table-cell>
          <table:table-cell office:value-type="float" office:value="60.7458609654201" calcext:value-type="float">
            <text:p>60.7458609654201</text:p>
          </table:table-cell>
          <table:table-cell office:value-type="float" office:value="16.2914382259612" calcext:value-type="float">
            <text:p>16.2914382259612</text:p>
          </table:table-cell>
          <table:table-cell office:value-type="float" office:value="46.0079298484756" calcext:value-type="float">
            <text:p>46.0079298484756</text:p>
          </table:table-cell>
          <table:table-cell office:value-type="float" office:value="51.8663363953769" calcext:value-type="float">
            <text:p>51.8663363953769</text:p>
          </table:table-cell>
          <table:table-cell office:value-type="float" office:value="46.6674446146182" calcext:value-type="float">
            <text:p>46.6674446146182</text:p>
          </table:table-cell>
          <table:table-cell office:value-type="float" office:value="5.41560643656967" calcext:value-type="float">
            <text:p>5.41560643656967</text:p>
          </table:table-cell>
          <table:table-cell office:value-type="float" office:value="6.35348077570165" calcext:value-type="float">
            <text:p>6.35348077570165</text:p>
          </table:table-cell>
          <table:table-cell office:value-type="float" office:value="5.41180603976772" calcext:value-type="float">
            <text:p>5.41180603976772</text:p>
          </table:table-cell>
          <table:table-cell office:value-type="float" office:value="2.07358107567216" calcext:value-type="float">
            <text:p>2.07358107567216</text:p>
          </table:table-cell>
          <table:table-cell office:value-type="float" office:value="9.42879101664368" calcext:value-type="float">
            <text:p>9.42879101664368</text:p>
          </table:table-cell>
          <table:table-cell office:value-type="float" office:value="21.6325550452574" calcext:value-type="float">
            <text:p>21.6325550452574</text:p>
          </table:table-cell>
          <table:table-cell office:value-type="float" office:value="38.9278412133706" calcext:value-type="float">
            <text:p>38.9278412133706</text:p>
          </table:table-cell>
          <table:table-cell office:value-type="float" office:value="16.5039655630523" calcext:value-type="float">
            <text:p>16.5039655630523</text:p>
          </table:table-cell>
          <table:table-cell office:value-type="float" office:value="26.3056647300232" calcext:value-type="float">
            <text:p>26.3056647300232</text:p>
          </table:table-cell>
          <table:table-cell office:value-type="float" office:value="40.4761960738137" calcext:value-type="float">
            <text:p>40.4761960738137</text:p>
          </table:table-cell>
          <table:table-cell office:value-type="float" office:value="32.4633181544227" calcext:value-type="float">
            <text:p>32.4633181544227</text:p>
          </table:table-cell>
          <table:table-cell office:value-type="float" office:value="26.1261749188284" calcext:value-type="float">
            <text:p>26.1261749188284</text:p>
          </table:table-cell>
          <table:table-cell office:value-type="float" office:value="35.6523391444041" calcext:value-type="float">
            <text:p>35.6523391444041</text:p>
          </table:table-cell>
          <table:table-cell office:value-type="float" office:value="19.1286061972411" calcext:value-type="float">
            <text:p>19.1286061972411</text:p>
          </table:table-cell>
          <table:table-cell office:value-type="float" office:value="95.3519680181958" calcext:value-type="float">
            <text:p>95.3519680181958</text:p>
          </table:table-cell>
          <table:table-cell office:value-type="float" office:value="91.0189742142504" calcext:value-type="float">
            <text:p>91.0189742142504</text:p>
          </table:table-cell>
          <table:table-cell office:value-type="float" office:value="40.2662678581964" calcext:value-type="float">
            <text:p>40.2662678581964</text:p>
          </table:table-cell>
          <table:table-cell office:value-type="float" office:value="61.0914251737734" calcext:value-type="float">
            <text:p>61.0914251737734</text:p>
          </table:table-cell>
          <table:table-cell office:value-type="float" office:value="87.8521459288329" calcext:value-type="float">
            <text:p>87.8521459288329</text:p>
          </table:table-cell>
          <table:table-cell office:value-type="float" office:value="79.3973102362948" calcext:value-type="float">
            <text:p>79.3973102362948</text:p>
          </table:table-cell>
          <table:table-cell office:value-type="float" office:value="92.696222153719" calcext:value-type="float">
            <text:p>92.696222153719</text:p>
          </table:table-cell>
          <table:table-cell office:value-type="float" office:value="97.0866485302855" calcext:value-type="float">
            <text:p>97.0866485302855</text:p>
          </table:table-cell>
          <table:table-cell office:value-type="float" office:value="78.0693980983113" calcext:value-type="float">
            <text:p>78.0693980983113</text:p>
          </table:table-cell>
          <table:table-cell office:value-type="float" office:value="78.9626890001525" calcext:value-type="float">
            <text:p>78.9626890001525</text:p>
          </table:table-cell>
          <table:table-cell office:value-type="float" office:value="59.3500811833327" calcext:value-type="float">
            <text:p>59.3500811833327</text:p>
          </table:table-cell>
          <table:table-cell office:value-type="float" office:value="83.9417450705042" calcext:value-type="float">
            <text:p>83.9417450705042</text:p>
          </table:table-cell>
          <table:table-cell office:value-type="float" office:value="93.7513158796205" calcext:value-type="float">
            <text:p>93.7513158796205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46.9347403438909" calcext:value-type="float">
            <text:p>46.9347403438909</text:p>
          </table:table-cell>
          <table:table-cell office:value-type="float" office:value="37.8784017559431" calcext:value-type="float">
            <text:p>37.8784017559431</text:p>
          </table:table-cell>
          <table:table-cell office:value-type="float" office:value="12.4416345810099" calcext:value-type="float">
            <text:p>12.4416345810099</text:p>
          </table:table-cell>
          <table:table-cell office:value-type="float" office:value="37.1174081043865" calcext:value-type="float">
            <text:p>37.1174081043865</text:p>
          </table:table-cell>
          <table:table-cell office:value-type="float" office:value="38.2293477199238" calcext:value-type="float">
            <text:p>38.2293477199238</text:p>
          </table:table-cell>
          <table:table-cell office:value-type="float" office:value="26.040758027855" calcext:value-type="float">
            <text:p>26.040758027855</text:p>
          </table:table-cell>
          <table:table-cell office:value-type="float" office:value="49.454661605673" calcext:value-type="float">
            <text:p>49.454661605673</text:p>
          </table:table-cell>
          <table:table-cell office:value-type="float" office:value="16.300186087064" calcext:value-type="float">
            <text:p>16.300186087064</text:p>
          </table:table-cell>
          <table:table-cell office:value-type="float" office:value="23.7336896749721" calcext:value-type="float">
            <text:p>23.7336896749721</text:p>
          </table:table-cell>
          <table:table-cell office:value-type="float" office:value="2.77266621726194" calcext:value-type="float">
            <text:p>2.77266621726194</text:p>
          </table:table-cell>
          <table:table-cell office:value-type="float" office:value="39.9875848014117" calcext:value-type="float">
            <text:p>39.9875848014117</text:p>
          </table:table-cell>
          <table:table-cell office:value-type="float" office:value="51.654261644694" calcext:value-type="float">
            <text:p>51.654261644694</text:p>
          </table:table-cell>
          <table:table-cell office:value-type="float" office:value="21.7515896927508" calcext:value-type="float">
            <text:p>21.7515896927508</text:p>
          </table:table-cell>
          <table:table-cell office:value-type="float" office:value="19.5233308818828" calcext:value-type="float">
            <text:p>19.5233308818828</text:p>
          </table:table-cell>
          <table:table-cell office:value-type="float" office:value="23.8993925576832" calcext:value-type="float">
            <text:p>23.8993925576832</text:p>
          </table:table-cell>
          <table:table-cell office:value-type="float" office:value="29.5524145584021" calcext:value-type="float">
            <text:p>29.5524145584021</text:p>
          </table:table-cell>
          <table:table-cell office:value-type="float" office:value="20.5612360058453" calcext:value-type="float">
            <text:p>20.5612360058453</text:p>
          </table:table-cell>
          <table:table-cell office:value-type="float" office:value="16.2310813139583" calcext:value-type="float">
            <text:p>16.2310813139583</text:p>
          </table:table-cell>
          <table:table-cell office:value-type="float" office:value="29.3368526682222" calcext:value-type="float">
            <text:p>29.3368526682222</text:p>
          </table:table-cell>
          <table:table-cell office:value-type="float" office:value="16.796448047172" calcext:value-type="float">
            <text:p>16.796448047172</text:p>
          </table:table-cell>
          <table:table-cell office:value-type="float" office:value="16.1094632062677" calcext:value-type="float">
            <text:p>16.1094632062677</text:p>
          </table:table-cell>
          <table:table-cell office:value-type="float" office:value="22.9772910990139" calcext:value-type="float">
            <text:p>22.9772910990139</text:p>
          </table:table-cell>
          <table:table-cell office:value-type="float" office:value="10.516227153046" calcext:value-type="float">
            <text:p>10.516227153046</text:p>
          </table:table-cell>
          <table:table-cell office:value-type="float" office:value="38.2695897492311" calcext:value-type="float">
            <text:p>38.2695897492311</text:p>
          </table:table-cell>
          <table:table-cell office:value-type="float" office:value="62.9893141329692" calcext:value-type="float">
            <text:p>62.9893141329692</text:p>
          </table:table-cell>
          <table:table-cell office:value-type="float" office:value="16.3565464678974" calcext:value-type="float">
            <text:p>16.3565464678974</text:p>
          </table:table-cell>
          <table:table-cell office:value-type="float" office:value="49.4237247959332" calcext:value-type="float">
            <text:p>49.4237247959332</text:p>
          </table:table-cell>
          <table:table-cell office:value-type="float" office:value="53.1138628654387" calcext:value-type="float">
            <text:p>53.1138628654387</text:p>
          </table:table-cell>
          <table:table-cell office:value-type="float" office:value="49.6095901673909" calcext:value-type="float">
            <text:p>49.6095901673909</text:p>
          </table:table-cell>
          <table:table-cell office:value-type="float" office:value="5.97696756323743" calcext:value-type="float">
            <text:p>5.97696756323743</text:p>
          </table:table-cell>
          <table:table-cell office:value-type="float" office:value="6.91195208083126" calcext:value-type="float">
            <text:p>6.91195208083126</text:p>
          </table:table-cell>
          <table:table-cell office:value-type="float" office:value="5.79993798288617" calcext:value-type="float">
            <text:p>5.79993798288617</text:p>
          </table:table-cell>
          <table:table-cell office:value-type="float" office:value="2.36928500676045" calcext:value-type="float">
            <text:p>2.36928500676045</text:p>
          </table:table-cell>
          <table:table-cell office:value-type="float" office:value="9.53407152948937" calcext:value-type="float">
            <text:p>9.53407152948937</text:p>
          </table:table-cell>
          <table:table-cell office:value-type="float" office:value="22.2509022157691" calcext:value-type="float">
            <text:p>22.2509022157691</text:p>
          </table:table-cell>
          <table:table-cell office:value-type="float" office:value="39.7359288603822" calcext:value-type="float">
            <text:p>39.7359288603822</text:p>
          </table:table-cell>
          <table:table-cell office:value-type="float" office:value="17.7330814624575" calcext:value-type="float">
            <text:p>17.7330814624575</text:p>
          </table:table-cell>
          <table:table-cell office:value-type="float" office:value="28.1957945994189" calcext:value-type="float">
            <text:p>28.1957945994189</text:p>
          </table:table-cell>
          <table:table-cell office:value-type="float" office:value="40.57522544649" calcext:value-type="float">
            <text:p>40.57522544649</text:p>
          </table:table-cell>
          <table:table-cell office:value-type="float" office:value="32.8874072907536" calcext:value-type="float">
            <text:p>32.8874072907536</text:p>
          </table:table-cell>
          <table:table-cell office:value-type="float" office:value="26.9730709899152" calcext:value-type="float">
            <text:p>26.9730709899152</text:p>
          </table:table-cell>
          <table:table-cell office:value-type="float" office:value="35.9567359606626" calcext:value-type="float">
            <text:p>35.9567359606626</text:p>
          </table:table-cell>
          <table:table-cell office:value-type="float" office:value="22.2224009488124" calcext:value-type="float">
            <text:p>22.2224009488124</text:p>
          </table:table-cell>
          <table:table-cell office:value-type="float" office:value="95.7733141864366" calcext:value-type="float">
            <text:p>95.7733141864366</text:p>
          </table:table-cell>
          <table:table-cell office:value-type="float" office:value="91.8641775479968" calcext:value-type="float">
            <text:p>91.8641775479968</text:p>
          </table:table-cell>
          <table:table-cell office:value-type="float" office:value="41.4607623679053" calcext:value-type="float">
            <text:p>41.4607623679053</text:p>
          </table:table-cell>
          <table:table-cell office:value-type="float" office:value="63.5184405754932" calcext:value-type="float">
            <text:p>63.5184405754932</text:p>
          </table:table-cell>
          <table:table-cell office:value-type="float" office:value="88.0994600547122" calcext:value-type="float">
            <text:p>88.0994600547122</text:p>
          </table:table-cell>
          <table:table-cell office:value-type="float" office:value="80.5516557574355" calcext:value-type="float">
            <text:p>80.5516557574355</text:p>
          </table:table-cell>
          <table:table-cell office:value-type="float" office:value="92.9563352663782" calcext:value-type="float">
            <text:p>92.9563352663782</text:p>
          </table:table-cell>
          <table:table-cell office:value-type="float" office:value="97.4172406083206" calcext:value-type="float">
            <text:p>97.4172406083206</text:p>
          </table:table-cell>
          <table:table-cell office:value-type="float" office:value="80.8275454583344" calcext:value-type="float">
            <text:p>80.8275454583344</text:p>
          </table:table-cell>
          <table:table-cell office:value-type="float" office:value="81.7047582204048" calcext:value-type="float">
            <text:p>81.7047582204048</text:p>
          </table:table-cell>
          <table:table-cell office:value-type="float" office:value="62.3419869496499" calcext:value-type="float">
            <text:p>62.3419869496499</text:p>
          </table:table-cell>
          <table:table-cell office:value-type="float" office:value="85.8583037498485" calcext:value-type="float">
            <text:p>85.8583037498485</text:p>
          </table:table-cell>
          <table:table-cell office:value-type="float" office:value="95.0059814683376" calcext:value-type="float">
            <text:p>95.0059814683376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47.3780932718959" calcext:value-type="float">
            <text:p>47.3780932718959</text:p>
          </table:table-cell>
          <table:table-cell office:value-type="float" office:value="38.6701034209161" calcext:value-type="float">
            <text:p>38.6701034209161</text:p>
          </table:table-cell>
          <table:table-cell office:value-type="float" office:value="14.2991061928597" calcext:value-type="float">
            <text:p>14.2991061928597</text:p>
          </table:table-cell>
          <table:table-cell office:value-type="float" office:value="40.2125352680466" calcext:value-type="float">
            <text:p>40.2125352680466</text:p>
          </table:table-cell>
          <table:table-cell office:value-type="float" office:value="38.3316629251182" calcext:value-type="float">
            <text:p>38.3316629251182</text:p>
          </table:table-cell>
          <table:table-cell office:value-type="float" office:value="26.2319013796917" calcext:value-type="float">
            <text:p>26.2319013796917</text:p>
          </table:table-cell>
          <table:table-cell office:value-type="float" office:value="51.4340538637194" calcext:value-type="float">
            <text:p>51.4340538637194</text:p>
          </table:table-cell>
          <table:table-cell office:value-type="float" office:value="16.3906855949248" calcext:value-type="float">
            <text:p>16.3906855949248</text:p>
          </table:table-cell>
          <table:table-cell office:value-type="float" office:value="24.8758052709694" calcext:value-type="float">
            <text:p>24.8758052709694</text:p>
          </table:table-cell>
          <table:table-cell office:value-type="float" office:value="2.87808339508613" calcext:value-type="float">
            <text:p>2.87808339508613</text:p>
          </table:table-cell>
          <table:table-cell office:value-type="float" office:value="41.1436774889963" calcext:value-type="float">
            <text:p>41.1436774889963</text:p>
          </table:table-cell>
          <table:table-cell office:value-type="float" office:value="51.8085178029918" calcext:value-type="float">
            <text:p>51.8085178029918</text:p>
          </table:table-cell>
          <table:table-cell office:value-type="float" office:value="23.5792308880693" calcext:value-type="float">
            <text:p>23.5792308880693</text:p>
          </table:table-cell>
          <table:table-cell office:value-type="float" office:value="20.7567843889665" calcext:value-type="float">
            <text:p>20.7567843889665</text:p>
          </table:table-cell>
          <table:table-cell office:value-type="float" office:value="23.9463999788014" calcext:value-type="float">
            <text:p>23.9463999788014</text:p>
          </table:table-cell>
          <table:table-cell office:value-type="float" office:value="31.3594142906672" calcext:value-type="float">
            <text:p>31.3594142906672</text:p>
          </table:table-cell>
          <table:table-cell office:value-type="float" office:value="20.5801659600063" calcext:value-type="float">
            <text:p>20.5801659600063</text:p>
          </table:table-cell>
          <table:table-cell office:value-type="float" office:value="16.3208712350089" calcext:value-type="float">
            <text:p>16.3208712350089</text:p>
          </table:table-cell>
          <table:table-cell office:value-type="float" office:value="29.4262350360056" calcext:value-type="float">
            <text:p>29.4262350360056</text:p>
          </table:table-cell>
          <table:table-cell office:value-type="float" office:value="17.4805270300767" calcext:value-type="float">
            <text:p>17.4805270300767</text:p>
          </table:table-cell>
          <table:table-cell office:value-type="float" office:value="18.3043595522597" calcext:value-type="float">
            <text:p>18.3043595522597</text:p>
          </table:table-cell>
          <table:table-cell office:value-type="float" office:value="23.4936062712806" calcext:value-type="float">
            <text:p>23.4936062712806</text:p>
          </table:table-cell>
          <table:table-cell office:value-type="float" office:value="10.8409370691075" calcext:value-type="float">
            <text:p>10.8409370691075</text:p>
          </table:table-cell>
          <table:table-cell office:value-type="float" office:value="38.70367126187" calcext:value-type="float">
            <text:p>38.70367126187</text:p>
          </table:table-cell>
          <table:table-cell office:value-type="float" office:value="63.827630505947" calcext:value-type="float">
            <text:p>63.827630505947</text:p>
          </table:table-cell>
          <table:table-cell office:value-type="float" office:value="17.0257219590988" calcext:value-type="float">
            <text:p>17.0257219590988</text:p>
          </table:table-cell>
          <table:table-cell office:value-type="float" office:value="50.079077127451" calcext:value-type="float">
            <text:p>50.079077127451</text:p>
          </table:table-cell>
          <table:table-cell office:value-type="float" office:value="53.8402792631443" calcext:value-type="float">
            <text:p>53.8402792631443</text:p>
          </table:table-cell>
          <table:table-cell office:value-type="float" office:value="49.9437681281954" calcext:value-type="float">
            <text:p>49.9437681281954</text:p>
          </table:table-cell>
          <table:table-cell office:value-type="float" office:value="6.20479904636529" calcext:value-type="float">
            <text:p>6.20479904636529</text:p>
          </table:table-cell>
          <table:table-cell office:value-type="float" office:value="7.50234240861946" calcext:value-type="float">
            <text:p>7.50234240861946</text:p>
          </table:table-cell>
          <table:table-cell office:value-type="float" office:value="8.46776570826555" calcext:value-type="float">
            <text:p>8.46776570826555</text:p>
          </table:table-cell>
          <table:table-cell office:value-type="float" office:value="4.51177872932294" calcext:value-type="float">
            <text:p>4.51177872932294</text:p>
          </table:table-cell>
          <table:table-cell office:value-type="float" office:value="9.90175907292964" calcext:value-type="float">
            <text:p>9.90175907292964</text:p>
          </table:table-cell>
          <table:table-cell office:value-type="float" office:value="27.5985271414031" calcext:value-type="float">
            <text:p>27.5985271414031</text:p>
          </table:table-cell>
          <table:table-cell office:value-type="float" office:value="40.8908819841356" calcext:value-type="float">
            <text:p>40.8908819841356</text:p>
          </table:table-cell>
          <table:table-cell office:value-type="float" office:value="19.5667176229808" calcext:value-type="float">
            <text:p>19.5667176229808</text:p>
          </table:table-cell>
          <table:table-cell office:value-type="float" office:value="30.5960898574084" calcext:value-type="float">
            <text:p>30.5960898574084</text:p>
          </table:table-cell>
          <table:table-cell office:value-type="float" office:value="42.37292741803" calcext:value-type="float">
            <text:p>42.37292741803</text:p>
          </table:table-cell>
          <table:table-cell office:value-type="float" office:value="36.2179089032561" calcext:value-type="float">
            <text:p>36.2179089032561</text:p>
          </table:table-cell>
          <table:table-cell office:value-type="float" office:value="42.8794363679852" calcext:value-type="float">
            <text:p>42.8794363679852</text:p>
          </table:table-cell>
          <table:table-cell office:value-type="float" office:value="47.4459777351506" calcext:value-type="float">
            <text:p>47.4459777351506</text:p>
          </table:table-cell>
          <table:table-cell office:value-type="float" office:value="22.5648014415571" calcext:value-type="float">
            <text:p>22.5648014415571</text:p>
          </table:table-cell>
          <table:table-cell office:value-type="float" office:value="95.7835886147927" calcext:value-type="float">
            <text:p>95.7835886147927</text:p>
          </table:table-cell>
          <table:table-cell office:value-type="float" office:value="92.9298491009122" calcext:value-type="float">
            <text:p>92.9298491009122</text:p>
          </table:table-cell>
          <table:table-cell office:value-type="float" office:value="44.4905919444061" calcext:value-type="float">
            <text:p>44.4905919444061</text:p>
          </table:table-cell>
          <table:table-cell office:value-type="float" office:value="64.4330456517231" calcext:value-type="float">
            <text:p>64.4330456517231</text:p>
          </table:table-cell>
          <table:table-cell office:value-type="float" office:value="88.1060865371938" calcext:value-type="float">
            <text:p>88.1060865371938</text:p>
          </table:table-cell>
          <table:table-cell office:value-type="float" office:value="80.6355172994346" calcext:value-type="float">
            <text:p>80.6355172994346</text:p>
          </table:table-cell>
          <table:table-cell office:value-type="float" office:value="94.0426857665928" calcext:value-type="float">
            <text:p>94.0426857665928</text:p>
          </table:table-cell>
          <table:table-cell office:value-type="float" office:value="98.6155242211121" calcext:value-type="float">
            <text:p>98.6155242211121</text:p>
          </table:table-cell>
          <table:table-cell office:value-type="float" office:value="86.3335540990245" calcext:value-type="float">
            <text:p>86.3335540990245</text:p>
          </table:table-cell>
          <table:table-cell office:value-type="float" office:value="83.559940614194" calcext:value-type="float">
            <text:p>83.559940614194</text:p>
          </table:table-cell>
          <table:table-cell office:value-type="float" office:value="64.2650597920382" calcext:value-type="float">
            <text:p>64.2650597920382</text:p>
          </table:table-cell>
          <table:table-cell office:value-type="float" office:value="88.2238186437676" calcext:value-type="float">
            <text:p>88.2238186437676</text:p>
          </table:table-cell>
          <table:table-cell office:value-type="float" office:value="95.297110727447" calcext:value-type="float">
            <text:p>95.297110727447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48.0443738163638" calcext:value-type="float">
            <text:p>48.0443738163638</text:p>
          </table:table-cell>
          <table:table-cell office:value-type="float" office:value="39.2496757710074" calcext:value-type="float">
            <text:p>39.2496757710074</text:p>
          </table:table-cell>
          <table:table-cell office:value-type="float" office:value="14.7941659144965" calcext:value-type="float">
            <text:p>14.7941659144965</text:p>
          </table:table-cell>
          <table:table-cell office:value-type="float" office:value="40.4735126134672" calcext:value-type="float">
            <text:p>40.4735126134672</text:p>
          </table:table-cell>
          <table:table-cell office:value-type="float" office:value="40.3747162418468" calcext:value-type="float">
            <text:p>40.3747162418468</text:p>
          </table:table-cell>
          <table:table-cell office:value-type="float" office:value="26.3250242065191" calcext:value-type="float">
            <text:p>26.3250242065191</text:p>
          </table:table-cell>
          <table:table-cell office:value-type="float" office:value="51.5094500224193" calcext:value-type="float">
            <text:p>51.5094500224193</text:p>
          </table:table-cell>
          <table:table-cell office:value-type="float" office:value="18.4253774261323" calcext:value-type="float">
            <text:p>18.4253774261323</text:p>
          </table:table-cell>
          <table:table-cell office:value-type="float" office:value="25.1684978416368" calcext:value-type="float">
            <text:p>25.1684978416368</text:p>
          </table:table-cell>
          <table:table-cell office:value-type="float" office:value="2.93664519935093" calcext:value-type="float">
            <text:p>2.93664519935093</text:p>
          </table:table-cell>
          <table:table-cell office:value-type="float" office:value="42.9936127856347" calcext:value-type="float">
            <text:p>42.9936127856347</text:p>
          </table:table-cell>
          <table:table-cell office:value-type="float" office:value="51.9657629507067" calcext:value-type="float">
            <text:p>51.9657629507067</text:p>
          </table:table-cell>
          <table:table-cell office:value-type="float" office:value="23.7655329723954" calcext:value-type="float">
            <text:p>23.7655329723954</text:p>
          </table:table-cell>
          <table:table-cell office:value-type="float" office:value="22.4866969698174" calcext:value-type="float">
            <text:p>22.4866969698174</text:p>
          </table:table-cell>
          <table:table-cell office:value-type="float" office:value="24.3134406734215" calcext:value-type="float">
            <text:p>24.3134406734215</text:p>
          </table:table-cell>
          <table:table-cell office:value-type="float" office:value="33.2360776322294" calcext:value-type="float">
            <text:p>33.2360776322294</text:p>
          </table:table-cell>
          <table:table-cell office:value-type="float" office:value="20.6340958769058" calcext:value-type="float">
            <text:p>20.6340958769058</text:p>
          </table:table-cell>
          <table:table-cell office:value-type="float" office:value="17.2671328481368" calcext:value-type="float">
            <text:p>17.2671328481368</text:p>
          </table:table-cell>
          <table:table-cell office:value-type="float" office:value="30.3872881520884" calcext:value-type="float">
            <text:p>30.3872881520884</text:p>
          </table:table-cell>
          <table:table-cell office:value-type="float" office:value="17.5497150900165" calcext:value-type="float">
            <text:p>17.5497150900165</text:p>
          </table:table-cell>
          <table:table-cell office:value-type="float" office:value="20.2726880184605" calcext:value-type="float">
            <text:p>20.2726880184605</text:p>
          </table:table-cell>
          <table:table-cell office:value-type="float" office:value="25.6443338410195" calcext:value-type="float">
            <text:p>25.6443338410195</text:p>
          </table:table-cell>
          <table:table-cell office:value-type="float" office:value="11.3371342652362" calcext:value-type="float">
            <text:p>11.3371342652362</text:p>
          </table:table-cell>
          <table:table-cell office:value-type="float" office:value="39.3908552087663" calcext:value-type="float">
            <text:p>39.3908552087663</text:p>
          </table:table-cell>
          <table:table-cell office:value-type="float" office:value="65.5661533089222" calcext:value-type="float">
            <text:p>65.5661533089222</text:p>
          </table:table-cell>
          <table:table-cell office:value-type="float" office:value="17.8248561695946" calcext:value-type="float">
            <text:p>17.8248561695946</text:p>
          </table:table-cell>
          <table:table-cell office:value-type="float" office:value="54.1139384572385" calcext:value-type="float">
            <text:p>54.1139384572385</text:p>
          </table:table-cell>
          <table:table-cell office:value-type="float" office:value="54.3658646300164" calcext:value-type="float">
            <text:p>54.3658646300164</text:p>
          </table:table-cell>
          <table:table-cell office:value-type="float" office:value="50.8940114148272" calcext:value-type="float">
            <text:p>50.8940114148272</text:p>
          </table:table-cell>
          <table:table-cell office:value-type="float" office:value="6.25329683807198" calcext:value-type="float">
            <text:p>6.25329683807198</text:p>
          </table:table-cell>
          <table:table-cell office:value-type="float" office:value="7.66288713293476" calcext:value-type="float">
            <text:p>7.66288713293476</text:p>
          </table:table-cell>
          <table:table-cell office:value-type="float" office:value="10.4885632080195" calcext:value-type="float">
            <text:p>10.4885632080195</text:p>
          </table:table-cell>
          <table:table-cell office:value-type="float" office:value="5.55904042267356" calcext:value-type="float">
            <text:p>5.55904042267356</text:p>
          </table:table-cell>
          <table:table-cell office:value-type="float" office:value="10.6859586475666" calcext:value-type="float">
            <text:p>10.6859586475666</text:p>
          </table:table-cell>
          <table:table-cell office:value-type="float" office:value="31.4762661518151" calcext:value-type="float">
            <text:p>31.4762661518151</text:p>
          </table:table-cell>
          <table:table-cell office:value-type="float" office:value="41.7951141589612" calcext:value-type="float">
            <text:p>41.7951141589612</text:p>
          </table:table-cell>
          <table:table-cell office:value-type="float" office:value="21.7095135081733" calcext:value-type="float">
            <text:p>21.7095135081733</text:p>
          </table:table-cell>
          <table:table-cell office:value-type="float" office:value="31.2223949936184" calcext:value-type="float">
            <text:p>31.2223949936184</text:p>
          </table:table-cell>
          <table:table-cell office:value-type="float" office:value="46.2883573157724" calcext:value-type="float">
            <text:p>46.2883573157724</text:p>
          </table:table-cell>
          <table:table-cell office:value-type="float" office:value="38.8419566384187" calcext:value-type="float">
            <text:p>38.8419566384187</text:p>
          </table:table-cell>
          <table:table-cell office:value-type="float" office:value="56.9623900798949" calcext:value-type="float">
            <text:p>56.9623900798949</text:p>
          </table:table-cell>
          <table:table-cell/>
          <table:table-cell office:value-type="float" office:value="22.7112882038787" calcext:value-type="float">
            <text:p>22.7112882038787</text:p>
          </table:table-cell>
          <table:table-cell office:value-type="float" office:value="97.179571371086" calcext:value-type="float">
            <text:p>97.179571371086</text:p>
          </table:table-cell>
          <table:table-cell office:value-type="float" office:value="93.4152836358009" calcext:value-type="float">
            <text:p>93.4152836358009</text:p>
          </table:table-cell>
          <table:table-cell office:value-type="float" office:value="51.1842612513276" calcext:value-type="float">
            <text:p>51.1842612513276</text:p>
          </table:table-cell>
          <table:table-cell office:value-type="float" office:value="64.5099794751225" calcext:value-type="float">
            <text:p>64.5099794751225</text:p>
          </table:table-cell>
          <table:table-cell office:value-type="float" office:value="88.6078390945762" calcext:value-type="float">
            <text:p>88.6078390945762</text:p>
          </table:table-cell>
          <table:table-cell office:value-type="float" office:value="80.7957828541194" calcext:value-type="float">
            <text:p>80.7957828541194</text:p>
          </table:table-cell>
          <table:table-cell office:value-type="float" office:value="94.6625162486535" calcext:value-type="float">
            <text:p>94.6625162486535</text:p>
          </table:table-cell>
          <table:table-cell office:value-type="float" office:value="99.438903940762" calcext:value-type="float">
            <text:p>99.438903940762</text:p>
          </table:table-cell>
          <table:table-cell office:value-type="float" office:value="90.0083179331674" calcext:value-type="float">
            <text:p>90.0083179331674</text:p>
          </table:table-cell>
          <table:table-cell office:value-type="float" office:value="86.2014094303517" calcext:value-type="float">
            <text:p>86.2014094303517</text:p>
          </table:table-cell>
          <table:table-cell office:value-type="float" office:value="65.7615711252969" calcext:value-type="float">
            <text:p>65.7615711252969</text:p>
          </table:table-cell>
          <table:table-cell office:value-type="float" office:value="90.8068210368145" calcext:value-type="float">
            <text:p>90.8068210368145</text:p>
          </table:table-cell>
          <table:table-cell office:value-type="float" office:value="95.4102426373191" calcext:value-type="float">
            <text:p>95.4102426373191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48.3649853336717" calcext:value-type="float">
            <text:p>48.3649853336717</text:p>
          </table:table-cell>
          <table:table-cell office:value-type="float" office:value="39.52918084898" calcext:value-type="float">
            <text:p>39.52918084898</text:p>
          </table:table-cell>
          <table:table-cell office:value-type="float" office:value="15.9677395435622" calcext:value-type="float">
            <text:p>15.9677395435622</text:p>
          </table:table-cell>
          <table:table-cell office:value-type="float" office:value="43.552833932967" calcext:value-type="float">
            <text:p>43.552833932967</text:p>
          </table:table-cell>
          <table:table-cell office:value-type="float" office:value="43.6441293674536" calcext:value-type="float">
            <text:p>43.6441293674536</text:p>
          </table:table-cell>
          <table:table-cell office:value-type="float" office:value="26.8985117915686" calcext:value-type="float">
            <text:p>26.8985117915686</text:p>
          </table:table-cell>
          <table:table-cell office:value-type="float" office:value="52.7793623051637" calcext:value-type="float">
            <text:p>52.7793623051637</text:p>
          </table:table-cell>
          <table:table-cell office:value-type="float" office:value="18.6847946003058" calcext:value-type="float">
            <text:p>18.6847946003058</text:p>
          </table:table-cell>
          <table:table-cell office:value-type="float" office:value="26.1589141441781" calcext:value-type="float">
            <text:p>26.1589141441781</text:p>
          </table:table-cell>
          <table:table-cell office:value-type="float" office:value="3.003133401358" calcext:value-type="float">
            <text:p>3.003133401358</text:p>
          </table:table-cell>
          <table:table-cell office:value-type="float" office:value="43.7138833171533" calcext:value-type="float">
            <text:p>43.7138833171533</text:p>
          </table:table-cell>
          <table:table-cell office:value-type="float" office:value="54.0747901477427" calcext:value-type="float">
            <text:p>54.0747901477427</text:p>
          </table:table-cell>
          <table:table-cell office:value-type="float" office:value="26.2240148461339" calcext:value-type="float">
            <text:p>26.2240148461339</text:p>
          </table:table-cell>
          <table:table-cell office:value-type="float" office:value="22.7106077644355" calcext:value-type="float">
            <text:p>22.7106077644355</text:p>
          </table:table-cell>
          <table:table-cell office:value-type="float" office:value="25.0594557119415" calcext:value-type="float">
            <text:p>25.0594557119415</text:p>
          </table:table-cell>
          <table:table-cell office:value-type="float" office:value="34.4626853394747" calcext:value-type="float">
            <text:p>34.4626853394747</text:p>
          </table:table-cell>
          <table:table-cell office:value-type="float" office:value="20.8899799372516" calcext:value-type="float">
            <text:p>20.8899799372516</text:p>
          </table:table-cell>
          <table:table-cell office:value-type="float" office:value="18.3082177584524" calcext:value-type="float">
            <text:p>18.3082177584524</text:p>
          </table:table-cell>
          <table:table-cell office:value-type="float" office:value="30.5234153724448" calcext:value-type="float">
            <text:p>30.5234153724448</text:p>
          </table:table-cell>
          <table:table-cell office:value-type="float" office:value="17.767962593031" calcext:value-type="float">
            <text:p>17.767962593031</text:p>
          </table:table-cell>
          <table:table-cell office:value-type="float" office:value="23.1872726275762" calcext:value-type="float">
            <text:p>23.1872726275762</text:p>
          </table:table-cell>
          <table:table-cell office:value-type="float" office:value="26.2138226792982" calcext:value-type="float">
            <text:p>26.2138226792982</text:p>
          </table:table-cell>
          <table:table-cell office:value-type="float" office:value="11.3684454460613" calcext:value-type="float">
            <text:p>11.3684454460613</text:p>
          </table:table-cell>
          <table:table-cell office:value-type="float" office:value="39.8821969687508" calcext:value-type="float">
            <text:p>39.8821969687508</text:p>
          </table:table-cell>
          <table:table-cell office:value-type="float" office:value="65.5973278461309" calcext:value-type="float">
            <text:p>65.5973278461309</text:p>
          </table:table-cell>
          <table:table-cell office:value-type="float" office:value="19.2767498204632" calcext:value-type="float">
            <text:p>19.2767498204632</text:p>
          </table:table-cell>
          <table:table-cell office:value-type="float" office:value="55.6330771403527" calcext:value-type="float">
            <text:p>55.6330771403527</text:p>
          </table:table-cell>
          <table:table-cell office:value-type="float" office:value="54.5531843949736" calcext:value-type="float">
            <text:p>54.5531843949736</text:p>
          </table:table-cell>
          <table:table-cell office:value-type="float" office:value="51.6365033660324" calcext:value-type="float">
            <text:p>51.6365033660324</text:p>
          </table:table-cell>
          <table:table-cell office:value-type="float" office:value="6.70266361495451" calcext:value-type="float">
            <text:p>6.70266361495451</text:p>
          </table:table-cell>
          <table:table-cell office:value-type="float" office:value="9.28435786759919" calcext:value-type="float">
            <text:p>9.28435786759919</text:p>
          </table:table-cell>
          <table:table-cell office:value-type="float" office:value="10.6098461939848" calcext:value-type="float">
            <text:p>10.6098461939848</text:p>
          </table:table-cell>
          <table:table-cell office:value-type="float" office:value="5.64473686518336" calcext:value-type="float">
            <text:p>5.64473686518336</text:p>
          </table:table-cell>
          <table:table-cell office:value-type="float" office:value="11.1351720839581" calcext:value-type="float">
            <text:p>11.1351720839581</text:p>
          </table:table-cell>
          <table:table-cell office:value-type="float" office:value="35.1079776160413" calcext:value-type="float">
            <text:p>35.1079776160413</text:p>
          </table:table-cell>
          <table:table-cell office:value-type="float" office:value="43.8081753796752" calcext:value-type="float">
            <text:p>43.8081753796752</text:p>
          </table:table-cell>
          <table:table-cell office:value-type="float" office:value="23.0705683538409" calcext:value-type="float">
            <text:p>23.0705683538409</text:p>
          </table:table-cell>
          <table:table-cell office:value-type="float" office:value="31.7464550520194" calcext:value-type="float">
            <text:p>31.7464550520194</text:p>
          </table:table-cell>
          <table:table-cell office:value-type="float" office:value="49.5766173994168" calcext:value-type="float">
            <text:p>49.5766173994168</text:p>
          </table:table-cell>
          <table:table-cell office:value-type="float" office:value="40.2091641603295" calcext:value-type="float">
            <text:p>40.2091641603295</text:p>
          </table:table-cell>
          <table:table-cell office:value-type="float" office:value="59.0467655153505" calcext:value-type="float">
            <text:p>59.0467655153505</text:p>
          </table:table-cell>
          <table:table-cell/>
          <table:table-cell office:value-type="float" office:value="25.197023301413" calcext:value-type="float">
            <text:p>25.197023301413</text:p>
          </table:table-cell>
          <table:table-cell office:value-type="float" office:value="97.9907435379112" calcext:value-type="float">
            <text:p>97.9907435379112</text:p>
          </table:table-cell>
          <table:table-cell office:value-type="float" office:value="93.6101679425023" calcext:value-type="float">
            <text:p>93.6101679425023</text:p>
          </table:table-cell>
          <table:table-cell office:value-type="float" office:value="51.3454868673602" calcext:value-type="float">
            <text:p>51.3454868673602</text:p>
          </table:table-cell>
          <table:table-cell office:value-type="float" office:value="66.8970520656843" calcext:value-type="float">
            <text:p>66.8970520656843</text:p>
          </table:table-cell>
          <table:table-cell office:value-type="float" office:value="89.1168412758119" calcext:value-type="float">
            <text:p>89.1168412758119</text:p>
          </table:table-cell>
          <table:table-cell office:value-type="float" office:value="82.9079116285215" calcext:value-type="float">
            <text:p>82.9079116285215</text:p>
          </table:table-cell>
          <table:table-cell office:value-type="float" office:value="95.4051602888721" calcext:value-type="float">
            <text:p>95.4051602888721</text:p>
          </table:table-cell>
          <table:table-cell office:value-type="float" office:value="99.4829813414455" calcext:value-type="float">
            <text:p>99.4829813414455</text:p>
          </table:table-cell>
          <table:table-cell office:value-type="float" office:value="91.8920000584134" calcext:value-type="float">
            <text:p>91.8920000584134</text:p>
          </table:table-cell>
          <table:table-cell office:value-type="float" office:value="88.0414017599269" calcext:value-type="float">
            <text:p>88.0414017599269</text:p>
          </table:table-cell>
          <table:table-cell office:value-type="float" office:value="70.1455453331269" calcext:value-type="float">
            <text:p>70.1455453331269</text:p>
          </table:table-cell>
          <table:table-cell office:value-type="float" office:value="91.058358994867" calcext:value-type="float">
            <text:p>91.058358994867</text:p>
          </table:table-cell>
          <table:table-cell office:value-type="float" office:value="95.9717451451333" calcext:value-type="float">
            <text:p>95.9717451451333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48.540591055622" calcext:value-type="float">
            <text:p>48.540591055622</text:p>
          </table:table-cell>
          <table:table-cell office:value-type="float" office:value="39.6660317346384" calcext:value-type="float">
            <text:p>39.6660317346384</text:p>
          </table:table-cell>
          <table:table-cell office:value-type="float" office:value="16.9993191892915" calcext:value-type="float">
            <text:p>16.9993191892915</text:p>
          </table:table-cell>
          <table:table-cell office:value-type="float" office:value="45.810543619367" calcext:value-type="float">
            <text:p>45.810543619367</text:p>
          </table:table-cell>
          <table:table-cell office:value-type="float" office:value="44.8189122173173" calcext:value-type="float">
            <text:p>44.8189122173173</text:p>
          </table:table-cell>
          <table:table-cell office:value-type="float" office:value="26.9263369200079" calcext:value-type="float">
            <text:p>26.9263369200079</text:p>
          </table:table-cell>
          <table:table-cell office:value-type="float" office:value="52.8064816038575" calcext:value-type="float">
            <text:p>52.8064816038575</text:p>
          </table:table-cell>
          <table:table-cell office:value-type="float" office:value="20.6603566710029" calcext:value-type="float">
            <text:p>20.6603566710029</text:p>
          </table:table-cell>
          <table:table-cell office:value-type="float" office:value="26.9934558420043" calcext:value-type="float">
            <text:p>26.9934558420043</text:p>
          </table:table-cell>
          <table:table-cell office:value-type="float" office:value="3.02633556903388" calcext:value-type="float">
            <text:p>3.02633556903388</text:p>
          </table:table-cell>
          <table:table-cell office:value-type="float" office:value="43.7444707860606" calcext:value-type="float">
            <text:p>43.7444707860606</text:p>
          </table:table-cell>
          <table:table-cell office:value-type="float" office:value="54.2012223159242" calcext:value-type="float">
            <text:p>54.2012223159242</text:p>
          </table:table-cell>
          <table:table-cell office:value-type="float" office:value="28.3167345896093" calcext:value-type="float">
            <text:p>28.3167345896093</text:p>
          </table:table-cell>
          <table:table-cell office:value-type="float" office:value="23.1944866787044" calcext:value-type="float">
            <text:p>23.1944866787044</text:p>
          </table:table-cell>
          <table:table-cell office:value-type="float" office:value="25.5147333718519" calcext:value-type="float">
            <text:p>25.5147333718519</text:p>
          </table:table-cell>
          <table:table-cell office:value-type="float" office:value="35.7131519318454" calcext:value-type="float">
            <text:p>35.7131519318454</text:p>
          </table:table-cell>
          <table:table-cell office:value-type="float" office:value="21.3037109521083" calcext:value-type="float">
            <text:p>21.3037109521083</text:p>
          </table:table-cell>
          <table:table-cell office:value-type="float" office:value="19.4987126340623" calcext:value-type="float">
            <text:p>19.4987126340623</text:p>
          </table:table-cell>
          <table:table-cell office:value-type="float" office:value="33.3551778051882" calcext:value-type="float">
            <text:p>33.3551778051882</text:p>
          </table:table-cell>
          <table:table-cell office:value-type="float" office:value="17.8716922903293" calcext:value-type="float">
            <text:p>17.8716922903293</text:p>
          </table:table-cell>
          <table:table-cell office:value-type="float" office:value="23.187318273955" calcext:value-type="float">
            <text:p>23.187318273955</text:p>
          </table:table-cell>
          <table:table-cell office:value-type="float" office:value="26.5270564383139" calcext:value-type="float">
            <text:p>26.5270564383139</text:p>
          </table:table-cell>
          <table:table-cell office:value-type="float" office:value="11.8419077238694" calcext:value-type="float">
            <text:p>11.8419077238694</text:p>
          </table:table-cell>
          <table:table-cell office:value-type="float" office:value="41.3226640561171" calcext:value-type="float">
            <text:p>41.3226640561171</text:p>
          </table:table-cell>
          <table:table-cell office:value-type="float" office:value="66.4053253952399" calcext:value-type="float">
            <text:p>66.4053253952399</text:p>
          </table:table-cell>
          <table:table-cell office:value-type="float" office:value="19.7439101748415" calcext:value-type="float">
            <text:p>19.7439101748415</text:p>
          </table:table-cell>
          <table:table-cell office:value-type="float" office:value="59.0841787847927" calcext:value-type="float">
            <text:p>59.0841787847927</text:p>
          </table:table-cell>
          <table:table-cell office:value-type="float" office:value="54.7858434007453" calcext:value-type="float">
            <text:p>54.7858434007453</text:p>
          </table:table-cell>
          <table:table-cell office:value-type="float" office:value="52.5908622170972" calcext:value-type="float">
            <text:p>52.5908622170972</text:p>
          </table:table-cell>
          <table:table-cell office:value-type="float" office:value="7.70724644319826" calcext:value-type="float">
            <text:p>7.70724644319826</text:p>
          </table:table-cell>
          <table:table-cell office:value-type="float" office:value="9.56699548212428" calcext:value-type="float">
            <text:p>9.56699548212428</text:p>
          </table:table-cell>
          <table:table-cell office:value-type="float" office:value="11.1367406012105" calcext:value-type="float">
            <text:p>11.1367406012105</text:p>
          </table:table-cell>
          <table:table-cell office:value-type="float" office:value="6.51109118402987" calcext:value-type="float">
            <text:p>6.51109118402987</text:p>
          </table:table-cell>
          <table:table-cell office:value-type="float" office:value="12.0860525638174" calcext:value-type="float">
            <text:p>12.0860525638174</text:p>
          </table:table-cell>
          <table:table-cell office:value-type="float" office:value="36.0833232796644" calcext:value-type="float">
            <text:p>36.0833232796644</text:p>
          </table:table-cell>
          <table:table-cell office:value-type="float" office:value="44.9857637228927" calcext:value-type="float">
            <text:p>44.9857637228927</text:p>
          </table:table-cell>
          <table:table-cell office:value-type="float" office:value="26.5029283462071" calcext:value-type="float">
            <text:p>26.5029283462071</text:p>
          </table:table-cell>
          <table:table-cell office:value-type="float" office:value="34.4424341800429" calcext:value-type="float">
            <text:p>34.4424341800429</text:p>
          </table:table-cell>
          <table:table-cell office:value-type="float" office:value="55.0462018607309" calcext:value-type="float">
            <text:p>55.0462018607309</text:p>
          </table:table-cell>
          <table:table-cell office:value-type="float" office:value="43.4949902263549" calcext:value-type="float">
            <text:p>43.4949902263549</text:p>
          </table:table-cell>
          <table:table-cell table:number-columns-repeated="2"/>
          <table:table-cell office:value-type="float" office:value="31.3217336031392" calcext:value-type="float">
            <text:p>31.3217336031392</text:p>
          </table:table-cell>
          <table:table-cell office:value-type="float" office:value="98.0191286303422" calcext:value-type="float">
            <text:p>98.0191286303422</text:p>
          </table:table-cell>
          <table:table-cell office:value-type="float" office:value="94.3785543622835" calcext:value-type="float">
            <text:p>94.3785543622835</text:p>
          </table:table-cell>
          <table:table-cell office:value-type="float" office:value="56.4251289304402" calcext:value-type="float">
            <text:p>56.4251289304402</text:p>
          </table:table-cell>
          <table:table-cell office:value-type="float" office:value="68.4945574424615" calcext:value-type="float">
            <text:p>68.4945574424615</text:p>
          </table:table-cell>
          <table:table-cell office:value-type="float" office:value="89.6031191393985" calcext:value-type="float">
            <text:p>89.6031191393985</text:p>
          </table:table-cell>
          <table:table-cell office:value-type="float" office:value="83.7309954245708" calcext:value-type="float">
            <text:p>83.7309954245708</text:p>
          </table:table-cell>
          <table:table-cell office:value-type="float" office:value="96.9165751651936" calcext:value-type="float">
            <text:p>96.9165751651936</text:p>
          </table:table-cell>
          <table:table-cell office:value-type="float" office:value="99.5958783455719" calcext:value-type="float">
            <text:p>99.5958783455719</text:p>
          </table:table-cell>
          <table:table-cell office:value-type="float" office:value="94.1967866513538" calcext:value-type="float">
            <text:p>94.1967866513538</text:p>
          </table:table-cell>
          <table:table-cell office:value-type="float" office:value="89.7352527794448" calcext:value-type="float">
            <text:p>89.7352527794448</text:p>
          </table:table-cell>
          <table:table-cell office:value-type="float" office:value="70.9641806919533" calcext:value-type="float">
            <text:p>70.9641806919533</text:p>
          </table:table-cell>
          <table:table-cell office:value-type="float" office:value="91.3139255458944" calcext:value-type="float">
            <text:p>91.3139255458944</text:p>
          </table:table-cell>
          <table:table-cell office:value-type="float" office:value="96.3085470765626" calcext:value-type="float">
            <text:p>96.3085470765626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48.7398982339501" calcext:value-type="float">
            <text:p>48.7398982339501</text:p>
          </table:table-cell>
          <table:table-cell office:value-type="float" office:value="41.4077465188108" calcext:value-type="float">
            <text:p>41.4077465188108</text:p>
          </table:table-cell>
          <table:table-cell office:value-type="float" office:value="17.0556168401616" calcext:value-type="float">
            <text:p>17.0556168401616</text:p>
          </table:table-cell>
          <table:table-cell office:value-type="float" office:value="46.6918701012488" calcext:value-type="float">
            <text:p>46.6918701012488</text:p>
          </table:table-cell>
          <table:table-cell/>
          <table:table-cell office:value-type="float" office:value="27.7755450584483" calcext:value-type="float">
            <text:p>27.7755450584483</text:p>
          </table:table-cell>
          <table:table-cell office:value-type="float" office:value="52.942639957352" calcext:value-type="float">
            <text:p>52.942639957352</text:p>
          </table:table-cell>
          <table:table-cell office:value-type="float" office:value="20.6857766408087" calcext:value-type="float">
            <text:p>20.6857766408087</text:p>
          </table:table-cell>
          <table:table-cell office:value-type="float" office:value="27.2922923276677" calcext:value-type="float">
            <text:p>27.2922923276677</text:p>
          </table:table-cell>
          <table:table-cell office:value-type="float" office:value="3.0318759512237" calcext:value-type="float">
            <text:p>3.0318759512237</text:p>
          </table:table-cell>
          <table:table-cell office:value-type="float" office:value="44.1802831564269" calcext:value-type="float">
            <text:p>44.1802831564269</text:p>
          </table:table-cell>
          <table:table-cell office:value-type="float" office:value="54.3524903261541" calcext:value-type="float">
            <text:p>54.3524903261541</text:p>
          </table:table-cell>
          <table:table-cell office:value-type="float" office:value="29.6050808361634" calcext:value-type="float">
            <text:p>29.6050808361634</text:p>
          </table:table-cell>
          <table:table-cell office:value-type="float" office:value="23.3665100613349" calcext:value-type="float">
            <text:p>23.3665100613349</text:p>
          </table:table-cell>
          <table:table-cell office:value-type="float" office:value="25.6253998428979" calcext:value-type="float">
            <text:p>25.6253998428979</text:p>
          </table:table-cell>
          <table:table-cell office:value-type="float" office:value="36.8610752477799" calcext:value-type="float">
            <text:p>36.8610752477799</text:p>
          </table:table-cell>
          <table:table-cell office:value-type="float" office:value="21.6636912169236" calcext:value-type="float">
            <text:p>21.6636912169236</text:p>
          </table:table-cell>
          <table:table-cell office:value-type="float" office:value="21.0745797114468" calcext:value-type="float">
            <text:p>21.0745797114468</text:p>
          </table:table-cell>
          <table:table-cell office:value-type="float" office:value="38.8760139136131" calcext:value-type="float">
            <text:p>38.8760139136131</text:p>
          </table:table-cell>
          <table:table-cell office:value-type="float" office:value="19.8319911957877" calcext:value-type="float">
            <text:p>19.8319911957877</text:p>
          </table:table-cell>
          <table:table-cell office:value-type="float" office:value="23.9974439611833" calcext:value-type="float">
            <text:p>23.9974439611833</text:p>
          </table:table-cell>
          <table:table-cell office:value-type="float" office:value="26.7908539336594" calcext:value-type="float">
            <text:p>26.7908539336594</text:p>
          </table:table-cell>
          <table:table-cell office:value-type="float" office:value="13.7919305886612" calcext:value-type="float">
            <text:p>13.7919305886612</text:p>
          </table:table-cell>
          <table:table-cell office:value-type="float" office:value="42.1945211620712" calcext:value-type="float">
            <text:p>42.1945211620712</text:p>
          </table:table-cell>
          <table:table-cell office:value-type="float" office:value="68.0199990544667" calcext:value-type="float">
            <text:p>68.0199990544667</text:p>
          </table:table-cell>
          <table:table-cell office:value-type="float" office:value="20.0305505965822" calcext:value-type="float">
            <text:p>20.0305505965822</text:p>
          </table:table-cell>
          <table:table-cell office:value-type="float" office:value="60.1807075348526" calcext:value-type="float">
            <text:p>60.1807075348526</text:p>
          </table:table-cell>
          <table:table-cell office:value-type="float" office:value="57.132091957108" calcext:value-type="float">
            <text:p>57.132091957108</text:p>
          </table:table-cell>
          <table:table-cell office:value-type="float" office:value="58.1324639140461" calcext:value-type="float">
            <text:p>58.1324639140461</text:p>
          </table:table-cell>
          <table:table-cell office:value-type="float" office:value="8.33321084570522" calcext:value-type="float">
            <text:p>8.33321084570522</text:p>
          </table:table-cell>
          <table:table-cell office:value-type="float" office:value="10.9943635464782" calcext:value-type="float">
            <text:p>10.9943635464782</text:p>
          </table:table-cell>
          <table:table-cell office:value-type="float" office:value="11.9531297121049" calcext:value-type="float">
            <text:p>11.9531297121049</text:p>
          </table:table-cell>
          <table:table-cell office:value-type="float" office:value="7.11280614151669" calcext:value-type="float">
            <text:p>7.11280614151669</text:p>
          </table:table-cell>
          <table:table-cell office:value-type="float" office:value="12.1903142953949" calcext:value-type="float">
            <text:p>12.1903142953949</text:p>
          </table:table-cell>
          <table:table-cell office:value-type="float" office:value="38.0367671865903" calcext:value-type="float">
            <text:p>38.0367671865903</text:p>
          </table:table-cell>
          <table:table-cell office:value-type="float" office:value="46.188027027614" calcext:value-type="float">
            <text:p>46.188027027614</text:p>
          </table:table-cell>
          <table:table-cell/>
          <table:table-cell office:value-type="float" office:value="36.2384415441961" calcext:value-type="float">
            <text:p>36.2384415441961</text:p>
          </table:table-cell>
          <table:table-cell office:value-type="float" office:value="56.8511651345213" calcext:value-type="float">
            <text:p>56.8511651345213</text:p>
          </table:table-cell>
          <table:table-cell office:value-type="float" office:value="43.9754681843997" calcext:value-type="float">
            <text:p>43.9754681843997</text:p>
          </table:table-cell>
          <table:table-cell table:number-columns-repeated="2"/>
          <table:table-cell office:value-type="float" office:value="33.3964950490418" calcext:value-type="float">
            <text:p>33.3964950490418</text:p>
          </table:table-cell>
          <table:table-cell office:value-type="float" office:value="98.0851595883383" calcext:value-type="float">
            <text:p>98.0851595883383</text:p>
          </table:table-cell>
          <table:table-cell office:value-type="float" office:value="94.8674731581904" calcext:value-type="float">
            <text:p>94.8674731581904</text:p>
          </table:table-cell>
          <table:table-cell office:value-type="float" office:value="57.4467895543864" calcext:value-type="float">
            <text:p>57.4467895543864</text:p>
          </table:table-cell>
          <table:table-cell office:value-type="float" office:value="68.6986444513699" calcext:value-type="float">
            <text:p>68.6986444513699</text:p>
          </table:table-cell>
          <table:table-cell office:value-type="float" office:value="89.8731575730058" calcext:value-type="float">
            <text:p>89.8731575730058</text:p>
          </table:table-cell>
          <table:table-cell office:value-type="float" office:value="88.1111118392311" calcext:value-type="float">
            <text:p>88.1111118392311</text:p>
          </table:table-cell>
          <table:table-cell office:value-type="float" office:value="97.4957885694361" calcext:value-type="float">
            <text:p>97.4957885694361</text:p>
          </table:table-cell>
          <table:table-cell office:value-type="float" office:value="99.6340230104253" calcext:value-type="float">
            <text:p>99.6340230104253</text:p>
          </table:table-cell>
          <table:table-cell office:value-type="float" office:value="95.5892773455127" calcext:value-type="float">
            <text:p>95.5892773455127</text:p>
          </table:table-cell>
          <table:table-cell office:value-type="float" office:value="93.0951026177538" calcext:value-type="float">
            <text:p>93.0951026177538</text:p>
          </table:table-cell>
          <table:table-cell office:value-type="float" office:value="72.0305858452901" calcext:value-type="float">
            <text:p>72.0305858452901</text:p>
          </table:table-cell>
          <table:table-cell office:value-type="float" office:value="91.8184713632802" calcext:value-type="float">
            <text:p>91.8184713632802</text:p>
          </table:table-cell>
          <table:table-cell office:value-type="float" office:value="96.3258610882807" calcext:value-type="float">
            <text:p>96.3258610882807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49.2922094463602" calcext:value-type="float">
            <text:p>49.2922094463602</text:p>
          </table:table-cell>
          <table:table-cell office:value-type="float" office:value="42.1427206588867" calcext:value-type="float">
            <text:p>42.1427206588867</text:p>
          </table:table-cell>
          <table:table-cell office:value-type="float" office:value="18.6034848890491" calcext:value-type="float">
            <text:p>18.6034848890491</text:p>
          </table:table-cell>
          <table:table-cell office:value-type="float" office:value="60.4571657897062" calcext:value-type="float">
            <text:p>60.4571657897062</text:p>
          </table:table-cell>
          <table:table-cell/>
          <table:table-cell office:value-type="float" office:value="28.8664324088958" calcext:value-type="float">
            <text:p>28.8664324088958</text:p>
          </table:table-cell>
          <table:table-cell office:value-type="float" office:value="53.1550771987996" calcext:value-type="float">
            <text:p>53.1550771987996</text:p>
          </table:table-cell>
          <table:table-cell office:value-type="float" office:value="21.2743075453488" calcext:value-type="float">
            <text:p>21.2743075453488</text:p>
          </table:table-cell>
          <table:table-cell office:value-type="float" office:value="27.6458057855634" calcext:value-type="float">
            <text:p>27.6458057855634</text:p>
          </table:table-cell>
          <table:table-cell office:value-type="float" office:value="3.03738490135412" calcext:value-type="float">
            <text:p>3.03738490135412</text:p>
          </table:table-cell>
          <table:table-cell office:value-type="float" office:value="44.4588399956421" calcext:value-type="float">
            <text:p>44.4588399956421</text:p>
          </table:table-cell>
          <table:table-cell office:value-type="float" office:value="54.9151811058543" calcext:value-type="float">
            <text:p>54.9151811058543</text:p>
          </table:table-cell>
          <table:table-cell office:value-type="float" office:value="32.6354309269128" calcext:value-type="float">
            <text:p>32.6354309269128</text:p>
          </table:table-cell>
          <table:table-cell office:value-type="float" office:value="27.8324895004387" calcext:value-type="float">
            <text:p>27.8324895004387</text:p>
          </table:table-cell>
          <table:table-cell office:value-type="float" office:value="25.9542866035812" calcext:value-type="float">
            <text:p>25.9542866035812</text:p>
          </table:table-cell>
          <table:table-cell office:value-type="float" office:value="37.1782554659913" calcext:value-type="float">
            <text:p>37.1782554659913</text:p>
          </table:table-cell>
          <table:table-cell office:value-type="float" office:value="22.3016373712869" calcext:value-type="float">
            <text:p>22.3016373712869</text:p>
          </table:table-cell>
          <table:table-cell office:value-type="float" office:value="21.2585264984957" calcext:value-type="float">
            <text:p>21.2585264984957</text:p>
          </table:table-cell>
          <table:table-cell office:value-type="float" office:value="40.6138093168744" calcext:value-type="float">
            <text:p>40.6138093168744</text:p>
          </table:table-cell>
          <table:table-cell office:value-type="float" office:value="21.1263218204985" calcext:value-type="float">
            <text:p>21.1263218204985</text:p>
          </table:table-cell>
          <table:table-cell office:value-type="float" office:value="26.2142848453835" calcext:value-type="float">
            <text:p>26.2142848453835</text:p>
          </table:table-cell>
          <table:table-cell office:value-type="float" office:value="28.580162280196" calcext:value-type="float">
            <text:p>28.580162280196</text:p>
          </table:table-cell>
          <table:table-cell office:value-type="float" office:value="14.0944714332763" calcext:value-type="float">
            <text:p>14.0944714332763</text:p>
          </table:table-cell>
          <table:table-cell office:value-type="float" office:value="46.7749121380154" calcext:value-type="float">
            <text:p>46.7749121380154</text:p>
          </table:table-cell>
          <table:table-cell office:value-type="float" office:value="70.2197947030249" calcext:value-type="float">
            <text:p>70.2197947030249</text:p>
          </table:table-cell>
          <table:table-cell office:value-type="float" office:value="20.7973786386913" calcext:value-type="float">
            <text:p>20.7973786386913</text:p>
          </table:table-cell>
          <table:table-cell office:value-type="float" office:value="74.7560069494805" calcext:value-type="float">
            <text:p>74.7560069494805</text:p>
          </table:table-cell>
          <table:table-cell office:value-type="float" office:value="59.2674830902007" calcext:value-type="float">
            <text:p>59.2674830902007</text:p>
          </table:table-cell>
          <table:table-cell office:value-type="float" office:value="60.6938606273152" calcext:value-type="float">
            <text:p>60.6938606273152</text:p>
          </table:table-cell>
          <table:table-cell office:value-type="float" office:value="10.2111286382719" calcext:value-type="float">
            <text:p>10.2111286382719</text:p>
          </table:table-cell>
          <table:table-cell office:value-type="float" office:value="11.7326266774833" calcext:value-type="float">
            <text:p>11.7326266774833</text:p>
          </table:table-cell>
          <table:table-cell office:value-type="float" office:value="12.2642599498041" calcext:value-type="float">
            <text:p>12.2642599498041</text:p>
          </table:table-cell>
          <table:table-cell office:value-type="float" office:value="8.06809450012069" calcext:value-type="float">
            <text:p>8.06809450012069</text:p>
          </table:table-cell>
          <table:table-cell office:value-type="float" office:value="13.8321599383402" calcext:value-type="float">
            <text:p>13.8321599383402</text:p>
          </table:table-cell>
          <table:table-cell office:value-type="float" office:value="40.4890685628236" calcext:value-type="float">
            <text:p>40.4890685628236</text:p>
          </table:table-cell>
          <table:table-cell office:value-type="float" office:value="46.2754217105453" calcext:value-type="float">
            <text:p>46.2754217105453</text:p>
          </table:table-cell>
          <table:table-cell/>
          <table:table-cell office:value-type="float" office:value="36.7193799835875" calcext:value-type="float">
            <text:p>36.7193799835875</text:p>
          </table:table-cell>
          <table:table-cell office:value-type="float" office:value="57.2696006042199" calcext:value-type="float">
            <text:p>57.2696006042199</text:p>
          </table:table-cell>
          <table:table-cell office:value-type="float" office:value="44.022825630802" calcext:value-type="float">
            <text:p>44.022825630802</text:p>
          </table:table-cell>
          <table:table-cell table:number-columns-repeated="3"/>
          <table:table-cell office:value-type="float" office:value="98.1078117240005" calcext:value-type="float">
            <text:p>98.1078117240005</text:p>
          </table:table-cell>
          <table:table-cell office:value-type="float" office:value="95.7446759280158" calcext:value-type="float">
            <text:p>95.7446759280158</text:p>
          </table:table-cell>
          <table:table-cell office:value-type="float" office:value="58.1236334176283" calcext:value-type="float">
            <text:p>58.1236334176283</text:p>
          </table:table-cell>
          <table:table-cell office:value-type="float" office:value="71.3939412839602" calcext:value-type="float">
            <text:p>71.3939412839602</text:p>
          </table:table-cell>
          <table:table-cell office:value-type="float" office:value="90.1595609261861" calcext:value-type="float">
            <text:p>90.1595609261861</text:p>
          </table:table-cell>
          <table:table-cell office:value-type="float" office:value="89.1210254700695" calcext:value-type="float">
            <text:p>89.1210254700695</text:p>
          </table:table-cell>
          <table:table-cell office:value-type="float" office:value="98.1127231080311" calcext:value-type="float">
            <text:p>98.1127231080311</text:p>
          </table:table-cell>
          <table:table-cell office:value-type="float" office:value="99.7865902143817" calcext:value-type="float">
            <text:p>99.7865902143817</text:p>
          </table:table-cell>
          <table:table-cell office:value-type="float" office:value="95.7454916601566" calcext:value-type="float">
            <text:p>95.7454916601566</text:p>
          </table:table-cell>
          <table:table-cell office:value-type="float" office:value="94.2082890543388" calcext:value-type="float">
            <text:p>94.2082890543388</text:p>
          </table:table-cell>
          <table:table-cell office:value-type="float" office:value="72.1230492790984" calcext:value-type="float">
            <text:p>72.1230492790984</text:p>
          </table:table-cell>
          <table:table-cell office:value-type="float" office:value="94.854267940483" calcext:value-type="float">
            <text:p>94.854267940483</text:p>
          </table:table-cell>
          <table:table-cell office:value-type="float" office:value="96.4268770801834" calcext:value-type="float">
            <text:p>96.4268770801834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50.336813965553" calcext:value-type="float">
            <text:p>50.336813965553</text:p>
          </table:table-cell>
          <table:table-cell office:value-type="float" office:value="42.5774757122975" calcext:value-type="float">
            <text:p>42.5774757122975</text:p>
          </table:table-cell>
          <table:table-cell office:value-type="float" office:value="19.653862170076" calcext:value-type="float">
            <text:p>19.653862170076</text:p>
          </table:table-cell>
          <table:table-cell table:number-columns-repeated="2"/>
          <table:table-cell office:value-type="float" office:value="29.1393637945661" calcext:value-type="float">
            <text:p>29.1393637945661</text:p>
          </table:table-cell>
          <table:table-cell office:value-type="float" office:value="53.2060860772601" calcext:value-type="float">
            <text:p>53.2060860772601</text:p>
          </table:table-cell>
          <table:table-cell office:value-type="float" office:value="21.8249312609147" calcext:value-type="float">
            <text:p>21.8249312609147</text:p>
          </table:table-cell>
          <table:table-cell office:value-type="float" office:value="27.7660417551037" calcext:value-type="float">
            <text:p>27.7660417551037</text:p>
          </table:table-cell>
          <table:table-cell office:value-type="float" office:value="3.27766883910384" calcext:value-type="float">
            <text:p>3.27766883910384</text:p>
          </table:table-cell>
          <table:table-cell office:value-type="float" office:value="46.2603580154834" calcext:value-type="float">
            <text:p>46.2603580154834</text:p>
          </table:table-cell>
          <table:table-cell office:value-type="float" office:value="55.3400153000748" calcext:value-type="float">
            <text:p>55.3400153000748</text:p>
          </table:table-cell>
          <table:table-cell office:value-type="float" office:value="33.0780113708539" calcext:value-type="float">
            <text:p>33.0780113708539</text:p>
          </table:table-cell>
          <table:table-cell office:value-type="float" office:value="28.9204229053587" calcext:value-type="float">
            <text:p>28.9204229053587</text:p>
          </table:table-cell>
          <table:table-cell office:value-type="float" office:value="26.1173531238424" calcext:value-type="float">
            <text:p>26.1173531238424</text:p>
          </table:table-cell>
          <table:table-cell office:value-type="float" office:value="38.5051493790579" calcext:value-type="float">
            <text:p>38.5051493790579</text:p>
          </table:table-cell>
          <table:table-cell office:value-type="float" office:value="22.6584125688197" calcext:value-type="float">
            <text:p>22.6584125688197</text:p>
          </table:table-cell>
          <table:table-cell office:value-type="float" office:value="21.778851861266" calcext:value-type="float">
            <text:p>21.778851861266</text:p>
          </table:table-cell>
          <table:table-cell office:value-type="float" office:value="41.9578075477735" calcext:value-type="float">
            <text:p>41.9578075477735</text:p>
          </table:table-cell>
          <table:table-cell office:value-type="float" office:value="23.7661761861716" calcext:value-type="float">
            <text:p>23.7661761861716</text:p>
          </table:table-cell>
          <table:table-cell office:value-type="float" office:value="27.5797733681838" calcext:value-type="float">
            <text:p>27.5797733681838</text:p>
          </table:table-cell>
          <table:table-cell office:value-type="float" office:value="31.8943708898089" calcext:value-type="float">
            <text:p>31.8943708898089</text:p>
          </table:table-cell>
          <table:table-cell office:value-type="float" office:value="14.8342754359369" calcext:value-type="float">
            <text:p>14.8342754359369</text:p>
          </table:table-cell>
          <table:table-cell office:value-type="float" office:value="46.9791319865262" calcext:value-type="float">
            <text:p>46.9791319865262</text:p>
          </table:table-cell>
          <table:table-cell office:value-type="float" office:value="71.9422095103648" calcext:value-type="float">
            <text:p>71.9422095103648</text:p>
          </table:table-cell>
          <table:table-cell office:value-type="float" office:value="21.8414104158804" calcext:value-type="float">
            <text:p>21.8414104158804</text:p>
          </table:table-cell>
          <table:table-cell office:value-type="float" office:value="76.8628404081673" calcext:value-type="float">
            <text:p>76.8628404081673</text:p>
          </table:table-cell>
          <table:table-cell office:value-type="float" office:value="59.8006727842617" calcext:value-type="float">
            <text:p>59.8006727842617</text:p>
          </table:table-cell>
          <table:table-cell office:value-type="float" office:value="61.3341205134696" calcext:value-type="float">
            <text:p>61.3341205134696</text:p>
          </table:table-cell>
          <table:table-cell office:value-type="float" office:value="11.2068726809548" calcext:value-type="float">
            <text:p>11.2068726809548</text:p>
          </table:table-cell>
          <table:table-cell office:value-type="float" office:value="11.8903193936378" calcext:value-type="float">
            <text:p>11.8903193936378</text:p>
          </table:table-cell>
          <table:table-cell office:value-type="float" office:value="14.4297374827977" calcext:value-type="float">
            <text:p>14.4297374827977</text:p>
          </table:table-cell>
          <table:table-cell office:value-type="float" office:value="9.13904604518747" calcext:value-type="float">
            <text:p>9.13904604518747</text:p>
          </table:table-cell>
          <table:table-cell office:value-type="float" office:value="17.2340227736518" calcext:value-type="float">
            <text:p>17.2340227736518</text:p>
          </table:table-cell>
          <table:table-cell office:value-type="float" office:value="41.8552102891398" calcext:value-type="float">
            <text:p>41.8552102891398</text:p>
          </table:table-cell>
          <table:table-cell office:value-type="float" office:value="47.5060245985915" calcext:value-type="float">
            <text:p>47.5060245985915</text:p>
          </table:table-cell>
          <table:table-cell/>
          <table:table-cell office:value-type="float" office:value="36.7647016711209" calcext:value-type="float">
            <text:p>36.7647016711209</text:p>
          </table:table-cell>
          <table:table-cell office:value-type="float" office:value="57.8430991317043" calcext:value-type="float">
            <text:p>57.8430991317043</text:p>
          </table:table-cell>
          <table:table-cell office:value-type="float" office:value="46.0846795478888" calcext:value-type="float">
            <text:p>46.0846795478888</text:p>
          </table:table-cell>
          <table:table-cell table:number-columns-repeated="3"/>
          <table:table-cell office:value-type="float" office:value="98.429069407524" calcext:value-type="float">
            <text:p>98.429069407524</text:p>
          </table:table-cell>
          <table:table-cell office:value-type="float" office:value="96.0559476082926" calcext:value-type="float">
            <text:p>96.0559476082926</text:p>
          </table:table-cell>
          <table:table-cell office:value-type="float" office:value="63.8538113909165" calcext:value-type="float">
            <text:p>63.8538113909165</text:p>
          </table:table-cell>
          <table:table-cell office:value-type="float" office:value="72.2682340685185" calcext:value-type="float">
            <text:p>72.2682340685185</text:p>
          </table:table-cell>
          <table:table-cell office:value-type="float" office:value="91.8153595499219" calcext:value-type="float">
            <text:p>91.8153595499219</text:p>
          </table:table-cell>
          <table:table-cell office:value-type="float" office:value="89.6762431648664" calcext:value-type="float">
            <text:p>89.6762431648664</text:p>
          </table:table-cell>
          <table:table-cell office:value-type="float" office:value="99.1015044746517" calcext:value-type="float">
            <text:p>99.1015044746517</text:p>
          </table:table-cell>
          <table:table-cell office:value-type="float" office:value="99.7876278442355" calcext:value-type="float">
            <text:p>99.7876278442355</text:p>
          </table:table-cell>
          <table:table-cell office:value-type="float" office:value="96.0644763580182" calcext:value-type="float">
            <text:p>96.0644763580182</text:p>
          </table:table-cell>
          <table:table-cell office:value-type="float" office:value="95.1152914145663" calcext:value-type="float">
            <text:p>95.1152914145663</text:p>
          </table:table-cell>
          <table:table-cell office:value-type="float" office:value="73.2248515347536" calcext:value-type="float">
            <text:p>73.2248515347536</text:p>
          </table:table-cell>
          <table:table-cell office:value-type="float" office:value="94.8958035865646" calcext:value-type="float">
            <text:p>94.8958035865646</text:p>
          </table:table-cell>
          <table:table-cell office:value-type="float" office:value="96.7348547315567" calcext:value-type="float">
            <text:p>96.7348547315567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50.5445781003484" calcext:value-type="float">
            <text:p>50.5445781003484</text:p>
          </table:table-cell>
          <table:table-cell office:value-type="float" office:value="42.66192031992" calcext:value-type="float">
            <text:p>42.66192031992</text:p>
          </table:table-cell>
          <table:table-cell office:value-type="float" office:value="20.7908011818644" calcext:value-type="float">
            <text:p>20.7908011818644</text:p>
          </table:table-cell>
          <table:table-cell table:number-columns-repeated="2"/>
          <table:table-cell office:value-type="float" office:value="29.734474544784" calcext:value-type="float">
            <text:p>29.734474544784</text:p>
          </table:table-cell>
          <table:table-cell office:value-type="float" office:value="53.4664987944162" calcext:value-type="float">
            <text:p>53.4664987944162</text:p>
          </table:table-cell>
          <table:table-cell office:value-type="float" office:value="23.7736125506183" calcext:value-type="float">
            <text:p>23.7736125506183</text:p>
          </table:table-cell>
          <table:table-cell office:value-type="float" office:value="28.174665334564" calcext:value-type="float">
            <text:p>28.174665334564</text:p>
          </table:table-cell>
          <table:table-cell office:value-type="float" office:value="3.32695069161482" calcext:value-type="float">
            <text:p>3.32695069161482</text:p>
          </table:table-cell>
          <table:table-cell office:value-type="float" office:value="46.629829177515" calcext:value-type="float">
            <text:p>46.629829177515</text:p>
          </table:table-cell>
          <table:table-cell office:value-type="float" office:value="55.69044915422" calcext:value-type="float">
            <text:p>55.69044915422</text:p>
          </table:table-cell>
          <table:table-cell office:value-type="float" office:value="33.1393067321823" calcext:value-type="float">
            <text:p>33.1393067321823</text:p>
          </table:table-cell>
          <table:table-cell office:value-type="float" office:value="29.4211051095431" calcext:value-type="float">
            <text:p>29.4211051095431</text:p>
          </table:table-cell>
          <table:table-cell office:value-type="float" office:value="26.8907400191747" calcext:value-type="float">
            <text:p>26.8907400191747</text:p>
          </table:table-cell>
          <table:table-cell office:value-type="float" office:value="41.7092691980259" calcext:value-type="float">
            <text:p>41.7092691980259</text:p>
          </table:table-cell>
          <table:table-cell office:value-type="float" office:value="24.538933924317" calcext:value-type="float">
            <text:p>24.538933924317</text:p>
          </table:table-cell>
          <table:table-cell office:value-type="float" office:value="22.2844915802001" calcext:value-type="float">
            <text:p>22.2844915802001</text:p>
          </table:table-cell>
          <table:table-cell office:value-type="float" office:value="45.7832329425354" calcext:value-type="float">
            <text:p>45.7832329425354</text:p>
          </table:table-cell>
          <table:table-cell office:value-type="float" office:value="24.7488506635775" calcext:value-type="float">
            <text:p>24.7488506635775</text:p>
          </table:table-cell>
          <table:table-cell office:value-type="float" office:value="28.5095008638493" calcext:value-type="float">
            <text:p>28.5095008638493</text:p>
          </table:table-cell>
          <table:table-cell office:value-type="float" office:value="33.3911415493403" calcext:value-type="float">
            <text:p>33.3911415493403</text:p>
          </table:table-cell>
          <table:table-cell office:value-type="float" office:value="14.9316166081927" calcext:value-type="float">
            <text:p>14.9316166081927</text:p>
          </table:table-cell>
          <table:table-cell office:value-type="float" office:value="47.6623859652116" calcext:value-type="float">
            <text:p>47.6623859652116</text:p>
          </table:table-cell>
          <table:table-cell office:value-type="float" office:value="76.5795113014303" calcext:value-type="float">
            <text:p>76.5795113014303</text:p>
          </table:table-cell>
          <table:table-cell office:value-type="float" office:value="22.948894891483" calcext:value-type="float">
            <text:p>22.948894891483</text:p>
          </table:table-cell>
          <table:table-cell office:value-type="float" office:value="79.8364890704167" calcext:value-type="float">
            <text:p>79.8364890704167</text:p>
          </table:table-cell>
          <table:table-cell office:value-type="float" office:value="62.4350857374421" calcext:value-type="float">
            <text:p>62.4350857374421</text:p>
          </table:table-cell>
          <table:table-cell office:value-type="float" office:value="64.3633157528012" calcext:value-type="float">
            <text:p>64.3633157528012</text:p>
          </table:table-cell>
          <table:table-cell office:value-type="float" office:value="14.6077741625804" calcext:value-type="float">
            <text:p>14.6077741625804</text:p>
          </table:table-cell>
          <table:table-cell office:value-type="float" office:value="14.4312389233957" calcext:value-type="float">
            <text:p>14.4312389233957</text:p>
          </table:table-cell>
          <table:table-cell office:value-type="float" office:value="15.7174604430012" calcext:value-type="float">
            <text:p>15.7174604430012</text:p>
          </table:table-cell>
          <table:table-cell office:value-type="float" office:value="10.6607134112509" calcext:value-type="float">
            <text:p>10.6607134112509</text:p>
          </table:table-cell>
          <table:table-cell office:value-type="float" office:value="17.7807390610314" calcext:value-type="float">
            <text:p>17.7807390610314</text:p>
          </table:table-cell>
          <table:table-cell office:value-type="float" office:value="42.386209862692" calcext:value-type="float">
            <text:p>42.386209862692</text:p>
          </table:table-cell>
          <table:table-cell office:value-type="float" office:value="48.06100305322" calcext:value-type="float">
            <text:p>48.06100305322</text:p>
          </table:table-cell>
          <table:table-cell/>
          <table:table-cell office:value-type="float" office:value="40.162506734989" calcext:value-type="float">
            <text:p>40.162506734989</text:p>
          </table:table-cell>
          <table:table-cell office:value-type="float" office:value="58.6481843780289" calcext:value-type="float">
            <text:p>58.6481843780289</text:p>
          </table:table-cell>
          <table:table-cell office:value-type="float" office:value="46.4937430225115" calcext:value-type="float">
            <text:p>46.4937430225115</text:p>
          </table:table-cell>
          <table:table-cell table:number-columns-repeated="3"/>
          <table:table-cell office:value-type="float" office:value="98.4363694400652" calcext:value-type="float">
            <text:p>98.4363694400652</text:p>
          </table:table-cell>
          <table:table-cell office:value-type="float" office:value="96.16368251571" calcext:value-type="float">
            <text:p>96.16368251571</text:p>
          </table:table-cell>
          <table:table-cell office:value-type="float" office:value="73.9068784446434" calcext:value-type="float">
            <text:p>73.9068784446434</text:p>
          </table:table-cell>
          <table:table-cell office:value-type="float" office:value="72.5952769796269" calcext:value-type="float">
            <text:p>72.5952769796269</text:p>
          </table:table-cell>
          <table:table-cell office:value-type="float" office:value="92.7222207791438" calcext:value-type="float">
            <text:p>92.7222207791438</text:p>
          </table:table-cell>
          <table:table-cell office:value-type="float" office:value="90.4284207791341" calcext:value-type="float">
            <text:p>90.4284207791341</text:p>
          </table:table-cell>
          <table:table-cell office:value-type="float" office:value="99.5228577747402" calcext:value-type="float">
            <text:p>99.5228577747402</text:p>
          </table:table-cell>
          <table:table-cell office:value-type="float" office:value="99.8052056133542" calcext:value-type="float">
            <text:p>99.8052056133542</text:p>
          </table:table-cell>
          <table:table-cell office:value-type="float" office:value="97.4095480794277" calcext:value-type="float">
            <text:p>97.4095480794277</text:p>
          </table:table-cell>
          <table:table-cell office:value-type="float" office:value="95.3944424622023" calcext:value-type="float">
            <text:p>95.3944424622023</text:p>
          </table:table-cell>
          <table:table-cell office:value-type="float" office:value="75.1002742441715" calcext:value-type="float">
            <text:p>75.1002742441715</text:p>
          </table:table-cell>
          <table:table-cell office:value-type="float" office:value="95.3187210093104" calcext:value-type="float">
            <text:p>95.3187210093104</text:p>
          </table:table-cell>
          <table:table-cell office:value-type="float" office:value="98.1007156663612" calcext:value-type="float">
            <text:p>98.1007156663612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50.5633716404875" calcext:value-type="float">
            <text:p>50.5633716404875</text:p>
          </table:table-cell>
          <table:table-cell office:value-type="float" office:value="42.6966577627042" calcext:value-type="float">
            <text:p>42.6966577627042</text:p>
          </table:table-cell>
          <table:table-cell office:value-type="float" office:value="25.6794856385346" calcext:value-type="float">
            <text:p>25.6794856385346</text:p>
          </table:table-cell>
          <table:table-cell table:number-columns-repeated="2"/>
          <table:table-cell office:value-type="float" office:value="29.8849399325541" calcext:value-type="float">
            <text:p>29.8849399325541</text:p>
          </table:table-cell>
          <table:table-cell office:value-type="float" office:value="53.8933155415384" calcext:value-type="float">
            <text:p>53.8933155415384</text:p>
          </table:table-cell>
          <table:table-cell office:value-type="float" office:value="24.2085225332499" calcext:value-type="float">
            <text:p>24.2085225332499</text:p>
          </table:table-cell>
          <table:table-cell office:value-type="float" office:value="30.0072267733553" calcext:value-type="float">
            <text:p>30.0072267733553</text:p>
          </table:table-cell>
          <table:table-cell office:value-type="float" office:value="3.45243342964812" calcext:value-type="float">
            <text:p>3.45243342964812</text:p>
          </table:table-cell>
          <table:table-cell office:value-type="float" office:value="47.0149654194443" calcext:value-type="float">
            <text:p>47.0149654194443</text:p>
          </table:table-cell>
          <table:table-cell office:value-type="float" office:value="57.1942331967777" calcext:value-type="float">
            <text:p>57.1942331967777</text:p>
          </table:table-cell>
          <table:table-cell office:value-type="float" office:value="34.5035418360014" calcext:value-type="float">
            <text:p>34.5035418360014</text:p>
          </table:table-cell>
          <table:table-cell office:value-type="float" office:value="30.1179202482998" calcext:value-type="float">
            <text:p>30.1179202482998</text:p>
          </table:table-cell>
          <table:table-cell office:value-type="float" office:value="27.7322735392515" calcext:value-type="float">
            <text:p>27.7322735392515</text:p>
          </table:table-cell>
          <table:table-cell office:value-type="float" office:value="45.31969361134" calcext:value-type="float">
            <text:p>45.31969361134</text:p>
          </table:table-cell>
          <table:table-cell office:value-type="float" office:value="24.5997500057238" calcext:value-type="float">
            <text:p>24.5997500057238</text:p>
          </table:table-cell>
          <table:table-cell office:value-type="float" office:value="22.5162320026866" calcext:value-type="float">
            <text:p>22.5162320026866</text:p>
          </table:table-cell>
          <table:table-cell office:value-type="float" office:value="46.3332713843157" calcext:value-type="float">
            <text:p>46.3332713843157</text:p>
          </table:table-cell>
          <table:table-cell office:value-type="float" office:value="25.9472436042214" calcext:value-type="float">
            <text:p>25.9472436042214</text:p>
          </table:table-cell>
          <table:table-cell office:value-type="float" office:value="28.6918138163206" calcext:value-type="float">
            <text:p>28.6918138163206</text:p>
          </table:table-cell>
          <table:table-cell office:value-type="float" office:value="33.397395245947" calcext:value-type="float">
            <text:p>33.397395245947</text:p>
          </table:table-cell>
          <table:table-cell office:value-type="float" office:value="16.0652857044881" calcext:value-type="float">
            <text:p>16.0652857044881</text:p>
          </table:table-cell>
          <table:table-cell office:value-type="float" office:value="49.0323639320703" calcext:value-type="float">
            <text:p>49.0323639320703</text:p>
          </table:table-cell>
          <table:table-cell office:value-type="float" office:value="77.3188547354625" calcext:value-type="float">
            <text:p>77.3188547354625</text:p>
          </table:table-cell>
          <table:table-cell office:value-type="float" office:value="23.4892952185872" calcext:value-type="float">
            <text:p>23.4892952185872</text:p>
          </table:table-cell>
          <table:table-cell office:value-type="float" office:value="82.083048926885" calcext:value-type="float">
            <text:p>82.083048926885</text:p>
          </table:table-cell>
          <table:table-cell office:value-type="float" office:value="67.48903831707" calcext:value-type="float">
            <text:p>67.48903831707</text:p>
          </table:table-cell>
          <table:table-cell office:value-type="float" office:value="66.1760042283298" calcext:value-type="float">
            <text:p>66.1760042283298</text:p>
          </table:table-cell>
          <table:table-cell office:value-type="float" office:value="15.2744985982815" calcext:value-type="float">
            <text:p>15.2744985982815</text:p>
          </table:table-cell>
          <table:table-cell office:value-type="float" office:value="15.4934206750776" calcext:value-type="float">
            <text:p>15.4934206750776</text:p>
          </table:table-cell>
          <table:table-cell office:value-type="float" office:value="18.5501890713612" calcext:value-type="float">
            <text:p>18.5501890713612</text:p>
          </table:table-cell>
          <table:table-cell office:value-type="float" office:value="10.8555521498307" calcext:value-type="float">
            <text:p>10.8555521498307</text:p>
          </table:table-cell>
          <table:table-cell office:value-type="float" office:value="22.3448689049453" calcext:value-type="float">
            <text:p>22.3448689049453</text:p>
          </table:table-cell>
          <table:table-cell office:value-type="float" office:value="44.5342462773475" calcext:value-type="float">
            <text:p>44.5342462773475</text:p>
          </table:table-cell>
          <table:table-cell office:value-type="float" office:value="48.5549237172144" calcext:value-type="float">
            <text:p>48.5549237172144</text:p>
          </table:table-cell>
          <table:table-cell/>
          <table:table-cell office:value-type="float" office:value="40.9392876303836" calcext:value-type="float">
            <text:p>40.9392876303836</text:p>
          </table:table-cell>
          <table:table-cell office:value-type="float" office:value="59.0056156060079" calcext:value-type="float">
            <text:p>59.0056156060079</text:p>
          </table:table-cell>
          <table:table-cell office:value-type="float" office:value="47.6342591192636" calcext:value-type="float">
            <text:p>47.6342591192636</text:p>
          </table:table-cell>
          <table:table-cell table:number-columns-repeated="3"/>
          <table:table-cell office:value-type="float" office:value="98.5052050008554" calcext:value-type="float">
            <text:p>98.5052050008554</text:p>
          </table:table-cell>
          <table:table-cell office:value-type="float" office:value="96.5578805858496" calcext:value-type="float">
            <text:p>96.5578805858496</text:p>
          </table:table-cell>
          <table:table-cell office:value-type="float" office:value="75.8547348318624" calcext:value-type="float">
            <text:p>75.8547348318624</text:p>
          </table:table-cell>
          <table:table-cell office:value-type="float" office:value="72.5984007846506" calcext:value-type="float">
            <text:p>72.5984007846506</text:p>
          </table:table-cell>
          <table:table-cell office:value-type="float" office:value="95.6808415544659" calcext:value-type="float">
            <text:p>95.6808415544659</text:p>
          </table:table-cell>
          <table:table-cell office:value-type="float" office:value="90.8329109816419" calcext:value-type="float">
            <text:p>90.8329109816419</text:p>
          </table:table-cell>
          <table:table-cell office:value-type="float" office:value="99.5725637523583" calcext:value-type="float">
            <text:p>99.5725637523583</text:p>
          </table:table-cell>
          <table:table-cell/>
          <table:table-cell office:value-type="float" office:value="97.6658554282165" calcext:value-type="float">
            <text:p>97.6658554282165</text:p>
          </table:table-cell>
          <table:table-cell office:value-type="float" office:value="95.8335050443099" calcext:value-type="float">
            <text:p>95.8335050443099</text:p>
          </table:table-cell>
          <table:table-cell office:value-type="float" office:value="78.8297345845299" calcext:value-type="float">
            <text:p>78.8297345845299</text:p>
          </table:table-cell>
          <table:table-cell office:value-type="float" office:value="97.305760795935" calcext:value-type="float">
            <text:p>97.305760795935</text:p>
          </table:table-cell>
          <table:table-cell office:value-type="float" office:value="98.811537011827" calcext:value-type="float">
            <text:p>98.811537011827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50.7738129590344" calcext:value-type="float">
            <text:p>50.7738129590344</text:p>
          </table:table-cell>
          <table:table-cell office:value-type="float" office:value="42.8648730416581" calcext:value-type="float">
            <text:p>42.8648730416581</text:p>
          </table:table-cell>
          <table:table-cell office:value-type="float" office:value="25.6958424410717" calcext:value-type="float">
            <text:p>25.6958424410717</text:p>
          </table:table-cell>
          <table:table-cell table:number-columns-repeated="2"/>
          <table:table-cell office:value-type="float" office:value="30.0618276878878" calcext:value-type="float">
            <text:p>30.0618276878878</text:p>
          </table:table-cell>
          <table:table-cell office:value-type="float" office:value="54.172106363016" calcext:value-type="float">
            <text:p>54.172106363016</text:p>
          </table:table-cell>
          <table:table-cell office:value-type="float" office:value="26.4820519872893" calcext:value-type="float">
            <text:p>26.4820519872893</text:p>
          </table:table-cell>
          <table:table-cell office:value-type="float" office:value="36.7056016186245" calcext:value-type="float">
            <text:p>36.7056016186245</text:p>
          </table:table-cell>
          <table:table-cell office:value-type="float" office:value="3.4639365091262" calcext:value-type="float">
            <text:p>3.4639365091262</text:p>
          </table:table-cell>
          <table:table-cell office:value-type="float" office:value="49.1005753361574" calcext:value-type="float">
            <text:p>49.1005753361574</text:p>
          </table:table-cell>
          <table:table-cell office:value-type="float" office:value="57.4953595434191" calcext:value-type="float">
            <text:p>57.4953595434191</text:p>
          </table:table-cell>
          <table:table-cell office:value-type="float" office:value="38.3835915820007" calcext:value-type="float">
            <text:p>38.3835915820007</text:p>
          </table:table-cell>
          <table:table-cell office:value-type="float" office:value="30.8798659411196" calcext:value-type="float">
            <text:p>30.8798659411196</text:p>
          </table:table-cell>
          <table:table-cell office:value-type="float" office:value="28.2399169967218" calcext:value-type="float">
            <text:p>28.2399169967218</text:p>
          </table:table-cell>
          <table:table-cell office:value-type="float" office:value="48.1558428740827" calcext:value-type="float">
            <text:p>48.1558428740827</text:p>
          </table:table-cell>
          <table:table-cell office:value-type="float" office:value="26.040234410592" calcext:value-type="float">
            <text:p>26.040234410592</text:p>
          </table:table-cell>
          <table:table-cell office:value-type="float" office:value="24.0433434515815" calcext:value-type="float">
            <text:p>24.0433434515815</text:p>
          </table:table-cell>
          <table:table-cell office:value-type="float" office:value="47.1211956926185" calcext:value-type="float">
            <text:p>47.1211956926185</text:p>
          </table:table-cell>
          <table:table-cell office:value-type="float" office:value="27.6745976436039" calcext:value-type="float">
            <text:p>27.6745976436039</text:p>
          </table:table-cell>
          <table:table-cell office:value-type="float" office:value="29.1584012589264" calcext:value-type="float">
            <text:p>29.1584012589264</text:p>
          </table:table-cell>
          <table:table-cell office:value-type="float" office:value="34.5959117795571" calcext:value-type="float">
            <text:p>34.5959117795571</text:p>
          </table:table-cell>
          <table:table-cell office:value-type="float" office:value="16.2222640922489" calcext:value-type="float">
            <text:p>16.2222640922489</text:p>
          </table:table-cell>
          <table:table-cell office:value-type="float" office:value="50.1387624627669" calcext:value-type="float">
            <text:p>50.1387624627669</text:p>
          </table:table-cell>
          <table:table-cell office:value-type="float" office:value="79.0189471385321" calcext:value-type="float">
            <text:p>79.0189471385321</text:p>
          </table:table-cell>
          <table:table-cell office:value-type="float" office:value="25.0947586147091" calcext:value-type="float">
            <text:p>25.0947586147091</text:p>
          </table:table-cell>
          <table:table-cell office:value-type="float" office:value="87.1519466692729" calcext:value-type="float">
            <text:p>87.1519466692729</text:p>
          </table:table-cell>
          <table:table-cell office:value-type="float" office:value="76.3139860215785" calcext:value-type="float">
            <text:p>76.3139860215785</text:p>
          </table:table-cell>
          <table:table-cell office:value-type="float" office:value="66.9532827037715" calcext:value-type="float">
            <text:p>66.9532827037715</text:p>
          </table:table-cell>
          <table:table-cell office:value-type="float" office:value="17.1891789111085" calcext:value-type="float">
            <text:p>17.1891789111085</text:p>
          </table:table-cell>
          <table:table-cell office:value-type="float" office:value="16.9740660999589" calcext:value-type="float">
            <text:p>16.9740660999589</text:p>
          </table:table-cell>
          <table:table-cell office:value-type="float" office:value="19.5713442746147" calcext:value-type="float">
            <text:p>19.5713442746147</text:p>
          </table:table-cell>
          <table:table-cell office:value-type="float" office:value="11.6294598805706" calcext:value-type="float">
            <text:p>11.6294598805706</text:p>
          </table:table-cell>
          <table:table-cell office:value-type="float" office:value="22.7338746599733" calcext:value-type="float">
            <text:p>22.7338746599733</text:p>
          </table:table-cell>
          <table:table-cell office:value-type="float" office:value="45.6371546145517" calcext:value-type="float">
            <text:p>45.6371546145517</text:p>
          </table:table-cell>
          <table:table-cell office:value-type="float" office:value="48.7991812862976" calcext:value-type="float">
            <text:p>48.7991812862976</text:p>
          </table:table-cell>
          <table:table-cell/>
          <table:table-cell office:value-type="float" office:value="42.4090313582443" calcext:value-type="float">
            <text:p>42.4090313582443</text:p>
          </table:table-cell>
          <table:table-cell office:value-type="float" office:value="60.4019268619596" calcext:value-type="float">
            <text:p>60.4019268619596</text:p>
          </table:table-cell>
          <table:table-cell office:value-type="float" office:value="52.5734249680326" calcext:value-type="float">
            <text:p>52.5734249680326</text:p>
          </table:table-cell>
          <table:table-cell table:number-columns-repeated="3"/>
          <table:table-cell office:value-type="float" office:value="99.8515963290079" calcext:value-type="float">
            <text:p>99.8515963290079</text:p>
          </table:table-cell>
          <table:table-cell/>
          <table:table-cell office:value-type="float" office:value="77.5187138818074" calcext:value-type="float">
            <text:p>77.5187138818074</text:p>
          </table:table-cell>
          <table:table-cell office:value-type="float" office:value="73.7002534718719" calcext:value-type="float">
            <text:p>73.7002534718719</text:p>
          </table:table-cell>
          <table:table-cell office:value-type="float" office:value="95.6910128649926" calcext:value-type="float">
            <text:p>95.6910128649926</text:p>
          </table:table-cell>
          <table:table-cell office:value-type="float" office:value="93.4332344888472" calcext:value-type="float">
            <text:p>93.4332344888472</text:p>
          </table:table-cell>
          <table:table-cell office:value-type="float" office:value="99.7604675469805" calcext:value-type="float">
            <text:p>99.7604675469805</text:p>
          </table:table-cell>
          <table:table-cell/>
          <table:table-cell office:value-type="float" office:value="99.3916642484642" calcext:value-type="float">
            <text:p>99.3916642484642</text:p>
          </table:table-cell>
          <table:table-cell office:value-type="float" office:value="96.8957238779351" calcext:value-type="float">
            <text:p>96.8957238779351</text:p>
          </table:table-cell>
          <table:table-cell office:value-type="float" office:value="80.3574594963254" calcext:value-type="float">
            <text:p>80.3574594963254</text:p>
          </table:table-cell>
          <table:table-cell office:value-type="float" office:value="97.4824753579856" calcext:value-type="float">
            <text:p>97.4824753579856</text:p>
          </table:table-cell>
          <table:table-cell office:value-type="float" office:value="98.8679154128928" calcext:value-type="float">
            <text:p>98.8679154128928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51.2379045216578" calcext:value-type="float">
            <text:p>51.2379045216578</text:p>
          </table:table-cell>
          <table:table-cell office:value-type="float" office:value="43.7735544962145" calcext:value-type="float">
            <text:p>43.7735544962145</text:p>
          </table:table-cell>
          <table:table-cell office:value-type="float" office:value="26.4001004978808" calcext:value-type="float">
            <text:p>26.4001004978808</text:p>
          </table:table-cell>
          <table:table-cell table:number-columns-repeated="2"/>
          <table:table-cell office:value-type="float" office:value="30.6591363761201" calcext:value-type="float">
            <text:p>30.6591363761201</text:p>
          </table:table-cell>
          <table:table-cell office:value-type="float" office:value="55.2064641003633" calcext:value-type="float">
            <text:p>55.2064641003633</text:p>
          </table:table-cell>
          <table:table-cell office:value-type="float" office:value="26.5467480022309" calcext:value-type="float">
            <text:p>26.5467480022309</text:p>
          </table:table-cell>
          <table:table-cell/>
          <table:table-cell office:value-type="float" office:value="3.66728593648118" calcext:value-type="float">
            <text:p>3.66728593648118</text:p>
          </table:table-cell>
          <table:table-cell office:value-type="float" office:value="49.7670071168225" calcext:value-type="float">
            <text:p>49.7670071168225</text:p>
          </table:table-cell>
          <table:table-cell office:value-type="float" office:value="59.932888127317" calcext:value-type="float">
            <text:p>59.932888127317</text:p>
          </table:table-cell>
          <table:table-cell office:value-type="float" office:value="40.5026731658911" calcext:value-type="float">
            <text:p>40.5026731658911</text:p>
          </table:table-cell>
          <table:table-cell office:value-type="float" office:value="34.7654913844778" calcext:value-type="float">
            <text:p>34.7654913844778</text:p>
          </table:table-cell>
          <table:table-cell office:value-type="float" office:value="28.292597386059" calcext:value-type="float">
            <text:p>28.292597386059</text:p>
          </table:table-cell>
          <table:table-cell office:value-type="float" office:value="48.2469828113001" calcext:value-type="float">
            <text:p>48.2469828113001</text:p>
          </table:table-cell>
          <table:table-cell office:value-type="float" office:value="26.1909644713295" calcext:value-type="float">
            <text:p>26.1909644713295</text:p>
          </table:table-cell>
          <table:table-cell office:value-type="float" office:value="24.4110164813112" calcext:value-type="float">
            <text:p>24.4110164813112</text:p>
          </table:table-cell>
          <table:table-cell office:value-type="float" office:value="47.4398731482897" calcext:value-type="float">
            <text:p>47.4398731482897</text:p>
          </table:table-cell>
          <table:table-cell office:value-type="float" office:value="31.5698390294297" calcext:value-type="float">
            <text:p>31.5698390294297</text:p>
          </table:table-cell>
          <table:table-cell office:value-type="float" office:value="34.6027591706851" calcext:value-type="float">
            <text:p>34.6027591706851</text:p>
          </table:table-cell>
          <table:table-cell office:value-type="float" office:value="35.1892747173987" calcext:value-type="float">
            <text:p>35.1892747173987</text:p>
          </table:table-cell>
          <table:table-cell office:value-type="float" office:value="16.2331924756479" calcext:value-type="float">
            <text:p>16.2331924756479</text:p>
          </table:table-cell>
          <table:table-cell office:value-type="float" office:value="50.5595324930434" calcext:value-type="float">
            <text:p>50.5595324930434</text:p>
          </table:table-cell>
          <table:table-cell office:value-type="float" office:value="86.4530164140426" calcext:value-type="float">
            <text:p>86.4530164140426</text:p>
          </table:table-cell>
          <table:table-cell office:value-type="float" office:value="25.8929047799287" calcext:value-type="float">
            <text:p>25.8929047799287</text:p>
          </table:table-cell>
          <table:table-cell office:value-type="float" office:value="88.62686296105" calcext:value-type="float">
            <text:p>88.62686296105</text:p>
          </table:table-cell>
          <table:table-cell office:value-type="float" office:value="76.3253403170752" calcext:value-type="float">
            <text:p>76.3253403170752</text:p>
          </table:table-cell>
          <table:table-cell office:value-type="float" office:value="70.819146705571" calcext:value-type="float">
            <text:p>70.819146705571</text:p>
          </table:table-cell>
          <table:table-cell office:value-type="float" office:value="18.2094634750309" calcext:value-type="float">
            <text:p>18.2094634750309</text:p>
          </table:table-cell>
          <table:table-cell office:value-type="float" office:value="24.1475388276843" calcext:value-type="float">
            <text:p>24.1475388276843</text:p>
          </table:table-cell>
          <table:table-cell office:value-type="float" office:value="19.7070454472973" calcext:value-type="float">
            <text:p>19.7070454472973</text:p>
          </table:table-cell>
          <table:table-cell office:value-type="float" office:value="12.5829158121381" calcext:value-type="float">
            <text:p>12.5829158121381</text:p>
          </table:table-cell>
          <table:table-cell office:value-type="float" office:value="22.9982427464241" calcext:value-type="float">
            <text:p>22.9982427464241</text:p>
          </table:table-cell>
          <table:table-cell office:value-type="float" office:value="45.8017812400975" calcext:value-type="float">
            <text:p>45.8017812400975</text:p>
          </table:table-cell>
          <table:table-cell office:value-type="float" office:value="49.6872944969891" calcext:value-type="float">
            <text:p>49.6872944969891</text:p>
          </table:table-cell>
          <table:table-cell/>
          <table:table-cell office:value-type="float" office:value="64.367217133388" calcext:value-type="float">
            <text:p>64.367217133388</text:p>
          </table:table-cell>
          <table:table-cell office:value-type="float" office:value="67.320929973956" calcext:value-type="float">
            <text:p>67.320929973956</text:p>
          </table:table-cell>
          <table:table-cell office:value-type="float" office:value="56.3768854511518" calcext:value-type="float">
            <text:p>56.3768854511518</text:p>
          </table:table-cell>
          <table:table-cell table:number-columns-repeated="5"/>
          <table:table-cell office:value-type="float" office:value="82.2880745327903" calcext:value-type="float">
            <text:p>82.2880745327903</text:p>
          </table:table-cell>
          <table:table-cell office:value-type="float" office:value="75.4655672715262" calcext:value-type="float">
            <text:p>75.4655672715262</text:p>
          </table:table-cell>
          <table:table-cell office:value-type="float" office:value="96.4722700760686" calcext:value-type="float">
            <text:p>96.4722700760686</text:p>
          </table:table-cell>
          <table:table-cell office:value-type="float" office:value="93.7674703076097" calcext:value-type="float">
            <text:p>93.7674703076097</text:p>
          </table:table-cell>
          <table:table-cell office:value-type="float" office:value="99.776739948396" calcext:value-type="float">
            <text:p>99.776739948396</text:p>
          </table:table-cell>
          <table:table-cell/>
          <table:table-cell office:value-type="float" office:value="99.8580719083937" calcext:value-type="float">
            <text:p>99.8580719083937</text:p>
          </table:table-cell>
          <table:table-cell office:value-type="float" office:value="98.3349559632639" calcext:value-type="float">
            <text:p>98.3349559632639</text:p>
          </table:table-cell>
          <table:table-cell office:value-type="float" office:value="86.8560737363491" calcext:value-type="float">
            <text:p>86.8560737363491</text:p>
          </table:table-cell>
          <table:table-cell/>
          <table:table-cell office:value-type="float" office:value="99.2974439341258" calcext:value-type="float">
            <text:p>99.2974439341258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53.6516861859674" calcext:value-type="float">
            <text:p>53.6516861859674</text:p>
          </table:table-cell>
          <table:table-cell office:value-type="float" office:value="44.4758236339337" calcext:value-type="float">
            <text:p>44.4758236339337</text:p>
          </table:table-cell>
          <table:table-cell office:value-type="float" office:value="28.2571455567914" calcext:value-type="float">
            <text:p>28.2571455567914</text:p>
          </table:table-cell>
          <table:table-cell table:number-columns-repeated="2"/>
          <table:table-cell office:value-type="float" office:value="31.3397035406713" calcext:value-type="float">
            <text:p>31.3397035406713</text:p>
          </table:table-cell>
          <table:table-cell office:value-type="float" office:value="55.9809993268544" calcext:value-type="float">
            <text:p>55.9809993268544</text:p>
          </table:table-cell>
          <table:table-cell office:value-type="float" office:value="26.7644647913058" calcext:value-type="float">
            <text:p>26.7644647913058</text:p>
          </table:table-cell>
          <table:table-cell/>
          <table:table-cell office:value-type="float" office:value="3.78966596948139" calcext:value-type="float">
            <text:p>3.78966596948139</text:p>
          </table:table-cell>
          <table:table-cell office:value-type="float" office:value="50.1046435735085" calcext:value-type="float">
            <text:p>50.1046435735085</text:p>
          </table:table-cell>
          <table:table-cell office:value-type="float" office:value="61.0787181447311" calcext:value-type="float">
            <text:p>61.0787181447311</text:p>
          </table:table-cell>
          <table:table-cell office:value-type="float" office:value="42.185746468441" calcext:value-type="float">
            <text:p>42.185746468441</text:p>
          </table:table-cell>
          <table:table-cell office:value-type="float" office:value="35.1698126013166" calcext:value-type="float">
            <text:p>35.1698126013166</text:p>
          </table:table-cell>
          <table:table-cell office:value-type="float" office:value="29.0963842951349" calcext:value-type="float">
            <text:p>29.0963842951349</text:p>
          </table:table-cell>
          <table:table-cell office:value-type="float" office:value="50.0651272600398" calcext:value-type="float">
            <text:p>50.0651272600398</text:p>
          </table:table-cell>
          <table:table-cell office:value-type="float" office:value="26.33992598222" calcext:value-type="float">
            <text:p>26.33992598222</text:p>
          </table:table-cell>
          <table:table-cell office:value-type="float" office:value="24.6106123707146" calcext:value-type="float">
            <text:p>24.6106123707146</text:p>
          </table:table-cell>
          <table:table-cell office:value-type="float" office:value="49.5183548801903" calcext:value-type="float">
            <text:p>49.5183548801903</text:p>
          </table:table-cell>
          <table:table-cell office:value-type="float" office:value="31.629405262713" calcext:value-type="float">
            <text:p>31.629405262713</text:p>
          </table:table-cell>
          <table:table-cell office:value-type="float" office:value="37.2717723712134" calcext:value-type="float">
            <text:p>37.2717723712134</text:p>
          </table:table-cell>
          <table:table-cell office:value-type="float" office:value="36.3712262014199" calcext:value-type="float">
            <text:p>36.3712262014199</text:p>
          </table:table-cell>
          <table:table-cell office:value-type="float" office:value="16.7459053980535" calcext:value-type="float">
            <text:p>16.7459053980535</text:p>
          </table:table-cell>
          <table:table-cell office:value-type="float" office:value="51.8453406226653" calcext:value-type="float">
            <text:p>51.8453406226653</text:p>
          </table:table-cell>
          <table:table-cell office:value-type="float" office:value="89.429176237421" calcext:value-type="float">
            <text:p>89.429176237421</text:p>
          </table:table-cell>
          <table:table-cell office:value-type="float" office:value="29.4017140341414" calcext:value-type="float">
            <text:p>29.4017140341414</text:p>
          </table:table-cell>
          <table:table-cell office:value-type="float" office:value="88.9590750725946" calcext:value-type="float">
            <text:p>88.9590750725946</text:p>
          </table:table-cell>
          <table:table-cell office:value-type="float" office:value="77.1147056083265" calcext:value-type="float">
            <text:p>77.1147056083265</text:p>
          </table:table-cell>
          <table:table-cell office:value-type="float" office:value="75.6951317258929" calcext:value-type="float">
            <text:p>75.6951317258929</text:p>
          </table:table-cell>
          <table:table-cell office:value-type="float" office:value="18.3948391835032" calcext:value-type="float">
            <text:p>18.3948391835032</text:p>
          </table:table-cell>
          <table:table-cell office:value-type="float" office:value="25.7805086897501" calcext:value-type="float">
            <text:p>25.7805086897501</text:p>
          </table:table-cell>
          <table:table-cell office:value-type="float" office:value="22.5524621516915" calcext:value-type="float">
            <text:p>22.5524621516915</text:p>
          </table:table-cell>
          <table:table-cell office:value-type="float" office:value="15.3274160847719" calcext:value-type="float">
            <text:p>15.3274160847719</text:p>
          </table:table-cell>
          <table:table-cell office:value-type="float" office:value="38.2204048272713" calcext:value-type="float">
            <text:p>38.2204048272713</text:p>
          </table:table-cell>
          <table:table-cell office:value-type="float" office:value="52.2995570986526" calcext:value-type="float">
            <text:p>52.2995570986526</text:p>
          </table:table-cell>
          <table:table-cell office:value-type="float" office:value="49.8364605171623" calcext:value-type="float">
            <text:p>49.8364605171623</text:p>
          </table:table-cell>
          <table:table-cell table:number-columns-repeated="2"/>
          <table:table-cell office:value-type="float" office:value="77.6138462323504" calcext:value-type="float">
            <text:p>77.6138462323504</text:p>
          </table:table-cell>
          <table:table-cell table:number-columns-repeated="8"/>
          <table:table-cell office:value-type="float" office:value="96.83452865883" calcext:value-type="float">
            <text:p>96.83452865883</text:p>
          </table:table-cell>
          <table:table-cell office:value-type="float" office:value="94.0513997155705" calcext:value-type="float">
            <text:p>94.0513997155705</text:p>
          </table:table-cell>
          <table:table-cell table:number-columns-repeated="6"/>
          <table:table-cell office:value-type="float" office:value="99.3933304016601" calcext:value-type="float">
            <text:p>99.3933304016601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54.4740301970677" calcext:value-type="float">
            <text:p>54.4740301970677</text:p>
          </table:table-cell>
          <table:table-cell office:value-type="float" office:value="44.6524571849463" calcext:value-type="float">
            <text:p>44.6524571849463</text:p>
          </table:table-cell>
          <table:table-cell office:value-type="float" office:value="35.6150963724492" calcext:value-type="float">
            <text:p>35.6150963724492</text:p>
          </table:table-cell>
          <table:table-cell table:number-columns-repeated="2"/>
          <table:table-cell office:value-type="float" office:value="31.6792752211159" calcext:value-type="float">
            <text:p>31.6792752211159</text:p>
          </table:table-cell>
          <table:table-cell office:value-type="float" office:value="56.1972308406843" calcext:value-type="float">
            <text:p>56.1972308406843</text:p>
          </table:table-cell>
          <table:table-cell office:value-type="float" office:value="32.1318594209966" calcext:value-type="float">
            <text:p>32.1318594209966</text:p>
          </table:table-cell>
          <table:table-cell/>
          <table:table-cell office:value-type="float" office:value="3.80158163917328" calcext:value-type="float">
            <text:p>3.80158163917328</text:p>
          </table:table-cell>
          <table:table-cell office:value-type="float" office:value="51.8070426949606" calcext:value-type="float">
            <text:p>51.8070426949606</text:p>
          </table:table-cell>
          <table:table-cell office:value-type="float" office:value="64.7559181228787" calcext:value-type="float">
            <text:p>64.7559181228787</text:p>
          </table:table-cell>
          <table:table-cell office:value-type="float" office:value="43.8682453201949" calcext:value-type="float">
            <text:p>43.8682453201949</text:p>
          </table:table-cell>
          <table:table-cell office:value-type="float" office:value="39.4030968751647" calcext:value-type="float">
            <text:p>39.4030968751647</text:p>
          </table:table-cell>
          <table:table-cell office:value-type="float" office:value="29.251062648644" calcext:value-type="float">
            <text:p>29.251062648644</text:p>
          </table:table-cell>
          <table:table-cell/>
          <table:table-cell office:value-type="float" office:value="26.4904041220939" calcext:value-type="float">
            <text:p>26.4904041220939</text:p>
          </table:table-cell>
          <table:table-cell office:value-type="float" office:value="29.0819069024426" calcext:value-type="float">
            <text:p>29.0819069024426</text:p>
          </table:table-cell>
          <table:table-cell office:value-type="float" office:value="50.9100521675557" calcext:value-type="float">
            <text:p>50.9100521675557</text:p>
          </table:table-cell>
          <table:table-cell office:value-type="float" office:value="36.5943826069282" calcext:value-type="float">
            <text:p>36.5943826069282</text:p>
          </table:table-cell>
          <table:table-cell office:value-type="float" office:value="43.1809513857609" calcext:value-type="float">
            <text:p>43.1809513857609</text:p>
          </table:table-cell>
          <table:table-cell office:value-type="float" office:value="37.6282956075001" calcext:value-type="float">
            <text:p>37.6282956075001</text:p>
          </table:table-cell>
          <table:table-cell office:value-type="float" office:value="17.3979504206188" calcext:value-type="float">
            <text:p>17.3979504206188</text:p>
          </table:table-cell>
          <table:table-cell office:value-type="float" office:value="53.4441821103498" calcext:value-type="float">
            <text:p>53.4441821103498</text:p>
          </table:table-cell>
          <table:table-cell/>
          <table:table-cell office:value-type="float" office:value="30.1129921952351" calcext:value-type="float">
            <text:p>30.1129921952351</text:p>
          </table:table-cell>
          <table:table-cell/>
          <table:table-cell office:value-type="float" office:value="86.2309527844715" calcext:value-type="float">
            <text:p>86.2309527844715</text:p>
          </table:table-cell>
          <table:table-cell/>
          <table:table-cell office:value-type="float" office:value="18.8974233789446" calcext:value-type="float">
            <text:p>18.8974233789446</text:p>
          </table:table-cell>
          <table:table-cell office:value-type="float" office:value="27.412024269649" calcext:value-type="float">
            <text:p>27.412024269649</text:p>
          </table:table-cell>
          <table:table-cell office:value-type="float" office:value="27.059118458203" calcext:value-type="float">
            <text:p>27.059118458203</text:p>
          </table:table-cell>
          <table:table-cell/>
          <table:table-cell office:value-type="float" office:value="47.4070485554488" calcext:value-type="float">
            <text:p>47.4070485554488</text:p>
          </table:table-cell>
          <table:table-cell office:value-type="float" office:value="65.7516122856966" calcext:value-type="float">
            <text:p>65.7516122856966</text:p>
          </table:table-cell>
          <table:table-cell office:value-type="float" office:value="50.0800173168743" calcext:value-type="float">
            <text:p>50.0800173168743</text:p>
          </table:table-cell>
          <table:table-cell table:number-columns-repeated="2"/>
          <table:table-cell office:value-type="float" office:value="93.6030014479737" calcext:value-type="float">
            <text:p>93.6030014479737</text:p>
          </table:table-cell>
          <table:table-cell table:number-columns-repeated="16"/>
          <table:table-cell office:value-type="float" office:value="99.8109279935114" calcext:value-type="float">
            <text:p>99.8109279935114</text:p>
          </table:table-cell>
          <table:table-cell table:number-columns-repeated="85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54.9586498569947" calcext:value-type="float">
            <text:p>54.9586498569947</text:p>
          </table:table-cell>
          <table:table-cell office:value-type="float" office:value="44.8373124729253" calcext:value-type="float">
            <text:p>44.8373124729253</text:p>
          </table:table-cell>
          <table:table-cell office:value-type="float" office:value="39.3247878185686" calcext:value-type="float">
            <text:p>39.3247878185686</text:p>
          </table:table-cell>
          <table:table-cell table:number-columns-repeated="2"/>
          <table:table-cell office:value-type="float" office:value="32.5848161615179" calcext:value-type="float">
            <text:p>32.5848161615179</text:p>
          </table:table-cell>
          <table:table-cell office:value-type="float" office:value="57.1414447211733" calcext:value-type="float">
            <text:p>57.1414447211733</text:p>
          </table:table-cell>
          <table:table-cell table:number-columns-repeated="2"/>
          <table:table-cell office:value-type="float" office:value="3.95210139679599" calcext:value-type="float">
            <text:p>3.95210139679599</text:p>
          </table:table-cell>
          <table:table-cell office:value-type="float" office:value="52.9652628670994" calcext:value-type="float">
            <text:p>52.9652628670994</text:p>
          </table:table-cell>
          <table:table-cell office:value-type="float" office:value="69.8680610063031" calcext:value-type="float">
            <text:p>69.8680610063031</text:p>
          </table:table-cell>
          <table:table-cell table:number-columns-repeated="2"/>
          <table:table-cell office:value-type="float" office:value="30.6389514204985" calcext:value-type="float">
            <text:p>30.6389514204985</text:p>
          </table:table-cell>
          <table:table-cell/>
          <table:table-cell office:value-type="float" office:value="29.0818971553646" calcext:value-type="float">
            <text:p>29.0818971553646</text:p>
          </table:table-cell>
          <table:table-cell table:number-columns-repeated="3"/>
          <table:table-cell office:value-type="float" office:value="43.9499973710732" calcext:value-type="float">
            <text:p>43.9499973710732</text:p>
          </table:table-cell>
          <table:table-cell/>
          <table:table-cell office:value-type="float" office:value="17.4587822623411" calcext:value-type="float">
            <text:p>17.4587822623411</text:p>
          </table:table-cell>
          <table:table-cell office:value-type="float" office:value="54.6106106594966" calcext:value-type="float">
            <text:p>54.6106106594966</text:p>
          </table:table-cell>
          <table:table-cell/>
          <table:table-cell office:value-type="float" office:value="30.4026576699528" calcext:value-type="float">
            <text:p>30.4026576699528</text:p>
          </table:table-cell>
          <table:table-cell table:number-columns-repeated="3"/>
          <table:table-cell office:value-type="float" office:value="19.382498819361" calcext:value-type="float">
            <text:p>19.382498819361</text:p>
          </table:table-cell>
          <table:table-cell/>
          <table:table-cell office:value-type="float" office:value="30.1724127175069" calcext:value-type="float">
            <text:p>30.1724127175069</text:p>
          </table:table-cell>
          <table:table-cell table:number-columns-repeated="2"/>
          <table:table-cell office:value-type="float" office:value="70.4203954600775" calcext:value-type="float">
            <text:p>70.4203954600775</text:p>
          </table:table-cell>
          <table:table-cell office:value-type="float" office:value="50.4922085023828" calcext:value-type="float">
            <text:p>50.4922085023828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56.1857551577287" calcext:value-type="float">
            <text:p>56.1857551577287</text:p>
          </table:table-cell>
          <table:table-cell office:value-type="float" office:value="45.9448133634344" calcext:value-type="float">
            <text:p>45.9448133634344</text:p>
          </table:table-cell>
          <table:table-cell table:number-columns-repeated="3"/>
          <table:table-cell office:value-type="float" office:value="32.9666973371551" calcext:value-type="float">
            <text:p>32.9666973371551</text:p>
          </table:table-cell>
          <table:table-cell office:value-type="float" office:value="57.2646273403056" calcext:value-type="float">
            <text:p>57.2646273403056</text:p>
          </table:table-cell>
          <table:table-cell table:number-columns-repeated="2"/>
          <table:table-cell office:value-type="float" office:value="3.98674767754462" calcext:value-type="float">
            <text:p>3.98674767754462</text:p>
          </table:table-cell>
          <table:table-cell office:value-type="float" office:value="54.31324169959" calcext:value-type="float">
            <text:p>54.31324169959</text:p>
          </table:table-cell>
          <table:table-cell office:value-type="float" office:value="74.1464747496285" calcext:value-type="float">
            <text:p>74.1464747496285</text:p>
          </table:table-cell>
          <table:table-cell table:number-columns-repeated="2"/>
          <table:table-cell office:value-type="float" office:value="30.9760089695231" calcext:value-type="float">
            <text:p>30.9760089695231</text:p>
          </table:table-cell>
          <table:table-cell/>
          <table:table-cell office:value-type="float" office:value="29.6352670275086" calcext:value-type="float">
            <text:p>29.6352670275086</text:p>
          </table:table-cell>
          <table:table-cell table:number-columns-repeated="5"/>
          <table:table-cell office:value-type="float" office:value="17.6712706426596" calcext:value-type="float">
            <text:p>17.6712706426596</text:p>
          </table:table-cell>
          <table:table-cell office:value-type="float" office:value="54.9126423258985" calcext:value-type="float">
            <text:p>54.9126423258985</text:p>
          </table:table-cell>
          <table:table-cell/>
          <table:table-cell office:value-type="float" office:value="31.3642496204167" calcext:value-type="float">
            <text:p>31.3642496204167</text:p>
          </table:table-cell>
          <table:table-cell table:number-columns-repeated="3"/>
          <table:table-cell office:value-type="float" office:value="21.0673387312697" calcext:value-type="float">
            <text:p>21.0673387312697</text:p>
          </table:table-cell>
          <table:table-cell/>
          <table:table-cell office:value-type="float" office:value="34.0970491654905" calcext:value-type="float">
            <text:p>34.0970491654905</text:p>
          </table:table-cell>
          <table:table-cell table:number-columns-repeated="3"/>
          <table:table-cell office:value-type="float" office:value="50.5817688019536" calcext:value-type="float">
            <text:p>50.5817688019536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56.6347322647818" calcext:value-type="float">
            <text:p>56.6347322647818</text:p>
          </table:table-cell>
          <table:table-cell office:value-type="float" office:value="46.9986464980913" calcext:value-type="float">
            <text:p>46.9986464980913</text:p>
          </table:table-cell>
          <table:table-cell table:number-columns-repeated="3"/>
          <table:table-cell office:value-type="float" office:value="33.3518839198694" calcext:value-type="float">
            <text:p>33.3518839198694</text:p>
          </table:table-cell>
          <table:table-cell office:value-type="float" office:value="59.8258072373758" calcext:value-type="float">
            <text:p>59.8258072373758</text:p>
          </table:table-cell>
          <table:table-cell table:number-columns-repeated="2"/>
          <table:table-cell office:value-type="float" office:value="4.90871035820256" calcext:value-type="float">
            <text:p>4.90871035820256</text:p>
          </table:table-cell>
          <table:table-cell office:value-type="float" office:value="55.6677641404451" calcext:value-type="float">
            <text:p>55.6677641404451</text:p>
          </table:table-cell>
          <table:table-cell office:value-type="float" office:value="76.1025887237433" calcext:value-type="float">
            <text:p>76.1025887237433</text:p>
          </table:table-cell>
          <table:table-cell table:number-columns-repeated="2"/>
          <table:table-cell office:value-type="float" office:value="31.125034735724" calcext:value-type="float">
            <text:p>31.125034735724</text:p>
          </table:table-cell>
          <table:table-cell/>
          <table:table-cell office:value-type="float" office:value="30.0064062171691" calcext:value-type="float">
            <text:p>30.0064062171691</text:p>
          </table:table-cell>
          <table:table-cell table:number-columns-repeated="5"/>
          <table:table-cell office:value-type="float" office:value="19.1698282564821" calcext:value-type="float">
            <text:p>19.1698282564821</text:p>
          </table:table-cell>
          <table:table-cell office:value-type="float" office:value="55.1190630028523" calcext:value-type="float">
            <text:p>55.1190630028523</text:p>
          </table:table-cell>
          <table:table-cell/>
          <table:table-cell office:value-type="float" office:value="35.7275969676898" calcext:value-type="float">
            <text:p>35.7275969676898</text:p>
          </table:table-cell>
          <table:table-cell table:number-columns-repeated="3"/>
          <table:table-cell office:value-type="float" office:value="21.3275271244924" calcext:value-type="float">
            <text:p>21.3275271244924</text:p>
          </table:table-cell>
          <table:table-cell table:number-columns-repeated="5"/>
          <table:table-cell office:value-type="float" office:value="50.8850577368452" calcext:value-type="float">
            <text:p>50.8850577368452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59.025006315291" calcext:value-type="float">
            <text:p>59.025006315291</text:p>
          </table:table-cell>
          <table:table-cell office:value-type="float" office:value="47.6088625497213" calcext:value-type="float">
            <text:p>47.6088625497213</text:p>
          </table:table-cell>
          <table:table-cell table:number-columns-repeated="3"/>
          <table:table-cell office:value-type="float" office:value="33.5705710752684" calcext:value-type="float">
            <text:p>33.5705710752684</text:p>
          </table:table-cell>
          <table:table-cell office:value-type="float" office:value="59.9589969136289" calcext:value-type="float">
            <text:p>59.9589969136289</text:p>
          </table:table-cell>
          <table:table-cell table:number-columns-repeated="2"/>
          <table:table-cell office:value-type="float" office:value="5.48628618719455" calcext:value-type="float">
            <text:p>5.48628618719455</text:p>
          </table:table-cell>
          <table:table-cell office:value-type="float" office:value="55.6891935421957" calcext:value-type="float">
            <text:p>55.6891935421957</text:p>
          </table:table-cell>
          <table:table-cell office:value-type="float" office:value="76.4790185180627" calcext:value-type="float">
            <text:p>76.4790185180627</text:p>
          </table:table-cell>
          <table:table-cell table:number-columns-repeated="2"/>
          <table:table-cell office:value-type="float" office:value="31.2267228987112" calcext:value-type="float">
            <text:p>31.2267228987112</text:p>
          </table:table-cell>
          <table:table-cell/>
          <table:table-cell office:value-type="float" office:value="32.7438508022846" calcext:value-type="float">
            <text:p>32.7438508022846</text:p>
          </table:table-cell>
          <table:table-cell table:number-columns-repeated="5"/>
          <table:table-cell office:value-type="float" office:value="19.5157205454985" calcext:value-type="float">
            <text:p>19.5157205454985</text:p>
          </table:table-cell>
          <table:table-cell office:value-type="float" office:value="58.2996078393945" calcext:value-type="float">
            <text:p>58.2996078393945</text:p>
          </table:table-cell>
          <table:table-cell/>
          <table:table-cell office:value-type="float" office:value="37.6054647896713" calcext:value-type="float">
            <text:p>37.6054647896713</text:p>
          </table:table-cell>
          <table:table-cell table:number-columns-repeated="3"/>
          <table:table-cell office:value-type="float" office:value="23.8322118372086" calcext:value-type="float">
            <text:p>23.8322118372086</text:p>
          </table:table-cell>
          <table:table-cell table:number-columns-repeated="5"/>
          <table:table-cell office:value-type="float" office:value="51.3794163114943" calcext:value-type="float">
            <text:p>51.3794163114943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/>
          <table:table-cell office:value-type="float" office:value="61.9570084059633" calcext:value-type="float">
            <text:p>61.9570084059633</text:p>
          </table:table-cell>
          <table:table-cell office:value-type="float" office:value="48.7157905737173" calcext:value-type="float">
            <text:p>48.7157905737173</text:p>
          </table:table-cell>
          <table:table-cell table:number-columns-repeated="3"/>
          <table:table-cell office:value-type="float" office:value="34.6565606603755" calcext:value-type="float">
            <text:p>34.6565606603755</text:p>
          </table:table-cell>
          <table:table-cell office:value-type="float" office:value="60.1305945525907" calcext:value-type="float">
            <text:p>60.1305945525907</text:p>
          </table:table-cell>
          <table:table-cell table:number-columns-repeated="2"/>
          <table:table-cell office:value-type="float" office:value="5.81866425286499" calcext:value-type="float">
            <text:p>5.81866425286499</text:p>
          </table:table-cell>
          <table:table-cell office:value-type="float" office:value="66.1918767366172" calcext:value-type="float">
            <text:p>66.1918767366172</text:p>
          </table:table-cell>
          <table:table-cell table:number-columns-repeated="3"/>
          <table:table-cell office:value-type="float" office:value="32.0252816228086" calcext:value-type="float">
            <text:p>32.0252816228086</text:p>
          </table:table-cell>
          <table:table-cell/>
          <table:table-cell office:value-type="float" office:value="36.5287992950613" calcext:value-type="float">
            <text:p>36.5287992950613</text:p>
          </table:table-cell>
          <table:table-cell table:number-columns-repeated="5"/>
          <table:table-cell office:value-type="float" office:value="20.192778807652" calcext:value-type="float">
            <text:p>20.192778807652</text:p>
          </table:table-cell>
          <table:table-cell office:value-type="float" office:value="58.8123375336987" calcext:value-type="float">
            <text:p>58.8123375336987</text:p>
          </table:table-cell>
          <table:table-cell/>
          <table:table-cell office:value-type="float" office:value="50.7477751572118" calcext:value-type="float">
            <text:p>50.7477751572118</text:p>
          </table:table-cell>
          <table:table-cell table:number-columns-repeated="3"/>
          <table:table-cell office:value-type="float" office:value="34.1573562136993" calcext:value-type="float">
            <text:p>34.1573562136993</text:p>
          </table:table-cell>
          <table:table-cell table:number-columns-repeated="5"/>
          <table:table-cell office:value-type="float" office:value="53.4651417293567" calcext:value-type="float">
            <text:p>53.4651417293567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2"/>
          <table:table-cell office:value-type="float" office:value="48.7437531089089" calcext:value-type="float">
            <text:p>48.7437531089089</text:p>
          </table:table-cell>
          <table:table-cell table:number-columns-repeated="3"/>
          <table:table-cell office:value-type="float" office:value="34.9427813281867" calcext:value-type="float">
            <text:p>34.9427813281867</text:p>
          </table:table-cell>
          <table:table-cell office:value-type="float" office:value="61.2515022612724" calcext:value-type="float">
            <text:p>61.2515022612724</text:p>
          </table:table-cell>
          <table:table-cell table:number-columns-repeated="2"/>
          <table:table-cell office:value-type="float" office:value="5.92479850973271" calcext:value-type="float">
            <text:p>5.92479850973271</text:p>
          </table:table-cell>
          <table:table-cell table:number-columns-repeated="4"/>
          <table:table-cell office:value-type="float" office:value="33.1007426378541" calcext:value-type="float">
            <text:p>33.1007426378541</text:p>
          </table:table-cell>
          <table:table-cell/>
          <table:table-cell office:value-type="float" office:value="40.0803915163798" calcext:value-type="float">
            <text:p>40.0803915163798</text:p>
          </table:table-cell>
          <table:table-cell table:number-columns-repeated="5"/>
          <table:table-cell office:value-type="float" office:value="25.3689715198193" calcext:value-type="float">
            <text:p>25.3689715198193</text:p>
          </table:table-cell>
          <table:table-cell office:value-type="float" office:value="61.6269041434431" calcext:value-type="float">
            <text:p>61.6269041434431</text:p>
          </table:table-cell>
          <table:table-cell/>
          <table:table-cell office:value-type="float" office:value="51.7946048606524" calcext:value-type="float">
            <text:p>51.7946048606524</text:p>
          </table:table-cell>
          <table:table-cell table:number-columns-repeated="3"/>
          <table:table-cell office:value-type="float" office:value="39.4113541443391" calcext:value-type="float">
            <text:p>39.4113541443391</text:p>
          </table:table-cell>
          <table:table-cell table:number-columns-repeated="5"/>
          <table:table-cell office:value-type="float" office:value="54.1466655962907" calcext:value-type="float">
            <text:p>54.1466655962907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2"/>
          <table:table-cell office:value-type="float" office:value="48.8038381178387" calcext:value-type="float">
            <text:p>48.8038381178387</text:p>
          </table:table-cell>
          <table:table-cell table:number-columns-repeated="3"/>
          <table:table-cell office:value-type="float" office:value="35.3053983585774" calcext:value-type="float">
            <text:p>35.3053983585774</text:p>
          </table:table-cell>
          <table:table-cell office:value-type="float" office:value="61.3027221620172" calcext:value-type="float">
            <text:p>61.3027221620172</text:p>
          </table:table-cell>
          <table:table-cell table:number-columns-repeated="2"/>
          <table:table-cell office:value-type="float" office:value="5.95853906756948" calcext:value-type="float">
            <text:p>5.95853906756948</text:p>
          </table:table-cell>
          <table:table-cell table:number-columns-repeated="4"/>
          <table:table-cell office:value-type="float" office:value="37.3690543529585" calcext:value-type="float">
            <text:p>37.3690543529585</text:p>
          </table:table-cell>
          <table:table-cell table:number-columns-repeated="8"/>
          <table:table-cell office:value-type="float" office:value="66.8646189019219" calcext:value-type="float">
            <text:p>66.8646189019219</text:p>
          </table:table-cell>
          <table:table-cell table:number-columns-repeated="8"/>
          <table:table-cell office:value-type="float" office:value="0.0527349208242753" calcext:value-type="float">
            <text:p>0.052734920824275</text:p>
          </table:table-cell>
          <table:table-cell table:number-columns-repeated="2"/>
          <table:table-cell office:value-type="float" office:value="54.9341458303386" calcext:value-type="float">
            <text:p>54.9341458303386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2"/>
          <table:table-cell office:value-type="float" office:value="48.9262288092276" calcext:value-type="float">
            <text:p>48.9262288092276</text:p>
          </table:table-cell>
          <table:table-cell table:number-columns-repeated="3"/>
          <table:table-cell office:value-type="float" office:value="35.7752116950645" calcext:value-type="float">
            <text:p>35.7752116950645</text:p>
          </table:table-cell>
          <table:table-cell office:value-type="float" office:value="62.0602809489902" calcext:value-type="float">
            <text:p>62.0602809489902</text:p>
          </table:table-cell>
          <table:table-cell table:number-columns-repeated="2"/>
          <table:table-cell office:value-type="float" office:value="6.07117263873479" calcext:value-type="float">
            <text:p>6.07117263873479</text:p>
          </table:table-cell>
          <table:table-cell table:number-columns-repeated="4"/>
          <table:table-cell office:value-type="float" office:value="38.71890322928" calcext:value-type="float">
            <text:p>38.71890322928</text:p>
          </table:table-cell>
          <table:table-cell table:number-columns-repeated="17"/>
          <table:table-cell office:value-type="float" office:value="0.197687453259651" calcext:value-type="float">
            <text:p>0.197687453259651</text:p>
          </table:table-cell>
          <table:table-cell table:number-columns-repeated="2"/>
          <table:table-cell office:value-type="float" office:value="55.4274670755281" calcext:value-type="float">
            <text:p>55.4274670755281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2"/>
          <table:table-cell office:value-type="float" office:value="49.1267280107097" calcext:value-type="float">
            <text:p>49.1267280107097</text:p>
          </table:table-cell>
          <table:table-cell table:number-columns-repeated="3"/>
          <table:table-cell office:value-type="float" office:value="41.1852124769403" calcext:value-type="float">
            <text:p>41.1852124769403</text:p>
          </table:table-cell>
          <table:table-cell office:value-type="float" office:value="65.5733095115654" calcext:value-type="float">
            <text:p>65.5733095115654</text:p>
          </table:table-cell>
          <table:table-cell table:number-columns-repeated="2"/>
          <table:table-cell office:value-type="float" office:value="6.65203552758212" calcext:value-type="float">
            <text:p>6.65203552758212</text:p>
          </table:table-cell>
          <table:table-cell table:number-columns-repeated="4"/>
          <table:table-cell office:value-type="float" office:value="39.2794737250153" calcext:value-type="float">
            <text:p>39.2794737250153</text:p>
          </table:table-cell>
          <table:table-cell table:number-columns-repeated="17"/>
          <table:table-cell office:value-type="float" office:value="1.29866459056229" calcext:value-type="float">
            <text:p>1.29866459056229</text:p>
          </table:table-cell>
          <table:table-cell table:number-columns-repeated="2"/>
          <table:table-cell office:value-type="float" office:value="57.0758470420475" calcext:value-type="float">
            <text:p>57.0758470420475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2"/>
          <table:table-cell office:value-type="float" office:value="49.7038727469526" calcext:value-type="float">
            <text:p>49.7038727469526</text:p>
          </table:table-cell>
          <table:table-cell table:number-columns-repeated="3"/>
          <table:table-cell office:value-type="float" office:value="48.4815502616257" calcext:value-type="float">
            <text:p>48.4815502616257</text:p>
          </table:table-cell>
          <table:table-cell office:value-type="float" office:value="67.0510685380755" calcext:value-type="float">
            <text:p>67.0510685380755</text:p>
          </table:table-cell>
          <table:table-cell table:number-columns-repeated="2"/>
          <table:table-cell office:value-type="float" office:value="7.89931311426715" calcext:value-type="float">
            <text:p>7.89931311426715</text:p>
          </table:table-cell>
          <table:table-cell table:number-columns-repeated="4"/>
          <table:table-cell office:value-type="float" office:value="39.3719091192624" calcext:value-type="float">
            <text:p>39.3719091192624</text:p>
          </table:table-cell>
          <table:table-cell table:number-columns-repeated="17"/>
          <table:table-cell office:value-type="float" office:value="2.09824482459933" calcext:value-type="float">
            <text:p>2.09824482459933</text:p>
          </table:table-cell>
          <table:table-cell table:number-columns-repeated="2"/>
          <table:table-cell office:value-type="float" office:value="57.6673892738734" calcext:value-type="float">
            <text:p>57.6673892738734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7"/>
          <table:table-cell office:value-type="float" office:value="68.3403096604418" calcext:value-type="float">
            <text:p>68.3403096604418</text:p>
          </table:table-cell>
          <table:table-cell table:number-columns-repeated="2"/>
          <table:table-cell office:value-type="float" office:value="8.21560948094739" calcext:value-type="float">
            <text:p>8.21560948094739</text:p>
          </table:table-cell>
          <table:table-cell table:number-columns-repeated="4"/>
          <table:table-cell office:value-type="float" office:value="42.585600094355" calcext:value-type="float">
            <text:p>42.585600094355</text:p>
          </table:table-cell>
          <table:table-cell table:number-columns-repeated="17"/>
          <table:table-cell office:value-type="float" office:value="3.64065479706517" calcext:value-type="float">
            <text:p>3.64065479706517</text:p>
          </table:table-cell>
          <table:table-cell table:number-columns-repeated="2"/>
          <table:table-cell office:value-type="float" office:value="57.9303671686086" calcext:value-type="float">
            <text:p>57.9303671686086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7"/>
          <table:table-cell office:value-type="float" office:value="69.2077976450322" calcext:value-type="float">
            <text:p>69.2077976450322</text:p>
          </table:table-cell>
          <table:table-cell table:number-columns-repeated="2"/>
          <table:table-cell office:value-type="float" office:value="8.29143803332208" calcext:value-type="float">
            <text:p>8.29143803332208</text:p>
          </table:table-cell>
          <table:table-cell table:number-columns-repeated="4"/>
          <table:table-cell office:value-type="float" office:value="42.6487084139935" calcext:value-type="float">
            <text:p>42.6487084139935</text:p>
          </table:table-cell>
          <table:table-cell table:number-columns-repeated="17"/>
          <table:table-cell office:value-type="float" office:value="3.91662584784786" calcext:value-type="float">
            <text:p>3.91662584784786</text:p>
          </table:table-cell>
          <table:table-cell table:number-columns-repeated="2"/>
          <table:table-cell office:value-type="float" office:value="58.5494163727632" calcext:value-type="float">
            <text:p>58.5494163727632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7"/>
          <table:table-cell office:value-type="float" office:value="69.3978086296424" calcext:value-type="float">
            <text:p>69.3978086296424</text:p>
          </table:table-cell>
          <table:table-cell table:number-columns-repeated="2"/>
          <table:table-cell office:value-type="float" office:value="8.47331109934214" calcext:value-type="float">
            <text:p>8.47331109934214</text:p>
          </table:table-cell>
          <table:table-cell table:number-columns-repeated="4"/>
          <table:table-cell office:value-type="float" office:value="43.2666594015819" calcext:value-type="float">
            <text:p>43.2666594015819</text:p>
          </table:table-cell>
          <table:table-cell table:number-columns-repeated="17"/>
          <table:table-cell office:value-type="float" office:value="3.95479280966048" calcext:value-type="float">
            <text:p>3.95479280966048</text:p>
          </table:table-cell>
          <table:table-cell table:number-columns-repeated="2"/>
          <table:table-cell office:value-type="float" office:value="59.134188391201" calcext:value-type="float">
            <text:p>59.134188391201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7"/>
          <table:table-cell office:value-type="float" office:value="70.121968355146" calcext:value-type="float">
            <text:p>70.121968355146</text:p>
          </table:table-cell>
          <table:table-cell table:number-columns-repeated="2"/>
          <table:table-cell office:value-type="float" office:value="8.75490830255843" calcext:value-type="float">
            <text:p>8.75490830255843</text:p>
          </table:table-cell>
          <table:table-cell table:number-columns-repeated="4"/>
          <table:table-cell office:value-type="float" office:value="50.2216136162596" calcext:value-type="float">
            <text:p>50.2216136162596</text:p>
          </table:table-cell>
          <table:table-cell table:number-columns-repeated="17"/>
          <table:table-cell office:value-type="float" office:value="4.57041303330276" calcext:value-type="float">
            <text:p>4.57041303330276</text:p>
          </table:table-cell>
          <table:table-cell table:number-columns-repeated="2"/>
          <table:table-cell office:value-type="float" office:value="61.0400673549865" calcext:value-type="float">
            <text:p>61.0400673549865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10"/>
          <table:table-cell office:value-type="float" office:value="11.6391695252633" calcext:value-type="float">
            <text:p>11.6391695252633</text:p>
          </table:table-cell>
          <table:table-cell table:number-columns-repeated="22"/>
          <table:table-cell office:value-type="float" office:value="5.49623784891515" calcext:value-type="float">
            <text:p>5.49623784891515</text:p>
          </table:table-cell>
          <table:table-cell table:number-columns-repeated="2"/>
          <table:table-cell office:value-type="float" office:value="61.908626067238" calcext:value-type="float">
            <text:p>61.908626067238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10"/>
          <table:table-cell office:value-type="float" office:value="16.5560629010006" calcext:value-type="float">
            <text:p>16.5560629010006</text:p>
          </table:table-cell>
          <table:table-cell table:number-columns-repeated="22"/>
          <table:table-cell office:value-type="float" office:value="7.07780046527889" calcext:value-type="float">
            <text:p>7.07780046527889</text:p>
          </table:table-cell>
          <table:table-cell table:number-columns-repeated="2"/>
          <table:table-cell office:value-type="float" office:value="62.1765086034656" calcext:value-type="float">
            <text:p>62.1765086034656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33"/>
          <table:table-cell office:value-type="float" office:value="7.28426753583439" calcext:value-type="float">
            <text:p>7.28426753583439</text:p>
          </table:table-cell>
          <table:table-cell table:number-columns-repeated="2"/>
          <table:table-cell office:value-type="float" office:value="63.0786868022143" calcext:value-type="float">
            <text:p>63.0786868022143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33"/>
          <table:table-cell office:value-type="float" office:value="7.39208277004704" calcext:value-type="float">
            <text:p>7.39208277004704</text:p>
          </table:table-cell>
          <table:table-cell table:number-columns-repeated="2"/>
          <table:table-cell office:value-type="float" office:value="64.1022404451215" calcext:value-type="float">
            <text:p>64.1022404451215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33"/>
          <table:table-cell office:value-type="float" office:value="7.84204064049094" calcext:value-type="float">
            <text:p>7.84204064049094</text:p>
          </table:table-cell>
          <table:table-cell table:number-columns-repeated="2"/>
          <table:table-cell office:value-type="float" office:value="64.6619130540418" calcext:value-type="float">
            <text:p>64.6619130540418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33"/>
          <table:table-cell office:value-type="float" office:value="8.40714263204035" calcext:value-type="float">
            <text:p>8.40714263204035</text:p>
          </table:table-cell>
          <table:table-cell table:number-columns-repeated="2"/>
          <table:table-cell office:value-type="float" office:value="68.0097010385151" calcext:value-type="float">
            <text:p>68.0097010385151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33"/>
          <table:table-cell office:value-type="float" office:value="10.8323765232188" calcext:value-type="float">
            <text:p>10.8323765232188</text:p>
          </table:table-cell>
          <table:table-cell table:number-columns-repeated="2"/>
          <table:table-cell office:value-type="float" office:value="69.2660106106703" calcext:value-type="float">
            <text:p>69.2660106106703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33"/>
          <table:table-cell office:value-type="float" office:value="10.8674470504059" calcext:value-type="float">
            <text:p>10.8674470504059</text:p>
          </table:table-cell>
          <table:table-cell table:number-columns-repeated="2"/>
          <table:table-cell office:value-type="float" office:value="73.0689970451727" calcext:value-type="float">
            <text:p>73.0689970451727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33"/>
          <table:table-cell office:value-type="float" office:value="12.4001115770554" calcext:value-type="float">
            <text:p>12.4001115770554</text:p>
          </table:table-cell>
          <table:table-cell table:number-columns-repeated="2"/>
          <table:table-cell office:value-type="float" office:value="76.4417838391591" calcext:value-type="float">
            <text:p>76.4417838391591</text:p>
          </table:table-cell>
          <table:table-cell table:number-columns-repeated="875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33"/>
          <table:table-cell office:value-type="float" office:value="15.2878407223101" calcext:value-type="float">
            <text:p>15.2878407223101</text:p>
          </table:table-cell>
          <table:table-cell table:number-columns-repeated="878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33"/>
          <table:table-cell office:value-type="float" office:value="17.3630836537144" calcext:value-type="float">
            <text:p>17.3630836537144</text:p>
          </table:table-cell>
          <table:table-cell table:number-columns-repeated="878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33"/>
          <table:table-cell office:value-type="float" office:value="22.5618516790228" calcext:value-type="float">
            <text:p>22.5618516790228</text:p>
          </table:table-cell>
          <table:table-cell table:number-columns-repeated="878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912"/>
        </table:table-row>
        <table:table-row table:style-name="ro1">
          <table:table-cell table:style-name="ce1" office:value-type="string" calcext:value-type="string">
            <text:p>Oocyte HB heteroplasmy (%)</text:p>
          </table:table-cell>
          <table:table-cell table:number-columns-repeated="912"/>
        </table:table-row>
        <table:table-row table:style-name="ro1">
          <table:table-cell table:number-columns-repeated="913"/>
        </table:table-row>
        <table:table-row table:style-name="ro1">
          <table:table-cell table:style-name="ce1" office:value-type="string" calcext:value-type="string">
            <text:p>ov…ovary</text:p>
          </table:table-cell>
          <table:table-cell table:number-columns-repeated="912"/>
        </table:table-row>
        <table:table-row table:style-name="ro1" table:number-rows-repeated="1048512">
          <table:table-cell table:number-columns-repeated="913"/>
        </table:table-row>
        <table:table-row table:style-name="ro1">
          <table:table-cell table:number-columns-repeated="913"/>
        </table:table-row>
      </table:table>
      <table:table table:name="HB pup data" table:style-name="ta4"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ce3"/>
        <table:table-column table:style-name="co4" table:default-cell-style-name="ce3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5" table:number-columns-repeated="792" table:default-cell-style-name="Default"/>
        <table:table-row table:style-name="ro2">
          <table:table-cell table:style-name="ce1" office:value-type="string" calcext:value-type="string">
            <text:p>Numb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792"/>
        </table:table-row>
        <table:table-row table:style-name="ro2">
          <table:table-cell table:style-name="ce1" office:value-type="string" calcext:value-type="string">
            <text:p>Mouse ID</text:p>
          </table:table-cell>
          <table:table-cell table:number-columns-repeated="2"/>
          <table:table-cell office:value-type="string" calcext:value-type="string">
            <text:p>HB A117 </text:p>
          </table:table-cell>
          <table:table-cell table:number-columns-repeated="2"/>
          <table:table-cell office:value-type="string" calcext:value-type="string">
            <text:p>HB 954 </text:p>
          </table:table-cell>
          <table:table-cell table:number-columns-repeated="2"/>
          <table:table-cell office:value-type="string" calcext:value-type="string">
            <text:p>HB A124 </text:p>
          </table:table-cell>
          <table:table-cell table:number-columns-repeated="2"/>
          <table:table-cell office:value-type="string" calcext:value-type="string">
            <text:p>HB A197 </text:p>
          </table:table-cell>
          <table:table-cell table:number-columns-repeated="2"/>
          <table:table-cell office:value-type="string" calcext:value-type="string">
            <text:p>HB A125 </text:p>
          </table:table-cell>
          <table:table-cell table:number-columns-repeated="2"/>
          <table:table-cell office:value-type="string" calcext:value-type="string">
            <text:p>HB A554 </text:p>
          </table:table-cell>
          <table:table-cell table:number-columns-repeated="2"/>
          <table:table-cell office:value-type="string" calcext:value-type="string">
            <text:p>HB A286 </text:p>
          </table:table-cell>
          <table:table-cell table:number-columns-repeated="2"/>
          <table:table-cell office:value-type="string" calcext:value-type="string">
            <text:p>HB A286 </text:p>
          </table:table-cell>
          <table:table-cell table:number-columns-repeated="2"/>
          <table:table-cell office:value-type="string" calcext:value-type="string">
            <text:p>HB A286 </text:p>
          </table:table-cell>
          <table:table-cell table:number-columns-repeated="2"/>
          <table:table-cell office:value-type="string" calcext:value-type="string">
            <text:p>HB A404 </text:p>
          </table:table-cell>
          <table:table-cell table:number-columns-repeated="2"/>
          <table:table-cell office:value-type="string" calcext:value-type="string">
            <text:p>HB A614 </text:p>
          </table:table-cell>
          <table:table-cell table:number-columns-repeated="2"/>
          <table:table-cell office:value-type="string" calcext:value-type="string">
            <text:p>HB A424 </text:p>
          </table:table-cell>
          <table:table-cell table:number-columns-repeated="2"/>
          <table:table-cell office:value-type="string" calcext:value-type="string">
            <text:p>HB A424 </text:p>
          </table:table-cell>
          <table:table-cell table:number-columns-repeated="2"/>
          <table:table-cell office:value-type="string" calcext:value-type="string">
            <text:p>HB A424 </text:p>
          </table:table-cell>
          <table:table-cell table:number-columns-repeated="2"/>
          <table:table-cell office:value-type="string" calcext:value-type="string">
            <text:p>HB A424 </text:p>
          </table:table-cell>
          <table:table-cell table:number-columns-repeated="2"/>
          <table:table-cell office:value-type="string" calcext:value-type="string">
            <text:p>HB A424 </text:p>
          </table:table-cell>
          <table:table-cell table:number-columns-repeated="2"/>
          <table:table-cell office:value-type="string" calcext:value-type="string">
            <text:p>HB A425 </text:p>
          </table:table-cell>
          <table:table-cell table:number-columns-repeated="2"/>
          <table:table-cell office:value-type="string" calcext:value-type="string">
            <text:p>HB A425 </text:p>
          </table:table-cell>
          <table:table-cell table:number-columns-repeated="2"/>
          <table:table-cell office:value-type="string" calcext:value-type="string">
            <text:p>HB A425 </text:p>
          </table:table-cell>
          <table:table-cell table:number-columns-repeated="2"/>
          <table:table-cell office:value-type="string" calcext:value-type="string">
            <text:p>HB A425 </text:p>
          </table:table-cell>
          <table:table-cell table:number-columns-repeated="2"/>
          <table:table-cell office:value-type="string" calcext:value-type="string">
            <text:p>HB A116 </text:p>
          </table:table-cell>
          <table:table-cell table:number-columns-repeated="2"/>
          <table:table-cell office:value-type="string" calcext:value-type="string">
            <text:p>HB A550</text:p>
          </table:table-cell>
          <table:table-cell table:number-columns-repeated="2"/>
          <table:table-cell office:value-type="string" calcext:value-type="string">
            <text:p>HB A551 </text:p>
          </table:table-cell>
          <table:table-cell table:number-columns-repeated="2"/>
          <table:table-cell office:value-type="string" calcext:value-type="string">
            <text:p>HB A552 </text:p>
          </table:table-cell>
          <table:table-cell table:number-columns-repeated="2"/>
          <table:table-cell office:value-type="string" calcext:value-type="string">
            <text:p>HB A123 </text:p>
          </table:table-cell>
          <table:table-cell table:number-columns-repeated="2"/>
          <table:table-cell office:value-type="string" calcext:value-type="string">
            <text:p>HB 597</text:p>
          </table:table-cell>
          <table:table-cell table:number-columns-repeated="2"/>
          <table:table-cell office:value-type="string" calcext:value-type="string">
            <text:p>HB 390</text:p>
          </table:table-cell>
          <table:table-cell table:number-columns-repeated="2"/>
          <table:table-cell office:value-type="string" calcext:value-type="string">
            <text:p>HB 598</text:p>
          </table:table-cell>
          <table:table-cell table:number-columns-repeated="2"/>
          <table:table-cell office:value-type="string" calcext:value-type="string">
            <text:p>HB 953</text:p>
          </table:table-cell>
          <table:table-cell table:number-columns-repeated="2"/>
          <table:table-cell office:value-type="string" calcext:value-type="string">
            <text:p>HB 737</text:p>
          </table:table-cell>
          <table:table-cell table:number-columns-repeated="2"/>
          <table:table-cell office:value-type="string" calcext:value-type="string">
            <text:p>HB 736</text:p>
          </table:table-cell>
          <table:table-cell table:number-columns-repeated="2"/>
          <table:table-cell office:value-type="string" calcext:value-type="string">
            <text:p>HB 736</text:p>
          </table:table-cell>
          <table:table-cell table:number-columns-repeated="2"/>
          <table:table-cell office:value-type="string" calcext:value-type="string">
            <text:p>HB 418</text:p>
          </table:table-cell>
          <table:table-cell table:number-columns-repeated="2"/>
          <table:table-cell office:value-type="string" calcext:value-type="string">
            <text:p>HB B30</text:p>
          </table:table-cell>
          <table:table-cell table:number-columns-repeated="2"/>
          <table:table-cell office:value-type="string" calcext:value-type="string">
            <text:p>HB B30</text:p>
          </table:table-cell>
          <table:table-cell table:number-columns-repeated="2"/>
          <table:table-cell office:value-type="string" calcext:value-type="string">
            <text:p>HB A72</text:p>
          </table:table-cell>
          <table:table-cell table:number-columns-repeated="2"/>
          <table:table-cell office:value-type="string" calcext:value-type="string">
            <text:p>HB A72</text:p>
          </table:table-cell>
          <table:table-cell table:number-columns-repeated="2"/>
          <table:table-cell office:value-type="string" calcext:value-type="string">
            <text:p>HB A614 </text:p>
          </table:table-cell>
          <table:table-cell table:number-columns-repeated="2"/>
          <table:table-cell office:value-type="string" calcext:value-type="string">
            <text:p>HB A554</text:p>
          </table:table-cell>
          <table:table-cell table:number-columns-repeated="2"/>
          <table:table-cell office:value-type="string" calcext:value-type="string">
            <text:p>HB A767</text:p>
          </table:table-cell>
          <table:table-cell table:number-columns-repeated="2"/>
          <table:table-cell office:value-type="string" calcext:value-type="string">
            <text:p>HB A768 </text:p>
          </table:table-cell>
          <table:table-cell table:number-columns-repeated="2"/>
          <table:table-cell office:value-type="string" calcext:value-type="string">
            <text:p>HB A834 </text:p>
          </table:table-cell>
          <table:table-cell table:number-columns-repeated="2"/>
          <table:table-cell office:value-type="string" calcext:value-type="string">
            <text:p>HB A834 </text:p>
          </table:table-cell>
          <table:table-cell table:number-columns-repeated="2"/>
          <table:table-cell office:value-type="string" calcext:value-type="string">
            <text:p>HB A894 </text:p>
          </table:table-cell>
          <table:table-cell table:number-columns-repeated="2"/>
          <table:table-cell office:value-type="string" calcext:value-type="string">
            <text:p>HB A896 </text:p>
          </table:table-cell>
          <table:table-cell table:number-columns-repeated="2"/>
          <table:table-cell office:value-type="string" calcext:value-type="string">
            <text:p>HB A614 </text:p>
          </table:table-cell>
          <table:table-cell table:number-columns-repeated="2"/>
          <table:table-cell office:value-type="string" calcext:value-type="string">
            <text:p>HB A614 </text:p>
          </table:table-cell>
          <table:table-cell table:number-columns-repeated="2"/>
          <table:table-cell office:value-type="string" calcext:value-type="string">
            <text:p>HB A835 </text:p>
          </table:table-cell>
          <table:table-cell table:number-columns-repeated="2"/>
          <table:table-cell office:value-type="string" calcext:value-type="string">
            <text:p>HB A554 </text:p>
          </table:table-cell>
          <table:table-cell table:number-columns-repeated="2"/>
          <table:table-cell office:value-type="string" calcext:value-type="string">
            <text:p>HB A554 </text:p>
          </table:table-cell>
          <table:table-cell table:number-columns-repeated="2"/>
          <table:table-cell office:value-type="string" calcext:value-type="string">
            <text:p>HB A767 </text:p>
          </table:table-cell>
          <table:table-cell table:number-columns-repeated="2"/>
          <table:table-cell office:value-type="string" calcext:value-type="string">
            <text:p>HB A767 </text:p>
          </table:table-cell>
          <table:table-cell table:number-columns-repeated="2"/>
          <table:table-cell office:value-type="string" calcext:value-type="string">
            <text:p>HB A768 </text:p>
          </table:table-cell>
          <table:table-cell table:number-columns-repeated="2"/>
          <table:table-cell office:value-type="string" calcext:value-type="string">
            <text:p>HB A834 </text:p>
          </table:table-cell>
          <table:table-cell table:number-columns-repeated="2"/>
          <table:table-cell office:value-type="string" calcext:value-type="string">
            <text:p>HB A954 </text:p>
          </table:table-cell>
          <table:table-cell table:number-columns-repeated="2"/>
          <table:table-cell office:value-type="string" calcext:value-type="string">
            <text:p>HB A955 </text:p>
          </table:table-cell>
          <table:table-cell table:number-columns-repeated="2"/>
          <table:table-cell office:value-type="string" calcext:value-type="string">
            <text:p>HB A956 </text:p>
          </table:table-cell>
          <table:table-cell table:number-columns-repeated="2"/>
          <table:table-cell office:value-type="string" calcext:value-type="string">
            <text:p>HB A993 </text:p>
          </table:table-cell>
          <table:table-cell table:number-columns-repeated="2"/>
          <table:table-cell office:value-type="string" calcext:value-type="string">
            <text:p>HB A768 </text:p>
          </table:table-cell>
          <table:table-cell table:number-columns-repeated="2"/>
          <table:table-cell office:value-type="string" calcext:value-type="string">
            <text:p>HB A954 </text:p>
          </table:table-cell>
          <table:table-cell table:number-columns-repeated="2"/>
          <table:table-cell office:value-type="string" calcext:value-type="string">
            <text:p>HB A956 </text:p>
          </table:table-cell>
          <table:table-cell table:number-columns-repeated="2"/>
          <table:table-cell office:value-type="string" calcext:value-type="string">
            <text:p>HB A554 </text:p>
          </table:table-cell>
          <table:table-cell table:number-columns-repeated="2"/>
          <table:table-cell office:value-type="string" calcext:value-type="string">
            <text:p>HB A834 </text:p>
          </table:table-cell>
          <table:table-cell table:number-columns-repeated="2"/>
          <table:table-cell office:value-type="string" calcext:value-type="string">
            <text:p>HB A896</text:p>
          </table:table-cell>
          <table:table-cell table:number-columns-repeated="2"/>
          <table:table-cell office:value-type="string" calcext:value-type="string">
            <text:p>HB A768 </text:p>
          </table:table-cell>
          <table:table-cell table:number-columns-repeated="2"/>
          <table:table-cell office:value-type="string" calcext:value-type="string">
            <text:p>HB A954</text:p>
          </table:table-cell>
          <table:table-cell table:number-columns-repeated="2"/>
          <table:table-cell office:value-type="string" calcext:value-type="string">
            <text:p>HB A955 </text:p>
          </table:table-cell>
          <table:table-cell table:number-columns-repeated="2"/>
          <table:table-cell office:value-type="string" calcext:value-type="string">
            <text:p>HB A956</text:p>
          </table:table-cell>
          <table:table-cell table:number-columns-repeated="2"/>
          <table:table-cell office:value-type="string" calcext:value-type="string">
            <text:p>HB A768</text:p>
          </table:table-cell>
          <table:table-cell table:number-columns-repeated="2"/>
          <table:table-cell office:value-type="string" calcext:value-type="string">
            <text:p>HB A834</text:p>
          </table:table-cell>
          <table:table-cell table:number-columns-repeated="2"/>
          <table:table-cell office:value-type="string" calcext:value-type="string">
            <text:p>HB A955 </text:p>
          </table:table-cell>
          <table:table-cell table:number-columns-repeated="2"/>
          <table:table-cell office:value-type="string" calcext:value-type="string">
            <text:p>HB A993 </text:p>
          </table:table-cell>
          <table:table-cell table:number-columns-repeated="2"/>
          <table:table-cell office:value-type="string" calcext:value-type="string">
            <text:p>HB A955</text:p>
          </table:table-cell>
          <table:table-cell table:number-columns-repeated="2"/>
          <table:table-cell office:value-type="string" calcext:value-type="string">
            <text:p>HB B452</text:p>
          </table:table-cell>
          <table:table-cell table:number-columns-repeated="2"/>
          <table:table-cell office:value-type="string" calcext:value-type="string">
            <text:p>HB B452</text:p>
          </table:table-cell>
          <table:table-cell table:number-columns-repeated="2"/>
          <table:table-cell office:value-type="string" calcext:value-type="string">
            <text:p>HB A954</text:p>
          </table:table-cell>
          <table:table-cell table:number-columns-repeated="2"/>
          <table:table-cell office:value-type="string" calcext:value-type="string">
            <text:p>HB B452</text:p>
          </table:table-cell>
          <table:table-cell table:number-columns-repeated="792"/>
        </table:table-row>
        <table:table-row table:style-name="ro2">
          <table:table-cell table:style-name="ce1" office:value-type="string" calcext:value-type="string">
            <text:p>Mouse biopsy HB heteroplasmy <text:s/>(%)</text:p>
          </table:table-cell>
          <table:table-cell/>
          <table:table-cell office:value-type="string" calcext:value-type="string">
            <text:p>HB A117 </text:p>
          </table:table-cell>
          <table:table-cell office:value-type="float" office:value="24.3191151634244" calcext:value-type="float">
            <text:p>24.3191151634244</text:p>
          </table:table-cell>
          <table:table-cell/>
          <table:table-cell office:value-type="string" calcext:value-type="string">
            <text:p>HB 954 </text:p>
          </table:table-cell>
          <table:table-cell office:value-type="float" office:value="21.0036724682802" calcext:value-type="float">
            <text:p>21.0036724682802</text:p>
          </table:table-cell>
          <table:table-cell/>
          <table:table-cell office:value-type="string" calcext:value-type="string">
            <text:p>HB A124 </text:p>
          </table:table-cell>
          <table:table-cell office:value-type="float" office:value="30.5432580674276" calcext:value-type="float">
            <text:p>30.5432580674276</text:p>
          </table:table-cell>
          <table:table-cell/>
          <table:table-cell office:value-type="string" calcext:value-type="string">
            <text:p>HB A197 </text:p>
          </table:table-cell>
          <table:table-cell office:value-type="float" office:value="27.4340301585066" calcext:value-type="float">
            <text:p>27.4340301585066</text:p>
          </table:table-cell>
          <table:table-cell/>
          <table:table-cell office:value-type="string" calcext:value-type="string">
            <text:p>HB A125 </text:p>
          </table:table-cell>
          <table:table-cell office:value-type="float" office:value="26.3167044818796" calcext:value-type="float">
            <text:p>26.3167044818796</text:p>
          </table:table-cell>
          <table:table-cell/>
          <table:table-cell office:value-type="string" calcext:value-type="string">
            <text:p>HB A554 </text:p>
          </table:table-cell>
          <table:table-cell office:value-type="float" office:value="61.1009876776561" calcext:value-type="float">
            <text:p>61.1009876776561</text:p>
          </table:table-cell>
          <table:table-cell/>
          <table:table-cell office:value-type="string" calcext:value-type="string">
            <text:p>HB A286 </text:p>
          </table:table-cell>
          <table:table-cell office:value-type="float" office:value="36.590497480837" calcext:value-type="float">
            <text:p>36.590497480837</text:p>
          </table:table-cell>
          <table:table-cell/>
          <table:table-cell office:value-type="string" calcext:value-type="string">
            <text:p>HB A286 </text:p>
          </table:table-cell>
          <table:table-cell office:value-type="float" office:value="36.590497480837" calcext:value-type="float">
            <text:p>36.590497480837</text:p>
          </table:table-cell>
          <table:table-cell/>
          <table:table-cell office:value-type="string" calcext:value-type="string">
            <text:p>HB A286 </text:p>
          </table:table-cell>
          <table:table-cell office:value-type="float" office:value="36.590497480837" calcext:value-type="float">
            <text:p>36.590497480837</text:p>
          </table:table-cell>
          <table:table-cell/>
          <table:table-cell office:value-type="string" calcext:value-type="string">
            <text:p>HB A404 </text:p>
          </table:table-cell>
          <table:table-cell office:value-type="float" office:value="48.5820566490566" calcext:value-type="float">
            <text:p>48.5820566490566</text:p>
          </table:table-cell>
          <table:table-cell/>
          <table:table-cell office:value-type="string" calcext:value-type="string">
            <text:p>HB A614 </text:p>
          </table:table-cell>
          <table:table-cell office:value-type="float" office:value="26.6465656416109" calcext:value-type="float">
            <text:p>26.6465656416109</text:p>
          </table:table-cell>
          <table:table-cell/>
          <table:table-cell office:value-type="string" calcext:value-type="string">
            <text:p>HB A424 </text:p>
          </table:table-cell>
          <table:table-cell office:value-type="float" office:value="28.388464458797" calcext:value-type="float">
            <text:p>28.388464458797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B A424 </text:p>
          </table:table-cell>
          <table:table-cell office:value-type="float" office:value="28.388464458797" calcext:value-type="float">
            <text:p>28.388464458797</text:p>
          </table:table-cell>
          <table:table-cell/>
          <table:table-cell office:value-type="string" calcext:value-type="string">
            <text:p>HB A424 </text:p>
          </table:table-cell>
          <table:table-cell office:value-type="float" office:value="28.388464458797" calcext:value-type="float">
            <text:p>28.388464458797</text:p>
          </table:table-cell>
          <table:table-cell/>
          <table:table-cell office:value-type="string" calcext:value-type="string">
            <text:p>HB A424 </text:p>
          </table:table-cell>
          <table:table-cell office:value-type="float" office:value="28.388464458797" calcext:value-type="float">
            <text:p>28.388464458797</text:p>
          </table:table-cell>
          <table:table-cell/>
          <table:table-cell office:value-type="string" calcext:value-type="string">
            <text:p>HB A424 </text:p>
          </table:table-cell>
          <table:table-cell office:value-type="float" office:value="28.388464458797" calcext:value-type="float">
            <text:p>28.388464458797</text:p>
          </table:table-cell>
          <table:table-cell/>
          <table:table-cell office:value-type="string" calcext:value-type="string">
            <text:p>HB A425 </text:p>
          </table:table-cell>
          <table:table-cell office:value-type="float" office:value="21.6836121162767" calcext:value-type="float">
            <text:p>21.6836121162767</text:p>
          </table:table-cell>
          <table:table-cell/>
          <table:table-cell office:value-type="string" calcext:value-type="string">
            <text:p>HB A425 </text:p>
          </table:table-cell>
          <table:table-cell office:value-type="float" office:value="21.6836121162767" calcext:value-type="float">
            <text:p>21.6836121162767</text:p>
          </table:table-cell>
          <table:table-cell/>
          <table:table-cell office:value-type="string" calcext:value-type="string">
            <text:p>HB A425 </text:p>
          </table:table-cell>
          <table:table-cell office:value-type="float" office:value="21.6836121162767" calcext:value-type="float">
            <text:p>21.6836121162767</text:p>
          </table:table-cell>
          <table:table-cell/>
          <table:table-cell office:value-type="string" calcext:value-type="string">
            <text:p>HB A425 </text:p>
          </table:table-cell>
          <table:table-cell office:value-type="float" office:value="21.6836121162767" calcext:value-type="float">
            <text:p>21.6836121162767</text:p>
          </table:table-cell>
          <table:table-cell/>
          <table:table-cell office:value-type="string" calcext:value-type="string">
            <text:p>HB A116 </text:p>
          </table:table-cell>
          <table:table-cell office:value-type="float" office:value="27.0417062824588" calcext:value-type="float">
            <text:p>27.0417062824588</text:p>
          </table:table-cell>
          <table:table-cell/>
          <table:table-cell office:value-type="string" calcext:value-type="string">
            <text:p>HB A550</text:p>
          </table:table-cell>
          <table:table-cell office:value-type="float" office:value="18.9666882814316" calcext:value-type="float">
            <text:p>18.9666882814316</text:p>
          </table:table-cell>
          <table:table-cell/>
          <table:table-cell office:value-type="string" calcext:value-type="string">
            <text:p>HB A551 </text:p>
          </table:table-cell>
          <table:table-cell office:value-type="float" office:value="22.7142631823517" calcext:value-type="float">
            <text:p>22.7142631823517</text:p>
          </table:table-cell>
          <table:table-cell/>
          <table:table-cell office:value-type="string" calcext:value-type="string">
            <text:p>HB A552 </text:p>
          </table:table-cell>
          <table:table-cell office:value-type="float" office:value="15.8478474504034" calcext:value-type="float">
            <text:p>15.8478474504034</text:p>
          </table:table-cell>
          <table:table-cell/>
          <table:table-cell office:value-type="string" calcext:value-type="string">
            <text:p>HB A123 </text:p>
          </table:table-cell>
          <table:table-cell office:value-type="float" office:value="22.7858192692286" calcext:value-type="float">
            <text:p>22.7858192692286</text:p>
          </table:table-cell>
          <table:table-cell/>
          <table:table-cell office:value-type="string" calcext:value-type="string">
            <text:p>HB 597</text:p>
          </table:table-cell>
          <table:table-cell office:value-type="float" office:value="13.9743002478377" calcext:value-type="float">
            <text:p>13.9743002478377</text:p>
          </table:table-cell>
          <table:table-cell/>
          <table:table-cell office:value-type="string" calcext:value-type="string">
            <text:p>HB 390</text:p>
          </table:table-cell>
          <table:table-cell office:value-type="float" office:value="15.530622174332" calcext:value-type="float">
            <text:p>15.530622174332</text:p>
          </table:table-cell>
          <table:table-cell/>
          <table:table-cell office:value-type="string" calcext:value-type="string">
            <text:p>HB 598</text:p>
          </table:table-cell>
          <table:table-cell office:value-type="float" office:value="12.5431804989678" calcext:value-type="float">
            <text:p>12.5431804989678</text:p>
          </table:table-cell>
          <table:table-cell/>
          <table:table-cell office:value-type="string" calcext:value-type="string">
            <text:p>HB 953</text:p>
          </table:table-cell>
          <table:table-cell office:value-type="float" office:value="8.06367298738594" calcext:value-type="float">
            <text:p>8.06367298738594</text:p>
          </table:table-cell>
          <table:table-cell/>
          <table:table-cell office:value-type="string" calcext:value-type="string">
            <text:p>HB 737</text:p>
          </table:table-cell>
          <table:table-cell office:value-type="float" office:value="8.8092670941035" calcext:value-type="float">
            <text:p>8.8092670941035</text:p>
          </table:table-cell>
          <table:table-cell/>
          <table:table-cell office:value-type="string" calcext:value-type="string">
            <text:p>HB 736</text:p>
          </table:table-cell>
          <table:table-cell office:value-type="float" office:value="18.1115960591459" calcext:value-type="float">
            <text:p>18.1115960591459</text:p>
          </table:table-cell>
          <table:table-cell/>
          <table:table-cell office:value-type="string" calcext:value-type="string">
            <text:p>HB 736</text:p>
          </table:table-cell>
          <table:table-cell office:value-type="float" office:value="18.1115960591459" calcext:value-type="float">
            <text:p>18.1115960591459</text:p>
          </table:table-cell>
          <table:table-cell/>
          <table:table-cell office:value-type="string" calcext:value-type="string">
            <text:p>HB 418</text:p>
          </table:table-cell>
          <table:table-cell office:value-type="float" office:value="13.2548369531527" calcext:value-type="float">
            <text:p>13.2548369531527</text:p>
          </table:table-cell>
          <table:table-cell/>
          <table:table-cell office:value-type="string" calcext:value-type="string">
            <text:p>HB B30</text:p>
          </table:table-cell>
          <table:table-cell office:value-type="float" office:value="9.45434688647401" calcext:value-type="float">
            <text:p>9.45434688647401</text:p>
          </table:table-cell>
          <table:table-cell/>
          <table:table-cell office:value-type="string" calcext:value-type="string">
            <text:p>HB B30</text:p>
          </table:table-cell>
          <table:table-cell office:value-type="float" office:value="9.45434688647401" calcext:value-type="float">
            <text:p>9.45434688647401</text:p>
          </table:table-cell>
          <table:table-cell/>
          <table:table-cell office:value-type="string" calcext:value-type="string">
            <text:p>HB A72</text:p>
          </table:table-cell>
          <table:table-cell office:value-type="float" office:value="6.43534714473318" calcext:value-type="float">
            <text:p>6.43534714473318</text:p>
          </table:table-cell>
          <table:table-cell/>
          <table:table-cell office:value-type="string" calcext:value-type="string">
            <text:p>HB A72</text:p>
          </table:table-cell>
          <table:table-cell office:value-type="float" office:value="6.43534714473318" calcext:value-type="float">
            <text:p>6.43534714473318</text:p>
          </table:table-cell>
          <table:table-cell/>
          <table:table-cell office:value-type="string" calcext:value-type="string">
            <text:p>HB A614 </text:p>
          </table:table-cell>
          <table:table-cell office:value-type="float" office:value="38.4406154953357" calcext:value-type="float">
            <text:p>38.4406154953357</text:p>
          </table:table-cell>
          <table:table-cell/>
          <table:table-cell office:value-type="string" calcext:value-type="string">
            <text:p>HB A554</text:p>
          </table:table-cell>
          <table:table-cell office:value-type="float" office:value="63.7179660349679" calcext:value-type="float">
            <text:p>63.7179660349679</text:p>
          </table:table-cell>
          <table:table-cell/>
          <table:table-cell office:value-type="string" calcext:value-type="string">
            <text:p>HB A767</text:p>
          </table:table-cell>
          <table:table-cell office:value-type="float" office:value="48.8433014105082" calcext:value-type="float">
            <text:p>48.8433014105082</text:p>
          </table:table-cell>
          <table:table-cell/>
          <table:table-cell office:value-type="string" calcext:value-type="string">
            <text:p>HB A768 </text:p>
          </table:table-cell>
          <table:table-cell office:value-type="float" office:value="51.5001402612825" calcext:value-type="float">
            <text:p>51.5001402612825</text:p>
          </table:table-cell>
          <table:table-cell/>
          <table:table-cell office:value-type="string" calcext:value-type="string">
            <text:p>HB A834 </text:p>
          </table:table-cell>
          <table:table-cell office:value-type="float" office:value="52.9717313715499" calcext:value-type="float">
            <text:p>52.9717313715499</text:p>
          </table:table-cell>
          <table:table-cell/>
          <table:table-cell office:value-type="string" calcext:value-type="string">
            <text:p>HB A834 </text:p>
          </table:table-cell>
          <table:table-cell office:value-type="float" office:value="52.9717313715499" calcext:value-type="float">
            <text:p>52.9717313715499</text:p>
          </table:table-cell>
          <table:table-cell/>
          <table:table-cell office:value-type="string" calcext:value-type="string">
            <text:p>HB A894 </text:p>
          </table:table-cell>
          <table:table-cell office:value-type="float" office:value="61.6942909085188" calcext:value-type="float">
            <text:p>61.6942909085188</text:p>
          </table:table-cell>
          <table:table-cell/>
          <table:table-cell office:value-type="string" calcext:value-type="string">
            <text:p>HB A896 </text:p>
          </table:table-cell>
          <table:table-cell office:value-type="float" office:value="58.2675938729035" calcext:value-type="float">
            <text:p>58.2675938729035</text:p>
          </table:table-cell>
          <table:table-cell/>
          <table:table-cell office:value-type="string" calcext:value-type="string">
            <text:p>HB A614 </text:p>
          </table:table-cell>
          <table:table-cell office:value-type="float" office:value="43.6217178910008" calcext:value-type="float">
            <text:p>43.6217178910008</text:p>
          </table:table-cell>
          <table:table-cell/>
          <table:table-cell office:value-type="string" calcext:value-type="string">
            <text:p>HB A614 </text:p>
          </table:table-cell>
          <table:table-cell office:value-type="float" office:value="43.6217178910008" calcext:value-type="float">
            <text:p>43.6217178910008</text:p>
          </table:table-cell>
          <table:table-cell/>
          <table:table-cell office:value-type="string" calcext:value-type="string">
            <text:p>HB A835 </text:p>
          </table:table-cell>
          <table:table-cell office:value-type="float" office:value="50.5605338002294" calcext:value-type="float">
            <text:p>50.5605338002294</text:p>
          </table:table-cell>
          <table:table-cell/>
          <table:table-cell office:value-type="string" calcext:value-type="string">
            <text:p>HB A554 </text:p>
          </table:table-cell>
          <table:table-cell office:value-type="float" office:value="57.1703892602007" calcext:value-type="float">
            <text:p>57.1703892602007</text:p>
          </table:table-cell>
          <table:table-cell/>
          <table:table-cell office:value-type="string" calcext:value-type="string">
            <text:p>HB A554 </text:p>
          </table:table-cell>
          <table:table-cell office:value-type="float" office:value="57.1703892602007" calcext:value-type="float">
            <text:p>57.1703892602007</text:p>
          </table:table-cell>
          <table:table-cell/>
          <table:table-cell office:value-type="string" calcext:value-type="string">
            <text:p>HB A767 </text:p>
          </table:table-cell>
          <table:table-cell office:value-type="float" office:value="53.9315831919701" calcext:value-type="float">
            <text:p>53.9315831919701</text:p>
          </table:table-cell>
          <table:table-cell/>
          <table:table-cell office:value-type="string" calcext:value-type="string">
            <text:p>HB A767 </text:p>
          </table:table-cell>
          <table:table-cell office:value-type="float" office:value="53.9315831919701" calcext:value-type="float">
            <text:p>53.9315831919701</text:p>
          </table:table-cell>
          <table:table-cell/>
          <table:table-cell office:value-type="string" calcext:value-type="string">
            <text:p>HB A768 </text:p>
          </table:table-cell>
          <table:table-cell office:value-type="float" office:value="60.2850234882095" calcext:value-type="float">
            <text:p>60.2850234882095</text:p>
          </table:table-cell>
          <table:table-cell/>
          <table:table-cell office:value-type="string" calcext:value-type="string">
            <text:p>HB A834 </text:p>
          </table:table-cell>
          <table:table-cell office:value-type="float" office:value="63.0360678289649" calcext:value-type="float">
            <text:p>63.0360678289649</text:p>
          </table:table-cell>
          <table:table-cell/>
          <table:table-cell office:value-type="string" calcext:value-type="string">
            <text:p>HB A954 </text:p>
          </table:table-cell>
          <table:table-cell office:value-type="float" office:value="77.6769969035473" calcext:value-type="float">
            <text:p>77.6769969035473</text:p>
          </table:table-cell>
          <table:table-cell/>
          <table:table-cell office:value-type="string" calcext:value-type="string">
            <text:p>HB A955 </text:p>
          </table:table-cell>
          <table:table-cell office:value-type="float" office:value="83.5722454550051" calcext:value-type="float">
            <text:p>83.5722454550051</text:p>
          </table:table-cell>
          <table:table-cell/>
          <table:table-cell office:value-type="string" calcext:value-type="string">
            <text:p>HB A956 </text:p>
          </table:table-cell>
          <table:table-cell office:value-type="float" office:value="73.1972422047641" calcext:value-type="float">
            <text:p>73.1972422047641</text:p>
          </table:table-cell>
          <table:table-cell/>
          <table:table-cell office:value-type="string" calcext:value-type="string">
            <text:p>HB A993 </text:p>
          </table:table-cell>
          <table:table-cell office:value-type="float" office:value="56.9943626802" calcext:value-type="float">
            <text:p>56.9943626802</text:p>
          </table:table-cell>
          <table:table-cell/>
          <table:table-cell office:value-type="string" calcext:value-type="string">
            <text:p>HB A768 </text:p>
          </table:table-cell>
          <table:table-cell office:value-type="float" office:value="51.0788649819902" calcext:value-type="float">
            <text:p>51.0788649819902</text:p>
          </table:table-cell>
          <table:table-cell/>
          <table:table-cell office:value-type="string" calcext:value-type="string">
            <text:p>HB A954 </text:p>
          </table:table-cell>
          <table:table-cell office:value-type="float" office:value="80.6971653036574" calcext:value-type="float">
            <text:p>80.6971653036574</text:p>
          </table:table-cell>
          <table:table-cell/>
          <table:table-cell office:value-type="string" calcext:value-type="string">
            <text:p>HB A956 </text:p>
          </table:table-cell>
          <table:table-cell office:value-type="float" office:value="66.7306891533574" calcext:value-type="float">
            <text:p>66.7306891533574</text:p>
          </table:table-cell>
          <table:table-cell/>
          <table:table-cell office:value-type="string" calcext:value-type="string">
            <text:p>HB A554 </text:p>
          </table:table-cell>
          <table:table-cell office:value-type="float" office:value="62.3727289724064" calcext:value-type="float">
            <text:p>62.3727289724064</text:p>
          </table:table-cell>
          <table:table-cell/>
          <table:table-cell office:value-type="string" calcext:value-type="string">
            <text:p>HB A834 </text:p>
          </table:table-cell>
          <table:table-cell office:value-type="float" office:value="54.081181756906" calcext:value-type="float">
            <text:p>54.081181756906</text:p>
          </table:table-cell>
          <table:table-cell/>
          <table:table-cell office:value-type="string" calcext:value-type="string">
            <text:p>HB A896</text:p>
          </table:table-cell>
          <table:table-cell office:value-type="float" office:value="65.5515181741701" calcext:value-type="float">
            <text:p>65.5515181741701</text:p>
          </table:table-cell>
          <table:table-cell/>
          <table:table-cell office:value-type="string" calcext:value-type="string">
            <text:p>HB A768 </text:p>
          </table:table-cell>
          <table:table-cell office:value-type="float" office:value="50.1510209102807" calcext:value-type="float">
            <text:p>50.1510209102807</text:p>
          </table:table-cell>
          <table:table-cell/>
          <table:table-cell office:value-type="string" calcext:value-type="string">
            <text:p>HB A954</text:p>
          </table:table-cell>
          <table:table-cell office:value-type="float" office:value="81.0841722277188" calcext:value-type="float">
            <text:p>81.0841722277188</text:p>
          </table:table-cell>
          <table:table-cell/>
          <table:table-cell office:value-type="string" calcext:value-type="string">
            <text:p>HB A955 </text:p>
          </table:table-cell>
          <table:table-cell office:value-type="float" office:value="82.683677601428" calcext:value-type="float">
            <text:p>82.683677601428</text:p>
          </table:table-cell>
          <table:table-cell/>
          <table:table-cell office:value-type="string" calcext:value-type="string">
            <text:p>HB A956</text:p>
          </table:table-cell>
          <table:table-cell office:value-type="float" office:value="62.4402926993121" calcext:value-type="float">
            <text:p>62.4402926993121</text:p>
          </table:table-cell>
          <table:table-cell/>
          <table:table-cell office:value-type="string" calcext:value-type="string">
            <text:p>HB A768</text:p>
          </table:table-cell>
          <table:table-cell office:value-type="float" office:value="50.4011143210687" calcext:value-type="float">
            <text:p>50.4011143210687</text:p>
          </table:table-cell>
          <table:table-cell/>
          <table:table-cell office:value-type="string" calcext:value-type="string">
            <text:p>HB A834</text:p>
          </table:table-cell>
          <table:table-cell office:value-type="float" office:value="54.0255548145405" calcext:value-type="float">
            <text:p>54.0255548145405</text:p>
          </table:table-cell>
          <table:table-cell/>
          <table:table-cell office:value-type="string" calcext:value-type="string">
            <text:p>HB A955 </text:p>
          </table:table-cell>
          <table:table-cell office:value-type="float" office:value="83.5656123019668" calcext:value-type="float">
            <text:p>83.5656123019668</text:p>
          </table:table-cell>
          <table:table-cell/>
          <table:table-cell office:value-type="string" calcext:value-type="string">
            <text:p>HB A993 </text:p>
          </table:table-cell>
          <table:table-cell office:value-type="float" office:value="67.179956222069" calcext:value-type="float">
            <text:p>67.179956222069</text:p>
          </table:table-cell>
          <table:table-cell/>
          <table:table-cell office:value-type="string" calcext:value-type="string">
            <text:p>HB A955</text:p>
          </table:table-cell>
          <table:table-cell office:value-type="float" office:value="86.2006717841934" calcext:value-type="float">
            <text:p>86.2006717841934</text:p>
          </table:table-cell>
          <table:table-cell/>
          <table:table-cell office:value-type="string" calcext:value-type="string">
            <text:p>HB B452</text:p>
          </table:table-cell>
          <table:table-cell office:value-type="float" office:value="27.7965918627676" calcext:value-type="float">
            <text:p>27.7965918627676</text:p>
          </table:table-cell>
          <table:table-cell/>
          <table:table-cell office:value-type="string" calcext:value-type="string">
            <text:p>HB B452</text:p>
          </table:table-cell>
          <table:table-cell office:value-type="float" office:value="32.7908443423123" calcext:value-type="float">
            <text:p>32.7908443423123</text:p>
          </table:table-cell>
          <table:table-cell/>
          <table:table-cell office:value-type="string" calcext:value-type="string">
            <text:p>HB A954</text:p>
          </table:table-cell>
          <table:table-cell office:value-type="float" office:value="80.5971072324602" calcext:value-type="float">
            <text:p>80.5971072324602</text:p>
          </table:table-cell>
          <table:table-cell/>
          <table:table-cell office:value-type="string" calcext:value-type="string">
            <text:p>HB B452</text:p>
          </table:table-cell>
          <table:table-cell office:value-type="float" office:value="33.4994819530781" calcext:value-type="float">
            <text:p>33.4994819530781</text:p>
          </table:table-cell>
          <table:table-cell table:number-columns-repeated="792"/>
        </table:table-row>
        <table:table-row table:style-name="ro2">
          <table:table-cell table:style-name="ce1" office:value-type="string" calcext:value-type="string">
            <text:p>Age (d)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number-columns-repeated="792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/>
          <table:table-cell office:value-type="string" calcext:value-type="string">
            <text:p>HB A135</text:p>
          </table:table-cell>
          <table:table-cell office:value-type="float" office:value="40.1507378098461" calcext:value-type="float">
            <text:p>40.150737809846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116</text:p>
          </table:table-cell>
          <table:table-cell office:value-type="float" office:value="20.1976047619816" calcext:value-type="float">
            <text:p>20.197604761981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234</text:p>
          </table:table-cell>
          <table:table-cell office:value-type="float" office:value="63.5638696075562" calcext:value-type="float">
            <text:p>63.563869607556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305</text:p>
          </table:table-cell>
          <table:table-cell office:value-type="float" office:value="13.9877883345605" calcext:value-type="float">
            <text:p>13.987788334560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194</text:p>
          </table:table-cell>
          <table:table-cell office:value-type="float" office:value="6.89055901811617" calcext:value-type="float">
            <text:p>6.8905590181161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767</text:p>
          </table:table-cell>
          <table:table-cell office:value-type="float" office:value="46.5779338190317" calcext:value-type="float">
            <text:p>46.5779338190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370</text:p>
          </table:table-cell>
          <table:table-cell office:value-type="float" office:value="26.0229264372037" calcext:value-type="float">
            <text:p>26.0229264372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402</text:p>
          </table:table-cell>
          <table:table-cell office:value-type="float" office:value="18.3611144558304" calcext:value-type="float">
            <text:p>18.36111445583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422</text:p>
          </table:table-cell>
          <table:table-cell office:value-type="float" office:value="15.5681378047458" calcext:value-type="float">
            <text:p>15.56813780474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493</text:p>
          </table:table-cell>
          <table:table-cell office:value-type="float" office:value="38.9236067777395" calcext:value-type="float">
            <text:p>38.923606777739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746</text:p>
          </table:table-cell>
          <table:table-cell office:value-type="float" office:value="23.2966863287065" calcext:value-type="float">
            <text:p>23.296686328706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548</text:p>
          </table:table-cell>
          <table:table-cell office:value-type="float" office:value="23.0830782785232" calcext:value-type="float">
            <text:p>23.08307827852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08</text:p>
          </table:table-cell>
          <table:table-cell office:value-type="float" office:value="11.5915209406855" calcext:value-type="float">
            <text:p>11.59152094068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44</text:p>
          </table:table-cell>
          <table:table-cell office:value-type="float" office:value="36.271918908285" calcext:value-type="float">
            <text:p>36.27191890828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671</text:p>
          </table:table-cell>
          <table:table-cell office:value-type="float" office:value="39.7190117696559" calcext:value-type="float">
            <text:p>39.7190117696559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38</text:p>
          </table:table-cell>
          <table:table-cell office:value-type="float" office:value="35.099598446443" calcext:value-type="float">
            <text:p>35.0995984464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537</text:p>
          </table:table-cell>
          <table:table-cell office:value-type="float" office:value="20.7564285393352" calcext:value-type="float">
            <text:p>20.75642853933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32</text:p>
          </table:table-cell>
          <table:table-cell office:value-type="float" office:value="31.3435965291662" calcext:value-type="float">
            <text:p>31.34359652916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74</text:p>
          </table:table-cell>
          <table:table-cell office:value-type="float" office:value="10.4983414467822" calcext:value-type="float">
            <text:p>10.498341446782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23</text:p>
          </table:table-cell>
          <table:table-cell office:value-type="float" office:value="12.0742995610051" calcext:value-type="float">
            <text:p>12.074299561005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123</text:p>
          </table:table-cell>
          <table:table-cell office:value-type="float" office:value="19.2123808954531" calcext:value-type="float">
            <text:p>19.212380895453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696</text:p>
          </table:table-cell>
          <table:table-cell office:value-type="float" office:value="19.9768042635291" calcext:value-type="float">
            <text:p>19.97680426352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703</text:p>
          </table:table-cell>
          <table:table-cell office:value-type="float" office:value="27.4344321663131" calcext:value-type="float">
            <text:p>27.43443216631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89</text:p>
          </table:table-cell>
          <table:table-cell office:value-type="float" office:value="12.4545500447494" calcext:value-type="float">
            <text:p>12.454550044749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209</text:p>
          </table:table-cell>
          <table:table-cell office:value-type="float" office:value="23.2307239080465" calcext:value-type="float">
            <text:p>23.230723908046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689</text:p>
          </table:table-cell>
          <table:table-cell office:value-type="float" office:value="6.79411979934228" calcext:value-type="float">
            <text:p>6.794119799342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597</text:p>
          </table:table-cell>
          <table:table-cell office:value-type="float" office:value="13.7893828381564" calcext:value-type="float">
            <text:p>13.789382838156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735</text:p>
          </table:table-cell>
          <table:table-cell office:value-type="float" office:value="12.8591272271123" calcext:value-type="float">
            <text:p>12.85912722711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040</text:p>
          </table:table-cell>
          <table:table-cell office:value-type="float" office:value="14.2258652288219" calcext:value-type="float">
            <text:p>14.225865228821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872</text:p>
          </table:table-cell>
          <table:table-cell office:value-type="float" office:value="7.64709413226272" calcext:value-type="float">
            <text:p>7.6470941322627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895</text:p>
          </table:table-cell>
          <table:table-cell office:value-type="float" office:value="26.8127927222869" calcext:value-type="float">
            <text:p>26.812792722286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951</text:p>
          </table:table-cell>
          <table:table-cell office:value-type="float" office:value="15.2651516033611" calcext:value-type="float">
            <text:p>15.265151603361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518</text:p>
          </table:table-cell>
          <table:table-cell office:value-type="float" office:value="2.74249504969582" calcext:value-type="float">
            <text:p>2.7424950496958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453</text:p>
          </table:table-cell>
          <table:table-cell office:value-type="float" office:value="19.3898331967945" calcext:value-type="float">
            <text:p>19.389833196794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491</text:p>
          </table:table-cell>
          <table:table-cell office:value-type="float" office:value="7.98587807935531" calcext:value-type="float">
            <text:p>7.9858780793553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468</text:p>
          </table:table-cell>
          <table:table-cell office:value-type="float" office:value="3.07817750330987" calcext:value-type="float">
            <text:p>3.0781775033098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503</text:p>
          </table:table-cell>
          <table:table-cell office:value-type="float" office:value="0.592015114592557" calcext:value-type="float">
            <text:p>0.59201511459255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849</text:p>
          </table:table-cell>
          <table:table-cell office:value-type="float" office:value="50.5149408033073" calcext:value-type="float">
            <text:p>50.5149408033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834</text:p>
          </table:table-cell>
          <table:table-cell office:value-type="float" office:value="55.1773578819257" calcext:value-type="float">
            <text:p>55.17735788192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904</text:p>
          </table:table-cell>
          <table:table-cell office:value-type="float" office:value="34.9069083999674" calcext:value-type="float">
            <text:p>34.906908399967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894</text:p>
          </table:table-cell>
          <table:table-cell office:value-type="float" office:value="63.9442081280328" calcext:value-type="float">
            <text:p>63.9442081280328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045</text:p>
          </table:table-cell>
          <table:table-cell office:value-type="float" office:value="33.8129908081455" calcext:value-type="float">
            <text:p>33.812990808145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HB B059</text:p>
          </table:table-cell>
          <table:table-cell office:value-type="float" office:value="54.620922747915" calcext:value-type="float">
            <text:p>54.62092274791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HB B076</text:p>
          </table:table-cell>
          <table:table-cell office:value-type="float" office:value="63.6149333457541" calcext:value-type="float">
            <text:p>63.614933345754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066</text:p>
          </table:table-cell>
          <table:table-cell office:value-type="float" office:value="41.1907259070307" calcext:value-type="float">
            <text:p>41.190725907030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12</text:p>
          </table:table-cell>
          <table:table-cell office:value-type="float" office:value="39.2093965334871" calcext:value-type="float">
            <text:p>39.209396533487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64</text:p>
          </table:table-cell>
          <table:table-cell office:value-type="float" office:value="74.3578016459782" calcext:value-type="float">
            <text:p>74.357801645978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015</text:p>
          </table:table-cell>
          <table:table-cell office:value-type="float" office:value="56.4345533628201" calcext:value-type="float">
            <text:p>56.434553362820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54</text:p>
          </table:table-cell>
          <table:table-cell office:value-type="float" office:value="83.0550311639736" calcext:value-type="float">
            <text:p>83.055031163973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80</text:p>
          </table:table-cell>
          <table:table-cell office:value-type="float" office:value="43.1476032512849" calcext:value-type="float">
            <text:p>43.1476032512849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49</text:p>
          </table:table-cell>
          <table:table-cell office:value-type="float" office:value="47.8579163659086" calcext:value-type="float">
            <text:p>47.857916365908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84</text:p>
          </table:table-cell>
          <table:table-cell office:value-type="float" office:value="28.6401015264834" calcext:value-type="float">
            <text:p>28.640101526483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45</text:p>
          </table:table-cell>
          <table:table-cell office:value-type="float" office:value="52.9617110817476" calcext:value-type="float">
            <text:p>52.961711081747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93</text:p>
          </table:table-cell>
          <table:table-cell office:value-type="float" office:value="76.2095527334709" calcext:value-type="float">
            <text:p>76.209552733470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01</text:p>
          </table:table-cell>
          <table:table-cell office:value-type="float" office:value="95.9476013260325" calcext:value-type="float">
            <text:p>95.947601326032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10</text:p>
          </table:table-cell>
          <table:table-cell office:value-type="float" office:value="98.6550216532685" calcext:value-type="float">
            <text:p>98.655021653268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19</text:p>
          </table:table-cell>
          <table:table-cell office:value-type="float" office:value="80.342057644118" calcext:value-type="float">
            <text:p>80.342057644118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093</text:p>
          </table:table-cell>
          <table:table-cell office:value-type="float" office:value="84.1369784662757" calcext:value-type="float">
            <text:p>84.136978466275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22</text:p>
          </table:table-cell>
          <table:table-cell office:value-type="float" office:value="44.4659060139176" calcext:value-type="float">
            <text:p>44.465906013917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48</text:p>
          </table:table-cell>
          <table:table-cell office:value-type="float" office:value="83.1691324357941" calcext:value-type="float">
            <text:p>83.169132435794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55</text:p>
          </table:table-cell>
          <table:table-cell office:value-type="float" office:value="66.0867918990366" calcext:value-type="float">
            <text:p>66.086791899036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684</text:p>
          </table:table-cell>
          <table:table-cell office:value-type="float" office:value="49.3039213350252" calcext:value-type="float">
            <text:p>49.3039213350252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HB B161</text:p>
          </table:table-cell>
          <table:table-cell office:value-type="float" office:value="34.0580031524073" calcext:value-type="float">
            <text:p>34.058003152407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78</text:p>
          </table:table-cell>
          <table:table-cell office:value-type="float" office:value="40.9174652746361" calcext:value-type="float">
            <text:p>40.917465274636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49</text:p>
          </table:table-cell>
          <table:table-cell office:value-type="float" office:value="50.8977347457571" calcext:value-type="float">
            <text:p>50.897734745757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69</text:p>
          </table:table-cell>
          <table:table-cell office:value-type="float" office:value="89.891264436264" calcext:value-type="float">
            <text:p>89.89126443626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84</text:p>
          </table:table-cell>
          <table:table-cell office:value-type="float" office:value="82.5566950304523" calcext:value-type="float">
            <text:p>82.556695030452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96</text:p>
          </table:table-cell>
          <table:table-cell office:value-type="float" office:value="51.9224355041296" calcext:value-type="float">
            <text:p>51.922435504129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40</text:p>
          </table:table-cell>
          <table:table-cell office:value-type="float" office:value="48.8194709463542" calcext:value-type="float">
            <text:p>48.819470946354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44</text:p>
          </table:table-cell>
          <table:table-cell office:value-type="float" office:value="32.2510776233584" calcext:value-type="float">
            <text:p>32.251077623358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55</text:p>
          </table:table-cell>
          <table:table-cell office:value-type="float" office:value="89.5358412750968" calcext:value-type="float">
            <text:p>89.5358412750968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14</text:p>
          </table:table-cell>
          <table:table-cell office:value-type="float" office:value="52.5971577616633" calcext:value-type="float">
            <text:p>52.597157761663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73</text:p>
          </table:table-cell>
          <table:table-cell office:value-type="float" office:value="70.3341590005138" calcext:value-type="float">
            <text:p>70.3341590005138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593</text:p>
          </table:table-cell>
          <table:table-cell office:value-type="float" office:value="18.1504226676243" calcext:value-type="float">
            <text:p>18.150422667624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626</text:p>
          </table:table-cell>
          <table:table-cell office:value-type="float" office:value="11.324951670162" calcext:value-type="float">
            <text:p>11.32495167016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509</text:p>
          </table:table-cell>
          <table:table-cell office:value-type="float" office:value="92.4601117570446" calcext:value-type="float">
            <text:p>92.460111757044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668</text:p>
          </table:table-cell>
          <table:table-cell office:value-type="float" office:value="21.3676498435459" calcext:value-type="float">
            <text:p>21.3676498435459</text:p>
          </table:table-cell>
          <table:table-cell table:style-name="ce6" office:value-type="string" calcext:value-type="string">
            <text:p>M</text:p>
          </table:table-cell>
          <table:table-cell table:number-columns-repeated="791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/>
          <table:table-cell office:value-type="string" calcext:value-type="string">
            <text:p>HB A136</text:p>
          </table:table-cell>
          <table:table-cell office:value-type="float" office:value="24.1313034766716" calcext:value-type="float">
            <text:p>24.131303476671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117</text:p>
          </table:table-cell>
          <table:table-cell office:value-type="float" office:value="18.3242569388654" calcext:value-type="float">
            <text:p>18.324256938865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235</text:p>
          </table:table-cell>
          <table:table-cell office:value-type="float" office:value="40.0262539319166" calcext:value-type="float">
            <text:p>40.026253931916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306</text:p>
          </table:table-cell>
          <table:table-cell office:value-type="float" office:value="23.8620694177266" calcext:value-type="float">
            <text:p>23.862069417726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195</text:p>
          </table:table-cell>
          <table:table-cell office:value-type="float" office:value="17.2698885961281" calcext:value-type="float">
            <text:p>17.269888596128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768</text:p>
          </table:table-cell>
          <table:table-cell office:value-type="float" office:value="51.8713039313804" calcext:value-type="float">
            <text:p>51.87130393138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371</text:p>
          </table:table-cell>
          <table:table-cell office:value-type="float" office:value="15.0643118983941" calcext:value-type="float">
            <text:p>15.06431189839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403</text:p>
          </table:table-cell>
          <table:table-cell office:value-type="float" office:value="38.912819212641" calcext:value-type="float">
            <text:p>38.9128192126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423</text:p>
          </table:table-cell>
          <table:table-cell office:value-type="float" office:value="32.5781119392008" calcext:value-type="float">
            <text:p>32.5781119392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494</text:p>
          </table:table-cell>
          <table:table-cell office:value-type="float" office:value="58.9775324841946" calcext:value-type="float">
            <text:p>58.977532484194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747</text:p>
          </table:table-cell>
          <table:table-cell office:value-type="float" office:value="24.875290920078" calcext:value-type="float">
            <text:p>24.875290920078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549</text:p>
          </table:table-cell>
          <table:table-cell office:value-type="float" office:value="25.186077957181" calcext:value-type="float">
            <text:p>25.1860779571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09</text:p>
          </table:table-cell>
          <table:table-cell office:value-type="float" office:value="28.3965301272711" calcext:value-type="float">
            <text:p>28.39653012727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45</text:p>
          </table:table-cell>
          <table:table-cell office:value-type="float" office:value="27.226227293058" calcext:value-type="float">
            <text:p>27.226227293058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672</text:p>
          </table:table-cell>
          <table:table-cell office:value-type="float" office:value="8.69055581092578" calcext:value-type="float">
            <text:p>8.69055581092578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39</text:p>
          </table:table-cell>
          <table:table-cell office:value-type="float" office:value="39.6587840226007" calcext:value-type="float">
            <text:p>39.6587840226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538</text:p>
          </table:table-cell>
          <table:table-cell office:value-type="float" office:value="25.1184347446317" calcext:value-type="float">
            <text:p>25.11843474463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33</text:p>
          </table:table-cell>
          <table:table-cell office:value-type="float" office:value="9.87987622001796" calcext:value-type="float">
            <text:p>9.879876220017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75</text:p>
          </table:table-cell>
          <table:table-cell office:value-type="float" office:value="32.1534508553639" calcext:value-type="float">
            <text:p>32.1534508553639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24</text:p>
          </table:table-cell>
          <table:table-cell office:value-type="float" office:value="11.05202646257" calcext:value-type="float">
            <text:p>11.0520264625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124</text:p>
          </table:table-cell>
          <table:table-cell office:value-type="float" office:value="19.6224752178256" calcext:value-type="float">
            <text:p>19.622475217825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697</text:p>
          </table:table-cell>
          <table:table-cell office:value-type="float" office:value="21.7934333380513" calcext:value-type="float">
            <text:p>21.7934333380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704</text:p>
          </table:table-cell>
          <table:table-cell office:value-type="float" office:value="31.8748286340535" calcext:value-type="float">
            <text:p>31.87482863405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90</text:p>
          </table:table-cell>
          <table:table-cell office:value-type="float" office:value="13.6708916161137" calcext:value-type="float">
            <text:p>13.670891616113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210</text:p>
          </table:table-cell>
          <table:table-cell office:value-type="float" office:value="17.8101287774309" calcext:value-type="float">
            <text:p>17.810128777430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690</text:p>
          </table:table-cell>
          <table:table-cell office:value-type="float" office:value="6.01759885012754" calcext:value-type="float">
            <text:p>6.017598850127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598</text:p>
          </table:table-cell>
          <table:table-cell office:value-type="float" office:value="16.1637702509005" calcext:value-type="float">
            <text:p>16.163770250900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736</text:p>
          </table:table-cell>
          <table:table-cell office:value-type="float" office:value="18.0701435083345" calcext:value-type="float">
            <text:p>18.07014350833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041</text:p>
          </table:table-cell>
          <table:table-cell office:value-type="float" office:value="9.38018860825825" calcext:value-type="float">
            <text:p>9.3801886082582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873</text:p>
          </table:table-cell>
          <table:table-cell office:value-type="float" office:value="5.02276664804894" calcext:value-type="float">
            <text:p>5.0227666480489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896</text:p>
          </table:table-cell>
          <table:table-cell office:value-type="float" office:value="12.6152600611967" calcext:value-type="float">
            <text:p>12.615260061196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952</text:p>
          </table:table-cell>
          <table:table-cell office:value-type="float" office:value="8.15639192005259" calcext:value-type="float">
            <text:p>8.1563919200525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519</text:p>
          </table:table-cell>
          <table:table-cell office:value-type="float" office:value="15.8150381575152" calcext:value-type="float">
            <text:p>15.8150381575152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492</text:p>
          </table:table-cell>
          <table:table-cell office:value-type="float" office:value="8.3135235033074" calcext:value-type="float">
            <text:p>8.313523503307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469</text:p>
          </table:table-cell>
          <table:table-cell office:value-type="float" office:value="6.59580567972443" calcext:value-type="float">
            <text:p>6.5958056797244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504</text:p>
          </table:table-cell>
          <table:table-cell office:value-type="float" office:value="8.18615144384674" calcext:value-type="float">
            <text:p>8.1861514438467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850</text:p>
          </table:table-cell>
          <table:table-cell office:value-type="float" office:value="21.3560420181737" calcext:value-type="float">
            <text:p>21.35604201817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835</text:p>
          </table:table-cell>
          <table:table-cell office:value-type="float" office:value="50.446694642337" calcext:value-type="float">
            <text:p>50.4466946423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905</text:p>
          </table:table-cell>
          <table:table-cell office:value-type="float" office:value="34.1224935825691" calcext:value-type="float">
            <text:p>34.122493582569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895</text:p>
          </table:table-cell>
          <table:table-cell office:value-type="float" office:value="49.6775446045197" calcext:value-type="float">
            <text:p>49.677544604519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046</text:p>
          </table:table-cell>
          <table:table-cell office:value-type="float" office:value="45.4355073781965" calcext:value-type="float">
            <text:p>45.435507378196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HB B060</text:p>
          </table:table-cell>
          <table:table-cell office:value-type="float" office:value="51.1045441978113" calcext:value-type="float">
            <text:p>51.104544197811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HB B077</text:p>
          </table:table-cell>
          <table:table-cell office:value-type="float" office:value="56.3959313370368" calcext:value-type="float">
            <text:p>56.3959313370368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067</text:p>
          </table:table-cell>
          <table:table-cell office:value-type="float" office:value="67.2631492367745" calcext:value-type="float">
            <text:p>67.263149236774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13</text:p>
          </table:table-cell>
          <table:table-cell office:value-type="float" office:value="9.26566027528365" calcext:value-type="float">
            <text:p>9.2656602752836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65</text:p>
          </table:table-cell>
          <table:table-cell office:value-type="float" office:value="41.2591554230896" calcext:value-type="float">
            <text:p>41.259155423089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016</text:p>
          </table:table-cell>
          <table:table-cell office:value-type="float" office:value="43.0412705822979" calcext:value-type="float">
            <text:p>43.041270582297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55</text:p>
          </table:table-cell>
          <table:table-cell office:value-type="float" office:value="83.6960758882756" calcext:value-type="float">
            <text:p>83.696075888275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81</text:p>
          </table:table-cell>
          <table:table-cell office:value-type="float" office:value="66.9957760595104" calcext:value-type="float">
            <text:p>66.995776059510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50</text:p>
          </table:table-cell>
          <table:table-cell office:value-type="float" office:value="43.8626120210933" calcext:value-type="float">
            <text:p>43.862612021093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85</text:p>
          </table:table-cell>
          <table:table-cell office:value-type="float" office:value="54.4331976523497" calcext:value-type="float">
            <text:p>54.433197652349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46</text:p>
          </table:table-cell>
          <table:table-cell office:value-type="float" office:value="58.5520057483665" calcext:value-type="float">
            <text:p>58.552005748366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94</text:p>
          </table:table-cell>
          <table:table-cell office:value-type="float" office:value="68.3045989212588" calcext:value-type="float">
            <text:p>68.3045989212588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02</text:p>
          </table:table-cell>
          <table:table-cell office:value-type="float" office:value="93.9476138094775" calcext:value-type="float">
            <text:p>93.947613809477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11</text:p>
          </table:table-cell>
          <table:table-cell office:value-type="float" office:value="98.465408842932" calcext:value-type="float">
            <text:p>98.46540884293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20</text:p>
          </table:table-cell>
          <table:table-cell office:value-type="float" office:value="80.6872612265116" calcext:value-type="float">
            <text:p>80.687261226511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094</text:p>
          </table:table-cell>
          <table:table-cell office:value-type="float" office:value="84.1829459797245" calcext:value-type="float">
            <text:p>84.182945979724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23</text:p>
          </table:table-cell>
          <table:table-cell office:value-type="float" office:value="80.3325412112999" calcext:value-type="float">
            <text:p>80.332541211299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49</text:p>
          </table:table-cell>
          <table:table-cell office:value-type="float" office:value="93.4446229930139" calcext:value-type="float">
            <text:p>93.444622993013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56</text:p>
          </table:table-cell>
          <table:table-cell office:value-type="float" office:value="76.1560136707824" calcext:value-type="float">
            <text:p>76.156013670782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685</text:p>
          </table:table-cell>
          <table:table-cell office:value-type="float" office:value="49.0392929502096" calcext:value-type="float">
            <text:p>49.0392929502096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HB B162</text:p>
          </table:table-cell>
          <table:table-cell office:value-type="float" office:value="35.0503344713832" calcext:value-type="float">
            <text:p>35.050334471383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79</text:p>
          </table:table-cell>
          <table:table-cell office:value-type="float" office:value="40.0105311374381" calcext:value-type="float">
            <text:p>40.010531137438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50</text:p>
          </table:table-cell>
          <table:table-cell office:value-type="float" office:value="40.6774594175395" calcext:value-type="float">
            <text:p>40.677459417539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70</text:p>
          </table:table-cell>
          <table:table-cell office:value-type="float" office:value="77.864733030483" calcext:value-type="float">
            <text:p>77.86473303048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85</text:p>
          </table:table-cell>
          <table:table-cell office:value-type="float" office:value="84.15257348565" calcext:value-type="float">
            <text:p>84.1525734856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97</text:p>
          </table:table-cell>
          <table:table-cell office:value-type="float" office:value="68.1144335696578" calcext:value-type="float">
            <text:p>68.1144335696578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41</text:p>
          </table:table-cell>
          <table:table-cell office:value-type="float" office:value="63.4394825764964" calcext:value-type="float">
            <text:p>63.439482576496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45</text:p>
          </table:table-cell>
          <table:table-cell office:value-type="float" office:value="46.7625530996574" calcext:value-type="float">
            <text:p>46.762553099657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56</text:p>
          </table:table-cell>
          <table:table-cell office:value-type="float" office:value="99.9764869898722" calcext:value-type="float">
            <text:p>99.976486989872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15</text:p>
          </table:table-cell>
          <table:table-cell office:value-type="float" office:value="86.0540026591198" calcext:value-type="float">
            <text:p>86.0540026591198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74</text:p>
          </table:table-cell>
          <table:table-cell office:value-type="float" office:value="99.6923523770189" calcext:value-type="float">
            <text:p>99.692352377018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594</text:p>
          </table:table-cell>
          <table:table-cell office:value-type="float" office:value="18.5342390919847" calcext:value-type="float">
            <text:p>18.534239091984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627</text:p>
          </table:table-cell>
          <table:table-cell office:value-type="float" office:value="27.467649313598" calcext:value-type="float">
            <text:p>27.467649313598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510</text:p>
          </table:table-cell>
          <table:table-cell office:value-type="float" office:value="87.852647293439" calcext:value-type="float">
            <text:p>87.852647293439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669</text:p>
          </table:table-cell>
          <table:table-cell office:value-type="float" office:value="50.8388493689167" calcext:value-type="float">
            <text:p>50.8388493689167</text:p>
          </table:table-cell>
          <table:table-cell table:style-name="ce6" office:value-type="string" calcext:value-type="string">
            <text:p>M</text:p>
          </table:table-cell>
          <table:table-cell table:number-columns-repeated="791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/>
          <table:table-cell office:value-type="string" calcext:value-type="string">
            <text:p>HB A137</text:p>
          </table:table-cell>
          <table:table-cell office:value-type="float" office:value="39.0526714891929" calcext:value-type="float">
            <text:p>39.052671489192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118</text:p>
          </table:table-cell>
          <table:table-cell office:value-type="float" office:value="17.9280309220165" calcext:value-type="float">
            <text:p>17.928030922016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236</text:p>
          </table:table-cell>
          <table:table-cell office:value-type="float" office:value="22.8512832578065" calcext:value-type="float">
            <text:p>22.851283257806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307</text:p>
          </table:table-cell>
          <table:table-cell office:value-type="float" office:value="42.7315495035833" calcext:value-type="float">
            <text:p>42.731549503583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196</text:p>
          </table:table-cell>
          <table:table-cell office:value-type="float" office:value="43.4777717737863" calcext:value-type="float">
            <text:p>43.477771773786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769</text:p>
          </table:table-cell>
          <table:table-cell office:value-type="float" office:value="59.3435019818963" calcext:value-type="float">
            <text:p>59.34350198189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372</text:p>
          </table:table-cell>
          <table:table-cell office:value-type="float" office:value="45.8924989484252" calcext:value-type="float">
            <text:p>45.89249894842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404</text:p>
          </table:table-cell>
          <table:table-cell office:value-type="float" office:value="31.4483245315946" calcext:value-type="float">
            <text:p>31.44832453159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424</text:p>
          </table:table-cell>
          <table:table-cell office:value-type="float" office:value="42.1909024747654" calcext:value-type="float">
            <text:p>42.19090247476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495</text:p>
          </table:table-cell>
          <table:table-cell office:value-type="float" office:value="57.5011743249111" calcext:value-type="float">
            <text:p>57.501174324911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748</text:p>
          </table:table-cell>
          <table:table-cell office:value-type="float" office:value="28.2198733735426" calcext:value-type="float">
            <text:p>28.219873373542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550</text:p>
          </table:table-cell>
          <table:table-cell office:value-type="float" office:value="15.7374059991606" calcext:value-type="float">
            <text:p>15.73740599916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10</text:p>
          </table:table-cell>
          <table:table-cell office:value-type="float" office:value="18.1121376184691" calcext:value-type="float">
            <text:p>18.11213761846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46</text:p>
          </table:table-cell>
          <table:table-cell office:value-type="float" office:value="26.4563308447627" calcext:value-type="float">
            <text:p>26.456330844762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673</text:p>
          </table:table-cell>
          <table:table-cell office:value-type="float" office:value="29.9773771839589" calcext:value-type="float">
            <text:p>29.9773771839589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40</text:p>
          </table:table-cell>
          <table:table-cell office:value-type="float" office:value="18.0077326046011" calcext:value-type="float">
            <text:p>18.0077326046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539</text:p>
          </table:table-cell>
          <table:table-cell office:value-type="float" office:value="16.4889476001068" calcext:value-type="float">
            <text:p>16.4889476001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34</text:p>
          </table:table-cell>
          <table:table-cell office:value-type="float" office:value="8.10274818936982" calcext:value-type="float">
            <text:p>8.102748189369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76</text:p>
          </table:table-cell>
          <table:table-cell office:value-type="float" office:value="21.5486666527295" calcext:value-type="float">
            <text:p>21.548666652729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25</text:p>
          </table:table-cell>
          <table:table-cell office:value-type="float" office:value="6.81717932821488" calcext:value-type="float">
            <text:p>6.81717932821488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125</text:p>
          </table:table-cell>
          <table:table-cell office:value-type="float" office:value="20.6190253484668" calcext:value-type="float">
            <text:p>20.6190253484668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698</text:p>
          </table:table-cell>
          <table:table-cell office:value-type="float" office:value="11.3289078134911" calcext:value-type="float">
            <text:p>11.32890781349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705</text:p>
          </table:table-cell>
          <table:table-cell office:value-type="float" office:value="27.6043071447827" calcext:value-type="float">
            <text:p>27.60430714478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91</text:p>
          </table:table-cell>
          <table:table-cell office:value-type="float" office:value="19.6278653924037" calcext:value-type="float">
            <text:p>19.627865392403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211</text:p>
          </table:table-cell>
          <table:table-cell office:value-type="float" office:value="12.2344034320622" calcext:value-type="float">
            <text:p>12.234403432062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691</text:p>
          </table:table-cell>
          <table:table-cell office:value-type="float" office:value="2.88840084744154" calcext:value-type="float">
            <text:p>2.888400847441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599</text:p>
          </table:table-cell>
          <table:table-cell office:value-type="float" office:value="13.5603148176334" calcext:value-type="float">
            <text:p>13.560314817633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737</text:p>
          </table:table-cell>
          <table:table-cell office:value-type="float" office:value="7.06627003573406" calcext:value-type="float">
            <text:p>7.066270035734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042</text:p>
          </table:table-cell>
          <table:table-cell office:value-type="float" office:value="6.89229243137985" calcext:value-type="float">
            <text:p>6.8922924313798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874</text:p>
          </table:table-cell>
          <table:table-cell office:value-type="float" office:value="11.1009906173449" calcext:value-type="float">
            <text:p>11.100990617344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897</text:p>
          </table:table-cell>
          <table:table-cell office:value-type="float" office:value="26.9082614505359" calcext:value-type="float">
            <text:p>26.908261450535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953</text:p>
          </table:table-cell>
          <table:table-cell office:value-type="float" office:value="10.4112660852091" calcext:value-type="float">
            <text:p>10.411266085209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520</text:p>
          </table:table-cell>
          <table:table-cell office:value-type="float" office:value="23.9744833267354" calcext:value-type="float">
            <text:p>23.9744833267354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493</text:p>
          </table:table-cell>
          <table:table-cell office:value-type="float" office:value="1.32432438010692" calcext:value-type="float">
            <text:p>1.3243243801069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470</text:p>
          </table:table-cell>
          <table:table-cell office:value-type="float" office:value="5.0858413905647" calcext:value-type="float">
            <text:p>5.085841390564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505</text:p>
          </table:table-cell>
          <table:table-cell office:value-type="float" office:value="15.1902079243921" calcext:value-type="float">
            <text:p>15.190207924392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851</text:p>
          </table:table-cell>
          <table:table-cell office:value-type="float" office:value="23.5460474019575" calcext:value-type="float">
            <text:p>23.54604740195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836</text:p>
          </table:table-cell>
          <table:table-cell office:value-type="float" office:value="61.7163969895024" calcext:value-type="float">
            <text:p>61.71639698950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906</text:p>
          </table:table-cell>
          <table:table-cell office:value-type="float" office:value="48.9936490950907" calcext:value-type="float">
            <text:p>48.993649095090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896</text:p>
          </table:table-cell>
          <table:table-cell office:value-type="float" office:value="62.6774797496229" calcext:value-type="float">
            <text:p>62.677479749622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047</text:p>
          </table:table-cell>
          <table:table-cell office:value-type="float" office:value="80.4660048330209" calcext:value-type="float">
            <text:p>80.4660048330209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HB B061</text:p>
          </table:table-cell>
          <table:table-cell office:value-type="float" office:value="65.1420764324089" calcext:value-type="float">
            <text:p>65.1420764324089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HB B078</text:p>
          </table:table-cell>
          <table:table-cell office:value-type="float" office:value="56.1718715391964" calcext:value-type="float">
            <text:p>56.171871539196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068</text:p>
          </table:table-cell>
          <table:table-cell office:value-type="float" office:value="54.3077316039485" calcext:value-type="float">
            <text:p>54.307731603948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14</text:p>
          </table:table-cell>
          <table:table-cell office:value-type="float" office:value="27.3796527057674" calcext:value-type="float">
            <text:p>27.379652705767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66</text:p>
          </table:table-cell>
          <table:table-cell office:value-type="float" office:value="50.7082089073443" calcext:value-type="float">
            <text:p>50.708208907344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017</text:p>
          </table:table-cell>
          <table:table-cell office:value-type="float" office:value="38.6290839414726" calcext:value-type="float">
            <text:p>38.629083941472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56</text:p>
          </table:table-cell>
          <table:table-cell office:value-type="float" office:value="72.4088706011047" calcext:value-type="float">
            <text:p>72.408870601104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82</text:p>
          </table:table-cell>
          <table:table-cell office:value-type="float" office:value="71.3819204965525" calcext:value-type="float">
            <text:p>71.381920496552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51</text:p>
          </table:table-cell>
          <table:table-cell office:value-type="float" office:value="45.2334755456476" calcext:value-type="float">
            <text:p>45.233475545647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86</text:p>
          </table:table-cell>
          <table:table-cell office:value-type="float" office:value="35.4201107598991" calcext:value-type="float">
            <text:p>35.420110759899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47</text:p>
          </table:table-cell>
          <table:table-cell office:value-type="float" office:value="42.505036858228" calcext:value-type="float">
            <text:p>42.505036858228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95</text:p>
          </table:table-cell>
          <table:table-cell office:value-type="float" office:value="63.9617884501208" calcext:value-type="float">
            <text:p>63.9617884501208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03</text:p>
          </table:table-cell>
          <table:table-cell office:value-type="float" office:value="89.7055405111765" calcext:value-type="float">
            <text:p>89.705540511176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12</text:p>
          </table:table-cell>
          <table:table-cell office:value-type="float" office:value="95.7884278675796" calcext:value-type="float">
            <text:p>95.788427867579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21</text:p>
          </table:table-cell>
          <table:table-cell office:value-type="float" office:value="67.7011526531012" calcext:value-type="float">
            <text:p>67.701152653101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095</text:p>
          </table:table-cell>
          <table:table-cell office:value-type="float" office:value="75.8120957759872" calcext:value-type="float">
            <text:p>75.812095775987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24</text:p>
          </table:table-cell>
          <table:table-cell office:value-type="float" office:value="25.4816883667346" calcext:value-type="float">
            <text:p>25.481688366734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50</text:p>
          </table:table-cell>
          <table:table-cell office:value-type="float" office:value="62.0048214243693" calcext:value-type="float">
            <text:p>62.004821424369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57</text:p>
          </table:table-cell>
          <table:table-cell office:value-type="float" office:value="64.1061615028763" calcext:value-type="float">
            <text:p>64.106161502876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686</text:p>
          </table:table-cell>
          <table:table-cell office:value-type="float" office:value="30.1454518881888" calcext:value-type="float">
            <text:p>30.1454518881888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HB B163</text:p>
          </table:table-cell>
          <table:table-cell office:value-type="float" office:value="33.9948076114861" calcext:value-type="float">
            <text:p>33.994807611486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80</text:p>
          </table:table-cell>
          <table:table-cell office:value-type="float" office:value="51.7068223968929" calcext:value-type="float">
            <text:p>51.706822396892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51</text:p>
          </table:table-cell>
          <table:table-cell office:value-type="float" office:value="64.7008443142136" calcext:value-type="float">
            <text:p>64.700844314213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71</text:p>
          </table:table-cell>
          <table:table-cell office:value-type="float" office:value="95.5816963993882" calcext:value-type="float">
            <text:p>95.581696399388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86</text:p>
          </table:table-cell>
          <table:table-cell office:value-type="float" office:value="83.7324765501007" calcext:value-type="float">
            <text:p>83.732476550100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98</text:p>
          </table:table-cell>
          <table:table-cell office:value-type="float" office:value="37.0388234883303" calcext:value-type="float">
            <text:p>37.038823488330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442</text:p>
          </table:table-cell>
          <table:table-cell office:value-type="float" office:value="50.1009178796325" calcext:value-type="float">
            <text:p>50.100917879632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446</text:p>
          </table:table-cell>
          <table:table-cell office:value-type="float" office:value="44.8437026301588" calcext:value-type="float">
            <text:p>44.8437026301588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57</text:p>
          </table:table-cell>
          <table:table-cell office:value-type="float" office:value="72.7173173886902" calcext:value-type="float">
            <text:p>72.717317388690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16</text:p>
          </table:table-cell>
          <table:table-cell office:value-type="float" office:value="81.0887389321467" calcext:value-type="float">
            <text:p>81.088738932146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75</text:p>
          </table:table-cell>
          <table:table-cell office:value-type="float" office:value="96.9630020380997" calcext:value-type="float">
            <text:p>96.963002038099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595</text:p>
          </table:table-cell>
          <table:table-cell office:value-type="float" office:value="47.3266813198145" calcext:value-type="float">
            <text:p>47.326681319814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628</text:p>
          </table:table-cell>
          <table:table-cell office:value-type="float" office:value="49.2225589064737" calcext:value-type="float">
            <text:p>49.222558906473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511</text:p>
          </table:table-cell>
          <table:table-cell office:value-type="float" office:value="67.9441358780344" calcext:value-type="float">
            <text:p>67.944135878034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670</text:p>
          </table:table-cell>
          <table:table-cell office:value-type="float" office:value="21.9235407447933" calcext:value-type="float">
            <text:p>21.9235407447933</text:p>
          </table:table-cell>
          <table:table-cell table:style-name="ce6" office:value-type="string" calcext:value-type="string">
            <text:p>M</text:p>
          </table:table-cell>
          <table:table-cell table:number-columns-repeated="791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/>
          <table:table-cell office:value-type="string" calcext:value-type="string">
            <text:p>HB A138</text:p>
          </table:table-cell>
          <table:table-cell office:value-type="float" office:value="42.6315152986336" calcext:value-type="float">
            <text:p>42.631515298633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119</text:p>
          </table:table-cell>
          <table:table-cell office:value-type="float" office:value="11.5388434674443" calcext:value-type="float">
            <text:p>11.538843467444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237</text:p>
          </table:table-cell>
          <table:table-cell office:value-type="float" office:value="38.3349623345105" calcext:value-type="float">
            <text:p>38.334962334510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308</text:p>
          </table:table-cell>
          <table:table-cell office:value-type="float" office:value="24.282486084405" calcext:value-type="float">
            <text:p>24.28248608440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197</text:p>
          </table:table-cell>
          <table:table-cell office:value-type="float" office:value="24.5109454291699" calcext:value-type="float">
            <text:p>24.510945429169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770</text:p>
          </table:table-cell>
          <table:table-cell office:value-type="float" office:value="73.4955671676161" calcext:value-type="float">
            <text:p>73.4955671676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373</text:p>
          </table:table-cell>
          <table:table-cell office:value-type="float" office:value="36.1223175638706" calcext:value-type="float">
            <text:p>36.12231756387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405</text:p>
          </table:table-cell>
          <table:table-cell office:value-type="float" office:value="16.0069172389823" calcext:value-type="float">
            <text:p>16.00691723898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425</text:p>
          </table:table-cell>
          <table:table-cell office:value-type="float" office:value="36.7888211546002" calcext:value-type="float">
            <text:p>36.7888211546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496</text:p>
          </table:table-cell>
          <table:table-cell office:value-type="float" office:value="65.0485270785281" calcext:value-type="float">
            <text:p>65.048527078528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49</text:p>
          </table:table-cell>
          <table:table-cell office:value-type="float" office:value="31.058499438202" calcext:value-type="float">
            <text:p>31.05849943820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551</text:p>
          </table:table-cell>
          <table:table-cell office:value-type="float" office:value="30.696681461195" calcext:value-type="float">
            <text:p>30.6966814611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11</text:p>
          </table:table-cell>
          <table:table-cell office:value-type="float" office:value="19.6842168155636" calcext:value-type="float">
            <text:p>19.68421681556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47</text:p>
          </table:table-cell>
          <table:table-cell office:value-type="float" office:value="12.1434277502728" calcext:value-type="float">
            <text:p>12.1434277502728</text:p>
          </table:table-cell>
          <table:table-cell table:style-name="ce6" office:value-type="string" calcext:value-type="string">
            <text:p>F</text:p>
          </table:table-cell>
          <table:table-cell table:number-columns-repeated="2"/>
          <table:table-cell table:style-name="ce6"/>
          <table:table-cell office:value-type="string" calcext:value-type="string">
            <text:p>HB A741</text:p>
          </table:table-cell>
          <table:table-cell office:value-type="float" office:value="22.2292439767906" calcext:value-type="float">
            <text:p>22.22924397679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540</text:p>
          </table:table-cell>
          <table:table-cell office:value-type="float" office:value="30.8340940999567" calcext:value-type="float">
            <text:p>30.83409409995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35</text:p>
          </table:table-cell>
          <table:table-cell office:value-type="float" office:value="22.2674218450513" calcext:value-type="float">
            <text:p>22.26742184505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77</text:p>
          </table:table-cell>
          <table:table-cell office:value-type="float" office:value="23.6867721530547" calcext:value-type="float">
            <text:p>23.686772153054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26</text:p>
          </table:table-cell>
          <table:table-cell office:value-type="float" office:value="19.9171906412191" calcext:value-type="float">
            <text:p>19.917190641219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126</text:p>
          </table:table-cell>
          <table:table-cell office:value-type="float" office:value="23.9469711179989" calcext:value-type="float">
            <text:p>23.946971117998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699</text:p>
          </table:table-cell>
          <table:table-cell office:value-type="float" office:value="14.2693470323496" calcext:value-type="float">
            <text:p>14.26934703234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706</text:p>
          </table:table-cell>
          <table:table-cell office:value-type="float" office:value="24.3584325212515" calcext:value-type="float">
            <text:p>24.35843252125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92</text:p>
          </table:table-cell>
          <table:table-cell office:value-type="float" office:value="16.6105772864063" calcext:value-type="float">
            <text:p>16.610577286406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212</text:p>
          </table:table-cell>
          <table:table-cell office:value-type="float" office:value="49.3862259698412" calcext:value-type="float">
            <text:p>49.386225969841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692</text:p>
          </table:table-cell>
          <table:table-cell office:value-type="float" office:value="15.5347184768175" calcext:value-type="float">
            <text:p>15.53471847681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600</text:p>
          </table:table-cell>
          <table:table-cell office:value-type="float" office:value="8.95664627256125" calcext:value-type="float">
            <text:p>8.9566462725612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738</text:p>
          </table:table-cell>
          <table:table-cell office:value-type="float" office:value="13.1852206324038" calcext:value-type="float">
            <text:p>13.18522063240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043</text:p>
          </table:table-cell>
          <table:table-cell office:value-type="float" office:value="13.4115136779068" calcext:value-type="float">
            <text:p>13.4115136779068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875</text:p>
          </table:table-cell>
          <table:table-cell office:value-type="float" office:value="9.54461752916882" calcext:value-type="float">
            <text:p>9.5446175291688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898</text:p>
          </table:table-cell>
          <table:table-cell office:value-type="float" office:value="11.6194111470012" calcext:value-type="float">
            <text:p>11.619411147001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954</text:p>
          </table:table-cell>
          <table:table-cell office:value-type="float" office:value="18.6404197446018" calcext:value-type="float">
            <text:p>18.6404197446018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521</text:p>
          </table:table-cell>
          <table:table-cell office:value-type="float" office:value="7.73293838928059" calcext:value-type="float">
            <text:p>7.73293838928059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494</text:p>
          </table:table-cell>
          <table:table-cell office:value-type="float" office:value="17.3740726123802" calcext:value-type="float">
            <text:p>17.374072612380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471</text:p>
          </table:table-cell>
          <table:table-cell office:value-type="float" office:value="19.6944858340653" calcext:value-type="float">
            <text:p>19.694485834065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506</text:p>
          </table:table-cell>
          <table:table-cell office:value-type="float" office:value="35.0872044193053" calcext:value-type="float">
            <text:p>35.087204419305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852</text:p>
          </table:table-cell>
          <table:table-cell office:value-type="float" office:value="5.6356929601327" calcext:value-type="float">
            <text:p>5.63569296013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837</text:p>
          </table:table-cell>
          <table:table-cell office:value-type="float" office:value="52.8449072329381" calcext:value-type="float">
            <text:p>52.84490723293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907</text:p>
          </table:table-cell>
          <table:table-cell office:value-type="float" office:value="55.9745446699846" calcext:value-type="float">
            <text:p>55.974544669984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897</text:p>
          </table:table-cell>
          <table:table-cell office:value-type="float" office:value="68.3506060802613" calcext:value-type="float">
            <text:p>68.3506060802613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B062</text:p>
          </table:table-cell>
          <table:table-cell office:value-type="float" office:value="53.628794974093" calcext:value-type="float">
            <text:p>53.628794974093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HB B079</text:p>
          </table:table-cell>
          <table:table-cell office:value-type="float" office:value="78.6478127507777" calcext:value-type="float">
            <text:p>78.647812750777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069</text:p>
          </table:table-cell>
          <table:table-cell office:value-type="float" office:value="49.1489321787143" calcext:value-type="float">
            <text:p>49.148932178714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15</text:p>
          </table:table-cell>
          <table:table-cell office:value-type="float" office:value="42.3080832369785" calcext:value-type="float">
            <text:p>42.308083236978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67</text:p>
          </table:table-cell>
          <table:table-cell office:value-type="float" office:value="37.3989071540144" calcext:value-type="float">
            <text:p>37.398907154014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018</text:p>
          </table:table-cell>
          <table:table-cell office:value-type="float" office:value="50.884213955473" calcext:value-type="float">
            <text:p>50.88421395547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57</text:p>
          </table:table-cell>
          <table:table-cell office:value-type="float" office:value="29.2978848411931" calcext:value-type="float">
            <text:p>29.297884841193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83</text:p>
          </table:table-cell>
          <table:table-cell office:value-type="float" office:value="57.1212276341101" calcext:value-type="float">
            <text:p>57.121227634110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52</text:p>
          </table:table-cell>
          <table:table-cell office:value-type="float" office:value="83.4820420513651" calcext:value-type="float">
            <text:p>83.482042051365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87</text:p>
          </table:table-cell>
          <table:table-cell office:value-type="float" office:value="21.6110940223875" calcext:value-type="float">
            <text:p>21.611094022387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48</text:p>
          </table:table-cell>
          <table:table-cell office:value-type="float" office:value="74.8700094482429" calcext:value-type="float">
            <text:p>74.8700094482429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96</text:p>
          </table:table-cell>
          <table:table-cell office:value-type="float" office:value="64.3035793971542" calcext:value-type="float">
            <text:p>64.303579397154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04</text:p>
          </table:table-cell>
          <table:table-cell office:value-type="float" office:value="95.51937174918" calcext:value-type="float">
            <text:p>95.51937174918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13</text:p>
          </table:table-cell>
          <table:table-cell office:value-type="float" office:value="96.8106723917624" calcext:value-type="float">
            <text:p>96.8106723917624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096</text:p>
          </table:table-cell>
          <table:table-cell office:value-type="float" office:value="38.6656122170637" calcext:value-type="float">
            <text:p>38.665612217063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25</text:p>
          </table:table-cell>
          <table:table-cell office:value-type="float" office:value="34.6918414740011" calcext:value-type="float">
            <text:p>34.691841474001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51</text:p>
          </table:table-cell>
          <table:table-cell office:value-type="float" office:value="90.0167392226622" calcext:value-type="float">
            <text:p>90.016739222662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58</text:p>
          </table:table-cell>
          <table:table-cell office:value-type="float" office:value="78.4346658827393" calcext:value-type="float">
            <text:p>78.434665882739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687</text:p>
          </table:table-cell>
          <table:table-cell office:value-type="float" office:value="74.9160087370942" calcext:value-type="float">
            <text:p>74.9160087370942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HB B164</text:p>
          </table:table-cell>
          <table:table-cell office:value-type="float" office:value="26.3187989833566" calcext:value-type="float">
            <text:p>26.318798983356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81</text:p>
          </table:table-cell>
          <table:table-cell office:value-type="float" office:value="35.00245402264" calcext:value-type="float">
            <text:p>35.0024540226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52</text:p>
          </table:table-cell>
          <table:table-cell office:value-type="float" office:value="68.1132260658619" calcext:value-type="float">
            <text:p>68.1132260658619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72</text:p>
          </table:table-cell>
          <table:table-cell office:value-type="float" office:value="51.106311597733" calcext:value-type="float">
            <text:p>51.10631159773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87</text:p>
          </table:table-cell>
          <table:table-cell office:value-type="float" office:value="82.3639733525335" calcext:value-type="float">
            <text:p>82.363973352533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99</text:p>
          </table:table-cell>
          <table:table-cell office:value-type="float" office:value="75.2327124980501" calcext:value-type="float">
            <text:p>75.232712498050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443</text:p>
          </table:table-cell>
          <table:table-cell office:value-type="float" office:value="71.8955687370023" calcext:value-type="float">
            <text:p>71.895568737002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447</text:p>
          </table:table-cell>
          <table:table-cell office:value-type="float" office:value="55.653142834078" calcext:value-type="float">
            <text:p>55.653142834078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58</text:p>
          </table:table-cell>
          <table:table-cell office:value-type="float" office:value="83.3891776052701" calcext:value-type="float">
            <text:p>83.389177605270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17</text:p>
          </table:table-cell>
          <table:table-cell office:value-type="float" office:value="65.3487765619756" calcext:value-type="float">
            <text:p>65.348776561975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76</text:p>
          </table:table-cell>
          <table:table-cell office:value-type="float" office:value="91.2853195901907" calcext:value-type="float">
            <text:p>91.285319590190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596</text:p>
          </table:table-cell>
          <table:table-cell office:value-type="float" office:value="25.9038576736241" calcext:value-type="float">
            <text:p>25.903857673624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629</text:p>
          </table:table-cell>
          <table:table-cell office:value-type="float" office:value="27.8433008704351" calcext:value-type="float">
            <text:p>27.843300870435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512</text:p>
          </table:table-cell>
          <table:table-cell office:value-type="float" office:value="75.0194811905776" calcext:value-type="float">
            <text:p>75.019481190577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671</text:p>
          </table:table-cell>
          <table:table-cell office:value-type="float" office:value="37.1297445313255" calcext:value-type="float">
            <text:p>37.1297445313255</text:p>
          </table:table-cell>
          <table:table-cell table:style-name="ce6" office:value-type="string" calcext:value-type="string">
            <text:p>F</text:p>
          </table:table-cell>
          <table:table-cell table:number-columns-repeated="791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/>
          <table:table-cell office:value-type="string" calcext:value-type="string">
            <text:p>HB A139</text:p>
          </table:table-cell>
          <table:table-cell office:value-type="float" office:value="20.1869822879251" calcext:value-type="float">
            <text:p>20.186982287925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120</text:p>
          </table:table-cell>
          <table:table-cell office:value-type="float" office:value="20.8885533831003" calcext:value-type="float">
            <text:p>20.888553383100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238</text:p>
          </table:table-cell>
          <table:table-cell office:value-type="float" office:value="20.7264448827065" calcext:value-type="float">
            <text:p>20.7264448827065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198</text:p>
          </table:table-cell>
          <table:table-cell office:value-type="float" office:value="22.7489974193201" calcext:value-type="float">
            <text:p>22.748997419320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771</text:p>
          </table:table-cell>
          <table:table-cell office:value-type="float" office:value="71.9662751045016" calcext:value-type="float">
            <text:p>71.96627510450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374</text:p>
          </table:table-cell>
          <table:table-cell office:value-type="float" office:value="23.5656879755286" calcext:value-type="float">
            <text:p>23.56568797552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406</text:p>
          </table:table-cell>
          <table:table-cell office:value-type="float" office:value="20.1652800160894" calcext:value-type="float">
            <text:p>20.16528001608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426</text:p>
          </table:table-cell>
          <table:table-cell office:value-type="float" office:value="14.4552656461822" calcext:value-type="float">
            <text:p>14.4552656461822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750</text:p>
          </table:table-cell>
          <table:table-cell office:value-type="float" office:value="45.5046118913851" calcext:value-type="float">
            <text:p>45.504611891385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552</text:p>
          </table:table-cell>
          <table:table-cell office:value-type="float" office:value="31.9208295301168" calcext:value-type="float">
            <text:p>31.92082953011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12</text:p>
          </table:table-cell>
          <table:table-cell office:value-type="float" office:value="16.4924892442087" calcext:value-type="float">
            <text:p>16.49248924420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48</text:p>
          </table:table-cell>
          <table:table-cell office:value-type="float" office:value="30.4556676264957" calcext:value-type="float">
            <text:p>30.4556676264957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742</text:p>
          </table:table-cell>
          <table:table-cell office:value-type="float" office:value="34.1859940669677" calcext:value-type="float">
            <text:p>34.18599406696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541</text:p>
          </table:table-cell>
          <table:table-cell office:value-type="float" office:value="15.0247334449506" calcext:value-type="float">
            <text:p>15.02473344495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36</text:p>
          </table:table-cell>
          <table:table-cell office:value-type="float" office:value="13.2213320210393" calcext:value-type="float">
            <text:p>13.22133202103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78</text:p>
          </table:table-cell>
          <table:table-cell office:value-type="float" office:value="0.0364147882644542" calcext:value-type="float">
            <text:p>0.03641478826445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27</text:p>
          </table:table-cell>
          <table:table-cell office:value-type="float" office:value="14.5909603251994" calcext:value-type="float">
            <text:p>14.590960325199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127</text:p>
          </table:table-cell>
          <table:table-cell office:value-type="float" office:value="24.5381159464105" calcext:value-type="float">
            <text:p>24.538115946410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00</text:p>
          </table:table-cell>
          <table:table-cell office:value-type="float" office:value="8.53789992803912" calcext:value-type="float">
            <text:p>8.537899928039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707</text:p>
          </table:table-cell>
          <table:table-cell office:value-type="float" office:value="27.5547695224836" calcext:value-type="float">
            <text:p>27.55476952248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93</text:p>
          </table:table-cell>
          <table:table-cell office:value-type="float" office:value="20.2368647958071" calcext:value-type="float">
            <text:p>20.236864795807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213</text:p>
          </table:table-cell>
          <table:table-cell office:value-type="float" office:value="48.8321162633408" calcext:value-type="float">
            <text:p>48.8321162633408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693</text:p>
          </table:table-cell>
          <table:table-cell office:value-type="float" office:value="3.59093076775929" calcext:value-type="float">
            <text:p>3.590930767759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601</text:p>
          </table:table-cell>
          <table:table-cell office:value-type="float" office:value="29.6655149802401" calcext:value-type="float">
            <text:p>29.6655149802401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044</text:p>
          </table:table-cell>
          <table:table-cell office:value-type="float" office:value="20.8768448950451" calcext:value-type="float">
            <text:p>20.876844895045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876</text:p>
          </table:table-cell>
          <table:table-cell office:value-type="float" office:value="9.80713562448191" calcext:value-type="float">
            <text:p>9.8071356244819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899</text:p>
          </table:table-cell>
          <table:table-cell office:value-type="float" office:value="8.34444843683094" calcext:value-type="float">
            <text:p>8.3444484368309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955</text:p>
          </table:table-cell>
          <table:table-cell office:value-type="float" office:value="0.473508710716403" calcext:value-type="float">
            <text:p>0.47350871071640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522</text:p>
          </table:table-cell>
          <table:table-cell office:value-type="float" office:value="9.08310574458605" calcext:value-type="float">
            <text:p>9.08310574458605</text:p>
          </table:table-cell>
          <table:table-cell table:style-name="ce6"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HB 472</text:p>
          </table:table-cell>
          <table:table-cell office:value-type="float" office:value="9.81611713776068" calcext:value-type="float">
            <text:p>9.81611713776068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853</text:p>
          </table:table-cell>
          <table:table-cell office:value-type="float" office:value="30.0514434083249" calcext:value-type="float">
            <text:p>30.0514434083249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908</text:p>
          </table:table-cell>
          <table:table-cell office:value-type="float" office:value="71.9441641311322" calcext:value-type="float">
            <text:p>71.944164131132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898</text:p>
          </table:table-cell>
          <table:table-cell office:value-type="float" office:value="79.7855077815253" calcext:value-type="float">
            <text:p>79.7855077815253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B063</text:p>
          </table:table-cell>
          <table:table-cell office:value-type="float" office:value="72.0825687504965" calcext:value-type="float">
            <text:p>72.0825687504965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HB B080</text:p>
          </table:table-cell>
          <table:table-cell office:value-type="float" office:value="61.3868626857846" calcext:value-type="float">
            <text:p>61.386862685784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070</text:p>
          </table:table-cell>
          <table:table-cell office:value-type="float" office:value="75.5982646371081" calcext:value-type="float">
            <text:p>75.598264637108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A916</text:p>
          </table:table-cell>
          <table:table-cell office:value-type="float" office:value="24.6383345422322" calcext:value-type="float">
            <text:p>24.6383345422322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B019</text:p>
          </table:table-cell>
          <table:table-cell office:value-type="float" office:value="44.4725778093348" calcext:value-type="float">
            <text:p>44.4725778093348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58</text:p>
          </table:table-cell>
          <table:table-cell office:value-type="float" office:value="89.7626857434622" calcext:value-type="float">
            <text:p>89.7626857434622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A988</text:p>
          </table:table-cell>
          <table:table-cell office:value-type="float" office:value="51.1649059264828" calcext:value-type="float">
            <text:p>51.1649059264828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A997</text:p>
          </table:table-cell>
          <table:table-cell office:value-type="float" office:value="50.2062451946046" calcext:value-type="float">
            <text:p>50.206245194604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05</text:p>
          </table:table-cell>
          <table:table-cell office:value-type="float" office:value="83.3365599056542" calcext:value-type="float">
            <text:p>83.336559905654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14</text:p>
          </table:table-cell>
          <table:table-cell office:value-type="float" office:value="87.573450422117" calcext:value-type="float">
            <text:p>87.573450422117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B097</text:p>
          </table:table-cell>
          <table:table-cell office:value-type="float" office:value="59.4002053937062" calcext:value-type="float">
            <text:p>59.400205393706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26</text:p>
          </table:table-cell>
          <table:table-cell office:value-type="float" office:value="78.0277942928787" calcext:value-type="float">
            <text:p>78.027794292878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152</text:p>
          </table:table-cell>
          <table:table-cell office:value-type="float" office:value="91.7577938583724" calcext:value-type="float">
            <text:p>91.757793858372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59</text:p>
          </table:table-cell>
          <table:table-cell office:value-type="float" office:value="54.1283577832062" calcext:value-type="float">
            <text:p>54.128357783206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688</text:p>
          </table:table-cell>
          <table:table-cell office:value-type="float" office:value="48.8385532885121" calcext:value-type="float">
            <text:p>48.8385532885121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HB B165</text:p>
          </table:table-cell>
          <table:table-cell office:value-type="float" office:value="27.4436659265622" calcext:value-type="float">
            <text:p>27.443665926562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82</text:p>
          </table:table-cell>
          <table:table-cell office:value-type="float" office:value="78.5556971342643" calcext:value-type="float">
            <text:p>78.555697134264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53</text:p>
          </table:table-cell>
          <table:table-cell office:value-type="float" office:value="50.8849199020519" calcext:value-type="float">
            <text:p>50.884919902051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73</text:p>
          </table:table-cell>
          <table:table-cell office:value-type="float" office:value="97.2551524071855" calcext:value-type="float">
            <text:p>97.255152407185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88</text:p>
          </table:table-cell>
          <table:table-cell office:value-type="float" office:value="92.4153185848932" calcext:value-type="float">
            <text:p>92.415318584893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00</text:p>
          </table:table-cell>
          <table:table-cell office:value-type="float" office:value="74.935411470115" calcext:value-type="float">
            <text:p>74.935411470115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448</text:p>
          </table:table-cell>
          <table:table-cell office:value-type="float" office:value="27.7771661747895" calcext:value-type="float">
            <text:p>27.777166174789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59</text:p>
          </table:table-cell>
          <table:table-cell office:value-type="float" office:value="81.6802427355587" calcext:value-type="float">
            <text:p>81.680242735558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18</text:p>
          </table:table-cell>
          <table:table-cell office:value-type="float" office:value="71.304071561416" calcext:value-type="float">
            <text:p>71.30407156141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77</text:p>
          </table:table-cell>
          <table:table-cell office:value-type="float" office:value="67.8624306777686" calcext:value-type="float">
            <text:p>67.862430677768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597</text:p>
          </table:table-cell>
          <table:table-cell office:value-type="float" office:value="40.7497306446744" calcext:value-type="float">
            <text:p>40.749730644674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630</text:p>
          </table:table-cell>
          <table:table-cell office:value-type="float" office:value="25.1120177466482" calcext:value-type="float">
            <text:p>25.112017746648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513</text:p>
          </table:table-cell>
          <table:table-cell office:value-type="float" office:value="97.7520595480487" calcext:value-type="float">
            <text:p>97.752059548048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672</text:p>
          </table:table-cell>
          <table:table-cell office:value-type="float" office:value="41.856486308518" calcext:value-type="float">
            <text:p>41.856486308518</text:p>
          </table:table-cell>
          <table:table-cell table:style-name="ce6" office:value-type="string" calcext:value-type="string">
            <text:p>F</text:p>
          </table:table-cell>
          <table:table-cell table:number-columns-repeated="791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/>
          <table:table-cell office:value-type="string" calcext:value-type="string">
            <text:p>HB A140</text:p>
          </table:table-cell>
          <table:table-cell office:value-type="float" office:value="32.7247876719513" calcext:value-type="float">
            <text:p>32.7247876719513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239</text:p>
          </table:table-cell>
          <table:table-cell office:value-type="float" office:value="33.4214644523254" calcext:value-type="float">
            <text:p>33.4214644523254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199</text:p>
          </table:table-cell>
          <table:table-cell office:value-type="float" office:value="24.8350696123134" calcext:value-type="float">
            <text:p>24.835069612313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72</text:p>
          </table:table-cell>
          <table:table-cell office:value-type="float" office:value="41.2719875517525" calcext:value-type="float">
            <text:p>41.27198755175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375</text:p>
          </table:table-cell>
          <table:table-cell office:value-type="float" office:value="22.8324874784318" calcext:value-type="float">
            <text:p>22.83248747843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407</text:p>
          </table:table-cell>
          <table:table-cell office:value-type="float" office:value="10.0892757821663" calcext:value-type="float">
            <text:p>10.08927578216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427</text:p>
          </table:table-cell>
          <table:table-cell office:value-type="float" office:value="29.9727110134301" calcext:value-type="float">
            <text:p>29.9727110134301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A553</text:p>
          </table:table-cell>
          <table:table-cell office:value-type="float" office:value="25.3496258678244" calcext:value-type="float">
            <text:p>25.34962586782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14</text:p>
          </table:table-cell>
          <table:table-cell office:value-type="float" office:value="29.1782795786054" calcext:value-type="float">
            <text:p>29.1782795786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49</text:p>
          </table:table-cell>
          <table:table-cell office:value-type="float" office:value="14.0831508754528" calcext:value-type="float">
            <text:p>14.0831508754528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743</text:p>
          </table:table-cell>
          <table:table-cell office:value-type="float" office:value="5.05553366759684" calcext:value-type="float">
            <text:p>5.055533667596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542</text:p>
          </table:table-cell>
          <table:table-cell office:value-type="float" office:value="17.5138428829083" calcext:value-type="float">
            <text:p>17.51384288290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37</text:p>
          </table:table-cell>
          <table:table-cell office:value-type="float" office:value="11.459354052363" calcext:value-type="float">
            <text:p>11.4593540523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79</text:p>
          </table:table-cell>
          <table:table-cell office:value-type="float" office:value="32.1095120754447" calcext:value-type="float">
            <text:p>32.109512075444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28</text:p>
          </table:table-cell>
          <table:table-cell office:value-type="float" office:value="28.3737318607856" calcext:value-type="float">
            <text:p>28.373731860785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128</text:p>
          </table:table-cell>
          <table:table-cell office:value-type="float" office:value="22.0006883135535" calcext:value-type="float">
            <text:p>22.000688313553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01</text:p>
          </table:table-cell>
          <table:table-cell office:value-type="float" office:value="21.2832973011997" calcext:value-type="float">
            <text:p>21.28329730119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708</text:p>
          </table:table-cell>
          <table:table-cell office:value-type="float" office:value="13.2556758273543" calcext:value-type="float">
            <text:p>13.25567582735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94</text:p>
          </table:table-cell>
          <table:table-cell office:value-type="float" office:value="17.14069886228" calcext:value-type="float">
            <text:p>17.14069886228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214</text:p>
          </table:table-cell>
          <table:table-cell office:value-type="float" office:value="21.7316325141433" calcext:value-type="float">
            <text:p>21.731632514143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694</text:p>
          </table:table-cell>
          <table:table-cell office:value-type="float" office:value="0.247049356598598" calcext:value-type="float">
            <text:p>0.2470493565985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602</text:p>
          </table:table-cell>
          <table:table-cell office:value-type="float" office:value="29.7182161229592" calcext:value-type="float">
            <text:p>29.7182161229592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045</text:p>
          </table:table-cell>
          <table:table-cell office:value-type="float" office:value="4.22829317679643" calcext:value-type="float">
            <text:p>4.2282931767964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877</text:p>
          </table:table-cell>
          <table:table-cell office:value-type="float" office:value="9.93894398554914" calcext:value-type="float">
            <text:p>9.9389439855491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900</text:p>
          </table:table-cell>
          <table:table-cell office:value-type="float" office:value="23.369949431085" calcext:value-type="float">
            <text:p>23.36994943108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956</text:p>
          </table:table-cell>
          <table:table-cell office:value-type="float" office:value="12.1061601280477" calcext:value-type="float">
            <text:p>12.106160128047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523</text:p>
          </table:table-cell>
          <table:table-cell office:value-type="float" office:value="11.3891965870149" calcext:value-type="float">
            <text:p>11.3891965870149</text:p>
          </table:table-cell>
          <table:table-cell table:style-name="ce6" office:value-type="string" calcext:value-type="string">
            <text:p>M</text:p>
          </table:table-cell>
          <table:table-cell table:number-columns-repeated="18"/>
          <table:table-cell office:value-type="string" calcext:value-type="string">
            <text:p>HB A909</text:p>
          </table:table-cell>
          <table:table-cell office:value-type="float" office:value="53.616965861845" calcext:value-type="float">
            <text:p>53.61696586184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899</text:p>
          </table:table-cell>
          <table:table-cell office:value-type="float" office:value="68.7083658299318" calcext:value-type="float">
            <text:p>68.7083658299318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B064</text:p>
          </table:table-cell>
          <table:table-cell office:value-type="float" office:value="70.0744092313678" calcext:value-type="float">
            <text:p>70.0744092313678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HB B081</text:p>
          </table:table-cell>
          <table:table-cell office:value-type="float" office:value="72.6344693308876" calcext:value-type="float">
            <text:p>72.634469330887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071</text:p>
          </table:table-cell>
          <table:table-cell office:value-type="float" office:value="58.5241311256414" calcext:value-type="float">
            <text:p>58.524131125641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17</text:p>
          </table:table-cell>
          <table:table-cell office:value-type="float" office:value="12.9165882725476" calcext:value-type="float">
            <text:p>12.9165882725476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B020</text:p>
          </table:table-cell>
          <table:table-cell office:value-type="float" office:value="36.676962650173" calcext:value-type="float">
            <text:p>36.676962650173</text:p>
          </table:table-cell>
          <table:table-cell table:style-name="ce6"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A989</text:p>
          </table:table-cell>
          <table:table-cell office:value-type="float" office:value="46.769573644719" calcext:value-type="float">
            <text:p>46.769573644719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B106</text:p>
          </table:table-cell>
          <table:table-cell office:value-type="float" office:value="87.2399391111849" calcext:value-type="float">
            <text:p>87.2399391111849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15</text:p>
          </table:table-cell>
          <table:table-cell office:value-type="float" office:value="92.0708175383293" calcext:value-type="float">
            <text:p>92.0708175383293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B098</text:p>
          </table:table-cell>
          <table:table-cell office:value-type="float" office:value="50.5826942716788" calcext:value-type="float">
            <text:p>50.5826942716788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27</text:p>
          </table:table-cell>
          <table:table-cell office:value-type="float" office:value="44.2333089421927" calcext:value-type="float">
            <text:p>44.233308942192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53</text:p>
          </table:table-cell>
          <table:table-cell office:value-type="float" office:value="67.300000250292" calcext:value-type="float">
            <text:p>67.30000025029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60</text:p>
          </table:table-cell>
          <table:table-cell office:value-type="float" office:value="50.2543263069171" calcext:value-type="float">
            <text:p>50.2543263069171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B166</text:p>
          </table:table-cell>
          <table:table-cell office:value-type="float" office:value="26.0741012389199" calcext:value-type="float">
            <text:p>26.0741012389199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83</text:p>
          </table:table-cell>
          <table:table-cell office:value-type="float" office:value="54.6626408395706" calcext:value-type="float">
            <text:p>54.662640839570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54</text:p>
          </table:table-cell>
          <table:table-cell office:value-type="float" office:value="39.407937689162" calcext:value-type="float">
            <text:p>39.40793768916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74</text:p>
          </table:table-cell>
          <table:table-cell office:value-type="float" office:value="79.0658387177533" calcext:value-type="float">
            <text:p>79.065838717753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89</text:p>
          </table:table-cell>
          <table:table-cell office:value-type="float" office:value="80.3006146403217" calcext:value-type="float">
            <text:p>80.300614640321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01</text:p>
          </table:table-cell>
          <table:table-cell office:value-type="float" office:value="85.3240495240837" calcext:value-type="float">
            <text:p>85.3240495240837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449</text:p>
          </table:table-cell>
          <table:table-cell office:value-type="float" office:value="54.9791033392411" calcext:value-type="float">
            <text:p>54.979103339241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60</text:p>
          </table:table-cell>
          <table:table-cell office:value-type="float" office:value="99.9493408023453" calcext:value-type="float">
            <text:p>99.9493408023453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19</text:p>
          </table:table-cell>
          <table:table-cell office:value-type="float" office:value="56.9297431548164" calcext:value-type="float">
            <text:p>56.9297431548164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B598</text:p>
          </table:table-cell>
          <table:table-cell office:value-type="float" office:value="49.3031112480716" calcext:value-type="float">
            <text:p>49.303111248071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631</text:p>
          </table:table-cell>
          <table:table-cell office:value-type="float" office:value="47.9252207515294" calcext:value-type="float">
            <text:p>47.925220751529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514</text:p>
          </table:table-cell>
          <table:table-cell office:value-type="float" office:value="82.6870102029289" calcext:value-type="float">
            <text:p>82.687010202928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673</text:p>
          </table:table-cell>
          <table:table-cell office:value-type="float" office:value="50.9407317772346" calcext:value-type="float">
            <text:p>50.9407317772346</text:p>
          </table:table-cell>
          <table:table-cell table:style-name="ce6" office:value-type="string" calcext:value-type="string">
            <text:p>F</text:p>
          </table:table-cell>
          <table:table-cell table:number-columns-repeated="791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/>
          <table:table-cell office:value-type="string" calcext:value-type="string">
            <text:p>HB A141</text:p>
          </table:table-cell>
          <table:table-cell office:value-type="float" office:value="28.7187695506655" calcext:value-type="float">
            <text:p>28.7187695506655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240</text:p>
          </table:table-cell>
          <table:table-cell office:value-type="float" office:value="23.4763091453974" calcext:value-type="float">
            <text:p>23.4763091453974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200</text:p>
          </table:table-cell>
          <table:table-cell office:value-type="float" office:value="38.3917139750358" calcext:value-type="float">
            <text:p>38.3917139750358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376</text:p>
          </table:table-cell>
          <table:table-cell office:value-type="float" office:value="44.4493304428055" calcext:value-type="float">
            <text:p>44.44933044280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408</text:p>
          </table:table-cell>
          <table:table-cell office:value-type="float" office:value="20.0593652936967" calcext:value-type="float">
            <text:p>20.0593652936967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A554</text:p>
          </table:table-cell>
          <table:table-cell office:value-type="float" office:value="46.3289975514165" calcext:value-type="float">
            <text:p>46.32899755141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15</text:p>
          </table:table-cell>
          <table:table-cell office:value-type="float" office:value="28.9883397958544" calcext:value-type="float">
            <text:p>28.98833979585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50</text:p>
          </table:table-cell>
          <table:table-cell office:value-type="float" office:value="18.351097644522" calcext:value-type="float">
            <text:p>18.351097644522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744</text:p>
          </table:table-cell>
          <table:table-cell office:value-type="float" office:value="34.5727570184799" calcext:value-type="float">
            <text:p>34.57275701847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543</text:p>
          </table:table-cell>
          <table:table-cell office:value-type="float" office:value="22.6277916554742" calcext:value-type="float">
            <text:p>22.62779165547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38</text:p>
          </table:table-cell>
          <table:table-cell office:value-type="float" office:value="18.4811511732749" calcext:value-type="float">
            <text:p>18.4811511732749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A129</text:p>
          </table:table-cell>
          <table:table-cell office:value-type="float" office:value="29.2706431548949" calcext:value-type="float">
            <text:p>29.2706431548949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702</text:p>
          </table:table-cell>
          <table:table-cell office:value-type="float" office:value="30.7180558821895" calcext:value-type="float">
            <text:p>30.7180558821895</text:p>
          </table:table-cell>
          <table:table-cell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695</text:p>
          </table:table-cell>
          <table:table-cell office:value-type="float" office:value="12.4474756846431" calcext:value-type="float">
            <text:p>12.447475684643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215</text:p>
          </table:table-cell>
          <table:table-cell office:value-type="float" office:value="17.245860397462" calcext:value-type="float">
            <text:p>17.24586039746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695</text:p>
          </table:table-cell>
          <table:table-cell office:value-type="float" office:value="16.1122144091726" calcext:value-type="float">
            <text:p>16.11221440917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603</text:p>
          </table:table-cell>
          <table:table-cell office:value-type="float" office:value="9.36474377799858" calcext:value-type="float">
            <text:p>9.36474377799858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046</text:p>
          </table:table-cell>
          <table:table-cell office:value-type="float" office:value="7.02344723374332" calcext:value-type="float">
            <text:p>7.0234472337433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878</text:p>
          </table:table-cell>
          <table:table-cell office:value-type="float" office:value="0.187430315599992" calcext:value-type="float">
            <text:p>0.187430315599992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957</text:p>
          </table:table-cell>
          <table:table-cell office:value-type="float" office:value="9.81667467122748" calcext:value-type="float">
            <text:p>9.81667467122748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524</text:p>
          </table:table-cell>
          <table:table-cell office:value-type="float" office:value="2.60164115343699" calcext:value-type="float">
            <text:p>2.60164115343699</text:p>
          </table:table-cell>
          <table:table-cell table:style-name="ce6" office:value-type="string" calcext:value-type="string">
            <text:p>M</text:p>
          </table:table-cell>
          <table:table-cell table:number-columns-repeated="18"/>
          <table:table-cell office:value-type="string" calcext:value-type="string">
            <text:p>HB A910</text:p>
          </table:table-cell>
          <table:table-cell office:value-type="float" office:value="34.7685007556252" calcext:value-type="float">
            <text:p>34.768500755625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00</text:p>
          </table:table-cell>
          <table:table-cell office:value-type="float" office:value="58.2601949795974" calcext:value-type="float">
            <text:p>58.2601949795974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B065</text:p>
          </table:table-cell>
          <table:table-cell office:value-type="float" office:value="34.5046935649416" calcext:value-type="float">
            <text:p>34.5046935649416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HB B082</text:p>
          </table:table-cell>
          <table:table-cell office:value-type="float" office:value="49.9868072730726" calcext:value-type="float">
            <text:p>49.986807273072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072</text:p>
          </table:table-cell>
          <table:table-cell office:value-type="float" office:value="67.6864864115322" calcext:value-type="float">
            <text:p>67.686486411532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18</text:p>
          </table:table-cell>
          <table:table-cell office:value-type="float" office:value="29.1517334225885" calcext:value-type="float">
            <text:p>29.1517334225885</text:p>
          </table:table-cell>
          <table:table-cell table:style-name="ce6" office:value-type="string" calcext:value-type="string">
            <text:p>M</text:p>
          </table:table-cell>
          <table:table-cell table:number-columns-repeated="15"/>
          <table:table-cell office:value-type="string" calcext:value-type="string">
            <text:p>HB A990</text:p>
          </table:table-cell>
          <table:table-cell office:value-type="float" office:value="51.7330922633263" calcext:value-type="float">
            <text:p>51.7330922633263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B107</text:p>
          </table:table-cell>
          <table:table-cell office:value-type="float" office:value="87.785336402543" calcext:value-type="float">
            <text:p>87.78533640254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16</text:p>
          </table:table-cell>
          <table:table-cell office:value-type="float" office:value="81.5092313585661" calcext:value-type="float">
            <text:p>81.5092313585661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B099</text:p>
          </table:table-cell>
          <table:table-cell office:value-type="float" office:value="54.5289728731914" calcext:value-type="float">
            <text:p>54.528972873191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28</text:p>
          </table:table-cell>
          <table:table-cell office:value-type="float" office:value="24.2101610979707" calcext:value-type="float">
            <text:p>24.210161097970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54</text:p>
          </table:table-cell>
          <table:table-cell office:value-type="float" office:value="77.0003826810735" calcext:value-type="float">
            <text:p>77.0003826810735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B167</text:p>
          </table:table-cell>
          <table:table-cell office:value-type="float" office:value="48.7497933896489" calcext:value-type="float">
            <text:p>48.7497933896489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84</text:p>
          </table:table-cell>
          <table:table-cell office:value-type="float" office:value="51.1573456072537" calcext:value-type="float">
            <text:p>51.1573456072537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55</text:p>
          </table:table-cell>
          <table:table-cell office:value-type="float" office:value="83.6338809884733" calcext:value-type="float">
            <text:p>83.6338809884733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390</text:p>
          </table:table-cell>
          <table:table-cell office:value-type="float" office:value="92.9217428556676" calcext:value-type="float">
            <text:p>92.9217428556676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02</text:p>
          </table:table-cell>
          <table:table-cell office:value-type="float" office:value="82.3164397960131" calcext:value-type="float">
            <text:p>82.3164397960131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450</text:p>
          </table:table-cell>
          <table:table-cell office:value-type="float" office:value="73.2394890605259" calcext:value-type="float">
            <text:p>73.2394890605259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461</text:p>
          </table:table-cell>
          <table:table-cell office:value-type="float" office:value="83.6412561594002" calcext:value-type="float">
            <text:p>83.641256159400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20</text:p>
          </table:table-cell>
          <table:table-cell office:value-type="float" office:value="82.5929419056998" calcext:value-type="float">
            <text:p>82.5929419056998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599</text:p>
          </table:table-cell>
          <table:table-cell office:value-type="float" office:value="26.5601639145249" calcext:value-type="float">
            <text:p>26.560163914524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632</text:p>
          </table:table-cell>
          <table:table-cell office:value-type="float" office:value="41.1083702449859" calcext:value-type="float">
            <text:p>41.108370244985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515</text:p>
          </table:table-cell>
          <table:table-cell office:value-type="float" office:value="94.3714926640522" calcext:value-type="float">
            <text:p>94.371492664052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674</text:p>
          </table:table-cell>
          <table:table-cell office:value-type="float" office:value="31.5557027198861" calcext:value-type="float">
            <text:p>31.5557027198861</text:p>
          </table:table-cell>
          <table:table-cell table:style-name="ce6" office:value-type="string" calcext:value-type="string">
            <text:p>F</text:p>
          </table:table-cell>
          <table:table-cell table:number-columns-repeated="791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/>
          <table:table-cell office:value-type="string" calcext:value-type="string">
            <text:p>HB A142</text:p>
          </table:table-cell>
          <table:table-cell office:value-type="float" office:value="11.661544917407" calcext:value-type="float">
            <text:p>11.661544917407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241</text:p>
          </table:table-cell>
          <table:table-cell office:value-type="float" office:value="39.0069313279491" calcext:value-type="float">
            <text:p>39.0069313279491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201</text:p>
          </table:table-cell>
          <table:table-cell office:value-type="float" office:value="17.3138028430873" calcext:value-type="float">
            <text:p>17.3138028430873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377</text:p>
          </table:table-cell>
          <table:table-cell office:value-type="float" office:value="25.3854918006877" calcext:value-type="float">
            <text:p>25.38549180068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409</text:p>
          </table:table-cell>
          <table:table-cell office:value-type="float" office:value="15.1531942929653" calcext:value-type="float">
            <text:p>15.1531942929653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A555</text:p>
          </table:table-cell>
          <table:table-cell office:value-type="float" office:value="21.8281346039067" calcext:value-type="float">
            <text:p>21.8281346039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616</text:p>
          </table:table-cell>
          <table:table-cell office:value-type="float" office:value="24.087172716532" calcext:value-type="float">
            <text:p>24.087172716532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A745</text:p>
          </table:table-cell>
          <table:table-cell office:value-type="float" office:value="11.9012096922927" calcext:value-type="float">
            <text:p>11.90120969229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B A544</text:p>
          </table:table-cell>
          <table:table-cell office:value-type="float" office:value="19.8726726277769" calcext:value-type="float">
            <text:p>19.87267262777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39</text:p>
          </table:table-cell>
          <table:table-cell office:value-type="float" office:value="15.5142598915445" calcext:value-type="float">
            <text:p>15.5142598915445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A130</text:p>
          </table:table-cell>
          <table:table-cell office:value-type="float" office:value="18.3931391041598" calcext:value-type="float">
            <text:p>18.3931391041598</text:p>
          </table:table-cell>
          <table:table-cell table:style-name="ce6" office:value-type="string" calcext:value-type="string">
            <text:p>M</text:p>
          </table:table-cell>
          <table:table-cell table:number-columns-repeated="12"/>
          <table:table-cell office:value-type="string" calcext:value-type="string">
            <text:p>HB 696</text:p>
          </table:table-cell>
          <table:table-cell office:value-type="float" office:value="4.26505305642817" calcext:value-type="float">
            <text:p>4.26505305642817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A047</text:p>
          </table:table-cell>
          <table:table-cell office:value-type="float" office:value="4.02342337525635" calcext:value-type="float">
            <text:p>4.0234233752563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879</text:p>
          </table:table-cell>
          <table:table-cell office:value-type="float" office:value="10.881864200516" calcext:value-type="float">
            <text:p>10.881864200516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958</text:p>
          </table:table-cell>
          <table:table-cell office:value-type="float" office:value="2.59868048746782" calcext:value-type="float">
            <text:p>2.5986804874678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525</text:p>
          </table:table-cell>
          <table:table-cell office:value-type="float" office:value="2.53228173033277" calcext:value-type="float">
            <text:p>2.53228173033277</text:p>
          </table:table-cell>
          <table:table-cell table:style-name="ce6" office:value-type="string" calcext:value-type="string">
            <text:p>M</text:p>
          </table:table-cell>
          <table:table-cell table:number-columns-repeated="18"/>
          <table:table-cell office:value-type="string" calcext:value-type="string">
            <text:p>HB A911</text:p>
          </table:table-cell>
          <table:table-cell office:value-type="float" office:value="28.5175990501972" calcext:value-type="float">
            <text:p>28.517599050197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A901</text:p>
          </table:table-cell>
          <table:table-cell office:value-type="float" office:value="71.0169027403762" calcext:value-type="float">
            <text:p>71.0169027403762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B083</text:p>
          </table:table-cell>
          <table:table-cell office:value-type="float" office:value="73.1760891973281" calcext:value-type="float">
            <text:p>73.176089197328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073</text:p>
          </table:table-cell>
          <table:table-cell office:value-type="float" office:value="55.1786983658243" calcext:value-type="float">
            <text:p>55.1786983658243</text:p>
          </table:table-cell>
          <table:table-cell table:style-name="ce6" office:value-type="string" calcext:value-type="string">
            <text:p>M</text:p>
          </table:table-cell>
          <table:table-cell table:number-columns-repeated="18"/>
          <table:table-cell office:value-type="string" calcext:value-type="string">
            <text:p>HB A991</text:p>
          </table:table-cell>
          <table:table-cell office:value-type="float" office:value="47.2265214077876" calcext:value-type="float">
            <text:p>47.2265214077876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B108</text:p>
          </table:table-cell>
          <table:table-cell office:value-type="float" office:value="95.7448253213671" calcext:value-type="float">
            <text:p>95.744825321367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17</text:p>
          </table:table-cell>
          <table:table-cell office:value-type="float" office:value="94.0784099647889" calcext:value-type="float">
            <text:p>94.0784099647889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B100</text:p>
          </table:table-cell>
          <table:table-cell office:value-type="float" office:value="79.2023612037332" calcext:value-type="float">
            <text:p>79.202361203733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29</text:p>
          </table:table-cell>
          <table:table-cell office:value-type="float" office:value="60.3528921428847" calcext:value-type="float">
            <text:p>60.3528921428847</text:p>
          </table:table-cell>
          <table:table-cell table:style-name="ce6"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B168</text:p>
          </table:table-cell>
          <table:table-cell office:value-type="float" office:value="52.1640860037077" calcext:value-type="float">
            <text:p>52.1640860037077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85</text:p>
          </table:table-cell>
          <table:table-cell office:value-type="float" office:value="26.5066514068391" calcext:value-type="float">
            <text:p>26.5066514068391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56</text:p>
          </table:table-cell>
          <table:table-cell office:value-type="float" office:value="53.9062157819162" calcext:value-type="float">
            <text:p>53.9062157819162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391</text:p>
          </table:table-cell>
          <table:table-cell office:value-type="float" office:value="99.9430287052846" calcext:value-type="float">
            <text:p>99.9430287052846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B451</text:p>
          </table:table-cell>
          <table:table-cell office:value-type="float" office:value="72.2117443017026" calcext:value-type="float">
            <text:p>72.2117443017026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462</text:p>
          </table:table-cell>
          <table:table-cell office:value-type="float" office:value="88.554571837285" calcext:value-type="float">
            <text:p>88.554571837285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21</text:p>
          </table:table-cell>
          <table:table-cell office:value-type="float" office:value="83.3098811809953" calcext:value-type="float">
            <text:p>83.3098811809953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600</text:p>
          </table:table-cell>
          <table:table-cell office:value-type="float" office:value="35.4187187756132" calcext:value-type="float">
            <text:p>35.4187187756132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633</text:p>
          </table:table-cell>
          <table:table-cell office:value-type="float" office:value="36.6197644406484" calcext:value-type="float">
            <text:p>36.6197644406484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675</text:p>
          </table:table-cell>
          <table:table-cell office:value-type="float" office:value="20.0585346590123" calcext:value-type="float">
            <text:p>20.0585346590123</text:p>
          </table:table-cell>
          <table:table-cell table:style-name="ce6" office:value-type="string" calcext:value-type="string">
            <text:p>F</text:p>
          </table:table-cell>
          <table:table-cell table:number-columns-repeated="791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/>
          <table:table-cell office:value-type="string" calcext:value-type="string">
            <text:p>HB A143</text:p>
          </table:table-cell>
          <table:table-cell office:value-type="float" office:value="18.5546631620755" calcext:value-type="float">
            <text:p>18.5546631620755</text:p>
          </table:table-cell>
          <table:table-cell table:style-name="ce6"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A202</text:p>
          </table:table-cell>
          <table:table-cell office:value-type="float" office:value="22.8039656675862" calcext:value-type="float">
            <text:p>22.8039656675862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378</text:p>
          </table:table-cell>
          <table:table-cell office:value-type="float" office:value="56.491109072864" calcext:value-type="float">
            <text:p>56.4911090728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410</text:p>
          </table:table-cell>
          <table:table-cell office:value-type="float" office:value="11.4821407066977" calcext:value-type="float">
            <text:p>11.4821407066977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A556</text:p>
          </table:table-cell>
          <table:table-cell office:value-type="float" office:value="13.8837041916902" calcext:value-type="float">
            <text:p>13.8837041916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17</text:p>
          </table:table-cell>
          <table:table-cell office:value-type="float" office:value="14.9516719396304" calcext:value-type="float">
            <text:p>14.9516719396304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A545</text:p>
          </table:table-cell>
          <table:table-cell office:value-type="float" office:value="26.1489594219338" calcext:value-type="float">
            <text:p>26.14895942193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40</text:p>
          </table:table-cell>
          <table:table-cell office:value-type="float" office:value="7.40159662064463" calcext:value-type="float">
            <text:p>7.40159662064463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A131</text:p>
          </table:table-cell>
          <table:table-cell office:value-type="float" office:value="14.3812662439786" calcext:value-type="float">
            <text:p>14.3812662439786</text:p>
          </table:table-cell>
          <table:table-cell table:style-name="ce6" office:value-type="string" calcext:value-type="string">
            <text:p>M</text:p>
          </table:table-cell>
          <table:table-cell table:number-columns-repeated="12"/>
          <table:table-cell office:value-type="string" calcext:value-type="string">
            <text:p>HB 697</text:p>
          </table:table-cell>
          <table:table-cell office:value-type="float" office:value="9.83018668289484" calcext:value-type="float">
            <text:p>9.83018668289484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A048</text:p>
          </table:table-cell>
          <table:table-cell office:value-type="float" office:value="14.3177169324965" calcext:value-type="float">
            <text:p>14.317716932496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880</text:p>
          </table:table-cell>
          <table:table-cell office:value-type="float" office:value="5.94862946679242" calcext:value-type="float">
            <text:p>5.94862946679242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959</text:p>
          </table:table-cell>
          <table:table-cell office:value-type="float" office:value="14.7561222906433" calcext:value-type="float">
            <text:p>14.7561222906433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526</text:p>
          </table:table-cell>
          <table:table-cell office:value-type="float" office:value="7.0590968931751" calcext:value-type="float">
            <text:p>7.0590968931751</text:p>
          </table:table-cell>
          <table:table-cell table:style-name="ce6" office:value-type="string" calcext:value-type="string">
            <text:p>M</text:p>
          </table:table-cell>
          <table:table-cell table:number-columns-repeated="21"/>
          <table:table-cell office:value-type="string" calcext:value-type="string">
            <text:p>HB A902</text:p>
          </table:table-cell>
          <table:table-cell office:value-type="float" office:value="53.8522142769888" calcext:value-type="float">
            <text:p>53.8522142769888</text:p>
          </table:table-cell>
          <table:table-cell table:style-name="ce6"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B074</text:p>
          </table:table-cell>
          <table:table-cell office:value-type="float" office:value="72.8227169939248" calcext:value-type="float">
            <text:p>72.8227169939248</text:p>
          </table:table-cell>
          <table:table-cell table:style-name="ce6" office:value-type="string" calcext:value-type="string">
            <text:p>M</text:p>
          </table:table-cell>
          <table:table-cell table:number-columns-repeated="18"/>
          <table:table-cell office:value-type="string" calcext:value-type="string">
            <text:p>HB A992</text:p>
          </table:table-cell>
          <table:table-cell office:value-type="float" office:value="70.6358692485603" calcext:value-type="float">
            <text:p>70.6358692485603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B109</text:p>
          </table:table-cell>
          <table:table-cell office:value-type="float" office:value="96.2897948280075" calcext:value-type="float">
            <text:p>96.289794828007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18</text:p>
          </table:table-cell>
          <table:table-cell office:value-type="float" office:value="88.944937165309" calcext:value-type="float">
            <text:p>88.944937165309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B130</text:p>
          </table:table-cell>
          <table:table-cell office:value-type="float" office:value="12.1849709106507" calcext:value-type="float">
            <text:p>12.1849709106507</text:p>
          </table:table-cell>
          <table:table-cell table:style-name="ce6"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B169</text:p>
          </table:table-cell>
          <table:table-cell office:value-type="float" office:value="50.5227775330851" calcext:value-type="float">
            <text:p>50.5227775330851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86</text:p>
          </table:table-cell>
          <table:table-cell office:value-type="float" office:value="65.8518567730692" calcext:value-type="float">
            <text:p>65.8518567730692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57</text:p>
          </table:table-cell>
          <table:table-cell office:value-type="float" office:value="72.5071720646105" calcext:value-type="float">
            <text:p>72.5071720646105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392</text:p>
          </table:table-cell>
          <table:table-cell office:value-type="float" office:value="99.9794053195468" calcext:value-type="float">
            <text:p>99.9794053195468</text:p>
          </table:table-cell>
          <table:table-cell table:style-name="ce6"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HB B452</text:p>
          </table:table-cell>
          <table:table-cell office:value-type="float" office:value="29.1972376182219" calcext:value-type="float">
            <text:p>29.1972376182219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463</text:p>
          </table:table-cell>
          <table:table-cell office:value-type="float" office:value="94.3275945102774" calcext:value-type="float">
            <text:p>94.3275945102774</text:p>
          </table:table-cell>
          <table:table-cell table:style-name="ce6" office:value-type="string" calcext:value-type="string">
            <text:p>F</text:p>
          </table:table-cell>
          <table:table-cell office:value-type="string" calcext:value-type="string">
            <text:p>HB B322</text:p>
          </table:table-cell>
          <table:table-cell office:value-type="float" office:value="77.2971661027218" calcext:value-type="float">
            <text:p>77.2971661027218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601</text:p>
          </table:table-cell>
          <table:table-cell office:value-type="float" office:value="26.8654909972292" calcext:value-type="float">
            <text:p>26.8654909972292</text:p>
          </table:table-cell>
          <table:table-cell table:style-name="ce6"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HB B676</text:p>
          </table:table-cell>
          <table:table-cell office:value-type="float" office:value="26.0971018155737" calcext:value-type="float">
            <text:p>26.0971018155737</text:p>
          </table:table-cell>
          <table:table-cell table:style-name="ce6" office:value-type="string" calcext:value-type="string">
            <text:p>F</text:p>
          </table:table-cell>
          <table:table-cell table:number-columns-repeated="791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 table:number-columns-repeated="13"/>
          <table:table-cell office:value-type="string" calcext:value-type="string">
            <text:p>HB A203</text:p>
          </table:table-cell>
          <table:table-cell office:value-type="float" office:value="24.2157593945926" calcext:value-type="float">
            <text:p>24.2157593945926</text:p>
          </table:table-cell>
          <table:table-cell table:style-name="ce6" office:value-type="string" calcext:value-type="string">
            <text:p>M</text:p>
          </table:table-cell>
          <table:table-cell table:number-columns-repeated="3"/>
          <table:table-cell office:value-type="string" calcext:value-type="string">
            <text:p>HB A379</text:p>
          </table:table-cell>
          <table:table-cell office:value-type="float" office:value="29.3744442114391" calcext:value-type="float">
            <text:p>29.37444421143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411</text:p>
          </table:table-cell>
          <table:table-cell office:value-type="float" office:value="28.4273497113074" calcext:value-type="float">
            <text:p>28.4273497113074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A557</text:p>
          </table:table-cell>
          <table:table-cell office:value-type="float" office:value="44.544197446416" calcext:value-type="float">
            <text:p>44.544197446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18</text:p>
          </table:table-cell>
          <table:table-cell office:value-type="float" office:value="14.4245705766669" calcext:value-type="float">
            <text:p>14.4245705766669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A546</text:p>
          </table:table-cell>
          <table:table-cell office:value-type="float" office:value="15.6444439372063" calcext:value-type="float">
            <text:p>15.64444393720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41</text:p>
          </table:table-cell>
          <table:table-cell office:value-type="float" office:value="16.4594234759142" calcext:value-type="float">
            <text:p>16.4594234759142</text:p>
          </table:table-cell>
          <table:table-cell office:value-type="string" calcext:value-type="string">
            <text:p>M</text:p>
          </table:table-cell>
          <table:table-cell table:number-columns-repeated="21"/>
          <table:table-cell office:value-type="string" calcext:value-type="string">
            <text:p>HB 698</text:p>
          </table:table-cell>
          <table:table-cell office:value-type="float" office:value="37.6614643083285" calcext:value-type="float">
            <text:p>37.6614643083285</text:p>
          </table:table-cell>
          <table:table-cell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A049</text:p>
          </table:table-cell>
          <table:table-cell office:value-type="float" office:value="1.73696270477025" calcext:value-type="float">
            <text:p>1.73696270477025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881</text:p>
          </table:table-cell>
          <table:table-cell office:value-type="float" office:value="11.8395349562642" calcext:value-type="float">
            <text:p>11.8395349562642</text:p>
          </table:table-cell>
          <table:table-cell table:style-name="ce6" office:value-type="string" calcext:value-type="string">
            <text:p>M</text:p>
          </table:table-cell>
          <table:table-cell table:number-columns-repeated="6"/>
          <table:table-cell office:value-type="string" calcext:value-type="string">
            <text:p>HB 527</text:p>
          </table:table-cell>
          <table:table-cell office:value-type="float" office:value="7.91826980071521" calcext:value-type="float">
            <text:p>7.91826980071521</text:p>
          </table:table-cell>
          <table:table-cell table:style-name="ce6" office:value-type="string" calcext:value-type="string">
            <text:p>M</text:p>
          </table:table-cell>
          <table:table-cell table:number-columns-repeated="21"/>
          <table:table-cell office:value-type="string" calcext:value-type="string">
            <text:p>HB A903</text:p>
          </table:table-cell>
          <table:table-cell office:value-type="float" office:value="76.4120150303812" calcext:value-type="float">
            <text:p>76.4120150303812</text:p>
          </table:table-cell>
          <table:table-cell table:style-name="ce6"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B075</text:p>
          </table:table-cell>
          <table:table-cell office:value-type="float" office:value="58.1661537983633" calcext:value-type="float">
            <text:p>58.1661537983633</text:p>
          </table:table-cell>
          <table:table-cell table:style-name="ce6" office:value-type="string" calcext:value-type="string">
            <text:p>M</text:p>
          </table:table-cell>
          <table:table-cell table:number-columns-repeated="39"/>
          <table:table-cell office:value-type="string" calcext:value-type="string">
            <text:p>HB B131</text:p>
          </table:table-cell>
          <table:table-cell office:value-type="float" office:value="59.8721549854127" calcext:value-type="float">
            <text:p>59.8721549854127</text:p>
          </table:table-cell>
          <table:table-cell table:style-name="ce6"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B170</text:p>
          </table:table-cell>
          <table:table-cell office:value-type="float" office:value="61.7403647865159" calcext:value-type="float">
            <text:p>61.7403647865159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187</text:p>
          </table:table-cell>
          <table:table-cell office:value-type="float" office:value="39.7759747203644" calcext:value-type="float">
            <text:p>39.7759747203644</text:p>
          </table:table-cell>
          <table:table-cell table:style-name="ce6" office:value-type="string" calcext:value-type="string">
            <text:p>M</text:p>
          </table:table-cell>
          <table:table-cell office:value-type="string" calcext:value-type="string">
            <text:p>HB B358</text:p>
          </table:table-cell>
          <table:table-cell office:value-type="float" office:value="58.8820707873229" calcext:value-type="float">
            <text:p>58.8820707873229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393</text:p>
          </table:table-cell>
          <table:table-cell office:value-type="float" office:value="81.5675360310382" calcext:value-type="float">
            <text:p>81.5675360310382</text:p>
          </table:table-cell>
          <table:table-cell table:style-name="ce6"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HB B453</text:p>
          </table:table-cell>
          <table:table-cell office:value-type="float" office:value="69.5428858266486" calcext:value-type="float">
            <text:p>69.5428858266486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323</text:p>
          </table:table-cell>
          <table:table-cell office:value-type="float" office:value="83.1245209923202" calcext:value-type="float">
            <text:p>83.1245209923202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602</text:p>
          </table:table-cell>
          <table:table-cell office:value-type="float" office:value="30.6327474931935" calcext:value-type="float">
            <text:p>30.6327474931935</text:p>
          </table:table-cell>
          <table:table-cell table:style-name="ce6" office:value-type="string" calcext:value-type="string">
            <text:p>F</text:p>
          </table:table-cell>
          <table:table-cell table:number-columns-repeated="800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 table:number-columns-repeated="19"/>
          <table:table-cell office:value-type="string" calcext:value-type="string">
            <text:p>HB A380</text:p>
          </table:table-cell>
          <table:table-cell office:value-type="float" office:value="25.1136865460375" calcext:value-type="float">
            <text:p>25.1136865460375</text:p>
          </table:table-cell>
          <table:table-cell office:value-type="string" calcext:value-type="string">
            <text:p>M</text:p>
          </table:table-cell>
          <table:table-cell table:number-columns-repeated="12"/>
          <table:table-cell office:value-type="string" calcext:value-type="string">
            <text:p>HB A558</text:p>
          </table:table-cell>
          <table:table-cell office:value-type="float" office:value="38.4062129509134" calcext:value-type="float">
            <text:p>38.4062129509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19</text:p>
          </table:table-cell>
          <table:table-cell office:value-type="float" office:value="33.555418615959" calcext:value-type="float">
            <text:p>33.555418615959</text:p>
          </table:table-cell>
          <table:table-cell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A547</text:p>
          </table:table-cell>
          <table:table-cell office:value-type="float" office:value="19.6229968966502" calcext:value-type="float">
            <text:p>19.62299689665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B A642</text:p>
          </table:table-cell>
          <table:table-cell office:value-type="float" office:value="8.62465932194555" calcext:value-type="float">
            <text:p>8.62465932194555</text:p>
          </table:table-cell>
          <table:table-cell office:value-type="string" calcext:value-type="string">
            <text:p>M</text:p>
          </table:table-cell>
          <table:table-cell table:number-columns-repeated="30"/>
          <table:table-cell office:value-type="string" calcext:value-type="string">
            <text:p>HB A050</text:p>
          </table:table-cell>
          <table:table-cell office:value-type="float" office:value="5.519433686985" calcext:value-type="float">
            <text:p>5.519433686985</text:p>
          </table:table-cell>
          <table:table-cell table:style-name="ce6" office:value-type="string" calcext:value-type="string">
            <text:p>M</text:p>
          </table:table-cell>
          <table:table-cell table:number-columns-repeated="87"/>
          <table:table-cell office:value-type="string" calcext:value-type="string">
            <text:p>HB B132</text:p>
          </table:table-cell>
          <table:table-cell office:value-type="float" office:value="21.5963102712784" calcext:value-type="float">
            <text:p>21.5963102712784</text:p>
          </table:table-cell>
          <table:table-cell table:style-name="ce6"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B171</text:p>
          </table:table-cell>
          <table:table-cell office:value-type="float" office:value="53.3170302729614" calcext:value-type="float">
            <text:p>53.3170302729614</text:p>
          </table:table-cell>
          <table:table-cell table:style-name="ce6"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B394</text:p>
          </table:table-cell>
          <table:table-cell office:value-type="float" office:value="89.2522385952667" calcext:value-type="float">
            <text:p>89.2522385952667</text:p>
          </table:table-cell>
          <table:table-cell table:style-name="ce6" office:value-type="string" calcext:value-type="string">
            <text:p>F</text:p>
          </table:table-cell>
          <table:table-cell table:number-columns-repeated="6"/>
          <table:table-cell office:value-type="string" calcext:value-type="string">
            <text:p>HB B454</text:p>
          </table:table-cell>
          <table:table-cell office:value-type="float" office:value="48.1071176060748" calcext:value-type="float">
            <text:p>48.1071176060748</text:p>
          </table:table-cell>
          <table:table-cell table:style-name="ce6" office:value-type="string" calcext:value-type="string">
            <text:p>F</text:p>
          </table:table-cell>
          <table:table-cell table:number-columns-repeated="3"/>
          <table:table-cell office:value-type="string" calcext:value-type="string">
            <text:p>HB B324</text:p>
          </table:table-cell>
          <table:table-cell office:value-type="float" office:value="84.8689166085666" calcext:value-type="float">
            <text:p>84.8689166085666</text:p>
          </table:table-cell>
          <table:table-cell table:style-name="ce6" office:value-type="string" calcext:value-type="string">
            <text:p>F</text:p>
          </table:table-cell>
          <table:table-cell table:number-columns-repeated="806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 table:number-columns-repeated="34"/>
          <table:table-cell office:value-type="string" calcext:value-type="string">
            <text:p>HB A559</text:p>
          </table:table-cell>
          <table:table-cell office:value-type="float" office:value="17.5338689580213" calcext:value-type="float">
            <text:p>17.5338689580213</text:p>
          </table:table-cell>
          <table:table-cell office:value-type="string" calcext:value-type="string">
            <text:p>M</text:p>
          </table:table-cell>
          <table:table-cell table:number-columns-repeated="15"/>
          <table:table-cell office:value-type="string" calcext:value-type="string">
            <text:p>HB A643</text:p>
          </table:table-cell>
          <table:table-cell office:value-type="float" office:value="16.7128382186285" calcext:value-type="float">
            <text:p>16.7128382186285</text:p>
          </table:table-cell>
          <table:table-cell office:value-type="string" calcext:value-type="string">
            <text:p>M</text:p>
          </table:table-cell>
          <table:table-cell table:number-columns-repeated="132"/>
          <table:table-cell office:value-type="string" calcext:value-type="string">
            <text:p>HB B172</text:p>
          </table:table-cell>
          <table:table-cell office:value-type="float" office:value="72.3813127050696" calcext:value-type="float">
            <text:p>72.3813127050696</text:p>
          </table:table-cell>
          <table:table-cell table:style-name="ce6" office:value-type="string" calcext:value-type="string">
            <text:p>M</text:p>
          </table:table-cell>
          <table:table-cell table:number-columns-repeated="9"/>
          <table:table-cell office:value-type="string" calcext:value-type="string">
            <text:p>HB B395</text:p>
          </table:table-cell>
          <table:table-cell office:value-type="float" office:value="81.3166724844927" calcext:value-type="float">
            <text:p>81.3166724844927</text:p>
          </table:table-cell>
          <table:table-cell table:style-name="ce6" office:value-type="string" calcext:value-type="string">
            <text:p>F</text:p>
          </table:table-cell>
          <table:table-cell table:number-columns-repeated="821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Pup biopsy HB heteroplasmy (%)</text:p>
          </table:table-cell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ocyte summary" table:style-name="ta5"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Age / days after birth</text:p>
          </table:table-cell>
          <table:table-cell office:value-type="string" calcext:value-type="string">
            <text:p>Age / dpc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V(h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’(h)</text:p>
          </table:table-cell>
        </table:table-row>
        <table:table-row table:style-name="ro1">
          <table:table-cell office:value-type="string" calcext:value-type="string">
            <text:p>HB A551 pup2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501358860425474" calcext:value-type="float">
            <text:p>0.501358860425474</text:p>
          </table:table-cell>
          <table:table-cell office:value-type="float" office:value="0.00255829670189149" calcext:value-type="float">
            <text:p>0.002558296701892</text:p>
          </table:table-cell>
          <table:table-cell office:value-type="float" office:value="25" calcext:value-type="float">
            <text:p>25</text:p>
          </table:table-cell>
          <table:table-cell office:value-type="float" office:value="0.0102332623905098" calcext:value-type="float">
            <text:p>0.01023326239051</text:p>
          </table:table-cell>
        </table:table-row>
        <table:table-row table:style-name="ro1">
          <table:table-cell office:value-type="string" calcext:value-type="string">
            <text:p>HB A425 pup1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419312220511925" calcext:value-type="float">
            <text:p>0.419312220511925</text:p>
          </table:table-cell>
          <table:table-cell office:value-type="float" office:value="0.00358924347459211" calcext:value-type="float">
            <text:p>0.003589243474592</text:p>
          </table:table-cell>
          <table:table-cell office:value-type="float" office:value="30" calcext:value-type="float">
            <text:p>30</text:p>
          </table:table-cell>
          <table:table-cell office:value-type="float" office:value="0.0147408563259229" calcext:value-type="float">
            <text:p>0.014740856325923</text:p>
          </table:table-cell>
        </table:table-row>
        <table:table-row table:style-name="ro1">
          <table:table-cell office:value-type="string" calcext:value-type="string">
            <text:p>HB A424 pup 2 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182951779431015" calcext:value-type="float">
            <text:p>0.182951779431015</text:p>
          </table:table-cell>
          <table:table-cell office:value-type="float" office:value="0.00823931916789529" calcext:value-type="float">
            <text:p>0.008239319167895</text:p>
          </table:table-cell>
          <table:table-cell office:value-type="float" office:value="21" calcext:value-type="float">
            <text:p>21</text:p>
          </table:table-cell>
          <table:table-cell office:value-type="float" office:value="0.0551197196684664" calcext:value-type="float">
            <text:p>0.055119719668467</text:p>
          </table:table-cell>
        </table:table-row>
        <table:table-row table:style-name="ro1">
          <table:table-cell office:value-type="string" calcext:value-type="string">
            <text:p>HB A554 pup 1 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381594709324785" calcext:value-type="float">
            <text:p>0.381594709324785</text:p>
          </table:table-cell>
          <table:table-cell office:value-type="float" office:value="0.00913123091806767" calcext:value-type="float">
            <text:p>0.009131230918068</text:p>
          </table:table-cell>
          <table:table-cell office:value-type="float" office:value="13" calcext:value-type="float">
            <text:p>13</text:p>
          </table:table-cell>
          <table:table-cell office:value-type="float" office:value="0.0386949049779583" calcext:value-type="float">
            <text:p>0.038694904977958</text:p>
          </table:table-cell>
        </table:table-row>
        <table:table-row table:style-name="ro1">
          <table:table-cell office:value-type="string" calcext:value-type="string">
            <text:p>HB A554 pup 2 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0.353988078716591" calcext:value-type="float">
            <text:p>0.353988078716591</text:p>
          </table:table-cell>
          <table:table-cell office:value-type="float" office:value="0.00461056306964857" calcext:value-type="float">
            <text:p>0.004610563069649</text:p>
          </table:table-cell>
          <table:table-cell office:value-type="float" office:value="11" calcext:value-type="float">
            <text:p>11</text:p>
          </table:table-cell>
          <table:table-cell office:value-type="float" office:value="0.0201615909084559" calcext:value-type="float">
            <text:p>0.020161590908456</text:p>
          </table:table-cell>
        </table:table-row>
        <table:table-row table:style-name="ro1">
          <table:table-cell office:value-type="string" calcext:value-type="string">
            <text:p>HB A424 pup 1 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300859273277033" calcext:value-type="float">
            <text:p>0.300859273277033</text:p>
          </table:table-cell>
          <table:table-cell office:value-type="float" office:value="0.00350370942541051" calcext:value-type="float">
            <text:p>0.003503709425411</text:p>
          </table:table-cell>
          <table:table-cell office:value-type="float" office:value="30" calcext:value-type="float">
            <text:p>30</text:p>
          </table:table-cell>
          <table:table-cell office:value-type="float" office:value="0.0166571262610561" calcext:value-type="float">
            <text:p>0.016657126261056</text:p>
          </table:table-cell>
        </table:table-row>
        <table:table-row table:style-name="ro1">
          <table:table-cell office:value-type="string" calcext:value-type="string">
            <text:p>HB A424 pup 2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0.559136475187695" calcext:value-type="float">
            <text:p>0.559136475187695</text:p>
          </table:table-cell>
          <table:table-cell office:value-type="float" office:value="0.00631269695862258" calcext:value-type="float">
            <text:p>0.006312696958623</text:p>
          </table:table-cell>
          <table:table-cell office:value-type="float" office:value="34" calcext:value-type="float">
            <text:p>34</text:p>
          </table:table-cell>
          <table:table-cell office:value-type="float" office:value="0.025609019366046" calcext:value-type="float">
            <text:p>0.025609019366046</text:p>
          </table:table-cell>
        </table:table-row>
        <table:table-row table:style-name="ro1">
          <table:table-cell office:value-type="string" calcext:value-type="string">
            <text:p>HB A550 pup 1 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192621843247365" calcext:value-type="float">
            <text:p>0.192621843247365</text:p>
          </table:table-cell>
          <table:table-cell office:value-type="float" office:value="0.004081556000368" calcext:value-type="float">
            <text:p>0.004081556000368</text:p>
          </table:table-cell>
          <table:table-cell office:value-type="float" office:value="20" calcext:value-type="float">
            <text:p>20</text:p>
          </table:table-cell>
          <table:table-cell office:value-type="float" office:value="0.0262447977026713" calcext:value-type="float">
            <text:p>0.026244797702671</text:p>
          </table:table-cell>
        </table:table-row>
        <table:table-row table:style-name="ro1">
          <table:table-cell office:value-type="string" calcext:value-type="string">
            <text:p>HB A550 pup 2 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244966552698213" calcext:value-type="float">
            <text:p>0.244966552698213</text:p>
          </table:table-cell>
          <table:table-cell office:value-type="float" office:value="0.00301406934135993" calcext:value-type="float">
            <text:p>0.00301406934136</text:p>
          </table:table-cell>
          <table:table-cell office:value-type="float" office:value="17" calcext:value-type="float">
            <text:p>17</text:p>
          </table:table-cell>
          <table:table-cell office:value-type="float" office:value="0.0162959715544945" calcext:value-type="float">
            <text:p>0.016295971554495</text:p>
          </table:table-cell>
        </table:table-row>
        <table:table-row table:style-name="ro1">
          <table:table-cell office:value-type="string" calcext:value-type="string">
            <text:p>HB A550 pup 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0.0488940337183471" calcext:value-type="float">
            <text:p>0.048894033718347</text:p>
          </table:table-cell>
          <table:table-cell office:value-type="float" office:value="0.000974742069237221" calcext:value-type="float">
            <text:p>0.000974742069237</text:p>
          </table:table-cell>
          <table:table-cell office:value-type="float" office:value="36" calcext:value-type="float">
            <text:p>36</text:p>
          </table:table-cell>
          <table:table-cell office:value-type="float" office:value="0.0209606591912176" calcext:value-type="float">
            <text:p>0.020960659191218</text:p>
          </table:table-cell>
        </table:table-row>
        <table:table-row table:style-name="ro1">
          <table:table-cell office:value-type="string" calcext:value-type="string">
            <text:p>HB A197 pup 1 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0.456954458120064" calcext:value-type="float">
            <text:p>0.456954458120064</text:p>
          </table:table-cell>
          <table:table-cell office:value-type="float" office:value="0.00624941920911915" calcext:value-type="float">
            <text:p>0.006249419209119</text:p>
          </table:table-cell>
          <table:table-cell office:value-type="float" office:value="25" calcext:value-type="float">
            <text:p>25</text:p>
          </table:table-cell>
          <table:table-cell office:value-type="float" office:value="0.0251843349346221" calcext:value-type="float">
            <text:p>0.025184334934622</text:p>
          </table:table-cell>
        </table:table-row>
        <table:table-row table:style-name="ro1">
          <table:table-cell office:value-type="string" calcext:value-type="string">
            <text:p>HB A403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0.565695805506523" calcext:value-type="float">
            <text:p>0.565695805506523</text:p>
          </table:table-cell>
          <table:table-cell office:value-type="float" office:value="0.0100036847394957" calcext:value-type="float">
            <text:p>0.010003684739496</text:p>
          </table:table-cell>
          <table:table-cell office:value-type="float" office:value="24" calcext:value-type="float">
            <text:p>24</text:p>
          </table:table-cell>
          <table:table-cell office:value-type="float" office:value="0.0407176790106953" calcext:value-type="float">
            <text:p>0.040717679010695</text:p>
          </table:table-cell>
        </table:table-row>
        <table:table-row table:style-name="ro1">
          <table:table-cell office:value-type="string" calcext:value-type="string">
            <text:p>HB A406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0.27578510804248" calcext:value-type="float">
            <text:p>0.27578510804248</text:p>
          </table:table-cell>
          <table:table-cell office:value-type="float" office:value="0.00912817127316513" calcext:value-type="float">
            <text:p>0.009128171273165</text:p>
          </table:table-cell>
          <table:table-cell office:value-type="float" office:value="20" calcext:value-type="float">
            <text:p>20</text:p>
          </table:table-cell>
          <table:table-cell office:value-type="float" office:value="0.045703085178277" calcext:value-type="float">
            <text:p>0.045703085178277</text:p>
          </table:table-cell>
        </table:table-row>
        <table:table-row table:style-name="ro1">
          <table:table-cell office:value-type="string" calcext:value-type="string">
            <text:p>HB A422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0.238495643906212" calcext:value-type="float">
            <text:p>0.238495643906212</text:p>
          </table:table-cell>
          <table:table-cell office:value-type="float" office:value="0.00661873018434016" calcext:value-type="float">
            <text:p>0.00661873018434</text:p>
          </table:table-cell>
          <table:table-cell office:value-type="float" office:value="20" calcext:value-type="float">
            <text:p>20</text:p>
          </table:table-cell>
          <table:table-cell office:value-type="float" office:value="0.0364436472332639" calcext:value-type="float">
            <text:p>0.036443647233264</text:p>
          </table:table-cell>
        </table:table-row>
        <table:table-row table:style-name="ro1">
          <table:table-cell office:value-type="string" calcext:value-type="string">
            <text:p>HB A306 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0.29574270014289" calcext:value-type="float">
            <text:p>0.29574270014289</text:p>
          </table:table-cell>
          <table:table-cell office:value-type="float" office:value="0.0069661459622711" calcext:value-type="float">
            <text:p>0.006966145962271</text:p>
          </table:table-cell>
          <table:table-cell office:value-type="float" office:value="34" calcext:value-type="float">
            <text:p>34</text:p>
          </table:table-cell>
          <table:table-cell office:value-type="float" office:value="0.0334462305471539" calcext:value-type="float">
            <text:p>0.033446230547154</text:p>
          </table:table-cell>
        </table:table-row>
        <table:table-row table:style-name="ro1">
          <table:table-cell office:value-type="string" calcext:value-type="string">
            <text:p>HB A307 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0.339226201690654" calcext:value-type="float">
            <text:p>0.339226201690654</text:p>
          </table:table-cell>
          <table:table-cell office:value-type="float" office:value="0.0106534258033967" calcext:value-type="float">
            <text:p>0.010653425803397</text:p>
          </table:table-cell>
          <table:table-cell office:value-type="float" office:value="19" calcext:value-type="float">
            <text:p>19</text:p>
          </table:table-cell>
          <table:table-cell office:value-type="float" office:value="0.0475277311151405" calcext:value-type="float">
            <text:p>0.047527731115141</text:p>
          </table:table-cell>
        </table:table-row>
        <table:table-row table:style-name="ro1">
          <table:table-cell office:value-type="string" calcext:value-type="string">
            <text:p>HB A308</text:p>
          </table:table-cell>
          <table:table-cell office:value-type="float" office:value="47" calcext:value-type="float">
            <text:p>47</text:p>
          </table:table-cell>
          <table:table-cell office:value-type="float" office:value="68" calcext:value-type="float">
            <text:p>68</text:p>
          </table:table-cell>
          <table:table-cell office:value-type="float" office:value="0.240879774650507" calcext:value-type="float">
            <text:p>0.240879774650507</text:p>
          </table:table-cell>
          <table:table-cell office:value-type="float" office:value="0.00404082886688316" calcext:value-type="float">
            <text:p>0.004040828866883</text:p>
          </table:table-cell>
          <table:table-cell office:value-type="float" office:value="26" calcext:value-type="float">
            <text:p>26</text:p>
          </table:table-cell>
          <table:table-cell office:value-type="float" office:value="0.0220983353198987" calcext:value-type="float">
            <text:p>0.022098335319899</text:p>
          </table:table-cell>
        </table:table-row>
        <table:table-row table:style-name="ro1">
          <table:table-cell office:value-type="string" calcext:value-type="string">
            <text:p>HB A608 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0.177309815006308" calcext:value-type="float">
            <text:p>0.177309815006308</text:p>
          </table:table-cell>
          <table:table-cell office:value-type="float" office:value="0.00492668124067774" calcext:value-type="float">
            <text:p>0.004926681240678</text:p>
          </table:table-cell>
          <table:table-cell office:value-type="float" office:value="20" calcext:value-type="float">
            <text:p>20</text:p>
          </table:table-cell>
          <table:table-cell office:value-type="float" office:value="0.0337742233715387" calcext:value-type="float">
            <text:p>0.033774223371539</text:p>
          </table:table-cell>
        </table:table-row>
        <table:table-row table:style-name="ro1">
          <table:table-cell office:value-type="string" calcext:value-type="string">
            <text:p>HB A609 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0.359814174077866" calcext:value-type="float">
            <text:p>0.359814174077866</text:p>
          </table:table-cell>
          <table:table-cell office:value-type="float" office:value="0.00872170873471129" calcext:value-type="float">
            <text:p>0.008721708734711</text:p>
          </table:table-cell>
          <table:table-cell office:value-type="float" office:value="20" calcext:value-type="float">
            <text:p>20</text:p>
          </table:table-cell>
          <table:table-cell office:value-type="float" office:value="0.0378631949298924" calcext:value-type="float">
            <text:p>0.037863194929892</text:p>
          </table:table-cell>
        </table:table-row>
        <table:table-row table:style-name="ro1">
          <table:table-cell office:value-type="string" calcext:value-type="string">
            <text:p>HB A610 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0.206363178277498" calcext:value-type="float">
            <text:p>0.206363178277498</text:p>
          </table:table-cell>
          <table:table-cell office:value-type="float" office:value="0.005086712228418" calcext:value-type="float">
            <text:p>0.005086712228418</text:p>
          </table:table-cell>
          <table:table-cell office:value-type="float" office:value="20" calcext:value-type="float">
            <text:p>20</text:p>
          </table:table-cell>
          <table:table-cell office:value-type="float" office:value="0.0310586912640847" calcext:value-type="float">
            <text:p>0.031058691264085</text:p>
          </table:table-cell>
        </table:table-row>
        <table:table-row table:style-name="ro1">
          <table:table-cell office:value-type="string" calcext:value-type="string">
            <text:p>HB A611 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0.243428512724234" calcext:value-type="float">
            <text:p>0.243428512724234</text:p>
          </table:table-cell>
          <table:table-cell office:value-type="float" office:value="0.00899941057792218" calcext:value-type="float">
            <text:p>0.008999410577922</text:p>
          </table:table-cell>
          <table:table-cell office:value-type="float" office:value="21" calcext:value-type="float">
            <text:p>21</text:p>
          </table:table-cell>
          <table:table-cell office:value-type="float" office:value="0.0488644089663168" calcext:value-type="float">
            <text:p>0.048864408966317</text:p>
          </table:table-cell>
        </table:table-row>
        <table:table-row table:style-name="ro1">
          <table:table-cell office:value-type="string" calcext:value-type="string">
            <text:p>HB A612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0.265035402427003" calcext:value-type="float">
            <text:p>0.265035402427003</text:p>
          </table:table-cell>
          <table:table-cell office:value-type="float" office:value="0.00570937793253485" calcext:value-type="float">
            <text:p>0.005709377932535</text:p>
          </table:table-cell>
          <table:table-cell office:value-type="float" office:value="20" calcext:value-type="float">
            <text:p>20</text:p>
          </table:table-cell>
          <table:table-cell office:value-type="float" office:value="0.0293101798129361" calcext:value-type="float">
            <text:p>0.029310179812936</text:p>
          </table:table-cell>
        </table:table-row>
        <table:table-row table:style-name="ro1">
          <table:table-cell office:value-type="string" calcext:value-type="string">
            <text:p>HB A305</text:p>
          </table:table-cell>
          <table:table-cell office:value-type="float" office:value="54" calcext:value-type="float">
            <text:p>54</text:p>
          </table:table-cell>
          <table:table-cell office:value-type="float" office:value="75" calcext:value-type="float">
            <text:p>75</text:p>
          </table:table-cell>
          <table:table-cell office:value-type="float" office:value="0.141399911772226" calcext:value-type="float">
            <text:p>0.141399911772226</text:p>
          </table:table-cell>
          <table:table-cell office:value-type="float" office:value="0.0021113303380368" calcext:value-type="float">
            <text:p>0.002111330338037</text:p>
          </table:table-cell>
          <table:table-cell office:value-type="float" office:value="26" calcext:value-type="float">
            <text:p>26</text:p>
          </table:table-cell>
          <table:table-cell office:value-type="float" office:value="0.0173906622641277" calcext:value-type="float">
            <text:p>0.017390662264128</text:p>
          </table:table-cell>
        </table:table-row>
        <table:table-row table:style-name="ro1">
          <table:table-cell office:value-type="string" calcext:value-type="string">
            <text:p>HB A804 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0.463128847714079" calcext:value-type="float">
            <text:p>0.463128847714079</text:p>
          </table:table-cell>
          <table:table-cell office:value-type="float" office:value="0.0096349354962901" calcext:value-type="float">
            <text:p>0.00963493549629</text:p>
          </table:table-cell>
          <table:table-cell office:value-type="float" office:value="27" calcext:value-type="float">
            <text:p>27</text:p>
          </table:table-cell>
          <table:table-cell office:value-type="float" office:value="0.0387504641994314" calcext:value-type="float">
            <text:p>0.038750464199432</text:p>
          </table:table-cell>
        </table:table-row>
        <table:table-row table:style-name="ro1">
          <table:table-cell office:value-type="string" calcext:value-type="string">
            <text:p>HB A234</text:p>
          </table:table-cell>
          <table:table-cell office:value-type="float" office:value="109" calcext:value-type="float">
            <text:p>109</text:p>
          </table:table-cell>
          <table:table-cell office:value-type="float" office:value="130" calcext:value-type="float">
            <text:p>130</text:p>
          </table:table-cell>
          <table:table-cell office:value-type="float" office:value="0.661203552546574" calcext:value-type="float">
            <text:p>0.661203552546574</text:p>
          </table:table-cell>
          <table:table-cell office:value-type="float" office:value="0.0178508514646373" calcext:value-type="float">
            <text:p>0.017850851464637</text:p>
          </table:table-cell>
          <table:table-cell office:value-type="float" office:value="19" calcext:value-type="float">
            <text:p>19</text:p>
          </table:table-cell>
          <table:table-cell office:value-type="float" office:value="0.0796865290090655" calcext:value-type="float">
            <text:p>0.079686529009066</text:p>
          </table:table-cell>
        </table:table-row>
        <table:table-row table:style-name="ro1">
          <table:table-cell office:value-type="string" calcext:value-type="string">
            <text:p>HB A197 </text:p>
          </table:table-cell>
          <table:table-cell office:value-type="float" office:value="146" calcext:value-type="float">
            <text:p>146</text:p>
          </table:table-cell>
          <table:table-cell office:value-type="float" office:value="167" calcext:value-type="float">
            <text:p>167</text:p>
          </table:table-cell>
          <table:table-cell office:value-type="float" office:value="0.234042655298921" calcext:value-type="float">
            <text:p>0.234042655298921</text:p>
          </table:table-cell>
          <table:table-cell office:value-type="float" office:value="0.0138646456614533" calcext:value-type="float">
            <text:p>0.013864645661453</text:p>
          </table:table-cell>
          <table:table-cell office:value-type="float" office:value="26" calcext:value-type="float">
            <text:p>26</text:p>
          </table:table-cell>
          <table:table-cell office:value-type="float" office:value="0.0773408913815237" calcext:value-type="float">
            <text:p>0.077340891381524</text:p>
          </table:table-cell>
        </table:table-row>
        <table:table-row table:style-name="ro1">
          <table:table-cell office:value-type="string" calcext:value-type="string">
            <text:p>HB A493 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0.597478227750232" calcext:value-type="float">
            <text:p>0.597478227750232</text:p>
          </table:table-cell>
          <table:table-cell office:value-type="float" office:value="0.0394040784218279" calcext:value-type="float">
            <text:p>0.039404078421828</text:p>
          </table:table-cell>
          <table:table-cell office:value-type="float" office:value="19" calcext:value-type="float">
            <text:p>19</text:p>
          </table:table-cell>
          <table:table-cell office:value-type="float" office:value="0.163843687773943" calcext:value-type="float">
            <text:p>0.163843687773943</text:p>
          </table:table-cell>
        </table:table-row>
        <table:table-row table:style-name="ro1">
          <table:table-cell office:value-type="string" calcext:value-type="string">
            <text:p>HB A494 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0.56700187217447" calcext:value-type="float">
            <text:p>0.56700187217447</text:p>
          </table:table-cell>
          <table:table-cell office:value-type="float" office:value="0.0246445504068659" calcext:value-type="float">
            <text:p>0.024644550406866</text:p>
          </table:table-cell>
          <table:table-cell office:value-type="float" office:value="20" calcext:value-type="float">
            <text:p>20</text:p>
          </table:table-cell>
          <table:table-cell office:value-type="float" office:value="0.100380738907308" calcext:value-type="float">
            <text:p>0.100380738907308</text:p>
          </table:table-cell>
        </table:table-row>
        <table:table-row table:style-name="ro1">
          <table:table-cell office:value-type="string" calcext:value-type="string">
            <text:p>HB A495 </text:p>
          </table:table-cell>
          <table:table-cell office:value-type="float" office:value="145" calcext:value-type="float">
            <text:p>145</text:p>
          </table:table-cell>
          <table:table-cell office:value-type="float" office:value="166" calcext:value-type="float">
            <text:p>166</text:p>
          </table:table-cell>
          <table:table-cell office:value-type="float" office:value="0.516120593869394" calcext:value-type="float">
            <text:p>0.516120593869394</text:p>
          </table:table-cell>
          <table:table-cell office:value-type="float" office:value="0.0233472533025349" calcext:value-type="float">
            <text:p>0.023347253302535</text:p>
          </table:table-cell>
          <table:table-cell office:value-type="float" office:value="19" calcext:value-type="float">
            <text:p>19</text:p>
          </table:table-cell>
          <table:table-cell office:value-type="float" office:value="0.0934861915628161" calcext:value-type="float">
            <text:p>0.093486191562816</text:p>
          </table:table-cell>
        </table:table-row>
        <table:table-row table:style-name="ro1">
          <table:table-cell office:value-type="string" calcext:value-type="string">
            <text:p>HB A287</text:p>
          </table:table-cell>
          <table:table-cell office:value-type="float" office:value="152" calcext:value-type="float">
            <text:p>152</text:p>
          </table:table-cell>
          <table:table-cell office:value-type="float" office:value="173" calcext:value-type="float">
            <text:p>173</text:p>
          </table:table-cell>
          <table:table-cell office:value-type="float" office:value="0.131126576821129" calcext:value-type="float">
            <text:p>0.131126576821129</text:p>
          </table:table-cell>
          <table:table-cell office:value-type="float" office:value="0.00979051121165964" calcext:value-type="float">
            <text:p>0.00979051121166</text:p>
          </table:table-cell>
          <table:table-cell office:value-type="float" office:value="26" calcext:value-type="float">
            <text:p>26</text:p>
          </table:table-cell>
          <table:table-cell office:value-type="float" office:value="0.0859326355951853" calcext:value-type="float">
            <text:p>0.085932635595185</text:p>
          </table:table-cell>
        </table:table-row>
        <table:table-row table:style-name="ro1">
          <table:table-cell office:value-type="string" calcext:value-type="string">
            <text:p>HB A283 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0.110671247687769" calcext:value-type="float">
            <text:p>0.110671247687769</text:p>
          </table:table-cell>
          <table:table-cell office:value-type="float" office:value="0.00596283797016457" calcext:value-type="float">
            <text:p>0.005962837970165</text:p>
          </table:table-cell>
          <table:table-cell office:value-type="float" office:value="20" calcext:value-type="float">
            <text:p>20</text:p>
          </table:table-cell>
          <table:table-cell office:value-type="float" office:value="0.0605837105270936" calcext:value-type="float">
            <text:p>0.060583710527094</text:p>
          </table:table-cell>
        </table:table-row>
        <table:table-row table:style-name="ro1">
          <table:table-cell office:value-type="string" calcext:value-type="string">
            <text:p>HB A284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0.13129786287105" calcext:value-type="float">
            <text:p>0.13129786287105</text:p>
          </table:table-cell>
          <table:table-cell office:value-type="float" office:value="0.00902751777181176" calcext:value-type="float">
            <text:p>0.009027517771812</text:p>
          </table:table-cell>
          <table:table-cell office:value-type="float" office:value="22" calcext:value-type="float">
            <text:p>22</text:p>
          </table:table-cell>
          <table:table-cell office:value-type="float" office:value="0.0791479744615907" calcext:value-type="float">
            <text:p>0.079147974461591</text:p>
          </table:table-cell>
        </table:table-row>
        <table:table-row table:style-name="ro1">
          <table:table-cell office:value-type="string" calcext:value-type="string">
            <text:p>HB A285</text:p>
          </table:table-cell>
          <table:table-cell office:value-type="float" office:value="178" calcext:value-type="float">
            <text:p>178</text:p>
          </table:table-cell>
          <table:table-cell office:value-type="float" office:value="199" calcext:value-type="float">
            <text:p>199</text:p>
          </table:table-cell>
          <table:table-cell office:value-type="float" office:value="0.0690200976935526" calcext:value-type="float">
            <text:p>0.069020097693553</text:p>
          </table:table-cell>
          <table:table-cell office:value-type="float" office:value="0.00281094722360708" calcext:value-type="float">
            <text:p>0.002810947223607</text:p>
          </table:table-cell>
          <table:table-cell office:value-type="float" office:value="39" calcext:value-type="float">
            <text:p>39</text:p>
          </table:table-cell>
          <table:table-cell office:value-type="float" office:value="0.0437458456541891" calcext:value-type="float">
            <text:p>0.043745845654189</text:p>
          </table:table-cell>
        </table:table-row>
        <table:table-row table:style-name="ro1">
          <table:table-cell office:value-type="string" calcext:value-type="string">
            <text:p>HB A647 </text:p>
          </table:table-cell>
          <table:table-cell office:value-type="float" office:value="213" calcext:value-type="float">
            <text:p>213</text:p>
          </table:table-cell>
          <table:table-cell office:value-type="float" office:value="234" calcext:value-type="float">
            <text:p>234</text:p>
          </table:table-cell>
          <table:table-cell office:value-type="float" office:value="0.156953334585261" calcext:value-type="float">
            <text:p>0.156953334585261</text:p>
          </table:table-cell>
          <table:table-cell office:value-type="float" office:value="0.0116588145721073" calcext:value-type="float">
            <text:p>0.011658814572107</text:p>
          </table:table-cell>
          <table:table-cell office:value-type="float" office:value="20" calcext:value-type="float">
            <text:p>20</text:p>
          </table:table-cell>
          <table:table-cell office:value-type="float" office:value="0.0881114266517361" calcext:value-type="float">
            <text:p>0.088111426651736</text:p>
          </table:table-cell>
        </table:table-row>
        <table:table-row table:style-name="ro1">
          <table:table-cell office:value-type="string" calcext:value-type="string">
            <text:p>HB A286</text:p>
          </table:table-cell>
          <table:table-cell office:value-type="float" office:value="222" calcext:value-type="float">
            <text:p>222</text:p>
          </table:table-cell>
          <table:table-cell office:value-type="float" office:value="243" calcext:value-type="float">
            <text:p>243</text:p>
          </table:table-cell>
          <table:table-cell office:value-type="float" office:value="0.351067843003009" calcext:value-type="float">
            <text:p>0.351067843003009</text:p>
          </table:table-cell>
          <table:table-cell office:value-type="float" office:value="0.0272626202954791" calcext:value-type="float">
            <text:p>0.027262620295479</text:p>
          </table:table-cell>
          <table:table-cell office:value-type="float" office:value="21" calcext:value-type="float">
            <text:p>21</text:p>
          </table:table-cell>
          <table:table-cell office:value-type="float" office:value="0.119667783866339" calcext:value-type="float">
            <text:p>0.119667783866339</text:p>
          </table:table-cell>
        </table:table-row>
        <table:table-row table:style-name="ro1">
          <table:table-cell office:value-type="string" calcext:value-type="string">
            <text:p>HB A635 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0.515250455196007" calcext:value-type="float">
            <text:p>0.515250455196007</text:p>
          </table:table-cell>
          <table:table-cell office:value-type="float" office:value="0.0133444030636273" calcext:value-type="float">
            <text:p>0.013344403063627</text:p>
          </table:table-cell>
          <table:table-cell office:value-type="float" office:value="43" calcext:value-type="float">
            <text:p>43</text:p>
          </table:table-cell>
          <table:table-cell office:value-type="float" office:value="0.0534273159822741" calcext:value-type="float">
            <text:p>0.053427315982274</text:p>
          </table:table-cell>
        </table:table-row>
        <table:table-row table:style-name="ro1">
          <table:table-cell office:value-type="string" calcext:value-type="string">
            <text:p>HB A405 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office:value-type="float" office:value="0.154219680031655" calcext:value-type="float">
            <text:p>0.154219680031655</text:p>
          </table:table-cell>
          <table:table-cell office:value-type="float" office:value="0.00572372063648758" calcext:value-type="float">
            <text:p>0.005723720636488</text:p>
          </table:table-cell>
          <table:table-cell office:value-type="float" office:value="11" calcext:value-type="float">
            <text:p>11</text:p>
          </table:table-cell>
          <table:table-cell office:value-type="float" office:value="0.0438814586369995" calcext:value-type="float">
            <text:p>0.043881458637</text:p>
          </table:table-cell>
        </table:table-row>
        <table:table-row table:style-name="ro1">
          <table:table-cell office:value-type="string" calcext:value-type="string">
            <text:p>HB A615 </text:p>
          </table:table-cell>
          <table:table-cell office:value-type="float" office:value="236" calcext:value-type="float">
            <text:p>236</text:p>
          </table:table-cell>
          <table:table-cell office:value-type="float" office:value="257" calcext:value-type="float">
            <text:p>257</text:p>
          </table:table-cell>
          <table:table-cell office:value-type="float" office:value="0.322915385197778" calcext:value-type="float">
            <text:p>0.322915385197778</text:p>
          </table:table-cell>
          <table:table-cell office:value-type="float" office:value="0.0135994122698709" calcext:value-type="float">
            <text:p>0.013599412269871</text:p>
          </table:table-cell>
          <table:table-cell office:value-type="float" office:value="18" calcext:value-type="float">
            <text:p>18</text:p>
          </table:table-cell>
          <table:table-cell office:value-type="float" office:value="0.0621997238926828" calcext:value-type="float">
            <text:p>0.062199723892683</text:p>
          </table:table-cell>
        </table:table-row>
        <table:table-row table:style-name="ro1">
          <table:table-cell office:value-type="string" calcext:value-type="string">
            <text:p>HB A372</text:p>
          </table:table-cell>
          <table:table-cell office:value-type="float" office:value="253" calcext:value-type="float">
            <text:p>253</text:p>
          </table:table-cell>
          <table:table-cell office:value-type="float" office:value="274" calcext:value-type="float">
            <text:p>274</text:p>
          </table:table-cell>
          <table:table-cell office:value-type="float" office:value="0.497872340329627" calcext:value-type="float">
            <text:p>0.497872340329627</text:p>
          </table:table-cell>
          <table:table-cell office:value-type="float" office:value="0.0339523744323803" calcext:value-type="float">
            <text:p>0.03395237443238</text:p>
          </table:table-cell>
          <table:table-cell office:value-type="float" office:value="20" calcext:value-type="float">
            <text:p>20</text:p>
          </table:table-cell>
          <table:table-cell office:value-type="float" office:value="0.135811956977493" calcext:value-type="float">
            <text:p>0.135811956977493</text:p>
          </table:table-cell>
        </table:table-row>
        <table:table-row table:style-name="ro1">
          <table:table-cell office:value-type="string" calcext:value-type="string">
            <text:p>HB A373 </text:p>
          </table:table-cell>
          <table:table-cell office:value-type="float" office:value="253" calcext:value-type="float">
            <text:p>253</text:p>
          </table:table-cell>
          <table:table-cell office:value-type="float" office:value="274" calcext:value-type="float">
            <text:p>274</text:p>
          </table:table-cell>
          <table:table-cell office:value-type="float" office:value="0.358892380397795" calcext:value-type="float">
            <text:p>0.358892380397795</text:p>
          </table:table-cell>
          <table:table-cell office:value-type="float" office:value="0.0199487483983436" calcext:value-type="float">
            <text:p>0.019948748398344</text:p>
          </table:table-cell>
          <table:table-cell office:value-type="float" office:value="18" calcext:value-type="float">
            <text:p>18</text:p>
          </table:table-cell>
          <table:table-cell office:value-type="float" office:value="0.0867002752730573" calcext:value-type="float">
            <text:p>0.086700275273057</text:p>
          </table:table-cell>
        </table:table-row>
        <table:table-row table:style-name="ro1">
          <table:table-cell office:value-type="string" calcext:value-type="string">
            <text:p>HB A552 </text:p>
          </table:table-cell>
          <table:table-cell office:value-type="float" office:value="282" calcext:value-type="float">
            <text:p>282</text:p>
          </table:table-cell>
          <table:table-cell office:value-type="float" office:value="303" calcext:value-type="float">
            <text:p>303</text:p>
          </table:table-cell>
          <table:table-cell office:value-type="float" office:value="0.280870350888022" calcext:value-type="float">
            <text:p>0.280870350888022</text:p>
          </table:table-cell>
          <table:table-cell office:value-type="float" office:value="0.0354168120042597" calcext:value-type="float">
            <text:p>0.03541681200426</text:p>
          </table:table-cell>
          <table:table-cell office:value-type="float" office:value="10" calcext:value-type="float">
            <text:p>10</text:p>
          </table:table-cell>
          <table:table-cell office:value-type="float" office:value="0.175346206503984" calcext:value-type="float">
            <text:p>0.175346206503984</text:p>
          </table:table-cell>
        </table:table-row>
        <table:table-row table:style-name="ro1">
          <table:table-cell office:value-type="string" calcext:value-type="string">
            <text:p>HB A555 </text:p>
          </table:table-cell>
          <table:table-cell office:value-type="float" office:value="282" calcext:value-type="float">
            <text:p>282</text:p>
          </table:table-cell>
          <table:table-cell office:value-type="float" office:value="303" calcext:value-type="float">
            <text:p>303</text:p>
          </table:table-cell>
          <table:table-cell office:value-type="float" office:value="0.29352086319242" calcext:value-type="float">
            <text:p>0.29352086319242</text:p>
          </table:table-cell>
          <table:table-cell office:value-type="float" office:value="0.0143178255789228" calcext:value-type="float">
            <text:p>0.014317825578923</text:p>
          </table:table-cell>
          <table:table-cell office:value-type="float" office:value="8" calcext:value-type="float">
            <text:p>8</text:p>
          </table:table-cell>
          <table:table-cell office:value-type="float" office:value="0.0690460360122208" calcext:value-type="float">
            <text:p>0.069046036012221</text:p>
          </table:table-cell>
        </table:table-row>
        <table:table-row table:style-name="ro1">
          <table:table-cell office:value-type="string" calcext:value-type="string">
            <text:p>HB A125 </text:p>
          </table:table-cell>
          <table:table-cell office:value-type="float" office:value="290" calcext:value-type="float">
            <text:p>290</text:p>
          </table:table-cell>
          <table:table-cell office:value-type="float" office:value="311" calcext:value-type="float">
            <text:p>311</text:p>
          </table:table-cell>
          <table:table-cell office:value-type="float" office:value="0.184881350433266" calcext:value-type="float">
            <text:p>0.184881350433266</text:p>
          </table:table-cell>
          <table:table-cell office:value-type="float" office:value="0.00907686613321035" calcext:value-type="float">
            <text:p>0.00907686613321</text:p>
          </table:table-cell>
          <table:table-cell office:value-type="float" office:value="12" calcext:value-type="float">
            <text:p>12</text:p>
          </table:table-cell>
          <table:table-cell office:value-type="float" office:value="0.060231266600905" calcext:value-type="float">
            <text:p>0.060231266600905</text:p>
          </table:table-cell>
        </table:table-row>
        <table:table-row table:style-name="ro1">
          <table:table-cell office:value-type="string" calcext:value-type="string">
            <text:p>HB B102 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0.962060983355383" calcext:value-type="float">
            <text:p>0.962060983355383</text:p>
          </table:table-cell>
          <table:table-cell office:value-type="float" office:value="0.000836824622662627" calcext:value-type="float">
            <text:p>0.000836824622663</text:p>
          </table:table-cell>
          <table:table-cell office:value-type="float" office:value="17" calcext:value-type="float">
            <text:p>17</text:p>
          </table:table-cell>
          <table:table-cell office:value-type="float" office:value="0.0229269233073897" calcext:value-type="float">
            <text:p>0.02292692330739</text:p>
          </table:table-cell>
        </table:table-row>
        <table:table-row table:style-name="ro1">
          <table:table-cell office:value-type="string" calcext:value-type="string">
            <text:p>HB B105 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0.92639452319175" calcext:value-type="float">
            <text:p>0.92639452319175</text:p>
          </table:table-cell>
          <table:table-cell office:value-type="float" office:value="0.000835310865614227" calcext:value-type="float">
            <text:p>0.000835310865614</text:p>
          </table:table-cell>
          <table:table-cell office:value-type="float" office:value="16" calcext:value-type="float">
            <text:p>16</text:p>
          </table:table-cell>
          <table:table-cell office:value-type="float" office:value="0.012250167344836" calcext:value-type="float">
            <text:p>0.012250167344836</text:p>
          </table:table-cell>
        </table:table-row>
        <table:table-row table:style-name="ro1">
          <table:table-cell office:value-type="string" calcext:value-type="string">
            <text:p>HB A806 </text:p>
          </table:table-cell>
          <table:table-cell office:value-type="float" office:value="182" calcext:value-type="float">
            <text:p>182</text:p>
          </table:table-cell>
          <table:table-cell office:value-type="float" office:value="203" calcext:value-type="float">
            <text:p>203</text:p>
          </table:table-cell>
          <table:table-cell office:value-type="float" office:value="0.521470556581616" calcext:value-type="float">
            <text:p>0.521470556581616</text:p>
          </table:table-cell>
          <table:table-cell office:value-type="float" office:value="0.0295158278189282" calcext:value-type="float">
            <text:p>0.029515827818928</text:p>
          </table:table-cell>
          <table:table-cell office:value-type="float" office:value="18" calcext:value-type="float">
            <text:p>18</text:p>
          </table:table-cell>
          <table:table-cell office:value-type="float" office:value="0.118281415013452" calcext:value-type="float">
            <text:p>0.118281415013452</text:p>
          </table:table-cell>
        </table:table-row>
        <table:table-row table:style-name="ro1">
          <table:table-cell office:value-type="string" calcext:value-type="string">
            <text:p>HB B076 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0.639607991063781" calcext:value-type="float">
            <text:p>0.639607991063781</text:p>
          </table:table-cell>
          <table:table-cell office:value-type="float" office:value="0.00935865942564329" calcext:value-type="float">
            <text:p>0.009358659425643</text:p>
          </table:table-cell>
          <table:table-cell office:value-type="float" office:value="18" calcext:value-type="float">
            <text:p>18</text:p>
          </table:table-cell>
          <table:table-cell office:value-type="float" office:value="0.0405998668476297" calcext:value-type="float">
            <text:p>0.04059986684763</text:p>
          </table:table-cell>
        </table:table-row>
        <table:table-row table:style-name="ro1">
          <table:table-cell office:value-type="string" calcext:value-type="string">
            <text:p>HB B093 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office:value-type="float" office:value="0.898731159463327" calcext:value-type="float">
            <text:p>0.898731159463327</text:p>
          </table:table-cell>
          <table:table-cell office:value-type="float" office:value="0.00177457969393198" calcext:value-type="float">
            <text:p>0.001774579693932</text:p>
          </table:table-cell>
          <table:table-cell office:value-type="float" office:value="19" calcext:value-type="float">
            <text:p>19</text:p>
          </table:table-cell>
          <table:table-cell office:value-type="float" office:value="0.0194979912390195" calcext:value-type="float">
            <text:p>0.01949799123902</text:p>
          </table:table-cell>
        </table:table-row>
        <table:table-row table:style-name="ro1">
          <table:table-cell office:value-type="string" calcext:value-type="string">
            <text:p>HB B461 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0.842220712367067" calcext:value-type="float">
            <text:p>0.842220712367067</text:p>
          </table:table-cell>
          <table:table-cell office:value-type="float" office:value="0.00441174011617214" calcext:value-type="float">
            <text:p>0.004411740116172</text:p>
          </table:table-cell>
          <table:table-cell office:value-type="float" office:value="19" calcext:value-type="float">
            <text:p>19</text:p>
          </table:table-cell>
          <table:table-cell office:value-type="float" office:value="0.0331996888021337" calcext:value-type="float">
            <text:p>0.033199688802134</text:p>
          </table:table-cell>
        </table:table-row>
        <table:table-row table:style-name="ro1">
          <table:table-cell office:value-type="string" calcext:value-type="string">
            <text:p>HB B463 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0.94549849982624" calcext:value-type="float">
            <text:p>0.94549849982624</text:p>
          </table:table-cell>
          <table:table-cell office:value-type="float" office:value="0.00250840659769199" calcext:value-type="float">
            <text:p>0.002508406597692</text:p>
          </table:table-cell>
          <table:table-cell office:value-type="float" office:value="18" calcext:value-type="float">
            <text:p>18</text:p>
          </table:table-cell>
          <table:table-cell office:value-type="float" office:value="0.0486775412791903" calcext:value-type="float">
            <text:p>0.04867754127919</text:p>
          </table:table-cell>
        </table:table-row>
        <table:table-row table:style-name="ro1">
          <table:table-cell office:value-type="string" calcext:value-type="string">
            <text:p>HB B112 </text:p>
          </table:table-cell>
          <table:table-cell office:value-type="float" office:value="235" calcext:value-type="float">
            <text:p>235</text:p>
          </table:table-cell>
          <table:table-cell office:value-type="float" office:value="256" calcext:value-type="float">
            <text:p>256</text:p>
          </table:table-cell>
          <table:table-cell office:value-type="float" office:value="0.928348463456878" calcext:value-type="float">
            <text:p>0.928348463456878</text:p>
          </table:table-cell>
          <table:table-cell office:value-type="float" office:value="0.0189786383065438" calcext:value-type="float">
            <text:p>0.018978638306544</text:p>
          </table:table-cell>
          <table:table-cell office:value-type="float" office:value="15" calcext:value-type="float">
            <text:p>15</text:p>
          </table:table-cell>
          <table:table-cell office:value-type="float" office:value="0.285317570989755" calcext:value-type="float">
            <text:p>0.285317570989755</text:p>
          </table:table-cell>
        </table:table-row>
        <table:table-row table:style-name="ro1">
          <table:table-cell office:value-type="string" calcext:value-type="string">
            <text:p>HB B119 </text:p>
          </table:table-cell>
          <table:table-cell office:value-type="float" office:value="235" calcext:value-type="float">
            <text:p>235</text:p>
          </table:table-cell>
          <table:table-cell office:value-type="float" office:value="256" calcext:value-type="float">
            <text:p>256</text:p>
          </table:table-cell>
          <table:table-cell office:value-type="float" office:value="0.86855455027825" calcext:value-type="float">
            <text:p>0.86855455027825</text:p>
          </table:table-cell>
          <table:table-cell office:value-type="float" office:value="0.0125820713120067" calcext:value-type="float">
            <text:p>0.012582071312007</text:p>
          </table:table-cell>
          <table:table-cell office:value-type="float" office:value="18" calcext:value-type="float">
            <text:p>18</text:p>
          </table:table-cell>
          <table:table-cell office:value-type="float" office:value="0.110207077507991" calcext:value-type="float">
            <text:p>0.110207077507991</text:p>
          </table:table-cell>
        </table:table-row>
        <table:table-row table:style-name="ro1">
          <table:table-cell office:value-type="string" calcext:value-type="string">
            <text:p>HB B123 </text:p>
          </table:table-cell>
          <table:table-cell office:value-type="float" office:value="229" calcext:value-type="float">
            <text:p>229</text:p>
          </table:table-cell>
          <table:table-cell office:value-type="float" office:value="250" calcext:value-type="float">
            <text:p>250</text:p>
          </table:table-cell>
          <table:table-cell office:value-type="float" office:value="0.857174853034035" calcext:value-type="float">
            <text:p>0.857174853034035</text:p>
          </table:table-cell>
          <table:table-cell office:value-type="float" office:value="0.00972481220899592" calcext:value-type="float">
            <text:p>0.009724812208996</text:p>
          </table:table-cell>
          <table:table-cell office:value-type="float" office:value="18" calcext:value-type="float">
            <text:p>18</text:p>
          </table:table-cell>
          <table:table-cell office:value-type="float" office:value="0.0794341261705748" calcext:value-type="float">
            <text:p>0.079434126170575</text:p>
          </table:table-cell>
        </table:table-row>
        <table:table-row table:style-name="ro1">
          <table:table-cell office:value-type="string" calcext:value-type="string">
            <text:p>HB B068 </text:p>
          </table:table-cell>
          <table:table-cell office:value-type="float" office:value="247" calcext:value-type="float">
            <text:p>247</text:p>
          </table:table-cell>
          <table:table-cell office:value-type="float" office:value="268" calcext:value-type="float">
            <text:p>268</text:p>
          </table:table-cell>
          <table:table-cell office:value-type="float" office:value="0.652146329651063" calcext:value-type="float">
            <text:p>0.652146329651063</text:p>
          </table:table-cell>
          <table:table-cell office:value-type="float" office:value="0.0176713086539744" calcext:value-type="float">
            <text:p>0.017671308653975</text:p>
          </table:table-cell>
          <table:table-cell office:value-type="float" office:value="18" calcext:value-type="float">
            <text:p>18</text:p>
          </table:table-cell>
          <table:table-cell office:value-type="float" office:value="0.0778981364119343" calcext:value-type="float">
            <text:p>0.077898136411934</text:p>
          </table:table-cell>
        </table:table-row>
        <table:table-row table:style-name="ro1">
          <table:table-cell office:value-type="string" calcext:value-type="string">
            <text:p>HB B462 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0.884065225180391" calcext:value-type="float">
            <text:p>0.884065225180391</text:p>
          </table:table-cell>
          <table:table-cell office:value-type="float" office:value="0.00492872920954848" calcext:value-type="float">
            <text:p>0.004928729209548</text:p>
          </table:table-cell>
          <table:table-cell office:value-type="float" office:value="17" calcext:value-type="float">
            <text:p>17</text:p>
          </table:table-cell>
          <table:table-cell office:value-type="float" office:value="0.0480880235268527" calcext:value-type="float">
            <text:p>0.048088023526853</text:p>
          </table:table-cell>
        </table:table-row>
        <table:table-row table:style-name="ro1">
          <table:table-cell office:value-type="string" calcext:value-type="string">
            <text:p>HB B094</text:p>
          </table:table-cell>
          <table:table-cell office:value-type="float" office:value="237" calcext:value-type="float">
            <text:p>237</text:p>
          </table:table-cell>
          <table:table-cell office:value-type="float" office:value="258" calcext:value-type="float">
            <text:p>258</text:p>
          </table:table-cell>
          <table:table-cell office:value-type="float" office:value="0.952113660074059" calcext:value-type="float">
            <text:p>0.952113660074059</text:p>
          </table:table-cell>
          <table:table-cell office:value-type="float" office:value="0.00133665218799292" calcext:value-type="float">
            <text:p>0.001336652187993</text:p>
          </table:table-cell>
          <table:table-cell office:value-type="float" office:value="20" calcext:value-type="float">
            <text:p>20</text:p>
          </table:table-cell>
          <table:table-cell office:value-type="float" office:value="0.0293168951285177" calcext:value-type="float">
            <text:p>0.029316895128518</text:p>
          </table:table-cell>
        </table:table-row>
        <table:table-row table:style-name="ro1">
          <table:table-cell office:value-type="string" calcext:value-type="string">
            <text:p>LE A624 pup 1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504895416793305" calcext:value-type="float">
            <text:p>0.504895416793305</text:p>
          </table:table-cell>
          <table:table-cell office:value-type="float" office:value="0.00228566627358367" calcext:value-type="float">
            <text:p>0.002285666273584</text:p>
          </table:table-cell>
          <table:table-cell office:value-type="float" office:value="20" calcext:value-type="float">
            <text:p>20</text:p>
          </table:table-cell>
          <table:table-cell office:value-type="float" office:value="0.00914354159809378" calcext:value-type="float">
            <text:p>0.009143541598094</text:p>
          </table:table-cell>
        </table:table-row>
        <table:table-row table:style-name="ro1">
          <table:table-cell office:value-type="string" calcext:value-type="string">
            <text:p>LE A624 pup 2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368423439567692" calcext:value-type="float">
            <text:p>0.368423439567692</text:p>
          </table:table-cell>
          <table:table-cell office:value-type="float" office:value="0.00655840482812847" calcext:value-type="float">
            <text:p>0.006558404828128</text:p>
          </table:table-cell>
          <table:table-cell office:value-type="float" office:value="20" calcext:value-type="float">
            <text:p>20</text:p>
          </table:table-cell>
          <table:table-cell office:value-type="float" office:value="0.0281854494251188" calcext:value-type="float">
            <text:p>0.028185449425119</text:p>
          </table:table-cell>
        </table:table-row>
        <table:table-row table:style-name="ro1">
          <table:table-cell office:value-type="string" calcext:value-type="string">
            <text:p>LE A624 pup 3 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0.388157244732382" calcext:value-type="float">
            <text:p>0.388157244732382</text:p>
          </table:table-cell>
          <table:table-cell office:value-type="float" office:value="0.00555362441279929" calcext:value-type="float">
            <text:p>0.005553624412799</text:p>
          </table:table-cell>
          <table:table-cell office:value-type="float" office:value="17" calcext:value-type="float">
            <text:p>17</text:p>
          </table:table-cell>
          <table:table-cell office:value-type="float" office:value="0.0233845483848108" calcext:value-type="float">
            <text:p>0.023384548384811</text:p>
          </table:table-cell>
        </table:table-row>
        <table:table-row table:style-name="ro1">
          <table:table-cell office:value-type="string" calcext:value-type="string">
            <text:p>LE A620 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0.0205150199169296" calcext:value-type="float">
            <text:p>0.02051501991693</text:p>
          </table:table-cell>
          <table:table-cell office:value-type="float" office:value="0.000666256885411373" calcext:value-type="float">
            <text:p>0.000666256885411</text:p>
          </table:table-cell>
          <table:table-cell office:value-type="float" office:value="18" calcext:value-type="float">
            <text:p>18</text:p>
          </table:table-cell>
          <table:table-cell office:value-type="float" office:value="0.0331567524347961" calcext:value-type="float">
            <text:p>0.033156752434796</text:p>
          </table:table-cell>
        </table:table-row>
        <table:table-row table:style-name="ro1">
          <table:table-cell office:value-type="string" calcext:value-type="string">
            <text:p>LE A622 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0.224573406925213" calcext:value-type="float">
            <text:p>0.224573406925213</text:p>
          </table:table-cell>
          <table:table-cell office:value-type="float" office:value="0.00727135754080128" calcext:value-type="float">
            <text:p>0.007271357540801</text:p>
          </table:table-cell>
          <table:table-cell office:value-type="float" office:value="19" calcext:value-type="float">
            <text:p>19</text:p>
          </table:table-cell>
          <table:table-cell office:value-type="float" office:value="0.0417557685247988" calcext:value-type="float">
            <text:p>0.041755768524799</text:p>
          </table:table-cell>
        </table:table-row>
        <table:table-row table:style-name="ro1">
          <table:table-cell office:value-type="string" calcext:value-type="string">
            <text:p>LE A226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0.309264345965712" calcext:value-type="float">
            <text:p>0.309264345965712</text:p>
          </table:table-cell>
          <table:table-cell office:value-type="float" office:value="0.011474809461177" calcext:value-type="float">
            <text:p>0.011474809461177</text:p>
          </table:table-cell>
          <table:table-cell office:value-type="float" office:value="27" calcext:value-type="float">
            <text:p>27</text:p>
          </table:table-cell>
          <table:table-cell office:value-type="float" office:value="0.0537160110503299" calcext:value-type="float">
            <text:p>0.05371601105033</text:p>
          </table:table-cell>
        </table:table-row>
        <table:table-row table:style-name="ro1">
          <table:table-cell office:value-type="string" calcext:value-type="string">
            <text:p>LE A223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0.216591927517388" calcext:value-type="float">
            <text:p>0.216591927517388</text:p>
          </table:table-cell>
          <table:table-cell office:value-type="float" office:value="0.0110339367487823" calcext:value-type="float">
            <text:p>0.011033936748782</text:p>
          </table:table-cell>
          <table:table-cell office:value-type="float" office:value="25" calcext:value-type="float">
            <text:p>25</text:p>
          </table:table-cell>
          <table:table-cell office:value-type="float" office:value="0.0650279677228508" calcext:value-type="float">
            <text:p>0.065027967722851</text:p>
          </table:table-cell>
        </table:table-row>
        <table:table-row table:style-name="ro1">
          <table:table-cell office:value-type="string" calcext:value-type="string">
            <text:p>LE A224 </text:p>
          </table:table-cell>
          <table:table-cell office:value-type="float" office:value="104" calcext:value-type="float">
            <text:p>104</text:p>
          </table:table-cell>
          <table:table-cell office:value-type="float" office:value="125" calcext:value-type="float">
            <text:p>125</text:p>
          </table:table-cell>
          <table:table-cell office:value-type="float" office:value="0.21831486936893" calcext:value-type="float">
            <text:p>0.21831486936893</text:p>
          </table:table-cell>
          <table:table-cell office:value-type="float" office:value="0.0154198320590296" calcext:value-type="float">
            <text:p>0.01541983205903</text:p>
          </table:table-cell>
          <table:table-cell office:value-type="float" office:value="11" calcext:value-type="float">
            <text:p>11</text:p>
          </table:table-cell>
          <table:table-cell office:value-type="float" office:value="0.0903575562018405" calcext:value-type="float">
            <text:p>0.090357556201841</text:p>
          </table:table-cell>
        </table:table-row>
        <table:table-row table:style-name="ro1">
          <table:table-cell office:value-type="string" calcext:value-type="string">
            <text:p>LE A206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float" office:value="0.258201963863044" calcext:value-type="float">
            <text:p>0.258201963863044</text:p>
          </table:table-cell>
          <table:table-cell office:value-type="float" office:value="0.00833146356255526" calcext:value-type="float">
            <text:p>0.008331463562555</text:p>
          </table:table-cell>
          <table:table-cell office:value-type="float" office:value="19" calcext:value-type="float">
            <text:p>19</text:p>
          </table:table-cell>
          <table:table-cell office:value-type="float" office:value="0.0434986800742353" calcext:value-type="float">
            <text:p>0.043498680074235</text:p>
          </table:table-cell>
        </table:table-row>
        <table:table-row table:style-name="ro1">
          <table:table-cell office:value-type="string" calcext:value-type="string">
            <text:p>LE A382</text:p>
          </table:table-cell>
          <table:table-cell office:value-type="float" office:value="136" calcext:value-type="float">
            <text:p>136</text:p>
          </table:table-cell>
          <table:table-cell office:value-type="float" office:value="157" calcext:value-type="float">
            <text:p>157</text:p>
          </table:table-cell>
          <table:table-cell office:value-type="float" office:value="0.123209843461833" calcext:value-type="float">
            <text:p>0.123209843461833</text:p>
          </table:table-cell>
          <table:table-cell office:value-type="float" office:value="0.0077634438288922" calcext:value-type="float">
            <text:p>0.007763443828892</text:p>
          </table:table-cell>
          <table:table-cell office:value-type="float" office:value="19" calcext:value-type="float">
            <text:p>19</text:p>
          </table:table-cell>
          <table:table-cell office:value-type="float" office:value="0.0718643238542053" calcext:value-type="float">
            <text:p>0.071864323854205</text:p>
          </table:table-cell>
        </table:table-row>
        <table:table-row table:style-name="ro1">
          <table:table-cell office:value-type="string" calcext:value-type="string">
            <text:p>LE A280</text:p>
          </table:table-cell>
          <table:table-cell office:value-type="float" office:value="160" calcext:value-type="float">
            <text:p>160</text:p>
          </table:table-cell>
          <table:table-cell office:value-type="float" office:value="181" calcext:value-type="float">
            <text:p>181</text:p>
          </table:table-cell>
          <table:table-cell office:value-type="float" office:value="0.152950016752492" calcext:value-type="float">
            <text:p>0.152950016752492</text:p>
          </table:table-cell>
          <table:table-cell office:value-type="float" office:value="0.0103927961936378" calcext:value-type="float">
            <text:p>0.010392796193638</text:p>
          </table:table-cell>
          <table:table-cell office:value-type="float" office:value="26" calcext:value-type="float">
            <text:p>26</text:p>
          </table:table-cell>
          <table:table-cell office:value-type="float" office:value="0.0802183719464989" calcext:value-type="float">
            <text:p>0.080218371946499</text:p>
          </table:table-cell>
        </table:table-row>
        <table:table-row table:style-name="ro1">
          <table:table-cell office:value-type="string" calcext:value-type="string">
            <text:p>LE A154 </text:p>
          </table:table-cell>
          <table:table-cell office:value-type="float" office:value="212" calcext:value-type="float">
            <text:p>212</text:p>
          </table:table-cell>
          <table:table-cell office:value-type="float" office:value="233" calcext:value-type="float">
            <text:p>233</text:p>
          </table:table-cell>
          <table:table-cell office:value-type="float" office:value="0.0702731710085658" calcext:value-type="float">
            <text:p>0.070273171008566</text:p>
          </table:table-cell>
          <table:table-cell office:value-type="float" office:value="0.00814839143034512" calcext:value-type="float">
            <text:p>0.008148391430345</text:p>
          </table:table-cell>
          <table:table-cell office:value-type="float" office:value="16" calcext:value-type="float">
            <text:p>16</text:p>
          </table:table-cell>
          <table:table-cell office:value-type="float" office:value="0.12471737710296" calcext:value-type="float">
            <text:p>0.12471737710296</text:p>
          </table:table-cell>
        </table:table-row>
        <table:table-row table:style-name="ro1">
          <table:table-cell office:value-type="string" calcext:value-type="string">
            <text:p>LE A155 </text:p>
          </table:table-cell>
          <table:table-cell office:value-type="float" office:value="212" calcext:value-type="float">
            <text:p>212</text:p>
          </table:table-cell>
          <table:table-cell office:value-type="float" office:value="233" calcext:value-type="float">
            <text:p>233</text:p>
          </table:table-cell>
          <table:table-cell office:value-type="float" office:value="0.307243539745627" calcext:value-type="float">
            <text:p>0.307243539745627</text:p>
          </table:table-cell>
          <table:table-cell office:value-type="float" office:value="0.0205586550770498" calcext:value-type="float">
            <text:p>0.02055865507705</text:p>
          </table:table-cell>
          <table:table-cell office:value-type="float" office:value="11" calcext:value-type="float">
            <text:p>11</text:p>
          </table:table-cell>
          <table:table-cell office:value-type="float" office:value="0.096589819790894" calcext:value-type="float">
            <text:p>0.096589819790894</text:p>
          </table:table-cell>
        </table:table-row>
        <table:table-row table:style-name="ro1">
          <table:table-cell office:value-type="string" calcext:value-type="string">
            <text:p>LE A150 </text:p>
          </table:table-cell>
          <table:table-cell office:value-type="float" office:value="260" calcext:value-type="float">
            <text:p>260</text:p>
          </table:table-cell>
          <table:table-cell office:value-type="float" office:value="281" calcext:value-type="float">
            <text:p>281</text:p>
          </table:table-cell>
          <table:table-cell office:value-type="float" office:value="0.159756724085759" calcext:value-type="float">
            <text:p>0.159756724085759</text:p>
          </table:table-cell>
          <table:table-cell office:value-type="float" office:value="0.0158912291239843" calcext:value-type="float">
            <text:p>0.015891229123984</text:p>
          </table:table-cell>
          <table:table-cell office:value-type="float" office:value="11" calcext:value-type="float">
            <text:p>11</text:p>
          </table:table-cell>
          <table:table-cell office:value-type="float" office:value="0.118384078324791" calcext:value-type="float">
            <text:p>0.118384078324791</text:p>
          </table:table-cell>
        </table:table-row>
        <table:table-row table:style-name="ro1">
          <table:table-cell office:value-type="string" calcext:value-type="string">
            <text:p>LE A111 </text:p>
          </table:table-cell>
          <table:table-cell office:value-type="float" office:value="388" calcext:value-type="float">
            <text:p>388</text:p>
          </table:table-cell>
          <table:table-cell office:value-type="float" office:value="409" calcext:value-type="float">
            <text:p>409</text:p>
          </table:table-cell>
          <table:table-cell office:value-type="float" office:value="0.27478384272835" calcext:value-type="float">
            <text:p>0.27478384272835</text:p>
          </table:table-cell>
          <table:table-cell office:value-type="float" office:value="0.0267278153909021" calcext:value-type="float">
            <text:p>0.026727815390902</text:p>
          </table:table-cell>
          <table:table-cell office:value-type="float" office:value="17" calcext:value-type="float">
            <text:p>17</text:p>
          </table:table-cell>
          <table:table-cell office:value-type="float" office:value="0.134123475619974" calcext:value-type="float">
            <text:p>0.134123475619974</text:p>
          </table:table-cell>
        </table:table-row>
        <table:table-row table:style-name="ro1">
          <table:table-cell office:value-type="string" calcext:value-type="string">
            <text:p>LE A75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office:value-type="float" office:value="0.419734665884186" calcext:value-type="float">
            <text:p>0.419734665884186</text:p>
          </table:table-cell>
          <table:table-cell office:value-type="float" office:value="0.00740134349886124" calcext:value-type="float">
            <text:p>0.007401343498861</text:p>
          </table:table-cell>
          <table:table-cell office:value-type="float" office:value="15" calcext:value-type="float">
            <text:p>15</text:p>
          </table:table-cell>
          <table:table-cell office:value-type="float" office:value="0.0303884882376956" calcext:value-type="float">
            <text:p>0.030388488237696</text:p>
          </table:table-cell>
        </table:table-row>
        <table:table-row table:style-name="ro1">
          <table:table-cell office:value-type="string" calcext:value-type="string">
            <text:p>LE A754 </text:p>
          </table:table-cell>
          <table:table-cell office:value-type="float" office:value="219" calcext:value-type="float">
            <text:p>219</text:p>
          </table:table-cell>
          <table:table-cell office:value-type="float" office:value="240" calcext:value-type="float">
            <text:p>240</text:p>
          </table:table-cell>
          <table:table-cell office:value-type="float" office:value="0.557347877909863" calcext:value-type="float">
            <text:p>0.557347877909863</text:p>
          </table:table-cell>
          <table:table-cell office:value-type="float" office:value="0.011111629345338" calcext:value-type="float">
            <text:p>0.011111629345338</text:p>
          </table:table-cell>
          <table:table-cell office:value-type="float" office:value="12" calcext:value-type="float">
            <text:p>12</text:p>
          </table:table-cell>
          <table:table-cell office:value-type="float" office:value="0.0450390108112526" calcext:value-type="float">
            <text:p>0.045039010811253</text:p>
          </table:table-cell>
        </table:table-row>
        <table:table-row table:style-name="ro1">
          <table:table-cell office:value-type="string" calcext:value-type="string">
            <text:p>LE A761</text:p>
          </table:table-cell>
          <table:table-cell office:value-type="float" office:value="353" calcext:value-type="float">
            <text:p>353</text:p>
          </table:table-cell>
          <table:table-cell office:value-type="float" office:value="374" calcext:value-type="float">
            <text:p>374</text:p>
          </table:table-cell>
          <table:table-cell office:value-type="float" office:value="0.170435764242678" calcext:value-type="float">
            <text:p>0.170435764242678</text:p>
          </table:table-cell>
          <table:table-cell office:value-type="float" office:value="0.0193481991940672" calcext:value-type="float">
            <text:p>0.019348199194067</text:p>
          </table:table-cell>
          <table:table-cell office:value-type="float" office:value="28" calcext:value-type="float">
            <text:p>28</text:p>
          </table:table-cell>
          <table:table-cell office:value-type="float" office:value="0.136845271986644" calcext:value-type="float">
            <text:p>0.136845271986644</text:p>
          </table:table-cell>
        </table:table-row>
        <table:table-row table:style-name="ro1">
          <table:table-cell office:value-type="string" calcext:value-type="string">
            <text:p>LE A762</text:p>
          </table:table-cell>
          <table:table-cell office:value-type="float" office:value="353" calcext:value-type="float">
            <text:p>353</text:p>
          </table:table-cell>
          <table:table-cell office:value-type="float" office:value="374" calcext:value-type="float">
            <text:p>374</text:p>
          </table:table-cell>
          <table:table-cell office:value-type="float" office:value="0.189565580151338" calcext:value-type="float">
            <text:p>0.189565580151338</text:p>
          </table:table-cell>
          <table:table-cell office:value-type="float" office:value="0.037102615454552" calcext:value-type="float">
            <text:p>0.037102615454552</text:p>
          </table:table-cell>
          <table:table-cell office:value-type="float" office:value="12" calcext:value-type="float">
            <text:p>12</text:p>
          </table:table-cell>
          <table:table-cell office:value-type="float" office:value="0.241505576462227" calcext:value-type="float">
            <text:p>0.241505576462227</text:p>
          </table:table-cell>
        </table:table-row>
        <table:table-row table:style-name="ro1">
          <table:table-cell office:value-type="string" calcext:value-type="string">
            <text:p>LE A795</text:p>
          </table:table-cell>
          <table:table-cell office:value-type="float" office:value="132" calcext:value-type="float">
            <text:p>132</text:p>
          </table:table-cell>
          <table:table-cell office:value-type="float" office:value="153" calcext:value-type="float">
            <text:p>153</text:p>
          </table:table-cell>
          <table:table-cell office:value-type="float" office:value="0.428559909121012" calcext:value-type="float">
            <text:p>0.428559909121012</text:p>
          </table:table-cell>
          <table:table-cell office:value-type="float" office:value="0.0149527405350108" calcext:value-type="float">
            <text:p>0.014952740535011</text:p>
          </table:table-cell>
          <table:table-cell office:value-type="float" office:value="18" calcext:value-type="float">
            <text:p>18</text:p>
          </table:table-cell>
          <table:table-cell office:value-type="float" office:value="0.0610574341707611" calcext:value-type="float">
            <text:p>0.061057434170761</text:p>
          </table:table-cell>
        </table:table-row>
        <table:table-row table:style-name="ro1">
          <table:table-cell office:value-type="string" calcext:value-type="string">
            <text:p>LE A842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0.561826178599048" calcext:value-type="float">
            <text:p>0.561826178599048</text:p>
          </table:table-cell>
          <table:table-cell office:value-type="float" office:value="0.00904502815401297" calcext:value-type="float">
            <text:p>0.009045028154013</text:p>
          </table:table-cell>
          <table:table-cell office:value-type="float" office:value="19" calcext:value-type="float">
            <text:p>19</text:p>
          </table:table-cell>
          <table:table-cell office:value-type="float" office:value="0.0367418926808524" calcext:value-type="float">
            <text:p>0.036741892680853</text:p>
          </table:table-cell>
        </table:table-row>
        <table:table-row table:style-name="ro1">
          <table:table-cell office:value-type="string" calcext:value-type="string">
            <text:p>LE A839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office:value-type="float" office:value="0.194851200840742" calcext:value-type="float">
            <text:p>0.194851200840742</text:p>
          </table:table-cell>
          <table:table-cell office:value-type="float" office:value="0.00900952687849452" calcext:value-type="float">
            <text:p>0.009009526878495</text:p>
          </table:table-cell>
          <table:table-cell office:value-type="float" office:value="13" calcext:value-type="float">
            <text:p>13</text:p>
          </table:table-cell>
          <table:table-cell office:value-type="float" office:value="0.0574278753556571" calcext:value-type="float">
            <text:p>0.057427875355657</text:p>
          </table:table-cell>
        </table:table-row>
        <table:table-row table:style-name="ro1">
          <table:table-cell office:value-type="string" calcext:value-type="string">
            <text:p>LE A924</text:p>
          </table:table-cell>
          <table:table-cell office:value-type="float" office:value="255" calcext:value-type="float">
            <text:p>255</text:p>
          </table:table-cell>
          <table:table-cell office:value-type="float" office:value="276" calcext:value-type="float">
            <text:p>276</text:p>
          </table:table-cell>
          <table:table-cell office:value-type="float" office:value="0.331446205242157" calcext:value-type="float">
            <text:p>0.331446205242157</text:p>
          </table:table-cell>
          <table:table-cell office:value-type="float" office:value="0.0190344459788275" calcext:value-type="float">
            <text:p>0.019034445978828</text:p>
          </table:table-cell>
          <table:table-cell office:value-type="float" office:value="15" calcext:value-type="float">
            <text:p>15</text:p>
          </table:table-cell>
          <table:table-cell office:value-type="float" office:value="0.0858995386480609" calcext:value-type="float">
            <text:p>0.085899538648061</text:p>
          </table:table-cell>
        </table:table-row>
        <table:table-row table:style-name="ro1">
          <table:table-cell office:value-type="string" calcext:value-type="string">
            <text:p>LE A974</text:p>
          </table:table-cell>
          <table:table-cell office:value-type="float" office:value="227" calcext:value-type="float">
            <text:p>227</text:p>
          </table:table-cell>
          <table:table-cell office:value-type="float" office:value="248" calcext:value-type="float">
            <text:p>248</text:p>
          </table:table-cell>
          <table:table-cell office:value-type="float" office:value="0.441983146295427" calcext:value-type="float">
            <text:p>0.441983146295427</text:p>
          </table:table-cell>
          <table:table-cell office:value-type="float" office:value="0.00779667739185617" calcext:value-type="float">
            <text:p>0.007796677391856</text:p>
          </table:table-cell>
          <table:table-cell office:value-type="float" office:value="20" calcext:value-type="float">
            <text:p>20</text:p>
          </table:table-cell>
          <table:table-cell office:value-type="float" office:value="0.0316123323597739" calcext:value-type="float">
            <text:p>0.031612332359774</text:p>
          </table:table-cell>
        </table:table-row>
        <table:table-row table:style-name="ro1">
          <table:table-cell office:value-type="string" calcext:value-type="string">
            <text:p>LE A934 </text:p>
          </table:table-cell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0.678743217723394" calcext:value-type="float">
            <text:p>0.678743217723394</text:p>
          </table:table-cell>
          <table:table-cell office:value-type="float" office:value="0.01327584392345" calcext:value-type="float">
            <text:p>0.01327584392345</text:p>
          </table:table-cell>
          <table:table-cell office:value-type="float" office:value="18" calcext:value-type="float">
            <text:p>18</text:p>
          </table:table-cell>
          <table:table-cell office:value-type="float" office:value="0.0608841615873665" calcext:value-type="float">
            <text:p>0.060884161587367</text:p>
          </table:table-cell>
        </table:table-row>
        <table:table-row table:style-name="ro1">
          <table:table-cell office:value-type="string" calcext:value-type="string">
            <text:p>LE B473 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0.677600578636897" calcext:value-type="float">
            <text:p>0.677600578636897</text:p>
          </table:table-cell>
          <table:table-cell office:value-type="float" office:value="0.0119011486954119" calcext:value-type="float">
            <text:p>0.011901148695412</text:p>
          </table:table-cell>
          <table:table-cell office:value-type="float" office:value="14" calcext:value-type="float">
            <text:p>14</text:p>
          </table:table-cell>
          <table:table-cell office:value-type="float" office:value="0.0544779628929781" calcext:value-type="float">
            <text:p>0.054477962892978</text:p>
          </table:table-cell>
        </table:table-row>
        <table:table-row table:style-name="ro1">
          <table:table-cell office:value-type="string" calcext:value-type="string">
            <text:p>LE B474</text:p>
          </table:table-cell>
          <table:table-cell office:value-type="float" office:value="68" calcext:value-type="float">
            <text:p>68</text:p>
          </table:table-cell>
          <table:table-cell office:value-type="float" office:value="89" calcext:value-type="float">
            <text:p>89</text:p>
          </table:table-cell>
          <table:table-cell office:value-type="float" office:value="0.777153934627921" calcext:value-type="float">
            <text:p>0.777153934627921</text:p>
          </table:table-cell>
          <table:table-cell office:value-type="float" office:value="0.00360248745351493" calcext:value-type="float">
            <text:p>0.003602487453515</text:p>
          </table:table-cell>
          <table:table-cell office:value-type="float" office:value="19" calcext:value-type="float">
            <text:p>19</text:p>
          </table:table-cell>
          <table:table-cell office:value-type="float" office:value="0.0208012989865676" calcext:value-type="float">
            <text:p>0.020801298986568</text:p>
          </table:table-cell>
        </table:table-row>
        <table:table-row table:style-name="ro1">
          <table:table-cell office:value-type="string" calcext:value-type="string">
            <text:p>LE B521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0.676397294302238" calcext:value-type="float">
            <text:p>0.676397294302238</text:p>
          </table:table-cell>
          <table:table-cell office:value-type="float" office:value="0.00300455650301394" calcext:value-type="float">
            <text:p>0.003004556503014</text:p>
          </table:table-cell>
          <table:table-cell office:value-type="float" office:value="19" calcext:value-type="float">
            <text:p>19</text:p>
          </table:table-cell>
          <table:table-cell office:value-type="float" office:value="0.0137267071948982" calcext:value-type="float">
            <text:p>0.013726707194898</text:p>
          </table:table-cell>
        </table:table-row>
        <table:table-row table:style-name="ro1">
          <table:table-cell office:value-type="string" calcext:value-type="string">
            <text:p>LE B522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0.848169952153551" calcext:value-type="float">
            <text:p>0.848169952153551</text:p>
          </table:table-cell>
          <table:table-cell office:value-type="float" office:value="0.00265707274587214" calcext:value-type="float">
            <text:p>0.002657072745872</text:p>
          </table:table-cell>
          <table:table-cell office:value-type="float" office:value="20" calcext:value-type="float">
            <text:p>20</text:p>
          </table:table-cell>
          <table:table-cell office:value-type="float" office:value="0.020633021613124" calcext:value-type="float">
            <text:p>0.020633021613124</text:p>
          </table:table-cell>
        </table:table-row>
        <table:table-row table:style-name="ro1">
          <table:table-cell office:value-type="string" calcext:value-type="string">
            <text:p>LE B026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0.24968775541424" calcext:value-type="float">
            <text:p>0.24968775541424</text:p>
          </table:table-cell>
          <table:table-cell office:value-type="float" office:value="0.0114627640956093" calcext:value-type="float">
            <text:p>0.011462764095609</text:p>
          </table:table-cell>
          <table:table-cell office:value-type="float" office:value="13" calcext:value-type="float">
            <text:p>13</text:p>
          </table:table-cell>
          <table:table-cell office:value-type="float" office:value="0.0611857200849341" calcext:value-type="float">
            <text:p>0.061185720084934</text:p>
          </table:table-cell>
        </table:table-row>
        <table:table-row table:style-name="ro1">
          <table:table-cell office:value-type="string" calcext:value-type="string">
            <text:p>LE B028 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0.421905136394192" calcext:value-type="float">
            <text:p>0.421905136394192</text:p>
          </table:table-cell>
          <table:table-cell office:value-type="float" office:value="0.0024754101259037" calcext:value-type="float">
            <text:p>0.002475410125904</text:p>
          </table:table-cell>
          <table:table-cell office:value-type="float" office:value="18" calcext:value-type="float">
            <text:p>18</text:p>
          </table:table-cell>
          <table:table-cell office:value-type="float" office:value="0.0101492333956214" calcext:value-type="float">
            <text:p>0.010149233395621</text:p>
          </table:table-cell>
        </table:table-row>
        <table:table-row table:style-name="ro1">
          <table:table-cell office:value-type="string" calcext:value-type="string">
            <text:p>LE A975</text:p>
          </table:table-cell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float" office:value="0.392414891054079" calcext:value-type="float">
            <text:p>0.392414891054079</text:p>
          </table:table-cell>
          <table:table-cell office:value-type="float" office:value="0.00992960427838432" calcext:value-type="float">
            <text:p>0.009929604278384</text:p>
          </table:table-cell>
          <table:table-cell office:value-type="float" office:value="17" calcext:value-type="float">
            <text:p>17</text:p>
          </table:table-cell>
          <table:table-cell office:value-type="float" office:value="0.0416465797354752" calcext:value-type="float">
            <text:p>0.041646579735475</text:p>
          </table:table-cell>
        </table:table-row>
        <table:table-row table:style-name="ro1">
          <table:table-cell office:value-type="string" calcext:value-type="string">
            <text:p>LE B086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0.722119163704548" calcext:value-type="float">
            <text:p>0.722119163704548</text:p>
          </table:table-cell>
          <table:table-cell office:value-type="float" office:value="0.0140011247231003" calcext:value-type="float">
            <text:p>0.0140011247231</text:p>
          </table:table-cell>
          <table:table-cell office:value-type="float" office:value="39" calcext:value-type="float">
            <text:p>39</text:p>
          </table:table-cell>
          <table:table-cell office:value-type="float" office:value="0.0697742949245357" calcext:value-type="float">
            <text:p>0.069774294924536</text:p>
          </table:table-cell>
        </table:table-row>
        <table:table-row table:style-name="ro1">
          <table:table-cell office:value-type="string" calcext:value-type="string">
            <text:p>LE B554 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0.745831615586106" calcext:value-type="float">
            <text:p>0.745831615586106</text:p>
          </table:table-cell>
          <table:table-cell office:value-type="float" office:value="0.00933441574004031" calcext:value-type="float">
            <text:p>0.00933441574004</text:p>
          </table:table-cell>
          <table:table-cell office:value-type="float" office:value="40" calcext:value-type="float">
            <text:p>40</text:p>
          </table:table-cell>
          <table:table-cell office:value-type="float" office:value="0.0492407684988231" calcext:value-type="float">
            <text:p>0.049240768498823</text:p>
          </table:table-cell>
        </table:table-row>
        <table:table-row table:style-name="ro1">
          <table:table-cell office:value-type="string" calcext:value-type="string">
            <text:p>LE B085 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0.598903113891308" calcext:value-type="float">
            <text:p>0.598903113891308</text:p>
          </table:table-cell>
          <table:table-cell office:value-type="float" office:value="0.0250254257190285" calcext:value-type="float">
            <text:p>0.025025425719029</text:p>
          </table:table-cell>
          <table:table-cell office:value-type="float" office:value="19" calcext:value-type="float">
            <text:p>19</text:p>
          </table:table-cell>
          <table:table-cell office:value-type="float" office:value="0.10417790334426" calcext:value-type="float">
            <text:p>0.10417790334426</text:p>
          </table:table-cell>
        </table:table-row>
        <table:table-row table:style-name="ro1">
          <table:table-cell office:value-type="string" calcext:value-type="string">
            <text:p>LE B087 </text:p>
          </table:table-cell>
          <table:table-cell office:value-type="float" office:value="210" calcext:value-type="float">
            <text:p>210</text:p>
          </table:table-cell>
          <table:table-cell office:value-type="float" office:value="231" calcext:value-type="float">
            <text:p>231</text:p>
          </table:table-cell>
          <table:table-cell office:value-type="float" office:value="0.732255398478778" calcext:value-type="float">
            <text:p>0.732255398478778</text:p>
          </table:table-cell>
          <table:table-cell office:value-type="float" office:value="0.0285956279096303" calcext:value-type="float">
            <text:p>0.02859562790963</text:p>
          </table:table-cell>
          <table:table-cell office:value-type="float" office:value="16" calcext:value-type="float">
            <text:p>16</text:p>
          </table:table-cell>
          <table:table-cell office:value-type="float" office:value="0.145853324342274" calcext:value-type="float">
            <text:p>0.145853324342274</text:p>
          </table:table-cell>
        </table:table-row>
        <table:table-row table:style-name="ro1">
          <table:table-cell office:value-type="string" calcext:value-type="string">
            <text:p>LE B553 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0.723103199919688" calcext:value-type="float">
            <text:p>0.723103199919688</text:p>
          </table:table-cell>
          <table:table-cell office:value-type="float" office:value="0.00932311154151811" calcext:value-type="float">
            <text:p>0.009323111541518</text:p>
          </table:table-cell>
          <table:table-cell office:value-type="float" office:value="32" calcext:value-type="float">
            <text:p>32</text:p>
          </table:table-cell>
          <table:table-cell office:value-type="float" office:value="0.0465631829305888" calcext:value-type="float">
            <text:p>0.046563182930589</text:p>
          </table:table-cell>
        </table:table-row>
        <table:table-row table:style-name="ro1">
          <table:table-cell office:value-type="string" calcext:value-type="string">
            <text:p>LE A887 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0.39122991565321" calcext:value-type="float">
            <text:p>0.39122991565321</text:p>
          </table:table-cell>
          <table:table-cell office:value-type="float" office:value="0.00731813575617038" calcext:value-type="float">
            <text:p>0.00731813575617</text:p>
          </table:table-cell>
          <table:table-cell office:value-type="float" office:value="19" calcext:value-type="float">
            <text:p>19</text:p>
          </table:table-cell>
          <table:table-cell office:value-type="float" office:value="0.0307266421896934" calcext:value-type="float">
            <text:p>0.030726642189694</text:p>
          </table:table-cell>
        </table:table-row>
        <table:table-row table:style-name="ro1">
          <table:table-cell office:value-type="string" calcext:value-type="string">
            <text:p>LE A888 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0.629925663443858" calcext:value-type="float">
            <text:p>0.629925663443858</text:p>
          </table:table-cell>
          <table:table-cell office:value-type="float" office:value="0.00838669698866224" calcext:value-type="float">
            <text:p>0.008386696988662</text:p>
          </table:table-cell>
          <table:table-cell office:value-type="float" office:value="19" calcext:value-type="float">
            <text:p>19</text:p>
          </table:table-cell>
          <table:table-cell office:value-type="float" office:value="0.035975983961679" calcext:value-type="float">
            <text:p>0.035975983961679</text:p>
          </table:table-cell>
        </table:table-row>
        <table:table-row table:style-name="ro1">
          <table:table-cell office:value-type="string" calcext:value-type="string">
            <text:p>LE A889 </text:p>
          </table:table-cell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0.573593883681521" calcext:value-type="float">
            <text:p>0.573593883681521</text:p>
          </table:table-cell>
          <table:table-cell office:value-type="float" office:value="0.0164516285044197" calcext:value-type="float">
            <text:p>0.01645162850442</text:p>
          </table:table-cell>
          <table:table-cell office:value-type="float" office:value="17" calcext:value-type="float">
            <text:p>17</text:p>
          </table:table-cell>
          <table:table-cell office:value-type="float" office:value="0.0672637315650066" calcext:value-type="float">
            <text:p>0.067263731565007</text:p>
          </table:table-cell>
        </table:table-row>
        <table:table-row table:style-name="ro1">
          <table:table-cell office:value-type="string" calcext:value-type="string">
            <text:p>LE B135 </text:p>
          </table:table-cell>
          <table:table-cell office:value-type="float" office:value="226" calcext:value-type="float">
            <text:p>226</text:p>
          </table:table-cell>
          <table:table-cell office:value-type="float" office:value="247" calcext:value-type="float">
            <text:p>247</text:p>
          </table:table-cell>
          <table:table-cell office:value-type="float" office:value="0.712487494530714" calcext:value-type="float">
            <text:p>0.712487494530714</text:p>
          </table:table-cell>
          <table:table-cell office:value-type="float" office:value="0.0185717182765872" calcext:value-type="float">
            <text:p>0.018571718276587</text:p>
          </table:table-cell>
          <table:table-cell office:value-type="float" office:value="17" calcext:value-type="float">
            <text:p>17</text:p>
          </table:table-cell>
          <table:table-cell office:value-type="float" office:value="0.0906604982877567" calcext:value-type="float">
            <text:p>0.090660498287757</text:p>
          </table:table-cell>
        </table:table-row>
        <table:table-row table:style-name="ro1">
          <table:table-cell office:value-type="string" calcext:value-type="string">
            <text:p>LE B301 </text:p>
          </table:table-cell>
          <table:table-cell office:value-type="float" office:value="200" calcext:value-type="float">
            <text:p>200</text:p>
          </table:table-cell>
          <table:table-cell office:value-type="float" office:value="221" calcext:value-type="float">
            <text:p>221</text:p>
          </table:table-cell>
          <table:table-cell office:value-type="float" office:value="0.744678664011537" calcext:value-type="float">
            <text:p>0.744678664011537</text:p>
          </table:table-cell>
          <table:table-cell office:value-type="float" office:value="0.0230524299906327" calcext:value-type="float">
            <text:p>0.023052429990633</text:p>
          </table:table-cell>
          <table:table-cell office:value-type="float" office:value="18" calcext:value-type="float">
            <text:p>18</text:p>
          </table:table-cell>
          <table:table-cell office:value-type="float" office:value="0.121244121916209" calcext:value-type="float">
            <text:p>0.121244121916209</text:p>
          </table:table-cell>
        </table:table-row>
        <table:table-row table:style-name="ro1">
          <table:table-cell office:value-type="string" calcext:value-type="string">
            <text:p>LE B555 </text:p>
          </table:table-cell>
          <table:table-cell office:value-type="float" office:value="82" calcext:value-type="float">
            <text:p>82</text:p>
          </table:table-cell>
          <table:table-cell office:value-type="float" office:value="103" calcext:value-type="float">
            <text:p>103</text:p>
          </table:table-cell>
          <table:table-cell office:value-type="float" office:value="0.956656811239682" calcext:value-type="float">
            <text:p>0.956656811239682</text:p>
          </table:table-cell>
          <table:table-cell office:value-type="float" office:value="0.00118113134333143" calcext:value-type="float">
            <text:p>0.001181131343331</text:p>
          </table:table-cell>
          <table:table-cell office:value-type="float" office:value="15" calcext:value-type="float">
            <text:p>15</text:p>
          </table:table-cell>
          <table:table-cell office:value-type="float" office:value="0.0284853242372315" calcext:value-type="float">
            <text:p>0.0284853242372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_20_pup_20_data" style:display-name="PageStyle_LE pup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_20_oocyte_20_data" style:display-name="PageStyle_LE oocyt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B_20_oocyte_20_data" style:display-name="PageStyle_HB oocyt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B_20_pup_20_data" style:display-name="PageStyle_HB pup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urgsta</meta:initial-creator>
    <meta:creation-date>2018-04-24T10:07:24</meta:creation-date>
    <dc:date>2020-07-17T08:10:43.721985802</dc:date>
    <meta:generator>LibreOffice/6.0.7.3$Linux_X86_64 LibreOffice_project/00m0$Build-3</meta:generator>
    <meta:editing-duration>PT10M19S</meta:editing-duration>
    <meta:editing-cycles>2</meta:editing-cycles>
    <meta:document-statistic meta:table-count="5" meta:cell-count="7407" meta:object-count="0"/>
    <meta:user-defined meta:name="AppVersion">14.0300</meta:user-defined>
    <meta:user-defined meta:name="Company">IFA-Tull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